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Basic/Standard/airfoil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08cm"/>
    </style:style>
    <style:style style:name="co2" style:family="table-column">
      <style:table-column-properties fo:break-before="auto" style:column-width="3.932cm"/>
    </style:style>
    <style:style style:name="co3" style:family="table-column">
      <style:table-column-properties fo:break-before="auto" style:column-width="4.65cm"/>
    </style:style>
    <style:style style:name="co4" style:family="table-column">
      <style:table-column-properties fo:break-before="auto" style:column-width="4.5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Courier New"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ext-properties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8">
      <style:table-cell-properties fo:wrap-option="wrap"/>
    </style:style>
    <style:style style:name="ce7" style:family="table-cell" style:parent-style-name="Default" style:data-style-name="N108"/>
    <style:style style:name="ce8" style:family="table-cell" style:parent-style-name="Default" style:data-style-name="N1"/>
    <style:style style:name="ce9" style:family="table-cell" style:parent-style-name="Default" style:data-style-name="N111"/>
    <style:style style:name="ce10" style:family="table-cell" style:parent-style-name="Default">
      <style:table-cell-properties fo:wrap-option="wrap"/>
      <style:text-properties fo:color="#666666"/>
    </style:style>
    <style:style style:name="ce11" style:family="table-cell" style:parent-style-name="Default" style:data-style-name="N108">
      <style:text-properties fo:color="#666666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/>
          <table:table-cell table:style-name="ce6" office:value-type="string">
            <text:p>Parameters for Graphs</text:p>
          </table:table-cell>
          <table:table-cell table:style-name="ce10" office:value-type="string">
            <text:p>Parmaters for NACA 0012 (ref: NACA TN4357, NACA TN3361)</text:p>
          </table:table-cell>
          <table:table-cell table:style-name="ce10" office:value-type="string">
            <text:p>Parmaters for NACA 23012 (ref: NACA TN661, NACA WR-L443)</text:p>
          </table:table-cell>
          <table:table-cell table:style-name="ce1">
            <draw:frame table:end-cell-address="Tabelle1.S35" table:end-x="0.624cm" table:end-y="0.312cm" draw:z-index="0" draw:style-name="gr1" svg:width="32.172cm" svg:height="16.525cm" svg:x="0.066cm" svg:y="0.001cm">
              <draw:object draw:notify-on-update-of-ranges="Tabelle1.B49:Tabelle1.B49 Tabelle1.B50:Tabelle1.B410 Tabelle1.A50:Tabelle1.A410 Tabelle1.C49:Tabelle1.C49 Tabelle1.C50:Tabelle1.C410 Tabelle1.A50:Tabelle1.A410 Tabelle1.D49:Tabelle1.D49 Tabelle1.D50:Tabelle1.D410 Tabelle1.A50:Tabelle1.A4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51"/>
        </table:table-row>
        <table:table-row table:style-name="ro2">
          <table:table-cell table:style-name="ce2" office:value-type="string">
            <text:p>airfoil_incidence_no_lift:</text:p>
          </table:table-cell>
          <table:table-cell office:value-type="float" office:value="-0.75">
            <text:p>-0,7500</text:p>
          </table:table-cell>
          <table:table-cell table:style-name="ce11" office:value-type="float" office:value="0">
            <text:p>0,0000</text:p>
          </table:table-cell>
          <table:table-cell table:style-name="ce11" office:value-type="float" office:value="-0.75">
            <text:p>-0,7500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incidence_stall_zero_speed:</text:p>
          </table:table-cell>
          <table:table-cell office:value-type="float" office:value="15">
            <text:p>15,0000</text:p>
          </table:table-cell>
          <table:table-cell table:style-name="ce11" office:value-type="float" office:value="18">
            <text:p>18,0000</text:p>
          </table:table-cell>
          <table:table-cell table:style-name="ce11" office:value-type="float" office:value="15">
            <text:p>15,0000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incidence_stall_half_sonic_speed:</text:p>
          </table:table-cell>
          <table:table-cell office:value-type="float" office:value="14.5">
            <text:p>14,5000</text:p>
          </table:table-cell>
          <table:table-cell table:style-name="ce11" office:value-type="float" office:value="9">
            <text:p>9,0000</text:p>
          </table:table-cell>
          <table:table-cell table:style-name="ce11" office:value-type="float" office:value="14.5">
            <text:p>14,5000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lift_factor_stall:</text:p>
          </table:table-cell>
          <table:table-cell office:value-type="float" office:value="0.18">
            <text:p>0,1800</text:p>
          </table:table-cell>
          <table:table-cell table:style-name="ce11" office:value-type="float" office:value="0.18">
            <text:p>0,1800</text:p>
          </table:table-cell>
          <table:table-cell table:style-name="ce11" office:value-type="float" office:value="0.18">
            <text:p>0,1800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drag_factor_stall:</text:p>
          </table:table-cell>
          <table:table-cell office:value-type="float" office:value="2">
            <text:p>2,0000</text:p>
          </table:table-cell>
          <table:table-cell table:style-name="ce11" office:value-type="float" office:value="8">
            <text:p>8,0000</text:p>
          </table:table-cell>
          <table:table-cell table:style-name="ce11" office:value-type="float" office:value="2">
            <text:p>2,0000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stall_change_over:</text:p>
          </table:table-cell>
          <table:table-cell office:value-type="float" office:value="5.5">
            <text:p>5,5000</text:p>
          </table:table-cell>
          <table:table-cell table:style-name="ce11" office:value-type="float" office:value="5.5">
            <text:p>5,5000</text:p>
          </table:table-cell>
          <table:table-cell table:style-name="ce11" office:value-type="float" office:value="5.5">
            <text:p>5,5000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airfoil_lift_coefficient:</text:p>
          </table:table-cell>
          <table:table-cell office:value-type="float" office:value="3.85">
            <text:p>3,8500</text:p>
          </table:table-cell>
          <table:table-cell table:style-name="ce11" office:value-type="float" office:value="6.3">
            <text:p>6,3000</text:p>
          </table:table-cell>
          <table:table-cell table:style-name="ce11" office:value-type="float" office:value="3.85">
            <text:p>3,8500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airfoil_drag_coefficient0:</text:p>
          </table:table-cell>
          <table:table-cell office:value-type="float" office:value="0.0075">
            <text:p>0,0075</text:p>
          </table:table-cell>
          <table:table-cell table:style-name="ce11" office:value-type="float" office:value="0.0075">
            <text:p>0,0075</text:p>
          </table:table-cell>
          <table:table-cell table:style-name="ce11" office:value-type="float" office:value="0.0075">
            <text:p>0,0075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airfoil_drag_coefficient1:</text:p>
          </table:table-cell>
          <table:table-cell office:value-type="float" office:value="0.25">
            <text:p>0,2500</text:p>
          </table:table-cell>
          <table:table-cell table:style-name="ce11" office:value-type="float" office:value="0.1">
            <text:p>0,1000</text:p>
          </table:table-cell>
          <table:table-cell table:style-name="ce11" office:value-type="float" office:value="0.25">
            <text:p>0,2500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<text:s/>Machspeed for first graphs</text:p>
          </table:table-cell>
          <table:table-cell office:value-type="float" office:value="0.108">
            <text:p>0,1080</text:p>
          </table:table-cell>
          <table:table-cell table:style-name="ce11" office:value-type="float" office:value="0.4">
            <text:p>0,4000</text:p>
          </table:table-cell>
          <table:table-cell table:style-name="ce11" office:value-type="float" office:value="0.108">
            <text:p>0,1080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4">
          <table:table-cell table:style-name="ce5"/>
          <table:table-cell table:style-name="Default"/>
          <table:table-cell table:number-columns-repeated="254"/>
        </table:table-row>
        <table:table-row table:style-name="ro2" table:number-rows-repeated="4">
          <table:table-cell table:style-name="ce5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2">
          <table:table-cell table:number-columns-repeated="4"/>
          <table:table-cell>
            <draw:frame table:end-cell-address="Tabelle1.S74" table:end-x="0.624cm" table:end-y="0.312cm" draw:z-index="1" draw:style-name="gr1" svg:width="32.172cm" svg:height="16.525cm" svg:x="0.066cm" svg:y="0.046cm">
              <draw:object draw:notify-on-update-of-ranges="Tabelle1.B49:Tabelle1.B49 Tabelle1.B50:Tabelle1.B410 Tabelle1.A50:Tabelle1.A410 Tabelle1.C49:Tabelle1.C49 Tabelle1.C50:Tabelle1.C410 Tabelle1.A50:Tabelle1.A410 Tabelle1.D49:Tabelle1.D49 Tabelle1.D50:Tabelle1.D410 Tabelle1.A50:Tabelle1.A4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1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office:value-type="string">
            <text:p>Angle of attac</text:p>
          </table:table-cell>
          <table:table-cell office:value-type="string">
            <text:p>Stallfactor</text:p>
          </table:table-cell>
          <table:table-cell office:value-type="string">
            <text:p>Lift</text:p>
          </table:table-cell>
          <table:table-cell office:value-type="string">
            <text:p>Drag</text:p>
          </table:table-cell>
          <table:table-cell table:number-columns-repeated="252"/>
        </table:table-row>
        <table:table-row table:style-name="ro2">
          <table:table-cell office:value-type="float" office:value="-180">
            <text:p>-180</text:p>
          </table:table-cell>
          <table:table-cell table:formula="of:=SF([.A50] ; [.$B$11] ;[.$B$2];[.$B$3];[.$B$4];[.$B$7])" office:value-type="float" office:value="0">
            <text:p>0,0000</text:p>
          </table:table-cell>
          <table:table-cell table:style-name="ce9" table:formula="of:=GETLIFTCOEF([.A50];[.B50];[.$B$2];[.$B$8];[.$B$5])" office:value-type="float" office:value="0.0503963821513363">
            <text:p>0,050</text:p>
          </table:table-cell>
          <table:table-cell table:style-name="ce9" table:formula="of:=GETDRAGCOEF([.A50];[.B50];[.$B$2];[.$B$9];[.$B$10];[.$B$6])" office:value-type="float" office:value="0.0107723988928362">
            <text:p>0,011</text:p>
          </table:table-cell>
          <table:table-cell table:number-columns-repeated="252"/>
        </table:table-row>
        <table:table-row table:style-name="ro2">
          <table:table-cell office:value-type="float" office:value="-179">
            <text:p>-179</text:p>
          </table:table-cell>
          <table:table-cell table:formula="of:=SF([.A51] ; [.$B$11] ;[.$B$2];[.$B$3];[.$B$4];[.$B$7])" office:value-type="float" office:value="0">
            <text:p>0,0000</text:p>
          </table:table-cell>
          <table:table-cell table:style-name="ce9" table:formula="of:=GETLIFTCOEF([.A51];[.B51];[.$B$2];[.$B$8];[.$B$5])" office:value-type="float" office:value="0.117591558353118">
            <text:p>0,118</text:p>
          </table:table-cell>
          <table:table-cell table:style-name="ce9" table:formula="of:=GETDRAGCOEF([.A51];[.B51];[.$B$2];[.$B$9];[.$B$10];[.$B$6])" office:value-type="float" office:value="0.0151346283024557">
            <text:p>0,015</text:p>
          </table:table-cell>
          <table:table-cell table:number-columns-repeated="252"/>
        </table:table-row>
        <table:table-row table:style-name="ro2">
          <table:table-cell office:value-type="float" office:value="-178">
            <text:p>-178</text:p>
          </table:table-cell>
          <table:table-cell table:formula="of:=SF([.A52] ; [.$B$11] ;[.$B$2];[.$B$3];[.$B$4];[.$B$7])" office:value-type="float" office:value="0">
            <text:p>0,0000</text:p>
          </table:table-cell>
          <table:table-cell table:style-name="ce9" table:formula="of:=GETLIFTCOEF([.A52];[.B52];[.$B$2];[.$B$8];[.$B$5])" office:value-type="float" office:value="0.1847867345549">
            <text:p>0,185</text:p>
          </table:table-cell>
          <table:table-cell table:style-name="ce9" table:formula="of:=GETDRAGCOEF([.A52];[.B52];[.$B$2];[.$B$9];[.$B$10];[.$B$6])" office:value-type="float" office:value="0.0194945321303361">
            <text:p>0,019</text:p>
          </table:table-cell>
          <table:table-cell table:number-columns-repeated="252"/>
        </table:table-row>
        <table:table-row table:style-name="ro2">
          <table:table-cell office:value-type="float" office:value="-177">
            <text:p>-177</text:p>
          </table:table-cell>
          <table:table-cell table:formula="of:=SF([.A53] ; [.$B$11] ;[.$B$2];[.$B$3];[.$B$4];[.$B$7])" office:value-type="float" office:value="0">
            <text:p>0,0000</text:p>
          </table:table-cell>
          <table:table-cell table:style-name="ce9" table:formula="of:=GETLIFTCOEF([.A53];[.B53];[.$B$2];[.$B$8];[.$B$5])" office:value-type="float" office:value="0.251981910756681">
            <text:p>0,252</text:p>
          </table:table-cell>
          <table:table-cell table:style-name="ce9" table:formula="of:=GETDRAGCOEF([.A53];[.B53];[.$B$2];[.$B$9];[.$B$10];[.$B$6])" office:value-type="float" office:value="0.0238507823075358">
            <text:p>0,024</text:p>
          </table:table-cell>
          <table:table-cell table:number-columns-repeated="252"/>
        </table:table-row>
        <table:table-row table:style-name="ro2">
          <table:table-cell office:value-type="float" office:value="-176">
            <text:p>-176</text:p>
          </table:table-cell>
          <table:table-cell table:formula="of:=SF([.A54] ; [.$B$11] ;[.$B$2];[.$B$3];[.$B$4];[.$B$7])" office:value-type="float" office:value="0">
            <text:p>0,0000</text:p>
          </table:table-cell>
          <table:table-cell table:style-name="ce9" table:formula="of:=GETLIFTCOEF([.A54];[.B54];[.$B$2];[.$B$8];[.$B$5])" office:value-type="float" office:value="0.319177086958463">
            <text:p>0,319</text:p>
          </table:table-cell>
          <table:table-cell table:style-name="ce9" table:formula="of:=GETDRAGCOEF([.A54];[.B54];[.$B$2];[.$B$9];[.$B$10];[.$B$6])" office:value-type="float" office:value="0.028202051878051">
            <text:p>0,028</text:p>
          </table:table-cell>
          <table:table-cell table:number-columns-repeated="252"/>
        </table:table-row>
        <table:table-row table:style-name="ro2">
          <table:table-cell office:value-type="float" office:value="-175">
            <text:p>-175</text:p>
          </table:table-cell>
          <table:table-cell table:formula="of:=SF([.A55] ; [.$B$11] ;[.$B$2];[.$B$3];[.$B$4];[.$B$7])" office:value-type="float" office:value="0">
            <text:p>0,0000</text:p>
          </table:table-cell>
          <table:table-cell table:style-name="ce9" table:formula="of:=GETLIFTCOEF([.A55];[.B55];[.$B$2];[.$B$8];[.$B$5])" office:value-type="float" office:value="0.386372263160245">
            <text:p>0,386</text:p>
          </table:table-cell>
          <table:table-cell table:style-name="ce9" table:formula="of:=GETDRAGCOEF([.A55];[.B55];[.$B$2];[.$B$9];[.$B$10];[.$B$6])" office:value-type="float" office:value="0.0325470154030191">
            <text:p>0,033</text:p>
          </table:table-cell>
          <table:table-cell table:number-columns-repeated="252"/>
        </table:table-row>
        <table:table-row table:style-name="ro2">
          <table:table-cell office:value-type="float" office:value="-174">
            <text:p>-174</text:p>
          </table:table-cell>
          <table:table-cell table:formula="of:=SF([.A56] ; [.$B$11] ;[.$B$2];[.$B$3];[.$B$4];[.$B$7])" office:value-type="float" office:value="0">
            <text:p>0,0000</text:p>
          </table:table-cell>
          <table:table-cell table:style-name="ce9" table:formula="of:=GETLIFTCOEF([.A56];[.B56];[.$B$2];[.$B$8];[.$B$5])" office:value-type="float" office:value="0.453567439362026">
            <text:p>0,454</text:p>
          </table:table-cell>
          <table:table-cell table:style-name="ce9" table:formula="of:=GETDRAGCOEF([.A56];[.B56];[.$B$2];[.$B$9];[.$B$10];[.$B$6])" office:value-type="float" office:value="0.0368843493644594">
            <text:p>0,037</text:p>
          </table:table-cell>
          <table:table-cell table:number-columns-repeated="252"/>
        </table:table-row>
        <table:table-row table:style-name="ro2">
          <table:table-cell office:value-type="float" office:value="-173">
            <text:p>-173</text:p>
          </table:table-cell>
          <table:table-cell table:formula="of:=SF([.A57] ; [.$B$11] ;[.$B$2];[.$B$3];[.$B$4];[.$B$7])" office:value-type="float" office:value="0">
            <text:p>0,0000</text:p>
          </table:table-cell>
          <table:table-cell table:style-name="ce9" table:formula="of:=GETLIFTCOEF([.A57];[.B57];[.$B$2];[.$B$8];[.$B$5])" office:value-type="float" office:value="0.520762615563808">
            <text:p>0,521</text:p>
          </table:table-cell>
          <table:table-cell table:style-name="ce9" table:formula="of:=GETDRAGCOEF([.A57];[.B57];[.$B$2];[.$B$9];[.$B$10];[.$B$6])" office:value-type="float" office:value="0.0412127325684308">
            <text:p>0,041</text:p>
          </table:table-cell>
          <table:table-cell table:number-columns-repeated="252"/>
        </table:table-row>
        <table:table-row table:style-name="ro2">
          <table:table-cell office:value-type="float" office:value="-172">
            <text:p>-172</text:p>
          </table:table-cell>
          <table:table-cell table:formula="of:=SF([.A58] ; [.$B$11] ;[.$B$2];[.$B$3];[.$B$4];[.$B$7])" office:value-type="float" office:value="0">
            <text:p>0,0000</text:p>
          </table:table-cell>
          <table:table-cell table:style-name="ce9" table:formula="of:=GETLIFTCOEF([.A58];[.B58];[.$B$2];[.$B$8];[.$B$5])" office:value-type="float" office:value="0.58795779176559">
            <text:p>0,588</text:p>
          </table:table-cell>
          <table:table-cell table:style-name="ce9" table:formula="of:=GETDRAGCOEF([.A58];[.B58];[.$B$2];[.$B$9];[.$B$10];[.$B$6])" office:value-type="float" office:value="0.0455308465474792">
            <text:p>0,046</text:p>
          </table:table-cell>
          <table:table-cell table:number-columns-repeated="252"/>
        </table:table-row>
        <table:table-row table:style-name="ro2">
          <table:table-cell office:value-type="float" office:value="-171">
            <text:p>-171</text:p>
          </table:table-cell>
          <table:table-cell table:formula="of:=SF([.A59] ; [.$B$11] ;[.$B$2];[.$B$3];[.$B$4];[.$B$7])" office:value-type="float" office:value="0">
            <text:p>0,0000</text:p>
          </table:table-cell>
          <table:table-cell table:style-name="ce9" table:formula="of:=GETLIFTCOEF([.A59];[.B59];[.$B$2];[.$B$8];[.$B$5])" office:value-type="float" office:value="0.655152967967371">
            <text:p>0,655</text:p>
          </table:table-cell>
          <table:table-cell table:style-name="ce9" table:formula="of:=GETDRAGCOEF([.A59];[.B59];[.$B$2];[.$B$9];[.$B$10];[.$B$6])" office:value-type="float" office:value="0.0498373759622562">
            <text:p>0,050</text:p>
          </table:table-cell>
          <table:table-cell table:number-columns-repeated="252"/>
        </table:table-row>
        <table:table-row table:style-name="ro2">
          <table:table-cell office:value-type="float" office:value="-170">
            <text:p>-170</text:p>
          </table:table-cell>
          <table:table-cell table:formula="of:=SF([.A60] ; [.$B$11] ;[.$B$2];[.$B$3];[.$B$4];[.$B$7])" office:value-type="float" office:value="0">
            <text:p>0,0000</text:p>
          </table:table-cell>
          <table:table-cell table:style-name="ce9" table:formula="of:=GETLIFTCOEF([.A60];[.B60];[.$B$2];[.$B$8];[.$B$5])" office:value-type="float" office:value="0.722348144169153">
            <text:p>0,722</text:p>
          </table:table-cell>
          <table:table-cell table:style-name="ce9" table:formula="of:=GETDRAGCOEF([.A60];[.B60];[.$B$2];[.$B$9];[.$B$10];[.$B$6])" office:value-type="float" office:value="0.0541310090021837">
            <text:p>0,054</text:p>
          </table:table-cell>
          <table:table-cell table:number-columns-repeated="252"/>
        </table:table-row>
        <table:table-row table:style-name="ro2">
          <table:table-cell office:value-type="float" office:value="-169">
            <text:p>-169</text:p>
          </table:table-cell>
          <table:table-cell table:formula="of:=SF([.A61] ; [.$B$11] ;[.$B$2];[.$B$3];[.$B$4];[.$B$7])" office:value-type="float" office:value="0">
            <text:p>0,0000</text:p>
          </table:table-cell>
          <table:table-cell table:style-name="ce9" table:formula="of:=GETLIFTCOEF([.A61];[.B61];[.$B$2];[.$B$8];[.$B$5])" office:value-type="float" office:value="0.789543320370935">
            <text:p>0,790</text:p>
          </table:table-cell>
          <table:table-cell table:style-name="ce9" table:formula="of:=GETDRAGCOEF([.A61];[.B61];[.$B$2];[.$B$9];[.$B$10];[.$B$6])" office:value-type="float" office:value="0.0584104377850444">
            <text:p>0,058</text:p>
          </table:table-cell>
          <table:table-cell table:number-columns-repeated="252"/>
        </table:table-row>
        <table:table-row table:style-name="ro2">
          <table:table-cell office:value-type="float" office:value="-168">
            <text:p>-168</text:p>
          </table:table-cell>
          <table:table-cell table:formula="of:=SF([.A62] ; [.$B$11] ;[.$B$2];[.$B$3];[.$B$4];[.$B$7])" office:value-type="float" office:value="0">
            <text:p>0,0000</text:p>
          </table:table-cell>
          <table:table-cell table:style-name="ce9" table:formula="of:=GETLIFTCOEF([.A62];[.B62];[.$B$2];[.$B$8];[.$B$5])" office:value-type="float" office:value="0.856738496572716">
            <text:p>0,857</text:p>
          </table:table-cell>
          <table:table-cell table:style-name="ce9" table:formula="of:=GETDRAGCOEF([.A62];[.B62];[.$B$2];[.$B$9];[.$B$10];[.$B$6])" office:value-type="float" office:value="0.0626743587553753">
            <text:p>0,063</text:p>
          </table:table-cell>
          <table:table-cell table:number-columns-repeated="252"/>
        </table:table-row>
        <table:table-row table:style-name="ro2">
          <table:table-cell office:value-type="float" office:value="-167">
            <text:p>-167</text:p>
          </table:table-cell>
          <table:table-cell table:formula="of:=SF([.A63] ; [.$B$11] ;[.$B$2];[.$B$3];[.$B$4];[.$B$7])" office:value-type="float" office:value="0">
            <text:p>0,0000</text:p>
          </table:table-cell>
          <table:table-cell table:style-name="ce9" table:formula="of:=GETLIFTCOEF([.A63];[.B63];[.$B$2];[.$B$8];[.$B$5])" office:value-type="float" office:value="0.923933672774498">
            <text:p>0,924</text:p>
          </table:table-cell>
          <table:table-cell table:style-name="ce9" table:formula="of:=GETDRAGCOEF([.A63];[.B63];[.$B$2];[.$B$9];[.$B$10];[.$B$6])" office:value-type="float" office:value="0.0669214730815432">
            <text:p>0,067</text:p>
          </table:table-cell>
          <table:table-cell table:number-columns-repeated="252"/>
        </table:table-row>
        <table:table-row table:style-name="ro2">
          <table:table-cell office:value-type="float" office:value="-166">
            <text:p>-166</text:p>
          </table:table-cell>
          <table:table-cell table:formula="of:=SF([.A64] ; [.$B$11] ;[.$B$2];[.$B$3];[.$B$4];[.$B$7])" office:value-type="float" office:value="0">
            <text:p>0,0000</text:p>
          </table:table-cell>
          <table:table-cell table:style-name="ce9" table:formula="of:=GETLIFTCOEF([.A64];[.B64];[.$B$2];[.$B$8];[.$B$5])" office:value-type="float" office:value="0.99112884897628">
            <text:p>0,991</text:p>
          </table:table-cell>
          <table:table-cell table:style-name="ce9" table:formula="of:=GETDRAGCOEF([.A64];[.B64];[.$B$2];[.$B$9];[.$B$10];[.$B$6])" office:value-type="float" office:value="0.0711504870513819">
            <text:p>0,071</text:p>
          </table:table-cell>
          <table:table-cell table:number-columns-repeated="252"/>
        </table:table-row>
        <table:table-row table:style-name="ro2">
          <table:table-cell office:value-type="float" office:value="-165">
            <text:p>-165</text:p>
          </table:table-cell>
          <table:table-cell table:formula="of:=SF([.A65] ; [.$B$11] ;[.$B$2];[.$B$3];[.$B$4];[.$B$7])" office:value-type="float" office:value="0.000385586776859508">
            <text:p>0,0004</text:p>
          </table:table-cell>
          <table:table-cell table:style-name="ce9" table:formula="of:=GETLIFTCOEF([.A65];[.B65];[.$B$2];[.$B$8];[.$B$5])" office:value-type="float" office:value="1.0580555671248">
            <text:p>1,058</text:p>
          </table:table-cell>
          <table:table-cell table:style-name="ce9" table:formula="of:=GETDRAGCOEF([.A65];[.B65];[.$B$2];[.$B$9];[.$B$10];[.$B$6])" office:value-type="float" office:value="0.0753891703291382">
            <text:p>0,075</text:p>
          </table:table-cell>
          <table:table-cell table:number-columns-repeated="252"/>
        </table:table-row>
        <table:table-row table:style-name="ro2">
          <table:table-cell office:value-type="float" office:value="-164">
            <text:p>-164</text:p>
          </table:table-cell>
          <table:table-cell table:formula="of:=SF([.A66] ; [.$B$11] ;[.$B$2];[.$B$3];[.$B$4];[.$B$7])" office:value-type="float" office:value="0.0405839338842976">
            <text:p>0,0406</text:p>
          </table:table-cell>
          <table:table-cell table:style-name="ce9" table:formula="of:=GETLIFTCOEF([.A66];[.B66];[.$B$2];[.$B$8];[.$B$5])" office:value-type="float" office:value="1.09536424799084">
            <text:p>1,095</text:p>
          </table:table-cell>
          <table:table-cell table:style-name="ce9" table:formula="of:=GETDRAGCOEF([.A66];[.B66];[.$B$2];[.$B$9];[.$B$10];[.$B$6])" office:value-type="float" office:value="0.0827774811105684">
            <text:p>0,083</text:p>
          </table:table-cell>
          <table:table-cell table:number-columns-repeated="252"/>
        </table:table-row>
        <table:table-row table:style-name="ro2">
          <table:table-cell office:value-type="float" office:value="-163">
            <text:p>-163</text:p>
          </table:table-cell>
          <table:table-cell table:formula="of:=SF([.A67] ; [.$B$11] ;[.$B$2];[.$B$3];[.$B$4];[.$B$7])" office:value-type="float" office:value="0.146897983471074">
            <text:p>0,1469</text:p>
          </table:table-cell>
          <table:table-cell table:style-name="ce9" table:formula="of:=GETLIFTCOEF([.A67];[.B67];[.$B$2];[.$B$8];[.$B$5])" office:value-type="float" office:value="1.07662277723834">
            <text:p>1,077</text:p>
          </table:table-cell>
          <table:table-cell table:style-name="ce9" table:formula="of:=GETDRAGCOEF([.A67];[.B67];[.$B$2];[.$B$9];[.$B$10];[.$B$6])" office:value-type="float" office:value="0.0960137973229201">
            <text:p>0,096</text:p>
          </table:table-cell>
          <table:table-cell table:number-columns-repeated="252"/>
        </table:table-row>
        <table:table-row table:style-name="ro2">
          <table:table-cell office:value-type="float" office:value="-162">
            <text:p>-162</text:p>
          </table:table-cell>
          <table:table-cell table:formula="of:=SF([.A68] ; [.$B$11] ;[.$B$2];[.$B$3];[.$B$4];[.$B$7])" office:value-type="float" office:value="0.31932773553719">
            <text:p>0,3193</text:p>
          </table:table-cell>
          <table:table-cell table:style-name="ce9" table:formula="of:=GETLIFTCOEF([.A68];[.B68];[.$B$2];[.$B$8];[.$B$5])" office:value-type="float" office:value="0.992300814157243">
            <text:p>0,992</text:p>
          </table:table-cell>
          <table:table-cell table:style-name="ce9" table:formula="of:=GETDRAGCOEF([.A68];[.B68];[.$B$2];[.$B$9];[.$B$10];[.$B$6])" office:value-type="float" office:value="0.115915958484205">
            <text:p>0,116</text:p>
          </table:table-cell>
          <table:table-cell table:number-columns-repeated="252"/>
        </table:table-row>
        <table:table-row table:style-name="ro2">
          <table:table-cell office:value-type="float" office:value="-161">
            <text:p>-161</text:p>
          </table:table-cell>
          <table:table-cell table:formula="of:=SF([.A69] ; [.$B$11] ;[.$B$2];[.$B$3];[.$B$4];[.$B$7])" office:value-type="float" office:value="0.557873190082645">
            <text:p>0,5579</text:p>
          </table:table-cell>
          <table:table-cell table:style-name="ce9" table:formula="of:=GETLIFTCOEF([.A69];[.B69];[.$B$2];[.$B$8];[.$B$5])" office:value-type="float" office:value="0.832660313915278">
            <text:p>0,833</text:p>
          </table:table-cell>
          <table:table-cell table:style-name="ce9" table:formula="of:=GETDRAGCOEF([.A69];[.B69];[.$B$2];[.$B$9];[.$B$10];[.$B$6])" office:value-type="float" office:value="0.143291897790145">
            <text:p>0,143</text:p>
          </table:table-cell>
          <table:table-cell table:number-columns-repeated="252"/>
        </table:table-row>
        <table:table-row table:style-name="ro2">
          <table:table-cell office:value-type="float" office:value="-160">
            <text:p>-160</text:p>
          </table:table-cell>
          <table:table-cell table:formula="of:=SF([.A70] ; [.$B$11] ;[.$B$2];[.$B$3];[.$B$4];[.$B$7])" office:value-type="float" office:value="0.862534347107438">
            <text:p>0,8625</text:p>
          </table:table-cell>
          <table:table-cell table:style-name="ce9" table:formula="of:=GETLIFTCOEF([.A70];[.B70];[.$B$2];[.$B$8];[.$B$5])" office:value-type="float" office:value="0.587740404544995">
            <text:p>0,588</text:p>
          </table:table-cell>
          <table:table-cell table:style-name="ce9" table:formula="of:=GETDRAGCOEF([.A70];[.B70];[.$B$2];[.$B$9];[.$B$10];[.$B$6])" office:value-type="float" office:value="0.178938814389079">
            <text:p>0,179</text:p>
          </table:table-cell>
          <table:table-cell table:number-columns-repeated="252"/>
        </table:table-row>
        <table:table-row table:style-name="ro2">
          <table:table-cell office:value-type="float" office:value="-159">
            <text:p>-159</text:p>
          </table:table-cell>
          <table:table-cell table:formula="of:=SF([.A71] ; [.$B$11] ;[.$B$2];[.$B$3];[.$B$4];[.$B$7])" office:value-type="float" office:value="1">
            <text:p>1,0000</text:p>
          </table:table-cell>
          <table:table-cell table:style-name="ce9" table:formula="of:=GETLIFTCOEF([.A71];[.B71];[.$B$2];[.$B$8];[.$B$5])" office:value-type="float" office:value="0.477029720955772">
            <text:p>0,477</text:p>
          </table:table-cell>
          <table:table-cell table:style-name="ce9" table:formula="of:=GETDRAGCOEF([.A71];[.B71];[.$B$2];[.$B$9];[.$B$10];[.$B$6])" office:value-type="float" office:value="0.200278718754918">
            <text:p>0,200</text:p>
          </table:table-cell>
          <table:table-cell table:number-columns-repeated="252"/>
        </table:table-row>
        <table:table-row table:style-name="ro2">
          <table:table-cell office:value-type="float" office:value="-158">
            <text:p>-158</text:p>
          </table:table-cell>
          <table:table-cell table:formula="of:=SF([.A72] ; [.$B$11] ;[.$B$2];[.$B$3];[.$B$4];[.$B$7])" office:value-type="float" office:value="1">
            <text:p>1,0000</text:p>
          </table:table-cell>
          <table:table-cell table:style-name="ce9" table:formula="of:=GETLIFTCOEF([.A72];[.B72];[.$B$2];[.$B$8];[.$B$5])" office:value-type="float" office:value="0.494282561263848">
            <text:p>0,494</text:p>
          </table:table-cell>
          <table:table-cell table:style-name="ce9" table:formula="of:=GETDRAGCOEF([.A72];[.B72];[.$B$2];[.$B$9];[.$B$10];[.$B$6])" office:value-type="float" office:value="0.20835548081841">
            <text:p>0,208</text:p>
          </table:table-cell>
          <table:table-cell table:number-columns-repeated="252"/>
        </table:table-row>
        <table:table-row table:style-name="ro2">
          <table:table-cell office:value-type="float" office:value="-157">
            <text:p>-157</text:p>
          </table:table-cell>
          <table:table-cell table:formula="of:=SF([.A73] ; [.$B$11] ;[.$B$2];[.$B$3];[.$B$4];[.$B$7])" office:value-type="float" office:value="1">
            <text:p>1,0000</text:p>
          </table:table-cell>
          <table:table-cell table:style-name="ce9" table:formula="of:=GETLIFTCOEF([.A73];[.B73];[.$B$2];[.$B$8];[.$B$5])" office:value-type="float" office:value="0.510933194409416">
            <text:p>0,511</text:p>
          </table:table-cell>
          <table:table-cell table:style-name="ce9" table:formula="of:=GETDRAGCOEF([.A73];[.B73];[.$B$2];[.$B$9];[.$B$10];[.$B$6])" office:value-type="float" office:value="0.216373344929369">
            <text:p>0,216</text:p>
          </table:table-cell>
          <table:table-cell table:number-columns-repeated="252"/>
        </table:table-row>
        <table:table-row table:style-name="ro2">
          <table:table-cell office:value-type="float" office:value="-156">
            <text:p>-156</text:p>
          </table:table-cell>
          <table:table-cell table:formula="of:=SF([.A74] ; [.$B$11] ;[.$B$2];[.$B$3];[.$B$4];[.$B$7])" office:value-type="float" office:value="1">
            <text:p>1,0000</text:p>
          </table:table-cell>
          <table:table-cell table:style-name="ce9" table:formula="of:=GETLIFTCOEF([.A74];[.B74];[.$B$2];[.$B$8];[.$B$5])" office:value-type="float" office:value="0.526961334160821">
            <text:p>0,527</text:p>
          </table:table-cell>
          <table:table-cell table:style-name="ce9" table:formula="of:=GETDRAGCOEF([.A74];[.B74];[.$B$2];[.$B$9];[.$B$10];[.$B$6])" office:value-type="float" office:value="0.224329868768714">
            <text:p>0,224</text:p>
          </table:table-cell>
          <table:table-cell table:number-columns-repeated="252"/>
        </table:table-row>
        <table:table-row table:style-name="ro2">
          <table:table-cell office:value-type="float" office:value="-155">
            <text:p>-155</text:p>
          </table:table-cell>
          <table:table-cell table:formula="of:=SF([.A75] ; [.$B$11] ;[.$B$2];[.$B$3];[.$B$4];[.$B$7])" office:value-type="float" office:value="1">
            <text:p>1,0000</text:p>
          </table:table-cell>
          <table:table-cell table:style-name="ce9" table:formula="of:=GETLIFTCOEF([.A75];[.B75];[.$B$2];[.$B$8];[.$B$5])" office:value-type="float" office:value="0.542347452698723">
            <text:p>0,542</text:p>
          </table:table-cell>
          <table:table-cell table:style-name="ce9" table:formula="of:=GETDRAGCOEF([.A75];[.B75];[.$B$2];[.$B$9];[.$B$10];[.$B$6])" office:value-type="float" office:value="0.232222628702209">
            <text:p>0,232</text:p>
          </table:table-cell>
          <table:table-cell table:number-columns-repeated="252"/>
        </table:table-row>
        <table:table-row table:style-name="ro2">
          <table:table-cell office:value-type="float" office:value="-154">
            <text:p>-154</text:p>
          </table:table-cell>
          <table:table-cell table:formula="of:=SF([.A76] ; [.$B$11] ;[.$B$2];[.$B$3];[.$B$4];[.$B$7])" office:value-type="float" office:value="1">
            <text:p>1,0000</text:p>
          </table:table-cell>
          <table:table-cell table:style-name="ce9" table:formula="of:=GETLIFTCOEF([.A76];[.B76];[.$B$2];[.$B$8];[.$B$5])" office:value-type="float" office:value="0.557072804407732">
            <text:p>0,557</text:p>
          </table:table-cell>
          <table:table-cell table:style-name="ce9" table:formula="of:=GETDRAGCOEF([.A76];[.B76];[.$B$2];[.$B$9];[.$B$10];[.$B$6])" office:value-type="float" office:value="0.240049220518717">
            <text:p>0,240</text:p>
          </table:table-cell>
          <table:table-cell table:number-columns-repeated="252"/>
        </table:table-row>
        <table:table-row table:style-name="ro2">
          <table:table-cell office:value-type="float" office:value="-153">
            <text:p>-153</text:p>
          </table:table-cell>
          <table:table-cell table:formula="of:=SF([.A77] ; [.$B$11] ;[.$B$2];[.$B$3];[.$B$4];[.$B$7])" office:value-type="float" office:value="1">
            <text:p>1,0000</text:p>
          </table:table-cell>
          <table:table-cell table:style-name="ce9" table:formula="of:=GETLIFTCOEF([.A77];[.B77];[.$B$2];[.$B$8];[.$B$5])" office:value-type="float" office:value="0.571119448715057">
            <text:p>0,571</text:p>
          </table:table-cell>
          <table:table-cell table:style-name="ce9" table:formula="of:=GETDRAGCOEF([.A77];[.B77];[.$B$2];[.$B$9];[.$B$10];[.$B$6])" office:value-type="float" office:value="0.247807260162556">
            <text:p>0,248</text:p>
          </table:table-cell>
          <table:table-cell>
            <draw:frame table:end-cell-address="Tabelle1.S113" table:end-x="0.624cm" table:end-y="0.31cm" draw:z-index="2" draw:style-name="gr1" svg:width="32.172cm" svg:height="16.525cm" svg:x="0.066cm" svg:y="0.044cm">
              <draw:object draw:notify-on-update-of-ranges="Tabelle1.B49:Tabelle1.B49 Tabelle1.B50:Tabelle1.B410 Tabelle1.A50:Tabelle1.A410 Tabelle1.C49:Tabelle1.C49 Tabelle1.C50:Tabelle1.C410 Tabelle1.A50:Tabelle1.A410 Tabelle1.D49:Tabelle1.D49 Tabelle1.D50:Tabelle1.D410 Tabelle1.A50:Tabelle1.A4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float" office:value="-152">
            <text:p>-152</text:p>
          </table:table-cell>
          <table:table-cell table:formula="of:=SF([.A78] ; [.$B$11] ;[.$B$2];[.$B$3];[.$B$4];[.$B$7])" office:value-type="float" office:value="1">
            <text:p>1,0000</text:p>
          </table:table-cell>
          <table:table-cell table:style-name="ce9" table:formula="of:=GETLIFTCOEF([.A78];[.B78];[.$B$2];[.$B$8];[.$B$5])" office:value-type="float" office:value="0.58447027194833">
            <text:p>0,584</text:p>
          </table:table-cell>
          <table:table-cell table:style-name="ce9" table:formula="of:=GETDRAGCOEF([.A78];[.B78];[.$B$2];[.$B$9];[.$B$10];[.$B$6])" office:value-type="float" office:value="0.255494384459694">
            <text:p>0,255</text:p>
          </table:table-cell>
          <table:table-cell table:number-columns-repeated="252"/>
        </table:table-row>
        <table:table-row table:style-name="ro2">
          <table:table-cell office:value-type="float" office:value="-151">
            <text:p>-151</text:p>
          </table:table-cell>
          <table:table-cell table:formula="of:=SF([.A79] ; [.$B$11] ;[.$B$2];[.$B$3];[.$B$4];[.$B$7])" office:value-type="float" office:value="1">
            <text:p>1,0000</text:p>
          </table:table-cell>
          <table:table-cell table:style-name="ce9" table:formula="of:=GETLIFTCOEF([.A79];[.B79];[.$B$2];[.$B$8];[.$B$5])" office:value-type="float" office:value="0.597109008185977">
            <text:p>0,597</text:p>
          </table:table-cell>
          <table:table-cell table:style-name="ce9" table:formula="of:=GETDRAGCOEF([.A79];[.B79];[.$B$2];[.$B$9];[.$B$10];[.$B$6])" office:value-type="float" office:value="0.263108251837604">
            <text:p>0,263</text:p>
          </table:table-cell>
          <table:table-cell table:number-columns-repeated="252"/>
        </table:table-row>
        <table:table-row table:style-name="ro2">
          <table:table-cell office:value-type="float" office:value="-150">
            <text:p>-150</text:p>
          </table:table-cell>
          <table:table-cell table:formula="of:=SF([.A80] ; [.$B$11] ;[.$B$2];[.$B$3];[.$B$4];[.$B$7])" office:value-type="float" office:value="1">
            <text:p>1,0000</text:p>
          </table:table-cell>
          <table:table-cell table:style-name="ce9" table:formula="of:=GETLIFTCOEF([.A80];[.B80];[.$B$2];[.$B$8];[.$B$5])" office:value-type="float" office:value="0.609020259074742">
            <text:p>0,609</text:p>
          </table:table-cell>
          <table:table-cell table:style-name="ce9" table:formula="of:=GETDRAGCOEF([.A80];[.B80];[.$B$2];[.$B$9];[.$B$10];[.$B$6])" office:value-type="float" office:value="0.270646543038526">
            <text:p>0,271</text:p>
          </table:table-cell>
          <table:table-cell table:number-columns-repeated="252"/>
        </table:table-row>
        <table:table-row table:style-name="ro2">
          <table:table-cell office:value-type="float" office:value="-149">
            <text:p>-149</text:p>
          </table:table-cell>
          <table:table-cell table:formula="of:=SF([.A81] ; [.$B$11] ;[.$B$2];[.$B$3];[.$B$4];[.$B$7])" office:value-type="float" office:value="1">
            <text:p>1,0000</text:p>
          </table:table-cell>
          <table:table-cell table:style-name="ce9" table:formula="of:=GETLIFTCOEF([.A81];[.B81];[.$B$2];[.$B$8];[.$B$5])" office:value-type="float" office:value="0.620189512590203">
            <text:p>0,620</text:p>
          </table:table-cell>
          <table:table-cell table:style-name="ce9" table:formula="of:=GETDRAGCOEF([.A81];[.B81];[.$B$2];[.$B$9];[.$B$10];[.$B$6])" office:value-type="float" office:value="0.278106961825935">
            <text:p>0,278</text:p>
          </table:table-cell>
          <table:table-cell table:number-columns-repeated="252"/>
        </table:table-row>
        <table:table-row table:style-name="ro2">
          <table:table-cell office:value-type="float" office:value="-148">
            <text:p>-148</text:p>
          </table:table-cell>
          <table:table-cell table:formula="of:=SF([.A82] ; [.$B$11] ;[.$B$2];[.$B$3];[.$B$4];[.$B$7])" office:value-type="float" office:value="1">
            <text:p>1,0000</text:p>
          </table:table-cell>
          <table:table-cell table:style-name="ce9" table:formula="of:=GETLIFTCOEF([.A82];[.B82];[.$B$2];[.$B$8];[.$B$5])" office:value-type="float" office:value="0.630603160717444">
            <text:p>0,631</text:p>
          </table:table-cell>
          <table:table-cell table:style-name="ce9" table:formula="of:=GETDRAGCOEF([.A82];[.B82];[.$B$2];[.$B$9];[.$B$10];[.$B$6])" office:value-type="float" office:value="0.285487235683997">
            <text:p>0,285</text:p>
          </table:table-cell>
          <table:table-cell table:number-columns-repeated="252"/>
        </table:table-row>
        <table:table-row table:style-name="ro2">
          <table:table-cell office:value-type="float" office:value="-147">
            <text:p>-147</text:p>
          </table:table-cell>
          <table:table-cell table:formula="of:=SF([.A83] ; [.$B$11] ;[.$B$2];[.$B$3];[.$B$4];[.$B$7])" office:value-type="float" office:value="1">
            <text:p>1,0000</text:p>
          </table:table-cell>
          <table:table-cell table:style-name="ce9" table:formula="of:=GETLIFTCOEF([.A83];[.B83];[.$B$2];[.$B$8];[.$B$5])" office:value-type="float" office:value="0.640248516030322">
            <text:p>0,640</text:p>
          </table:table-cell>
          <table:table-cell table:style-name="ce9" table:formula="of:=GETDRAGCOEF([.A83];[.B83];[.$B$2];[.$B$9];[.$B$10];[.$B$6])" office:value-type="float" office:value="0.292785116509801">
            <text:p>0,293</text:p>
          </table:table-cell>
          <table:table-cell table:number-columns-repeated="252"/>
        </table:table-row>
        <table:table-row table:style-name="ro2">
          <table:table-cell office:value-type="float" office:value="-146">
            <text:p>-146</text:p>
          </table:table-cell>
          <table:table-cell table:formula="of:=SF([.A84] ; [.$B$11] ;[.$B$2];[.$B$3];[.$B$4];[.$B$7])" office:value-type="float" office:value="1">
            <text:p>1,0000</text:p>
          </table:table-cell>
          <table:table-cell table:style-name="ce9" table:formula="of:=GETLIFTCOEF([.A84];[.B84];[.$B$2];[.$B$8];[.$B$5])" office:value-type="float" office:value="0.64911382714914">
            <text:p>0,649</text:p>
          </table:table-cell>
          <table:table-cell table:style-name="ce9" table:formula="of:=GETDRAGCOEF([.A84];[.B84];[.$B$2];[.$B$9];[.$B$10];[.$B$6])" office:value-type="float" office:value="0.299998381298152">
            <text:p>0,300</text:p>
          </table:table-cell>
          <table:table-cell table:number-columns-repeated="252"/>
        </table:table-row>
        <table:table-row table:style-name="ro2">
          <table:table-cell office:value-type="float" office:value="-145">
            <text:p>-145</text:p>
          </table:table-cell>
          <table:table-cell table:formula="of:=SF([.A85] ; [.$B$11] ;[.$B$2];[.$B$3];[.$B$4];[.$B$7])" office:value-type="float" office:value="1">
            <text:p>1,0000</text:p>
          </table:table-cell>
          <table:table-cell table:style-name="ce9" table:formula="of:=GETLIFTCOEF([.A85];[.B85];[.$B$2];[.$B$8];[.$B$5])" office:value-type="float" office:value="0.657188293057896">
            <text:p>0,657</text:p>
          </table:table-cell>
          <table:table-cell table:style-name="ce9" table:formula="of:=GETDRAGCOEF([.A85];[.B85];[.$B$2];[.$B$9];[.$B$10];[.$B$6])" office:value-type="float" office:value="0.307124832818717">
            <text:p>0,307</text:p>
          </table:table-cell>
          <table:table-cell table:number-columns-repeated="252"/>
        </table:table-row>
        <table:table-row table:style-name="ro2">
          <table:table-cell office:value-type="float" office:value="-144">
            <text:p>-144</text:p>
          </table:table-cell>
          <table:table-cell table:formula="of:=SF([.A86] ; [.$B$11] ;[.$B$2];[.$B$3];[.$B$4];[.$B$7])" office:value-type="float" office:value="1">
            <text:p>1,0000</text:p>
          </table:table-cell>
          <table:table-cell table:style-name="ce9" table:formula="of:=GETLIFTCOEF([.A86];[.B86];[.$B$2];[.$B$8];[.$B$5])" office:value-type="float" office:value="0.664462076263658">
            <text:p>0,664</text:p>
          </table:table-cell>
          <table:table-cell table:style-name="ce9" table:formula="of:=GETDRAGCOEF([.A86];[.B86];[.$B$2];[.$B$9];[.$B$10];[.$B$6])" office:value-type="float" office:value="0.31416230028533">
            <text:p>0,314</text:p>
          </table:table-cell>
          <table:table-cell table:number-columns-repeated="252"/>
        </table:table-row>
        <table:table-row table:style-name="ro2">
          <table:table-cell office:value-type="float" office:value="-143">
            <text:p>-143</text:p>
          </table:table-cell>
          <table:table-cell table:formula="of:=SF([.A87] ; [.$B$11] ;[.$B$2];[.$B$3];[.$B$4];[.$B$7])" office:value-type="float" office:value="1">
            <text:p>1,0000</text:p>
          </table:table-cell>
          <table:table-cell table:style-name="ce9" table:formula="of:=GETLIFTCOEF([.A87];[.B87];[.$B$2];[.$B$8];[.$B$5])" office:value-type="float" office:value="0.670926314782029">
            <text:p>0,671</text:p>
          </table:table-cell>
          <table:table-cell table:style-name="ce9" table:formula="of:=GETDRAGCOEF([.A87];[.B87];[.$B$2];[.$B$9];[.$B$10];[.$B$6])" office:value-type="float" office:value="0.321108640017225">
            <text:p>0,321</text:p>
          </table:table-cell>
          <table:table-cell table:number-columns-repeated="252"/>
        </table:table-row>
        <table:table-row table:style-name="ro2">
          <table:table-cell office:value-type="float" office:value="-142">
            <text:p>-142</text:p>
          </table:table-cell>
          <table:table-cell table:formula="of:=SF([.A88] ; [.$B$11] ;[.$B$2];[.$B$3];[.$B$4];[.$B$7])" office:value-type="float" office:value="1">
            <text:p>1,0000</text:p>
          </table:table-cell>
          <table:table-cell table:style-name="ce9" table:formula="of:=GETLIFTCOEF([.A88];[.B88];[.$B$2];[.$B$8];[.$B$5])" office:value-type="float" office:value="0.676573132934114">
            <text:p>0,677</text:p>
          </table:table-cell>
          <table:table-cell table:style-name="ce9" table:formula="of:=GETDRAGCOEF([.A88];[.B88];[.$B$2];[.$B$9];[.$B$10];[.$B$6])" office:value-type="float" office:value="0.32796173609203">
            <text:p>0,328</text:p>
          </table:table-cell>
          <table:table-cell table:number-columns-repeated="252"/>
        </table:table-row>
        <table:table-row table:style-name="ro2">
          <table:table-cell office:value-type="float" office:value="-141">
            <text:p>-141</text:p>
          </table:table-cell>
          <table:table-cell table:formula="of:=SF([.A89] ; [.$B$11] ;[.$B$2];[.$B$3];[.$B$4];[.$B$7])" office:value-type="float" office:value="1">
            <text:p>1,0000</text:p>
          </table:table-cell>
          <table:table-cell table:style-name="ce9" table:formula="of:=GETLIFTCOEF([.A89];[.B89];[.$B$2];[.$B$8];[.$B$5])" office:value-type="float" office:value="0.68139565094182">
            <text:p>0,681</text:p>
          </table:table-cell>
          <table:table-cell table:style-name="ce9" table:formula="of:=GETDRAGCOEF([.A89];[.B89];[.$B$2];[.$B$9];[.$B$10];[.$B$6])" office:value-type="float" office:value="0.334719500990292">
            <text:p>0,335</text:p>
          </table:table-cell>
          <table:table-cell table:number-columns-repeated="252"/>
        </table:table-row>
        <table:table-row table:style-name="ro2">
          <table:table-cell office:value-type="float" office:value="-140">
            <text:p>-140</text:p>
          </table:table-cell>
          <table:table-cell table:formula="of:=SF([.A90] ; [.$B$11] ;[.$B$2];[.$B$3];[.$B$4];[.$B$7])" office:value-type="float" office:value="1">
            <text:p>1,0000</text:p>
          </table:table-cell>
          <table:table-cell table:style-name="ce9" table:formula="of:=GETLIFTCOEF([.A90];[.B90];[.$B$2];[.$B$8];[.$B$5])" office:value-type="float" office:value="0.685387993309808">
            <text:p>0,685</text:p>
          </table:table-cell>
          <table:table-cell table:style-name="ce9" table:formula="of:=GETDRAGCOEF([.A90];[.B90];[.$B$2];[.$B$9];[.$B$10];[.$B$6])" office:value-type="float" office:value="0.341379876231361">
            <text:p>0,341</text:p>
          </table:table-cell>
          <table:table-cell table:number-columns-repeated="252"/>
        </table:table-row>
        <table:table-row table:style-name="ro2">
          <table:table-cell office:value-type="float" office:value="-139">
            <text:p>-139</text:p>
          </table:table-cell>
          <table:table-cell table:formula="of:=SF([.A91] ; [.$B$11] ;[.$B$2];[.$B$3];[.$B$4];[.$B$7])" office:value-type="float" office:value="1">
            <text:p>1,0000</text:p>
          </table:table-cell>
          <table:table-cell table:style-name="ce9" table:formula="of:=GETLIFTCOEF([.A91];[.B91];[.$B$2];[.$B$8];[.$B$5])" office:value-type="float" office:value="0.688545295983875">
            <text:p>0,689</text:p>
          </table:table-cell>
          <table:table-cell table:style-name="ce9" table:formula="of:=GETDRAGCOEF([.A91];[.B91];[.$B$2];[.$B$9];[.$B$10];[.$B$6])" office:value-type="float" office:value="0.347940833000417">
            <text:p>0,348</text:p>
          </table:table-cell>
          <table:table-cell table:number-columns-repeated="252"/>
        </table:table-row>
        <table:table-row table:style-name="ro2">
          <table:table-cell office:value-type="float" office:value="-138">
            <text:p>-138</text:p>
          </table:table-cell>
          <table:table-cell table:formula="of:=SF([.A92] ; [.$B$11] ;[.$B$2];[.$B$3];[.$B$4];[.$B$7])" office:value-type="float" office:value="1">
            <text:p>1,0000</text:p>
          </table:table-cell>
          <table:table-cell table:style-name="ce9" table:formula="of:=GETLIFTCOEF([.A92];[.B92];[.$B$2];[.$B$8];[.$B$5])" office:value-type="float" office:value="0.690863712277058">
            <text:p>0,691</text:p>
          </table:table-cell>
          <table:table-cell table:style-name="ce9" table:formula="of:=GETDRAGCOEF([.A92];[.B92];[.$B$2];[.$B$9];[.$B$10];[.$B$6])" office:value-type="float" office:value="0.354400372766471">
            <text:p>0,354</text:p>
          </table:table-cell>
          <table:table-cell table:number-columns-repeated="252"/>
        </table:table-row>
        <table:table-row table:style-name="ro2">
          <table:table-cell office:value-type="float" office:value="-137">
            <text:p>-137</text:p>
          </table:table-cell>
          <table:table-cell table:formula="of:=SF([.A93] ; [.$B$11] ;[.$B$2];[.$B$3];[.$B$4];[.$B$7])" office:value-type="float" office:value="1">
            <text:p>1,0000</text:p>
          </table:table-cell>
          <table:table-cell table:style-name="ce9" table:formula="of:=GETLIFTCOEF([.A93];[.B93];[.$B$2];[.$B$8];[.$B$5])" office:value-type="float" office:value="0.692340417556227">
            <text:p>0,692</text:p>
          </table:table-cell>
          <table:table-cell table:style-name="ce9" table:formula="of:=GETDRAGCOEF([.A93];[.B93];[.$B$2];[.$B$9];[.$B$10];[.$B$6])" office:value-type="float" office:value="0.360756527891135">
            <text:p>0,361</text:p>
          </table:table-cell>
          <table:table-cell table:number-columns-repeated="252"/>
        </table:table-row>
        <table:table-row table:style-name="ro2">
          <table:table-cell office:value-type="float" office:value="-136">
            <text:p>-136</text:p>
          </table:table-cell>
          <table:table-cell table:formula="of:=SF([.A94] ; [.$B$11] ;[.$B$2];[.$B$3];[.$B$4];[.$B$7])" office:value-type="float" office:value="1">
            <text:p>1,0000</text:p>
          </table:table-cell>
          <table:table-cell table:style-name="ce9" table:formula="of:=GETLIFTCOEF([.A94];[.B94];[.$B$2];[.$B$8];[.$B$5])" office:value-type="float" office:value="0.692973612683471">
            <text:p>0,693</text:p>
          </table:table-cell>
          <table:table-cell table:style-name="ce9" table:formula="of:=GETDRAGCOEF([.A94];[.B94];[.$B$2];[.$B$9];[.$B$10];[.$B$6])" office:value-type="float" office:value="0.367007362227984">
            <text:p>0,367</text:p>
          </table:table-cell>
          <table:table-cell table:number-columns-repeated="252"/>
        </table:table-row>
        <table:table-row table:style-name="ro2">
          <table:table-cell office:value-type="float" office:value="-135">
            <text:p>-135</text:p>
          </table:table-cell>
          <table:table-cell table:formula="of:=SF([.A95] ; [.$B$11] ;[.$B$2];[.$B$3];[.$B$4];[.$B$7])" office:value-type="float" office:value="1">
            <text:p>1,0000</text:p>
          </table:table-cell>
          <table:table-cell table:style-name="ce9" table:formula="of:=GETLIFTCOEF([.A95];[.B95];[.$B$2];[.$B$8];[.$B$5])" office:value-type="float" office:value="0.692762526208061">
            <text:p>0,693</text:p>
          </table:table-cell>
          <table:table-cell table:style-name="ce9" table:formula="of:=GETDRAGCOEF([.A95];[.B95];[.$B$2];[.$B$9];[.$B$10];[.$B$6])" office:value-type="float" office:value="0.373150971712327">
            <text:p>0,373</text:p>
          </table:table-cell>
          <table:table-cell table:number-columns-repeated="252"/>
        </table:table-row>
        <table:table-row table:style-name="ro2">
          <table:table-cell office:value-type="float" office:value="-134">
            <text:p>-134</text:p>
          </table:table-cell>
          <table:table-cell table:formula="of:=SF([.A96] ; [.$B$11] ;[.$B$2];[.$B$3];[.$B$4];[.$B$7])" office:value-type="float" office:value="1">
            <text:p>1,0000</text:p>
          </table:table-cell>
          <table:table-cell table:style-name="ce9" table:formula="of:=GETLIFTCOEF([.A96];[.B96];[.$B$2];[.$B$8];[.$B$5])" office:value-type="float" office:value="0.691707415306354">
            <text:p>0,692</text:p>
          </table:table-cell>
          <table:table-cell table:style-name="ce9" table:formula="of:=GETDRAGCOEF([.A96];[.B96];[.$B$2];[.$B$9];[.$B$10];[.$B$6])" office:value-type="float" office:value="0.3791854849412">
            <text:p>0,379</text:p>
          </table:table-cell>
          <table:table-cell table:number-columns-repeated="252"/>
        </table:table-row>
        <table:table-row table:style-name="ro2">
          <table:table-cell office:value-type="float" office:value="-133">
            <text:p>-133</text:p>
          </table:table-cell>
          <table:table-cell table:formula="of:=SF([.A97] ; [.$B$11] ;[.$B$2];[.$B$3];[.$B$4];[.$B$7])" office:value-type="float" office:value="1">
            <text:p>1,0000</text:p>
          </table:table-cell>
          <table:table-cell table:style-name="ce9" table:formula="of:=GETLIFTCOEF([.A97];[.B97];[.$B$2];[.$B$8];[.$B$5])" office:value-type="float" office:value="0.689809565468455">
            <text:p>0,690</text:p>
          </table:table-cell>
          <table:table-cell table:style-name="ce9" table:formula="of:=GETDRAGCOEF([.A97];[.B97];[.$B$2];[.$B$9];[.$B$10];[.$B$6])" office:value-type="float" office:value="0.385109063743416">
            <text:p>0,385</text:p>
          </table:table-cell>
          <table:table-cell table:number-columns-repeated="252"/>
        </table:table-row>
        <table:table-row table:style-name="ro2">
          <table:table-cell office:value-type="float" office:value="-132">
            <text:p>-132</text:p>
          </table:table-cell>
          <table:table-cell table:formula="of:=SF([.A98] ; [.$B$11] ;[.$B$2];[.$B$3];[.$B$4];[.$B$7])" office:value-type="float" office:value="1">
            <text:p>1,0000</text:p>
          </table:table-cell>
          <table:table-cell table:style-name="ce9" table:formula="of:=GETLIFTCOEF([.A98];[.B98];[.$B$2];[.$B$8];[.$B$5])" office:value-type="float" office:value="0.687071288932051">
            <text:p>0,687</text:p>
          </table:table-cell>
          <table:table-cell table:style-name="ce9" table:formula="of:=GETDRAGCOEF([.A98];[.B98];[.$B$2];[.$B$9];[.$B$10];[.$B$6])" office:value-type="float" office:value="0.390919903739489">
            <text:p>0,391</text:p>
          </table:table-cell>
          <table:table-cell table:number-columns-repeated="252"/>
        </table:table-row>
        <table:table-row table:style-name="ro2">
          <table:table-cell office:value-type="float" office:value="-131">
            <text:p>-131</text:p>
          </table:table-cell>
          <table:table-cell table:formula="of:=SF([.A99] ; [.$B$11] ;[.$B$2];[.$B$3];[.$B$4];[.$B$7])" office:value-type="float" office:value="1">
            <text:p>1,0000</text:p>
          </table:table-cell>
          <table:table-cell table:style-name="ce9" table:formula="of:=GETLIFTCOEF([.A99];[.B99];[.$B$2];[.$B$8];[.$B$5])" office:value-type="float" office:value="0.683495921865301">
            <text:p>0,683</text:p>
          </table:table-cell>
          <table:table-cell table:style-name="ce9" table:formula="of:=GETDRAGCOEF([.A99];[.B99];[.$B$2];[.$B$9];[.$B$10];[.$B$6])" office:value-type="float" office:value="0.396616234891264">
            <text:p>0,397</text:p>
          </table:table-cell>
          <table:table-cell table:number-columns-repeated="252"/>
        </table:table-row>
        <table:table-row table:style-name="ro2">
          <table:table-cell office:value-type="float" office:value="-130">
            <text:p>-130</text:p>
          </table:table-cell>
          <table:table-cell table:formula="of:=SF([.A100] ; [.$B$11] ;[.$B$2];[.$B$3];[.$B$4];[.$B$7])" office:value-type="float" office:value="1">
            <text:p>1,0000</text:p>
          </table:table-cell>
          <table:table-cell table:style-name="ce9" table:formula="of:=GETLIFTCOEF([.A100];[.B100];[.$B$2];[.$B$8];[.$B$5])" office:value-type="float" office:value="0.679087820302235">
            <text:p>0,679</text:p>
          </table:table-cell>
          <table:table-cell table:style-name="ce9" table:formula="of:=GETDRAGCOEF([.A100];[.B100];[.$B$2];[.$B$9];[.$B$10];[.$B$6])" office:value-type="float" office:value="0.402196322041093">
            <text:p>0,402</text:p>
          </table:table-cell>
          <table:table-cell table:number-columns-repeated="252"/>
        </table:table-row>
        <table:table-row table:style-name="ro2">
          <table:table-cell office:value-type="float" office:value="-129">
            <text:p>-129</text:p>
          </table:table-cell>
          <table:table-cell table:formula="of:=SF([.A101] ; [.$B$11] ;[.$B$2];[.$B$3];[.$B$4];[.$B$7])" office:value-type="float" office:value="1">
            <text:p>1,0000</text:p>
          </table:table-cell>
          <table:table-cell table:style-name="ce9" table:formula="of:=GETLIFTCOEF([.A101];[.B101];[.$B$2];[.$B$8];[.$B$5])" office:value-type="float" office:value="0.67385235483559">
            <text:p>0,674</text:p>
          </table:table-cell>
          <table:table-cell table:style-name="ce9" table:formula="of:=GETDRAGCOEF([.A101];[.B101];[.$B$2];[.$B$9];[.$B$10];[.$B$6])" office:value-type="float" office:value="0.407658465440372">
            <text:p>0,408</text:p>
          </table:table-cell>
          <table:table-cell table:number-columns-repeated="252"/>
        </table:table-row>
        <table:table-row table:style-name="ro2">
          <table:table-cell office:value-type="float" office:value="-128">
            <text:p>-128</text:p>
          </table:table-cell>
          <table:table-cell table:formula="of:=SF([.A102] ; [.$B$11] ;[.$B$2];[.$B$3];[.$B$4];[.$B$7])" office:value-type="float" office:value="1">
            <text:p>1,0000</text:p>
          </table:table-cell>
          <table:table-cell table:style-name="ce9" table:formula="of:=GETLIFTCOEF([.A102];[.B102];[.$B$2];[.$B$8];[.$B$5])" office:value-type="float" office:value="0.667795904073576">
            <text:p>0,668</text:p>
          </table:table-cell>
          <table:table-cell table:style-name="ce9" table:formula="of:=GETDRAGCOEF([.A102];[.B102];[.$B$2];[.$B$9];[.$B$10];[.$B$6])" office:value-type="float" office:value="0.413001001267311">
            <text:p>0,413</text:p>
          </table:table-cell>
          <table:table-cell table:number-columns-repeated="252"/>
        </table:table-row>
        <table:table-row table:style-name="ro2">
          <table:table-cell office:value-type="float" office:value="-127">
            <text:p>-127</text:p>
          </table:table-cell>
          <table:table-cell table:formula="of:=SF([.A103] ; [.$B$11] ;[.$B$2];[.$B$3];[.$B$4];[.$B$7])" office:value-type="float" office:value="1">
            <text:p>1,0000</text:p>
          </table:table-cell>
          <table:table-cell table:style-name="ce9" table:formula="of:=GETLIFTCOEF([.A103];[.B103];[.$B$2];[.$B$8];[.$B$5])" office:value-type="float" office:value="0.660925846868521">
            <text:p>0,661</text:p>
          </table:table-cell>
          <table:table-cell table:style-name="ce9" table:formula="of:=GETDRAGCOEF([.A103];[.B103];[.$B$2];[.$B$9];[.$B$10];[.$B$6])" office:value-type="float" office:value="0.418222302133741">
            <text:p>0,418</text:p>
          </table:table-cell>
          <table:table-cell table:number-columns-repeated="252"/>
        </table:table-row>
        <table:table-row table:style-name="ro2">
          <table:table-cell office:value-type="float" office:value="-126">
            <text:p>-126</text:p>
          </table:table-cell>
          <table:table-cell table:formula="of:=SF([.A104] ; [.$B$11] ;[.$B$2];[.$B$3];[.$B$4];[.$B$7])" office:value-type="float" office:value="1">
            <text:p>1,0000</text:p>
          </table:table-cell>
          <table:table-cell table:style-name="ce9" table:formula="of:=GETLIFTCOEF([.A104];[.B104];[.$B$2];[.$B$8];[.$B$5])" office:value-type="float" office:value="0.65325055332688">
            <text:p>0,653</text:p>
          </table:table-cell>
          <table:table-cell table:style-name="ce9" table:formula="of:=GETDRAGCOEF([.A104];[.B104];[.$B$2];[.$B$9];[.$B$10];[.$B$6])" office:value-type="float" office:value="0.423320777580839">
            <text:p>0,423</text:p>
          </table:table-cell>
          <table:table-cell table:number-columns-repeated="252"/>
        </table:table-row>
        <table:table-row table:style-name="ro2">
          <table:table-cell office:value-type="float" office:value="-125">
            <text:p>-125</text:p>
          </table:table-cell>
          <table:table-cell table:formula="of:=SF([.A105] ; [.$B$11] ;[.$B$2];[.$B$3];[.$B$4];[.$B$7])" office:value-type="float" office:value="1">
            <text:p>1,0000</text:p>
          </table:table-cell>
          <table:table-cell table:style-name="ce9" table:formula="of:=GETLIFTCOEF([.A105];[.B105];[.$B$2];[.$B$8];[.$B$5])" office:value-type="float" office:value="0.644779374611543">
            <text:p>0,645</text:p>
          </table:table-cell>
          <table:table-cell table:style-name="ce9" table:formula="of:=GETDRAGCOEF([.A105];[.B105];[.$B$2];[.$B$9];[.$B$10];[.$B$6])" office:value-type="float" office:value="0.428294874563594">
            <text:p>0,428</text:p>
          </table:table-cell>
          <table:table-cell table:number-columns-repeated="252"/>
        </table:table-row>
        <table:table-row table:style-name="ro2">
          <table:table-cell office:value-type="float" office:value="-124">
            <text:p>-124</text:p>
          </table:table-cell>
          <table:table-cell table:formula="of:=SF([.A106] ; [.$B$11] ;[.$B$2];[.$B$3];[.$B$4];[.$B$7])" office:value-type="float" office:value="1">
            <text:p>1,0000</text:p>
          </table:table-cell>
          <table:table-cell table:style-name="ce9" table:formula="of:=GETLIFTCOEF([.A106];[.B106];[.$B$2];[.$B$8];[.$B$5])" office:value-type="float" office:value="0.635522631548891">
            <text:p>0,636</text:p>
          </table:table-cell>
          <table:table-cell table:style-name="ce9" table:formula="of:=GETDRAGCOEF([.A106];[.B106];[.$B$2];[.$B$9];[.$B$10];[.$B$6])" office:value-type="float" office:value="0.43314307792388">
            <text:p>0,433</text:p>
          </table:table-cell>
          <table:table-cell table:number-columns-repeated="252"/>
        </table:table-row>
        <table:table-row table:style-name="ro2">
          <table:table-cell office:value-type="float" office:value="-123">
            <text:p>-123</text:p>
          </table:table-cell>
          <table:table-cell table:formula="of:=SF([.A107] ; [.$B$11] ;[.$B$2];[.$B$3];[.$B$4];[.$B$7])" office:value-type="float" office:value="1">
            <text:p>1,0000</text:p>
          </table:table-cell>
          <table:table-cell table:style-name="ce9" table:formula="of:=GETLIFTCOEF([.A107];[.B107];[.$B$2];[.$B$8];[.$B$5])" office:value-type="float" office:value="0.625491602054453">
            <text:p>0,625</text:p>
          </table:table-cell>
          <table:table-cell table:style-name="ce9" table:formula="of:=GETDRAGCOEF([.A107];[.B107];[.$B$2];[.$B$9];[.$B$10];[.$B$6])" office:value-type="float" office:value="0.437863910851987">
            <text:p>0,438</text:p>
          </table:table-cell>
          <table:table-cell table:number-columns-repeated="252"/>
        </table:table-row>
        <table:table-row table:style-name="ro2">
          <table:table-cell office:value-type="float" office:value="-122">
            <text:p>-122</text:p>
          </table:table-cell>
          <table:table-cell table:formula="of:=SF([.A108] ; [.$B$11] ;[.$B$2];[.$B$3];[.$B$4];[.$B$7])" office:value-type="float" office:value="1">
            <text:p>1,0000</text:p>
          </table:table-cell>
          <table:table-cell table:style-name="ce9" table:formula="of:=GETLIFTCOEF([.A108];[.B108];[.$B$2];[.$B$8];[.$B$5])" office:value-type="float" office:value="0.614698507392508">
            <text:p>0,615</text:p>
          </table:table-cell>
          <table:table-cell table:style-name="ce9" table:formula="of:=GETDRAGCOEF([.A108];[.B108];[.$B$2];[.$B$9];[.$B$10];[.$B$6])" office:value-type="float" office:value="0.442455935336473">
            <text:p>0,442</text:p>
          </table:table-cell>
          <table:table-cell table:number-columns-repeated="252"/>
        </table:table-row>
        <table:table-row table:style-name="ro2">
          <table:table-cell office:value-type="float" office:value="-121">
            <text:p>-121</text:p>
          </table:table-cell>
          <table:table-cell table:formula="of:=SF([.A109] ; [.$B$11] ;[.$B$2];[.$B$3];[.$B$4];[.$B$7])" office:value-type="float" office:value="1">
            <text:p>1,0000</text:p>
          </table:table-cell>
          <table:table-cell table:style-name="ce9" table:formula="of:=GETLIFTCOEF([.A109];[.B109];[.$B$2];[.$B$8];[.$B$5])" office:value-type="float" office:value="0.60315649728635">
            <text:p>0,603</text:p>
          </table:table-cell>
          <table:table-cell table:style-name="ce9" table:formula="of:=GETDRAGCOEF([.A109];[.B109];[.$B$2];[.$B$9];[.$B$10];[.$B$6])" office:value-type="float" office:value="0.446917752602198">
            <text:p>0,447</text:p>
          </table:table-cell>
          <table:table-cell table:number-columns-repeated="252"/>
        </table:table-row>
        <table:table-row table:style-name="ro2">
          <table:table-cell office:value-type="float" office:value="-120">
            <text:p>-120</text:p>
          </table:table-cell>
          <table:table-cell table:formula="of:=SF([.A110] ; [.$B$11] ;[.$B$2];[.$B$3];[.$B$4];[.$B$7])" office:value-type="float" office:value="1">
            <text:p>1,0000</text:p>
          </table:table-cell>
          <table:table-cell table:style-name="ce9" table:formula="of:=GETLIFTCOEF([.A110];[.B110];[.$B$2];[.$B$8];[.$B$5])" office:value-type="float" office:value="0.590879633897386">
            <text:p>0,591</text:p>
          </table:table-cell>
          <table:table-cell table:style-name="ce9" table:formula="of:=GETDRAGCOEF([.A110];[.B110];[.$B$2];[.$B$9];[.$B$10];[.$B$6])" office:value-type="float" office:value="0.451248003536399">
            <text:p>0,451</text:p>
          </table:table-cell>
          <table:table-cell table:number-columns-repeated="252"/>
        </table:table-row>
        <table:table-row table:style-name="ro2">
          <table:table-cell office:value-type="float" office:value="-119">
            <text:p>-119</text:p>
          </table:table-cell>
          <table:table-cell table:formula="of:=SF([.A111] ; [.$B$11] ;[.$B$2];[.$B$3];[.$B$4];[.$B$7])" office:value-type="float" office:value="1">
            <text:p>1,0000</text:p>
          </table:table-cell>
          <table:table-cell table:style-name="ce9" table:formula="of:=GETLIFTCOEF([.A111];[.B111];[.$B$2];[.$B$8];[.$B$5])" office:value-type="float" office:value="0.577882874692548">
            <text:p>0,578</text:p>
          </table:table-cell>
          <table:table-cell table:style-name="ce9" table:formula="of:=GETDRAGCOEF([.A111];[.B111];[.$B$2];[.$B$9];[.$B$10];[.$B$6])" office:value-type="float" office:value="0.455445369102693">
            <text:p>0,455</text:p>
          </table:table-cell>
          <table:table-cell table:number-columns-repeated="252"/>
        </table:table-row>
        <table:table-row table:style-name="ro2">
          <table:table-cell office:value-type="float" office:value="-118">
            <text:p>-118</text:p>
          </table:table-cell>
          <table:table-cell table:formula="of:=SF([.A112] ; [.$B$11] ;[.$B$2];[.$B$3];[.$B$4];[.$B$7])" office:value-type="float" office:value="1">
            <text:p>1,0000</text:p>
          </table:table-cell>
          <table:table-cell table:style-name="ce9" table:formula="of:=GETLIFTCOEF([.A112];[.B112];[.$B$2];[.$B$8];[.$B$5])" office:value-type="float" office:value="0.564182054220929">
            <text:p>0,564</text:p>
          </table:table-cell>
          <table:table-cell table:style-name="ce9" table:formula="of:=GETDRAGCOEF([.A112];[.B112];[.$B$2];[.$B$9];[.$B$10];[.$B$6])" office:value-type="float" office:value="0.459508570742868">
            <text:p>0,460</text:p>
          </table:table-cell>
          <table:table-cell table:number-columns-repeated="252"/>
        </table:table-row>
        <table:table-row table:style-name="ro2">
          <table:table-cell office:value-type="float" office:value="-117">
            <text:p>-117</text:p>
          </table:table-cell>
          <table:table-cell table:formula="of:=SF([.A113] ; [.$B$11] ;[.$B$2];[.$B$3];[.$B$4];[.$B$7])" office:value-type="float" office:value="1">
            <text:p>1,0000</text:p>
          </table:table-cell>
          <table:table-cell table:style-name="ce9" table:formula="of:=GETLIFTCOEF([.A113];[.B113];[.$B$2];[.$B$8];[.$B$5])" office:value-type="float" office:value="0.549793864821826">
            <text:p>0,550</text:p>
          </table:table-cell>
          <table:table-cell table:style-name="ce9" table:formula="of:=GETDRAGCOEF([.A113];[.B113];[.$B$2];[.$B$9];[.$B$10];[.$B$6])" office:value-type="float" office:value="0.463436370766344">
            <text:p>0,463</text:p>
          </table:table-cell>
          <table:table-cell table:number-columns-repeated="252"/>
        </table:table-row>
        <table:table-row table:style-name="ro2">
          <table:table-cell office:value-type="float" office:value="-116">
            <text:p>-116</text:p>
          </table:table-cell>
          <table:table-cell table:formula="of:=SF([.A114] ; [.$B$11] ;[.$B$2];[.$B$3];[.$B$4];[.$B$7])" office:value-type="float" office:value="1">
            <text:p>1,0000</text:p>
          </table:table-cell>
          <table:table-cell table:style-name="ce9" table:formula="of:=GETLIFTCOEF([.A114];[.B114];[.$B$2];[.$B$8];[.$B$5])" office:value-type="float" office:value="0.53473583628769">
            <text:p>0,535</text:p>
          </table:table-cell>
          <table:table-cell table:style-name="ce9" table:formula="of:=GETDRAGCOEF([.A114];[.B114];[.$B$2];[.$B$9];[.$B$10];[.$B$6])" office:value-type="float" office:value="0.467227572727184">
            <text:p>0,467</text:p>
          </table:table-cell>
          <table:table-cell table:number-columns-repeated="252"/>
        </table:table-row>
        <table:table-row table:style-name="ro2">
          <table:table-cell office:value-type="float" office:value="-115">
            <text:p>-115</text:p>
          </table:table-cell>
          <table:table-cell table:formula="of:=SF([.A115] ; [.$B$11] ;[.$B$2];[.$B$3];[.$B$4];[.$B$7])" office:value-type="float" office:value="1">
            <text:p>1,0000</text:p>
          </table:table-cell>
          <table:table-cell table:style-name="ce9" table:formula="of:=GETLIFTCOEF([.A115];[.B115];[.$B$2];[.$B$8];[.$B$5])" office:value-type="float" office:value="0.519026314506778">
            <text:p>0,519</text:p>
          </table:table-cell>
          <table:table-cell table:style-name="ce9" table:formula="of:=GETDRAGCOEF([.A115];[.B115];[.$B$2];[.$B$9];[.$B$10];[.$B$6])" office:value-type="float" office:value="0.470881021788544">
            <text:p>0,471</text:p>
          </table:table-cell>
          <table:table-cell table:number-columns-repeated="252"/>
        </table:table-row>
        <table:table-row table:style-name="ro2">
          <table:table-cell office:value-type="float" office:value="-114">
            <text:p>-114</text:p>
          </table:table-cell>
          <table:table-cell table:formula="of:=SF([.A116] ; [.$B$11] ;[.$B$2];[.$B$3];[.$B$4];[.$B$7])" office:value-type="float" office:value="1">
            <text:p>1,0000</text:p>
          </table:table-cell>
          <table:table-cell table:style-name="ce9" table:formula="of:=GETLIFTCOEF([.A116];[.B116];[.$B$2];[.$B$8];[.$B$5])" office:value-type="float" office:value="0.502684439111515">
            <text:p>0,503</text:p>
          </table:table-cell>
          <table:table-cell table:style-name="ce9" table:formula="of:=GETDRAGCOEF([.A116];[.B116];[.$B$2];[.$B$9];[.$B$10];[.$B$6])" office:value-type="float" office:value="0.474395605074449">
            <text:p>0,474</text:p>
          </table:table-cell>
          <table:table-cell table:number-columns-repeated="252"/>
        </table:table-row>
        <table:table-row table:style-name="ro2">
          <table:table-cell office:value-type="float" office:value="-113">
            <text:p>-113</text:p>
          </table:table-cell>
          <table:table-cell table:formula="of:=SF([.A117] ; [.$B$11] ;[.$B$2];[.$B$3];[.$B$4];[.$B$7])" office:value-type="float" office:value="1">
            <text:p>1,0000</text:p>
          </table:table-cell>
          <table:table-cell table:style-name="ce9" table:formula="of:=GETLIFTCOEF([.A117];[.B117];[.$B$2];[.$B$8];[.$B$5])" office:value-type="float" office:value="0.485730120159797">
            <text:p>0,486</text:p>
          </table:table-cell>
          <table:table-cell table:style-name="ce9" table:formula="of:=GETDRAGCOEF([.A117];[.B117];[.$B$2];[.$B$9];[.$B$10];[.$B$6])" office:value-type="float" office:value="0.477770252008783">
            <text:p>0,478</text:p>
          </table:table-cell>
          <table:table-cell>
            <draw:frame table:end-cell-address="Tabelle1.S158" table:end-x="0.541cm" table:end-y="0.26cm" draw:z-index="3" draw:style-name="gr1" svg:width="32.061cm" svg:height="18.703cm" svg:x="0.094cm" svg:y="0.074cm">
              <draw:object draw:notify-on-update-of-ranges="Tabelle1.A413:Tabelle1.A413 Tabelle1.A414:Tabelle1.A514 Tabelle1.B413:Tabelle1.B413 Tabelle1.B414:Tabelle1.B514 Tabelle1.A413:Tabelle1.A413 Tabelle1.A414:Tabelle1.A514 Tabelle1.C413:Tabelle1.C413 Tabelle1.C414:Tabelle1.C514 Tabelle1.A413:Tabelle1.A413 Tabelle1.A414:Tabelle1.A514 Tabelle1.D413:Tabelle1.D413 Tabelle1.D414:Tabelle1.D514 Tabelle1.A413:Tabelle1.A413 Tabelle1.A414:Tabelle1.A514 Tabelle1.E413:Tabelle1.E413 Tabelle1.E414:Tabelle1.E514 Tabelle1.A413:Tabelle1.A413 Tabelle1.A414:Tabelle1.A514 Tabelle1.F413:Tabelle1.F413 Tabelle1.F414:Tabelle1.F514 Tabelle1.A413:Tabelle1.A413 Tabelle1.A414:Tabelle1.A514 Tabelle1.G413:Tabelle1.G413 Tabelle1.G414:Tabelle1.G514 Tabelle1.A413:Tabelle1.A413 Tabelle1.A414:Tabelle1.A514 Tabelle1.H413:Tabelle1.H413 Tabelle1.H414:Tabelle1.H514 Tabelle1.A413:Tabelle1.A413 Tabelle1.A414:Tabelle1.A514 Tabelle1.I413:Tabelle1.I413 Tabelle1.I414:Tabelle1.I514 Tabelle1.A413:Tabelle1.A413 Tabelle1.A414:Tabelle1.A514 Tabelle1.J413:Tabelle1.J413 Tabelle1.J414:Tabelle1.J514 Tabelle1.A413:Tabelle1.A413 Tabelle1.A414:Tabelle1.A514 Tabelle1.K413:Tabelle1.K413 Tabelle1.K414:Tabelle1.K514 Tabelle1.A413:Tabelle1.A413 Tabelle1.A414:Tabelle1.A514 Tabelle1.L413:Tabelle1.L413 Tabelle1.L414:Tabelle1.L514 Tabelle1.A413:Tabelle1.A413 Tabelle1.A414:Tabelle1.A514 Tabelle1.M413:Tabelle1.M413 Tabelle1.M414:Tabelle1.M514 Tabelle1.A413:Tabelle1.A413 Tabelle1.A414:Tabelle1.A514 Tabelle1.N413:Tabelle1.N413 Tabelle1.N414:Tabelle1.N514 Tabelle1.A413:Tabelle1.A413 Tabelle1.A414:Tabelle1.A514 Tabelle1.O413:Tabelle1.O413 Tabelle1.O414:Tabelle1.O514 Tabelle1.A413:Tabelle1.A413 Tabelle1.A414:Tabelle1.A514 Tabelle1.P413:Tabelle1.P413 Tabelle1.P414:Tabelle1.P514 Tabelle1.A413:Tabelle1.A413 Tabelle1.A414:Tabelle1.A514 Tabelle1.Q413:Tabelle1.Q413 Tabelle1.Q414:Tabelle1.Q5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float" office:value="-112">
            <text:p>-112</text:p>
          </table:table-cell>
          <table:table-cell table:formula="of:=SF([.A118] ; [.$B$11] ;[.$B$2];[.$B$3];[.$B$4];[.$B$7])" office:value-type="float" office:value="1">
            <text:p>1,0000</text:p>
          </table:table-cell>
          <table:table-cell table:style-name="ce9" table:formula="of:=GETLIFTCOEF([.A118];[.B118];[.$B$2];[.$B$8];[.$B$5])" office:value-type="float" office:value="0.468184013877653">
            <text:p>0,468</text:p>
          </table:table-cell>
          <table:table-cell table:style-name="ce9" table:formula="of:=GETDRAGCOEF([.A118];[.B118];[.$B$2];[.$B$9];[.$B$10];[.$B$6])" office:value-type="float" office:value="0.481003934641399">
            <text:p>0,481</text:p>
          </table:table-cell>
          <table:table-cell table:number-columns-repeated="252"/>
        </table:table-row>
        <table:table-row table:style-name="ro2">
          <table:table-cell office:value-type="float" office:value="-111">
            <text:p>-111</text:p>
          </table:table-cell>
          <table:table-cell table:formula="of:=SF([.A119] ; [.$B$11] ;[.$B$2];[.$B$3];[.$B$4];[.$B$7])" office:value-type="float" office:value="1">
            <text:p>1,0000</text:p>
          </table:table-cell>
          <table:table-cell table:style-name="ce9" table:formula="of:=GETLIFTCOEF([.A119];[.B119];[.$B$2];[.$B$8];[.$B$5])" office:value-type="float" office:value="0.450067497492817">
            <text:p>0,450</text:p>
          </table:table-cell>
          <table:table-cell table:style-name="ce9" table:formula="of:=GETDRAGCOEF([.A119];[.B119];[.$B$2];[.$B$9];[.$B$10];[.$B$6])" office:value-type="float" office:value="0.484095667961242">
            <text:p>0,484</text:p>
          </table:table-cell>
          <table:table-cell table:number-columns-repeated="252"/>
        </table:table-row>
        <table:table-row table:style-name="ro2">
          <table:table-cell office:value-type="float" office:value="-110">
            <text:p>-110</text:p>
          </table:table-cell>
          <table:table-cell table:formula="of:=SF([.A120] ; [.$B$11] ;[.$B$2];[.$B$3];[.$B$4];[.$B$7])" office:value-type="float" office:value="1">
            <text:p>1,0000</text:p>
          </table:table-cell>
          <table:table-cell table:style-name="ce9" table:formula="of:=GETLIFTCOEF([.A120];[.B120];[.$B$2];[.$B$8];[.$B$5])" office:value-type="float" office:value="0.43140264318987">
            <text:p>0,431</text:p>
          </table:table-cell>
          <table:table-cell table:style-name="ce9" table:formula="of:=GETDRAGCOEF([.A120];[.B120];[.$B$2];[.$B$9];[.$B$10];[.$B$6])" office:value-type="float" office:value="0.487044510196392">
            <text:p>0,487</text:p>
          </table:table-cell>
          <table:table-cell table:number-columns-repeated="252"/>
        </table:table-row>
        <table:table-row table:style-name="ro2">
          <table:table-cell office:value-type="float" office:value="-109">
            <text:p>-109</text:p>
          </table:table-cell>
          <table:table-cell table:formula="of:=SF([.A121] ; [.$B$11] ;[.$B$2];[.$B$3];[.$B$4];[.$B$7])" office:value-type="float" office:value="1">
            <text:p>1,0000</text:p>
          </table:table-cell>
          <table:table-cell table:style-name="ce9" table:formula="of:=GETLIFTCOEF([.A121];[.B121];[.$B$2];[.$B$8];[.$B$5])" office:value-type="float" office:value="0.412212191218679">
            <text:p>0,412</text:p>
          </table:table-cell>
          <table:table-cell table:style-name="ce9" table:formula="of:=GETDRAGCOEF([.A121];[.B121];[.$B$2];[.$B$9];[.$B$10];[.$B$6])" office:value-type="float" office:value="0.489849563100939">
            <text:p>0,490</text:p>
          </table:table-cell>
          <table:table-cell table:number-columns-repeated="252"/>
        </table:table-row>
        <table:table-row table:style-name="ro2">
          <table:table-cell office:value-type="float" office:value="-108">
            <text:p>-108</text:p>
          </table:table-cell>
          <table:table-cell table:formula="of:=SF([.A122] ; [.$B$11] ;[.$B$2];[.$B$3];[.$B$4];[.$B$7])" office:value-type="float" office:value="1">
            <text:p>1,0000</text:p>
          </table:table-cell>
          <table:table-cell table:style-name="ce9" table:formula="of:=GETLIFTCOEF([.A122];[.B122];[.$B$2];[.$B$8];[.$B$5])" office:value-type="float" office:value="0.392519522188909">
            <text:p>0,393</text:p>
          </table:table-cell>
          <table:table-cell table:style-name="ce9" table:formula="of:=GETDRAGCOEF([.A122];[.B122];[.$B$2];[.$B$9];[.$B$10];[.$B$6])" office:value-type="float" office:value="0.492509972228593">
            <text:p>0,493</text:p>
          </table:table-cell>
          <table:table-cell table:number-columns-repeated="252"/>
        </table:table-row>
        <table:table-row table:style-name="ro2">
          <table:table-cell office:value-type="float" office:value="-107">
            <text:p>-107</text:p>
          </table:table-cell>
          <table:table-cell table:formula="of:=SF([.A123] ; [.$B$11] ;[.$B$2];[.$B$3];[.$B$4];[.$B$7])" office:value-type="float" office:value="1">
            <text:p>1,0000</text:p>
          </table:table-cell>
          <table:table-cell table:style-name="ce9" table:formula="of:=GETLIFTCOEF([.A123];[.B123];[.$B$2];[.$B$8];[.$B$5])" office:value-type="float" office:value="0.372348628584349">
            <text:p>0,372</text:p>
          </table:table-cell>
          <table:table-cell table:style-name="ce9" table:formula="of:=GETDRAGCOEF([.A123];[.B123];[.$B$2];[.$B$9];[.$B$10];[.$B$6])" office:value-type="float" office:value="0.495024927192964">
            <text:p>0,495</text:p>
          </table:table-cell>
          <table:table-cell table:number-columns-repeated="252"/>
        </table:table-row>
        <table:table-row table:style-name="ro2">
          <table:table-cell office:value-type="float" office:value="-106">
            <text:p>-106</text:p>
          </table:table-cell>
          <table:table-cell table:formula="of:=SF([.A124] ; [.$B$11] ;[.$B$2];[.$B$3];[.$B$4];[.$B$7])" office:value-type="float" office:value="1">
            <text:p>1,0000</text:p>
          </table:table-cell>
          <table:table-cell table:style-name="ce9" table:formula="of:=GETLIFTCOEF([.A124];[.B124];[.$B$2];[.$B$8];[.$B$5])" office:value-type="float" office:value="0.351724085531768">
            <text:p>0,352</text:p>
          </table:table-cell>
          <table:table-cell table:style-name="ce9" table:formula="of:=GETDRAGCOEF([.A124];[.B124];[.$B$2];[.$B$9];[.$B$10];[.$B$6])" office:value-type="float" office:value="0.497393661914406">
            <text:p>0,497</text:p>
          </table:table-cell>
          <table:table-cell table:number-columns-repeated="252"/>
        </table:table-row>
        <table:table-row table:style-name="ro2">
          <table:table-cell office:value-type="float" office:value="-105">
            <text:p>-105</text:p>
          </table:table-cell>
          <table:table-cell table:formula="of:=SF([.A125] ; [.$B$11] ;[.$B$2];[.$B$3];[.$B$4];[.$B$7])" office:value-type="float" office:value="1">
            <text:p>1,0000</text:p>
          </table:table-cell>
          <table:table-cell table:style-name="ce9" table:formula="of:=GETLIFTCOEF([.A125];[.B125];[.$B$2];[.$B$8];[.$B$5])" office:value-type="float" office:value="0.330671020859909">
            <text:p>0,331</text:p>
          </table:table-cell>
          <table:table-cell table:style-name="ce9" table:formula="of:=GETDRAGCOEF([.A125];[.B125];[.$B$2];[.$B$9];[.$B$10];[.$B$6])" office:value-type="float" office:value="0.499615454853377">
            <text:p>0,500</text:p>
          </table:table-cell>
          <table:table-cell table:number-columns-repeated="252"/>
        </table:table-row>
        <table:table-row table:style-name="ro2">
          <table:table-cell office:value-type="float" office:value="-104">
            <text:p>-104</text:p>
          </table:table-cell>
          <table:table-cell table:formula="of:=SF([.A126] ; [.$B$11] ;[.$B$2];[.$B$3];[.$B$4];[.$B$7])" office:value-type="float" office:value="1">
            <text:p>1,0000</text:p>
          </table:table-cell>
          <table:table-cell table:style-name="ce9" table:formula="of:=GETLIFTCOEF([.A126];[.B126];[.$B$2];[.$B$8];[.$B$5])" office:value-type="float" office:value="0.309215084485097">
            <text:p>0,309</text:p>
          </table:table-cell>
          <table:table-cell table:style-name="ce9" table:formula="of:=GETDRAGCOEF([.A126];[.B126];[.$B$2];[.$B$9];[.$B$10];[.$B$6])" office:value-type="float" office:value="0.501689629230224">
            <text:p>0,502</text:p>
          </table:table-cell>
          <table:table-cell table:number-columns-repeated="252"/>
        </table:table-row>
        <table:table-row table:style-name="ro2">
          <table:table-cell office:value-type="float" office:value="-103">
            <text:p>-103</text:p>
          </table:table-cell>
          <table:table-cell table:formula="of:=SF([.A127] ; [.$B$11] ;[.$B$2];[.$B$3];[.$B$4];[.$B$7])" office:value-type="float" office:value="1">
            <text:p>1,0000</text:p>
          </table:table-cell>
          <table:table-cell table:style-name="ce9" table:formula="of:=GETLIFTCOEF([.A127];[.B127];[.$B$2];[.$B$8];[.$B$5])" office:value-type="float" office:value="0.287382417160774">
            <text:p>0,287</text:p>
          </table:table-cell>
          <table:table-cell table:style-name="ce9" table:formula="of:=GETDRAGCOEF([.A127];[.B127];[.$B$2];[.$B$9];[.$B$10];[.$B$6])" office:value-type="float" office:value="0.503615553231339">
            <text:p>0,504</text:p>
          </table:table-cell>
          <table:table-cell table:number-columns-repeated="252"/>
        </table:table-row>
        <table:table-row table:style-name="ro2">
          <table:table-cell office:value-type="float" office:value="-102">
            <text:p>-102</text:p>
          </table:table-cell>
          <table:table-cell table:formula="of:=SF([.A128] ; [.$B$11] ;[.$B$2];[.$B$3];[.$B$4];[.$B$7])" office:value-type="float" office:value="1">
            <text:p>1,0000</text:p>
          </table:table-cell>
          <table:table-cell table:style-name="ce9" table:formula="of:=GETLIFTCOEF([.A128];[.B128];[.$B$2];[.$B$8];[.$B$5])" office:value-type="float" office:value="0.265199618629007">
            <text:p>0,265</text:p>
          </table:table-cell>
          <table:table-cell table:style-name="ce9" table:formula="of:=GETDRAGCOEF([.A128];[.B128];[.$B$2];[.$B$9];[.$B$10];[.$B$6])" office:value-type="float" office:value="0.505392640201615">
            <text:p>0,505</text:p>
          </table:table-cell>
          <table:table-cell table:number-columns-repeated="252"/>
        </table:table-row>
        <table:table-row table:style-name="ro2">
          <table:table-cell office:value-type="float" office:value="-101">
            <text:p>-101</text:p>
          </table:table-cell>
          <table:table-cell table:formula="of:=SF([.A129] ; [.$B$11] ;[.$B$2];[.$B$3];[.$B$4];[.$B$7])" office:value-type="float" office:value="1">
            <text:p>1,0000</text:p>
          </table:table-cell>
          <table:table-cell table:style-name="ce9" table:formula="of:=GETLIFTCOEF([.A129];[.B129];[.$B$2];[.$B$8];[.$B$5])" office:value-type="float" office:value="0.242693715212811">
            <text:p>0,243</text:p>
          </table:table-cell>
          <table:table-cell table:style-name="ce9" table:formula="of:=GETDRAGCOEF([.A129];[.B129];[.$B$2];[.$B$9];[.$B$10];[.$B$6])" office:value-type="float" office:value="0.507020348823145">
            <text:p>0,507</text:p>
          </table:table-cell>
          <table:table-cell table:number-columns-repeated="252"/>
        </table:table-row>
        <table:table-row table:style-name="ro2">
          <table:table-cell office:value-type="float" office:value="-100">
            <text:p>-100</text:p>
          </table:table-cell>
          <table:table-cell table:formula="of:=SF([.A130] ; [.$B$11] ;[.$B$2];[.$B$3];[.$B$4];[.$B$7])" office:value-type="float" office:value="1">
            <text:p>1,0000</text:p>
          </table:table-cell>
          <table:table-cell table:style-name="ce9" table:formula="of:=GETLIFTCOEF([.A130];[.B130];[.$B$2];[.$B$8];[.$B$5])" office:value-type="float" office:value="0.219892126888729">
            <text:p>0,220</text:p>
          </table:table-cell>
          <table:table-cell table:style-name="ce9" table:formula="of:=GETDRAGCOEF([.A130];[.B130];[.$B$2];[.$B$9];[.$B$10];[.$B$6])" office:value-type="float" office:value="0.508498183280116">
            <text:p>0,508</text:p>
          </table:table-cell>
          <table:table-cell table:number-columns-repeated="252"/>
        </table:table-row>
        <table:table-row table:style-name="ro2">
          <table:table-cell office:value-type="float" office:value="-99">
            <text:p>-99</text:p>
          </table:table-cell>
          <table:table-cell table:formula="of:=SF([.A131] ; [.$B$11] ;[.$B$2];[.$B$3];[.$B$4];[.$B$7])" office:value-type="float" office:value="1">
            <text:p>1,0000</text:p>
          </table:table-cell>
          <table:table-cell table:style-name="ce9" table:formula="of:=GETLIFTCOEF([.A131];[.B131];[.$B$2];[.$B$8];[.$B$5])" office:value-type="float" office:value="0.196822633879818">
            <text:p>0,197</text:p>
          </table:table-cell>
          <table:table-cell table:style-name="ce9" table:formula="of:=GETDRAGCOEF([.A131];[.B131];[.$B$2];[.$B$9];[.$B$10];[.$B$6])" office:value-type="float" office:value="0.509825693409835">
            <text:p>0,510</text:p>
          </table:table-cell>
          <table:table-cell table:number-columns-repeated="252"/>
        </table:table-row>
        <table:table-row table:style-name="ro2">
          <table:table-cell office:value-type="float" office:value="-98">
            <text:p>-98</text:p>
          </table:table-cell>
          <table:table-cell table:formula="of:=SF([.A132] ; [.$B$11] ;[.$B$2];[.$B$3];[.$B$4];[.$B$7])" office:value-type="float" office:value="1">
            <text:p>1,0000</text:p>
          </table:table-cell>
          <table:table-cell table:style-name="ce9" table:formula="of:=GETLIFTCOEF([.A132];[.B132];[.$B$2];[.$B$8];[.$B$5])" office:value-type="float" office:value="0.173513342809728">
            <text:p>0,174</text:p>
          </table:table-cell>
          <table:table-cell table:style-name="ce9" table:formula="of:=GETDRAGCOEF([.A132];[.B132];[.$B$2];[.$B$9];[.$B$10];[.$B$6])" office:value-type="float" office:value="0.511002474839857">
            <text:p>0,511</text:p>
          </table:table-cell>
          <table:table-cell table:number-columns-repeated="252"/>
        </table:table-row>
        <table:table-row table:style-name="ro2">
          <table:table-cell office:value-type="float" office:value="-97">
            <text:p>-97</text:p>
          </table:table-cell>
          <table:table-cell table:formula="of:=SF([.A133] ; [.$B$11] ;[.$B$2];[.$B$3];[.$B$4];[.$B$7])" office:value-type="float" office:value="1">
            <text:p>1,0000</text:p>
          </table:table-cell>
          <table:table-cell table:style-name="ce9" table:formula="of:=GETLIFTCOEF([.A133];[.B133];[.$B$2];[.$B$8];[.$B$5])" office:value-type="float" office:value="0.149992652459105">
            <text:p>0,150</text:p>
          </table:table-cell>
          <table:table-cell table:style-name="ce9" table:formula="of:=GETDRAGCOEF([.A133];[.B133];[.$B$2];[.$B$9];[.$B$10];[.$B$6])" office:value-type="float" office:value="0.51202816911116">
            <text:p>0,512</text:p>
          </table:table-cell>
          <table:table-cell table:number-columns-repeated="252"/>
        </table:table-row>
        <table:table-row table:style-name="ro2">
          <table:table-cell office:value-type="float" office:value="-96">
            <text:p>-96</text:p>
          </table:table-cell>
          <table:table-cell table:formula="of:=SF([.A134] ; [.$B$11] ;[.$B$2];[.$B$3];[.$B$4];[.$B$7])" office:value-type="float" office:value="1">
            <text:p>1,0000</text:p>
          </table:table-cell>
          <table:table-cell table:style-name="ce9" table:formula="of:=GETLIFTCOEF([.A134];[.B134];[.$B$2];[.$B$8];[.$B$5])" office:value-type="float" office:value="0.126289219166058">
            <text:p>0,126</text:p>
          </table:table-cell>
          <table:table-cell table:style-name="ce9" table:formula="of:=GETDRAGCOEF([.A134];[.B134];[.$B$2];[.$B$9];[.$B$10];[.$B$6])" office:value-type="float" office:value="0.512902463787331">
            <text:p>0,513</text:p>
          </table:table-cell>
          <table:table-cell table:number-columns-repeated="252"/>
        </table:table-row>
        <table:table-row table:style-name="ro2">
          <table:table-cell office:value-type="float" office:value="-95">
            <text:p>-95</text:p>
          </table:table-cell>
          <table:table-cell table:formula="of:=SF([.A135] ; [.$B$11] ;[.$B$2];[.$B$3];[.$B$4];[.$B$7])" office:value-type="float" office:value="1">
            <text:p>1,0000</text:p>
          </table:table-cell>
          <table:table-cell table:style-name="ce9" table:formula="of:=GETLIFTCOEF([.A135];[.B135];[.$B$2];[.$B$8];[.$B$5])" office:value-type="float" office:value="0.10243192191282">
            <text:p>0,102</text:p>
          </table:table-cell>
          <table:table-cell table:style-name="ce9" table:formula="of:=GETDRAGCOEF([.A135];[.B135];[.$B$2];[.$B$9];[.$B$10];[.$B$6])" office:value-type="float" office:value="0.513625092549743">
            <text:p>0,514</text:p>
          </table:table-cell>
          <table:table-cell table:number-columns-repeated="252"/>
        </table:table-row>
        <table:table-row table:style-name="ro2">
          <table:table-cell office:value-type="float" office:value="-94">
            <text:p>-94</text:p>
          </table:table-cell>
          <table:table-cell table:formula="of:=SF([.A136] ; [.$B$11] ;[.$B$2];[.$B$3];[.$B$4];[.$B$7])" office:value-type="float" office:value="1">
            <text:p>1,0000</text:p>
          </table:table-cell>
          <table:table-cell table:style-name="ce9" table:formula="of:=GETLIFTCOEF([.A136];[.B136];[.$B$2];[.$B$8];[.$B$5])" office:value-type="float" office:value="0.0784498271411593">
            <text:p>0,078</text:p>
          </table:table-cell>
          <table:table-cell table:style-name="ce9" table:formula="of:=GETDRAGCOEF([.A136];[.B136];[.$B$2];[.$B$9];[.$B$10];[.$B$6])" office:value-type="float" office:value="0.514195835278674">
            <text:p>0,514</text:p>
          </table:table-cell>
          <table:table-cell table:number-columns-repeated="252"/>
        </table:table-row>
        <table:table-row table:style-name="ro2">
          <table:table-cell office:value-type="float" office:value="-93">
            <text:p>-93</text:p>
          </table:table-cell>
          <table:table-cell table:formula="of:=SF([.A137] ; [.$B$11] ;[.$B$2];[.$B$3];[.$B$4];[.$B$7])" office:value-type="float" office:value="1">
            <text:p>1,0000</text:p>
          </table:table-cell>
          <table:table-cell table:style-name="ce9" table:formula="of:=GETLIFTCOEF([.A137];[.B137];[.$B$2];[.$B$8];[.$B$5])" office:value-type="float" office:value="0.0543721533393965">
            <text:p>0,054</text:p>
          </table:table-cell>
          <table:table-cell table:style-name="ce9" table:formula="of:=GETDRAGCOEF([.A137];[.B137];[.$B$2];[.$B$9];[.$B$10];[.$B$6])" office:value-type="float" office:value="0.514614518120361">
            <text:p>0,515</text:p>
          </table:table-cell>
          <table:table-cell table:number-columns-repeated="252"/>
        </table:table-row>
        <table:table-row table:style-name="ro2">
          <table:table-cell office:value-type="float" office:value="-92">
            <text:p>-92</text:p>
          </table:table-cell>
          <table:table-cell table:formula="of:=SF([.A138] ; [.$B$11] ;[.$B$2];[.$B$3];[.$B$4];[.$B$7])" office:value-type="float" office:value="1">
            <text:p>1,0000</text:p>
          </table:table-cell>
          <table:table-cell table:style-name="ce9" table:formula="of:=GETLIFTCOEF([.A138];[.B138];[.$B$2];[.$B$8];[.$B$5])" office:value-type="float" office:value="0.0302282354441777">
            <text:p>0,030</text:p>
          </table:table-cell>
          <table:table-cell table:style-name="ce9" table:formula="of:=GETDRAGCOEF([.A138];[.B138];[.$B$2];[.$B$9];[.$B$10];[.$B$6])" office:value-type="float" office:value="0.514881013539955">
            <text:p>0,515</text:p>
          </table:table-cell>
          <table:table-cell table:number-columns-repeated="252"/>
        </table:table-row>
        <table:table-row table:style-name="ro2">
          <table:table-cell office:value-type="float" office:value="-91">
            <text:p>-91</text:p>
          </table:table-cell>
          <table:table-cell table:formula="of:=SF([.A139] ; [.$B$11] ;[.$B$2];[.$B$3];[.$B$4];[.$B$7])" office:value-type="float" office:value="1">
            <text:p>1,0000</text:p>
          </table:table-cell>
          <table:table-cell table:style-name="ce9" table:formula="of:=GETLIFTCOEF([.A139];[.B139];[.$B$2];[.$B$8];[.$B$5])" office:value-type="float" office:value="0.00604748910037298">
            <text:p>0,006</text:p>
          </table:table-cell>
          <table:table-cell table:style-name="ce9" table:formula="of:=GETDRAGCOEF([.A139];[.B139];[.$B$2];[.$B$9];[.$B$10];[.$B$6])" office:value-type="float" office:value="0.514995240360367">
            <text:p>0,515</text:p>
          </table:table-cell>
          <table:table-cell table:number-columns-repeated="252"/>
        </table:table-row>
        <table:table-row table:style-name="ro2">
          <table:table-cell office:value-type="float" office:value="-90">
            <text:p>-90</text:p>
          </table:table-cell>
          <table:table-cell table:formula="of:=SF([.A140] ; [.$B$11] ;[.$B$2];[.$B$3];[.$B$4];[.$B$7])" office:value-type="float" office:value="1">
            <text:p>1,0000</text:p>
          </table:table-cell>
          <table:table-cell table:style-name="ce9" table:formula="of:=GETLIFTCOEF([.A140];[.B140];[.$B$2];[.$B$8];[.$B$5])" office:value-type="float" office:value="-0.0181406251773563">
            <text:p>-0,018</text:p>
          </table:table-cell>
          <table:table-cell table:style-name="ce9" table:formula="of:=GETDRAGCOEF([.A140];[.B140];[.$B$2];[.$B$9];[.$B$10];[.$B$6])" office:value-type="float" office:value="0.514957163787004">
            <text:p>0,515</text:p>
          </table:table-cell>
          <table:table-cell table:number-columns-repeated="252"/>
        </table:table-row>
        <table:table-row table:style-name="ro2">
          <table:table-cell office:value-type="float" office:value="-89">
            <text:p>-89</text:p>
          </table:table-cell>
          <table:table-cell table:formula="of:=SF([.A141] ; [.$B$11] ;[.$B$2];[.$B$3];[.$B$4];[.$B$7])" office:value-type="float" office:value="1">
            <text:p>1,0000</text:p>
          </table:table-cell>
          <table:table-cell table:style-name="ce9" table:formula="of:=GETLIFTCOEF([.A141];[.B141];[.$B$2];[.$B$8];[.$B$5])" office:value-type="float" office:value="-0.0423066378976557">
            <text:p>-0,042</text:p>
          </table:table-cell>
          <table:table-cell table:style-name="ce9" table:formula="of:=GETDRAGCOEF([.A141];[.B141];[.$B$2];[.$B$9];[.$B$10];[.$B$6])" office:value-type="float" office:value="0.514766795418356">
            <text:p>0,515</text:p>
          </table:table-cell>
          <table:table-cell table:number-columns-repeated="252"/>
        </table:table-row>
        <table:table-row table:style-name="ro2">
          <table:table-cell office:value-type="float" office:value="-88">
            <text:p>-88</text:p>
          </table:table-cell>
          <table:table-cell table:formula="of:=SF([.A142] ; [.$B$11] ;[.$B$2];[.$B$3];[.$B$4];[.$B$7])" office:value-type="float" office:value="1">
            <text:p>1,0000</text:p>
          </table:table-cell>
          <table:table-cell table:style-name="ce9" table:formula="of:=GETLIFTCOEF([.A142];[.B142];[.$B$2];[.$B$8];[.$B$5])" office:value-type="float" office:value="-0.0664211064965152">
            <text:p>-0,066</text:p>
          </table:table-cell>
          <table:table-cell table:style-name="ce9" table:formula="of:=GETDRAGCOEF([.A142];[.B142];[.$B$2];[.$B$9];[.$B$10];[.$B$6])" office:value-type="float" office:value="0.514424193242475">
            <text:p>0,514</text:p>
          </table:table-cell>
          <table:table-cell table:number-columns-repeated="252"/>
        </table:table-row>
        <table:table-row table:style-name="ro2">
          <table:table-cell office:value-type="float" office:value="-87">
            <text:p>-87</text:p>
          </table:table-cell>
          <table:table-cell table:formula="of:=SF([.A143] ; [.$B$11] ;[.$B$2];[.$B$3];[.$B$4];[.$B$7])" office:value-type="float" office:value="1">
            <text:p>1,0000</text:p>
          </table:table-cell>
          <table:table-cell table:style-name="ce9" table:formula="of:=GETLIFTCOEF([.A143];[.B143];[.$B$2];[.$B$8];[.$B$5])" office:value-type="float" office:value="-0.0904546512084957">
            <text:p>-0,090</text:p>
          </table:table-cell>
          <table:table-cell table:style-name="ce9" table:formula="of:=GETDRAGCOEF([.A143];[.B143];[.$B$2];[.$B$9];[.$B$10];[.$B$6])" office:value-type="float" office:value="0.513929461619302">
            <text:p>0,514</text:p>
          </table:table-cell>
          <table:table-cell table:number-columns-repeated="252"/>
        </table:table-row>
        <table:table-row table:style-name="ro2">
          <table:table-cell office:value-type="float" office:value="-86">
            <text:p>-86</text:p>
          </table:table-cell>
          <table:table-cell table:formula="of:=SF([.A144] ; [.$B$11] ;[.$B$2];[.$B$3];[.$B$4];[.$B$7])" office:value-type="float" office:value="1">
            <text:p>1,0000</text:p>
          </table:table-cell>
          <table:table-cell table:style-name="ce9" table:formula="of:=GETLIFTCOEF([.A144];[.B144];[.$B$2];[.$B$8];[.$B$5])" office:value-type="float" office:value="-0.11437799086145">
            <text:p>-0,114</text:p>
          </table:table-cell>
          <table:table-cell table:style-name="ce9" table:formula="of:=GETDRAGCOEF([.A144];[.B144];[.$B$2];[.$B$9];[.$B$10];[.$B$6])" office:value-type="float" office:value="0.513282751248881">
            <text:p>0,513</text:p>
          </table:table-cell>
          <table:table-cell table:number-columns-repeated="252"/>
        </table:table-row>
        <table:table-row table:style-name="ro2">
          <table:table-cell office:value-type="float" office:value="-85">
            <text:p>-85</text:p>
          </table:table-cell>
          <table:table-cell table:formula="of:=SF([.A145] ; [.$B$11] ;[.$B$2];[.$B$3];[.$B$4];[.$B$7])" office:value-type="float" office:value="1">
            <text:p>1,0000</text:p>
          </table:table-cell>
          <table:table-cell table:style-name="ce9" table:formula="of:=GETLIFTCOEF([.A145];[.B145];[.$B$2];[.$B$8];[.$B$5])" office:value-type="float" office:value="-0.138161978551118">
            <text:p>-0,138</text:p>
          </table:table-cell>
          <table:table-cell table:style-name="ce9" table:formula="of:=GETDRAGCOEF([.A145];[.B145];[.$B$2];[.$B$9];[.$B$10];[.$B$6])" office:value-type="float" office:value="0.512484259125456">
            <text:p>0,512</text:p>
          </table:table-cell>
          <table:table-cell table:number-columns-repeated="252"/>
        </table:table-row>
        <table:table-row table:style-name="ro2">
          <table:table-cell office:value-type="float" office:value="-84">
            <text:p>-84</text:p>
          </table:table-cell>
          <table:table-cell table:formula="of:=SF([.A146] ; [.$B$11] ;[.$B$2];[.$B$3];[.$B$4];[.$B$7])" office:value-type="float" office:value="1">
            <text:p>1,0000</text:p>
          </table:table-cell>
          <table:table-cell table:style-name="ce9" table:formula="of:=GETLIFTCOEF([.A146];[.B146];[.$B$2];[.$B$8];[.$B$5])" office:value-type="float" office:value="-0.161777637152143">
            <text:p>-0,162</text:p>
          </table:table-cell>
          <table:table-cell table:style-name="ce9" table:formula="of:=GETDRAGCOEF([.A146];[.B146];[.$B$2];[.$B$9];[.$B$10];[.$B$6])" office:value-type="float" office:value="0.511534228477463">
            <text:p>0,512</text:p>
          </table:table-cell>
          <table:table-cell table:number-columns-repeated="252"/>
        </table:table-row>
        <table:table-row table:style-name="ro2">
          <table:table-cell office:value-type="float" office:value="-83">
            <text:p>-83</text:p>
          </table:table-cell>
          <table:table-cell table:formula="of:=SF([.A147] ; [.$B$11] ;[.$B$2];[.$B$3];[.$B$4];[.$B$7])" office:value-type="float" office:value="1">
            <text:p>1,0000</text:p>
          </table:table-cell>
          <table:table-cell table:style-name="ce9" table:formula="of:=GETLIFTCOEF([.A147];[.B147];[.$B$2];[.$B$8];[.$B$5])" office:value-type="float" office:value="-0.185196194622232">
            <text:p>-0,185</text:p>
          </table:table-cell>
          <table:table-cell table:style-name="ce9" table:formula="of:=GETDRAGCOEF([.A147];[.B147];[.$B$2];[.$B$9];[.$B$10];[.$B$6])" office:value-type="float" office:value="0.510432948693441">
            <text:p>0,510</text:p>
          </table:table-cell>
          <table:table-cell table:number-columns-repeated="252"/>
        </table:table-row>
        <table:table-row table:style-name="ro2">
          <table:table-cell office:value-type="float" office:value="-82">
            <text:p>-82</text:p>
          </table:table-cell>
          <table:table-cell table:formula="of:=SF([.A148] ; [.$B$11] ;[.$B$2];[.$B$3];[.$B$4];[.$B$7])" office:value-type="float" office:value="1">
            <text:p>1,0000</text:p>
          </table:table-cell>
          <table:table-cell table:style-name="ce9" table:formula="of:=GETLIFTCOEF([.A148];[.B148];[.$B$2];[.$B$8];[.$B$5])" office:value-type="float" office:value="-0.208389119056461">
            <text:p>-0,208</text:p>
          </table:table-cell>
          <table:table-cell table:style-name="ce9" table:formula="of:=GETDRAGCOEF([.A148];[.B148];[.$B$2];[.$B$9];[.$B$10];[.$B$6])" office:value-type="float" office:value="0.50918075523388">
            <text:p>0,509</text:p>
          </table:table-cell>
          <table:table-cell table:number-columns-repeated="252"/>
        </table:table-row>
        <table:table-row table:style-name="ro2">
          <table:table-cell office:value-type="float" office:value="-81">
            <text:p>-81</text:p>
          </table:table-cell>
          <table:table-cell table:formula="of:=SF([.A149] ; [.$B$11] ;[.$B$2];[.$B$3];[.$B$4];[.$B$7])" office:value-type="float" office:value="1">
            <text:p>1,0000</text:p>
          </table:table-cell>
          <table:table-cell table:style-name="ce9" table:formula="of:=GETLIFTCOEF([.A149];[.B149];[.$B$2];[.$B$8];[.$B$5])" office:value-type="float" office:value="-0.231328153449003">
            <text:p>-0,231</text:p>
          </table:table-cell>
          <table:table-cell table:style-name="ce9" table:formula="of:=GETDRAGCOEF([.A149];[.B149];[.$B$2];[.$B$9];[.$B$10];[.$B$6])" office:value-type="float" office:value="0.507778029529039">
            <text:p>0,508</text:p>
          </table:table-cell>
          <table:table-cell table:number-columns-repeated="252"/>
        </table:table-row>
        <table:table-row table:style-name="ro2">
          <table:table-cell office:value-type="float" office:value="-80">
            <text:p>-80</text:p>
          </table:table-cell>
          <table:table-cell table:formula="of:=SF([.A150] ; [.$B$11] ;[.$B$2];[.$B$3];[.$B$4];[.$B$7])" office:value-type="float" office:value="1">
            <text:p>1,0000</text:p>
          </table:table-cell>
          <table:table-cell table:style-name="ce9" table:formula="of:=GETLIFTCOEF([.A150];[.B150];[.$B$2];[.$B$8];[.$B$5])" office:value-type="float" office:value="-0.253985350119938">
            <text:p>-0,254</text:p>
          </table:table-cell>
          <table:table-cell table:style-name="ce9" table:formula="of:=GETDRAGCOEF([.A150];[.B150];[.$B$2];[.$B$9];[.$B$10];[.$B$6])" office:value-type="float" office:value="0.506225198862755">
            <text:p>0,506</text:p>
          </table:table-cell>
          <table:table-cell table:number-columns-repeated="252"/>
        </table:table-row>
        <table:table-row table:style-name="ro2">
          <table:table-cell office:value-type="float" office:value="-79">
            <text:p>-79</text:p>
          </table:table-cell>
          <table:table-cell table:formula="of:=SF([.A151] ; [.$B$11] ;[.$B$2];[.$B$3];[.$B$4];[.$B$7])" office:value-type="float" office:value="1">
            <text:p>1,0000</text:p>
          </table:table-cell>
          <table:table-cell table:style-name="ce9" table:formula="of:=GETLIFTCOEF([.A151];[.B151];[.$B$2];[.$B$8];[.$B$5])" office:value-type="float" office:value="-0.276333104765196">
            <text:p>-0,276</text:p>
          </table:table-cell>
          <table:table-cell table:style-name="ce9" table:formula="of:=GETDRAGCOEF([.A151];[.B151];[.$B$2];[.$B$9];[.$B$10];[.$B$6])" office:value-type="float" office:value="0.504522736242292">
            <text:p>0,505</text:p>
          </table:table-cell>
          <table:table-cell table:number-columns-repeated="252"/>
        </table:table-row>
        <table:table-row table:style-name="ro2">
          <table:table-cell office:value-type="float" office:value="-78">
            <text:p>-78</text:p>
          </table:table-cell>
          <table:table-cell table:formula="of:=SF([.A152] ; [.$B$11] ;[.$B$2];[.$B$3];[.$B$4];[.$B$7])" office:value-type="float" office:value="1">
            <text:p>1,0000</text:p>
          </table:table-cell>
          <table:table-cell table:style-name="ce9" table:formula="of:=GETLIFTCOEF([.A152];[.B152];[.$B$2];[.$B$8];[.$B$5])" office:value-type="float" office:value="-0.298344190088148">
            <text:p>-0,298</text:p>
          </table:table-cell>
          <table:table-cell table:style-name="ce9" table:formula="of:=GETDRAGCOEF([.A152];[.B152];[.$B$2];[.$B$9];[.$B$10];[.$B$6])" office:value-type="float" office:value="0.502671160254256">
            <text:p>0,503</text:p>
          </table:table-cell>
          <table:table-cell table:number-columns-repeated="252"/>
        </table:table-row>
        <table:table-row table:style-name="ro2">
          <table:table-cell office:value-type="float" office:value="-77">
            <text:p>-77</text:p>
          </table:table-cell>
          <table:table-cell table:formula="of:=SF([.A153] ; [.$B$11] ;[.$B$2];[.$B$3];[.$B$4];[.$B$7])" office:value-type="float" office:value="1">
            <text:p>1,0000</text:p>
          </table:table-cell>
          <table:table-cell table:style-name="ce9" table:formula="of:=GETLIFTCOEF([.A153];[.B153];[.$B$2];[.$B$8];[.$B$5])" office:value-type="float" office:value="-0.319991788971878">
            <text:p>-0,320</text:p>
          </table:table-cell>
          <table:table-cell table:style-name="ce9" table:formula="of:=GETDRAGCOEF([.A153];[.B153];[.$B$2];[.$B$9];[.$B$10];[.$B$6])" office:value-type="float" office:value="0.500671034906631">
            <text:p>0,501</text:p>
          </table:table-cell>
          <table:table-cell table:number-columns-repeated="252"/>
        </table:table-row>
        <table:table-row table:style-name="ro2">
          <table:table-cell office:value-type="float" office:value="-76">
            <text:p>-76</text:p>
          </table:table-cell>
          <table:table-cell table:formula="of:=SF([.A154] ; [.$B$11] ;[.$B$2];[.$B$3];[.$B$4];[.$B$7])" office:value-type="float" office:value="1">
            <text:p>1,0000</text:p>
          </table:table-cell>
          <table:table-cell table:style-name="ce9" table:formula="of:=GETLIFTCOEF([.A154];[.B154];[.$B$2];[.$B$8];[.$B$5])" office:value-type="float" office:value="-0.341249527151703">
            <text:p>-0,341</text:p>
          </table:table-cell>
          <table:table-cell table:style-name="ce9" table:formula="of:=GETDRAGCOEF([.A154];[.B154];[.$B$2];[.$B$9];[.$B$10];[.$B$6])" office:value-type="float" office:value="0.498522969456972">
            <text:p>0,499</text:p>
          </table:table-cell>
          <table:table-cell table:number-columns-repeated="252"/>
        </table:table-row>
        <table:table-row table:style-name="ro2">
          <table:table-cell office:value-type="float" office:value="-75">
            <text:p>-75</text:p>
          </table:table-cell>
          <table:table-cell table:formula="of:=SF([.A155] ; [.$B$11] ;[.$B$2];[.$B$3];[.$B$4];[.$B$7])" office:value-type="float" office:value="1">
            <text:p>1,0000</text:p>
          </table:table-cell>
          <table:table-cell table:style-name="ce9" table:formula="of:=GETLIFTCOEF([.A155];[.B155];[.$B$2];[.$B$8];[.$B$5])" office:value-type="float" office:value="-0.362091505348153">
            <text:p>-0,362</text:p>
          </table:table-cell>
          <table:table-cell table:style-name="ce9" table:formula="of:=GETDRAGCOEF([.A155];[.B155];[.$B$2];[.$B$9];[.$B$10];[.$B$6])" office:value-type="float" office:value="0.496227618226824">
            <text:p>0,496</text:p>
          </table:table-cell>
          <table:table-cell table:number-columns-repeated="252"/>
        </table:table-row>
        <table:table-row table:style-name="ro2">
          <table:table-cell office:value-type="float" office:value="-74">
            <text:p>-74</text:p>
          </table:table-cell>
          <table:table-cell table:formula="of:=SF([.A156] ; [.$B$11] ;[.$B$2];[.$B$3];[.$B$4];[.$B$7])" office:value-type="float" office:value="1">
            <text:p>1,0000</text:p>
          </table:table-cell>
          <table:table-cell table:style-name="ce9" table:formula="of:=GETLIFTCOEF([.A156];[.B156];[.$B$2];[.$B$8];[.$B$5])" office:value-type="float" office:value="-0.382492330821256">
            <text:p>-0,382</text:p>
          </table:table-cell>
          <table:table-cell table:style-name="ce9" table:formula="of:=GETDRAGCOEF([.A156];[.B156];[.$B$2];[.$B$9];[.$B$10];[.$B$6])" office:value-type="float" office:value="0.493785680402407">
            <text:p>0,494</text:p>
          </table:table-cell>
          <table:table-cell table:number-columns-repeated="252"/>
        </table:table-row>
        <table:table-row table:style-name="ro2">
          <table:table-cell office:value-type="float" office:value="-73">
            <text:p>-73</text:p>
          </table:table-cell>
          <table:table-cell table:formula="of:=SF([.A157] ; [.$B$11] ;[.$B$2];[.$B$3];[.$B$4];[.$B$7])" office:value-type="float" office:value="1">
            <text:p>1,0000</text:p>
          </table:table-cell>
          <table:table-cell table:style-name="ce9" table:formula="of:=GETLIFTCOEF([.A157];[.B157];[.$B$2];[.$B$8];[.$B$5])" office:value-type="float" office:value="-0.402427148307681">
            <text:p>-0,402</text:p>
          </table:table-cell>
          <table:table-cell table:style-name="ce9" table:formula="of:=GETDRAGCOEF([.A157];[.B157];[.$B$2];[.$B$9];[.$B$10];[.$B$6])" office:value-type="float" office:value="0.491197899821639">
            <text:p>0,491</text:p>
          </table:table-cell>
          <table:table-cell table:number-columns-repeated="252"/>
        </table:table-row>
        <table:table-row table:style-name="ro2">
          <table:table-cell office:value-type="float" office:value="-72">
            <text:p>-72</text:p>
          </table:table-cell>
          <table:table-cell table:formula="of:=SF([.A158] ; [.$B$11] ;[.$B$2];[.$B$3];[.$B$4];[.$B$7])" office:value-type="float" office:value="1">
            <text:p>1,0000</text:p>
          </table:table-cell>
          <table:table-cell table:style-name="ce9" table:formula="of:=GETLIFTCOEF([.A158];[.B158];[.$B$2];[.$B$8];[.$B$5])" office:value-type="float" office:value="-0.421871670303044">
            <text:p>-0,422</text:p>
          </table:table-cell>
          <table:table-cell table:style-name="ce9" table:formula="of:=GETDRAGCOEF([.A158];[.B158];[.$B$2];[.$B$9];[.$B$10];[.$B$6])" office:value-type="float" office:value="0.488465064747553">
            <text:p>0,488</text:p>
          </table:table-cell>
          <table:table-cell table:number-columns-repeated="252"/>
        </table:table-row>
        <table:table-row table:style-name="ro2">
          <table:table-cell office:value-type="float" office:value="-71">
            <text:p>-71</text:p>
          </table:table-cell>
          <table:table-cell table:formula="of:=SF([.A159] ; [.$B$11] ;[.$B$2];[.$B$3];[.$B$4];[.$B$7])" office:value-type="float" office:value="1">
            <text:p>1,0000</text:p>
          </table:table-cell>
          <table:table-cell table:style-name="ce9" table:formula="of:=GETLIFTCOEF([.A159];[.B159];[.$B$2];[.$B$8];[.$B$5])" office:value-type="float" office:value="-0.44080220665249">
            <text:p>-0,441</text:p>
          </table:table-cell>
          <table:table-cell table:style-name="ce9" table:formula="of:=GETDRAGCOEF([.A159];[.B159];[.$B$2];[.$B$9];[.$B$10];[.$B$6])" office:value-type="float" office:value="0.485588007628185">
            <text:p>0,486</text:p>
          </table:table-cell>
          <table:table-cell table:number-columns-repeated="252"/>
        </table:table-row>
        <table:table-row table:style-name="ro2">
          <table:table-cell office:value-type="float" office:value="-70">
            <text:p>-70</text:p>
          </table:table-cell>
          <table:table-cell table:formula="of:=SF([.A160] ; [.$B$11] ;[.$B$2];[.$B$3];[.$B$4];[.$B$7])" office:value-type="float" office:value="1">
            <text:p>1,0000</text:p>
          </table:table-cell>
          <table:table-cell table:style-name="ce9" table:formula="of:=GETLIFTCOEF([.A160];[.B160];[.$B$2];[.$B$8];[.$B$5])" office:value-type="float" office:value="-0.459195693413506">
            <text:p>-0,459</text:p>
          </table:table-cell>
          <table:table-cell table:style-name="ce9" table:formula="of:=GETDRAGCOEF([.A160];[.B160];[.$B$2];[.$B$9];[.$B$10];[.$B$6])" office:value-type="float" office:value="0.482567604843006">
            <text:p>0,483</text:p>
          </table:table-cell>
          <table:table-cell table:number-columns-repeated="252"/>
        </table:table-row>
        <table:table-row table:style-name="ro2">
          <table:table-cell office:value-type="float" office:value="-69">
            <text:p>-69</text:p>
          </table:table-cell>
          <table:table-cell table:formula="of:=SF([.A161] ; [.$B$11] ;[.$B$2];[.$B$3];[.$B$4];[.$B$7])" office:value-type="float" office:value="1">
            <text:p>1,0000</text:p>
          </table:table-cell>
          <table:table-cell table:style-name="ce9" table:formula="of:=GETLIFTCOEF([.A161];[.B161];[.$B$2];[.$B$8];[.$B$5])" office:value-type="float" office:value="-0.477029720955771">
            <text:p>-0,477</text:p>
          </table:table-cell>
          <table:table-cell table:style-name="ce9" table:formula="of:=GETDRAGCOEF([.A161];[.B161];[.$B$2];[.$B$9];[.$B$10];[.$B$6])" office:value-type="float" office:value="0.479404776435962">
            <text:p>0,479</text:p>
          </table:table-cell>
          <table:table-cell table:number-columns-repeated="252"/>
        </table:table-row>
        <table:table-row table:style-name="ro2">
          <table:table-cell office:value-type="float" office:value="-68">
            <text:p>-68</text:p>
          </table:table-cell>
          <table:table-cell table:formula="of:=SF([.A162] ; [.$B$11] ;[.$B$2];[.$B$3];[.$B$4];[.$B$7])" office:value-type="float" office:value="1">
            <text:p>1,0000</text:p>
          </table:table-cell>
          <table:table-cell table:style-name="ce9" table:formula="of:=GETLIFTCOEF([.A162];[.B162];[.$B$2];[.$B$8];[.$B$5])" office:value-type="float" office:value="-0.494282561263848">
            <text:p>-0,494</text:p>
          </table:table-cell>
          <table:table-cell table:style-name="ce9" table:formula="of:=GETDRAGCOEF([.A162];[.B162];[.$B$2];[.$B$9];[.$B$10];[.$B$6])" office:value-type="float" office:value="0.476100485835226">
            <text:p>0,476</text:p>
          </table:table-cell>
          <table:table-cell table:number-columns-repeated="252"/>
        </table:table-row>
        <table:table-row table:style-name="ro2">
          <table:table-cell office:value-type="float" office:value="-67">
            <text:p>-67</text:p>
          </table:table-cell>
          <table:table-cell table:formula="of:=SF([.A163] ; [.$B$11] ;[.$B$2];[.$B$3];[.$B$4];[.$B$7])" office:value-type="float" office:value="1">
            <text:p>1,0000</text:p>
          </table:table-cell>
          <table:table-cell table:style-name="ce9" table:formula="of:=GETLIFTCOEF([.A163];[.B163];[.$B$2];[.$B$8];[.$B$5])" office:value-type="float" office:value="-0.510933194409416">
            <text:p>-0,511</text:p>
          </table:table-cell>
          <table:table-cell table:style-name="ce9" table:formula="of:=GETDRAGCOEF([.A163];[.B163];[.$B$2];[.$B$9];[.$B$10];[.$B$6])" office:value-type="float" office:value="0.472655739559724">
            <text:p>0,473</text:p>
          </table:table-cell>
          <table:table-cell>
            <draw:frame table:end-cell-address="Tabelle1.S206" table:end-x="0.012cm" table:end-y="0.152cm" draw:z-index="4" draw:style-name="gr1" svg:width="31.441cm" svg:height="19.559cm" svg:x="0.185cm" svg:y="0.013cm">
              <draw:object draw:notify-on-update-of-ranges="Tabelle1.B518:Tabelle1.B518 Tabelle1.B519:Tabelle1.B579 Tabelle1.A519:Tabelle1.A579 Tabelle1.C518:Tabelle1.C518 Tabelle1.C519:Tabelle1.C579 Tabelle1.A519:Tabelle1.A579 Tabelle1.D518:Tabelle1.D518 Tabelle1.D519:Tabelle1.D579 Tabelle1.A519:Tabelle1.A579 Tabelle1.E518:Tabelle1.E518 Tabelle1.E519:Tabelle1.E579 Tabelle1.A519:Tabelle1.A579 Tabelle1.F518:Tabelle1.F518 Tabelle1.F519:Tabelle1.F579 Tabelle1.A519:Tabelle1.A579 Tabelle1.G518:Tabelle1.G518 Tabelle1.G519:Tabelle1.G579 Tabelle1.A519:Tabelle1.A579 Tabelle1.H518:Tabelle1.H518 Tabelle1.H519:Tabelle1.H579 Tabelle1.A519:Tabelle1.A579 Tabelle1.I518:Tabelle1.I518 Tabelle1.I519:Tabelle1.I579 Tabelle1.A519:Tabelle1.A579 Tabelle1.J518:Tabelle1.J518 Tabelle1.J519:Tabelle1.J579 Tabelle1.A519:Tabelle1.A579 Tabelle1.K518:Tabelle1.K518 Tabelle1.K519:Tabelle1.K579 Tabelle1.A519:Tabelle1.A579 Tabelle1.L518:Tabelle1.L518 Tabelle1.L519:Tabelle1.L579 Tabelle1.A519:Tabelle1.A5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float" office:value="-66">
            <text:p>-66</text:p>
          </table:table-cell>
          <table:table-cell table:formula="of:=SF([.A164] ; [.$B$11] ;[.$B$2];[.$B$3];[.$B$4];[.$B$7])" office:value-type="float" office:value="1">
            <text:p>1,0000</text:p>
          </table:table-cell>
          <table:table-cell table:style-name="ce9" table:formula="of:=GETLIFTCOEF([.A164];[.B164];[.$B$2];[.$B$8];[.$B$5])" office:value-type="float" office:value="-0.526961334160821">
            <text:p>-0,527</text:p>
          </table:table-cell>
          <table:table-cell table:style-name="ce9" table:formula="of:=GETDRAGCOEF([.A164];[.B164];[.$B$2];[.$B$9];[.$B$10];[.$B$6])" office:value-type="float" office:value="0.469071586912541">
            <text:p>0,469</text:p>
          </table:table-cell>
          <table:table-cell table:number-columns-repeated="252"/>
        </table:table-row>
        <table:table-row table:style-name="ro2">
          <table:table-cell office:value-type="float" office:value="-65">
            <text:p>-65</text:p>
          </table:table-cell>
          <table:table-cell table:formula="of:=SF([.A165] ; [.$B$11] ;[.$B$2];[.$B$3];[.$B$4];[.$B$7])" office:value-type="float" office:value="1">
            <text:p>1,0000</text:p>
          </table:table-cell>
          <table:table-cell table:style-name="ce9" table:formula="of:=GETLIFTCOEF([.A165];[.B165];[.$B$2];[.$B$8];[.$B$5])" office:value-type="float" office:value="-0.542347452698723">
            <text:p>-0,542</text:p>
          </table:table-cell>
          <table:table-cell table:style-name="ce9" table:formula="of:=GETDRAGCOEF([.A165];[.B165];[.$B$2];[.$B$9];[.$B$10];[.$B$6])" office:value-type="float" office:value="0.465349119661294">
            <text:p>0,465</text:p>
          </table:table-cell>
          <table:table-cell table:number-columns-repeated="252"/>
        </table:table-row>
        <table:table-row table:style-name="ro2">
          <table:table-cell office:value-type="float" office:value="-64">
            <text:p>-64</text:p>
          </table:table-cell>
          <table:table-cell table:formula="of:=SF([.A166] ; [.$B$11] ;[.$B$2];[.$B$3];[.$B$4];[.$B$7])" office:value-type="float" office:value="1">
            <text:p>1,0000</text:p>
          </table:table-cell>
          <table:table-cell table:style-name="ce9" table:formula="of:=GETLIFTCOEF([.A166];[.B166];[.$B$2];[.$B$8];[.$B$5])" office:value-type="float" office:value="-0.557072804407732">
            <text:p>-0,557</text:p>
          </table:table-cell>
          <table:table-cell table:style-name="ce9" table:formula="of:=GETDRAGCOEF([.A166];[.B166];[.$B$2];[.$B$9];[.$B$10];[.$B$6])" office:value-type="float" office:value="0.461489471705568">
            <text:p>0,461</text:p>
          </table:table-cell>
          <table:table-cell table:number-columns-repeated="252"/>
        </table:table-row>
        <table:table-row table:style-name="ro2">
          <table:table-cell office:value-type="float" office:value="-63">
            <text:p>-63</text:p>
          </table:table-cell>
          <table:table-cell table:formula="of:=SF([.A167] ; [.$B$11] ;[.$B$2];[.$B$3];[.$B$4];[.$B$7])" office:value-type="float" office:value="1">
            <text:p>1,0000</text:p>
          </table:table-cell>
          <table:table-cell table:style-name="ce9" table:formula="of:=GETLIFTCOEF([.A167];[.B167];[.$B$2];[.$B$8];[.$B$5])" office:value-type="float" office:value="-0.571119448715057">
            <text:p>-0,571</text:p>
          </table:table-cell>
          <table:table-cell table:style-name="ce9" table:formula="of:=GETDRAGCOEF([.A167];[.B167];[.$B$2];[.$B$9];[.$B$10];[.$B$6])" office:value-type="float" office:value="0.457493818731521">
            <text:p>0,457</text:p>
          </table:table-cell>
          <table:table-cell table:number-columns-repeated="252"/>
        </table:table-row>
        <table:table-row table:style-name="ro2">
          <table:table-cell office:value-type="float" office:value="-62">
            <text:p>-62</text:p>
          </table:table-cell>
          <table:table-cell table:formula="of:=SF([.A168] ; [.$B$11] ;[.$B$2];[.$B$3];[.$B$4];[.$B$7])" office:value-type="float" office:value="1">
            <text:p>1,0000</text:p>
          </table:table-cell>
          <table:table-cell table:style-name="ce9" table:formula="of:=GETLIFTCOEF([.A168];[.B168];[.$B$2];[.$B$8];[.$B$5])" office:value-type="float" office:value="-0.58447027194833">
            <text:p>-0,584</text:p>
          </table:table-cell>
          <table:table-cell table:style-name="ce9" table:formula="of:=GETDRAGCOEF([.A168];[.B168];[.$B$2];[.$B$9];[.$B$10];[.$B$6])" office:value-type="float" office:value="0.453363377853754">
            <text:p>0,453</text:p>
          </table:table-cell>
          <table:table-cell table:number-columns-repeated="252"/>
        </table:table-row>
        <table:table-row table:style-name="ro2">
          <table:table-cell office:value-type="float" office:value="-61">
            <text:p>-61</text:p>
          </table:table-cell>
          <table:table-cell table:formula="of:=SF([.A169] ; [.$B$11] ;[.$B$2];[.$B$3];[.$B$4];[.$B$7])" office:value-type="float" office:value="1">
            <text:p>1,0000</text:p>
          </table:table-cell>
          <table:table-cell table:style-name="ce9" table:formula="of:=GETLIFTCOEF([.A169];[.B169];[.$B$2];[.$B$8];[.$B$5])" office:value-type="float" office:value="-0.597109008185977">
            <text:p>-0,597</text:p>
          </table:table-cell>
          <table:table-cell table:style-name="ce9" table:formula="of:=GETDRAGCOEF([.A169];[.B169];[.$B$2];[.$B$9];[.$B$10];[.$B$6])" office:value-type="float" office:value="0.449099407244571">
            <text:p>0,449</text:p>
          </table:table-cell>
          <table:table-cell table:number-columns-repeated="252"/>
        </table:table-row>
        <table:table-row table:style-name="ro2">
          <table:table-cell office:value-type="float" office:value="-60">
            <text:p>-60</text:p>
          </table:table-cell>
          <table:table-cell table:formula="of:=SF([.A170] ; [.$B$11] ;[.$B$2];[.$B$3];[.$B$4];[.$B$7])" office:value-type="float" office:value="1">
            <text:p>1,0000</text:p>
          </table:table-cell>
          <table:table-cell table:style-name="ce9" table:formula="of:=GETLIFTCOEF([.A170];[.B170];[.$B$2];[.$B$8];[.$B$5])" office:value-type="float" office:value="-0.609020259074742">
            <text:p>-0,609</text:p>
          </table:table-cell>
          <table:table-cell table:style-name="ce9" table:formula="of:=GETDRAGCOEF([.A170];[.B170];[.$B$2];[.$B$9];[.$B$10];[.$B$6])" office:value-type="float" office:value="0.444703205750726">
            <text:p>0,445</text:p>
          </table:table-cell>
          <table:table-cell table:number-columns-repeated="252"/>
        </table:table-row>
        <table:table-row table:style-name="ro2">
          <table:table-cell office:value-type="float" office:value="-59">
            <text:p>-59</text:p>
          </table:table-cell>
          <table:table-cell table:formula="of:=SF([.A171] ; [.$B$11] ;[.$B$2];[.$B$3];[.$B$4];[.$B$7])" office:value-type="float" office:value="1">
            <text:p>1,0000</text:p>
          </table:table-cell>
          <table:table-cell table:style-name="ce9" table:formula="of:=GETLIFTCOEF([.A171];[.B171];[.$B$2];[.$B$8];[.$B$5])" office:value-type="float" office:value="-0.620189512590203">
            <text:p>-0,620</text:p>
          </table:table-cell>
          <table:table-cell table:style-name="ce9" table:formula="of:=GETDRAGCOEF([.A171];[.B171];[.$B$2];[.$B$9];[.$B$10];[.$B$6])" office:value-type="float" office:value="0.440176112497781">
            <text:p>0,440</text:p>
          </table:table-cell>
          <table:table-cell table:number-columns-repeated="252"/>
        </table:table-row>
        <table:table-row table:style-name="ro2">
          <table:table-cell office:value-type="float" office:value="-58">
            <text:p>-58</text:p>
          </table:table-cell>
          <table:table-cell table:formula="of:=SF([.A172] ; [.$B$11] ;[.$B$2];[.$B$3];[.$B$4];[.$B$7])" office:value-type="float" office:value="1">
            <text:p>1,0000</text:p>
          </table:table-cell>
          <table:table-cell table:style-name="ce9" table:formula="of:=GETLIFTCOEF([.A172];[.B172];[.$B$2];[.$B$8];[.$B$5])" office:value-type="float" office:value="-0.630603160717444">
            <text:p>-0,631</text:p>
          </table:table-cell>
          <table:table-cell table:style-name="ce9" table:formula="of:=GETDRAGCOEF([.A172];[.B172];[.$B$2];[.$B$9];[.$B$10];[.$B$6])" office:value-type="float" office:value="0.435519506482196">
            <text:p>0,436</text:p>
          </table:table-cell>
          <table:table-cell table:number-columns-repeated="252"/>
        </table:table-row>
        <table:table-row table:style-name="ro2">
          <table:table-cell office:value-type="float" office:value="-57">
            <text:p>-57</text:p>
          </table:table-cell>
          <table:table-cell table:formula="of:=SF([.A173] ; [.$B$11] ;[.$B$2];[.$B$3];[.$B$4];[.$B$7])" office:value-type="float" office:value="1">
            <text:p>1,0000</text:p>
          </table:table-cell>
          <table:table-cell table:style-name="ce9" table:formula="of:=GETLIFTCOEF([.A173];[.B173];[.$B$2];[.$B$8];[.$B$5])" office:value-type="float" office:value="-0.640248516030322">
            <text:p>-0,640</text:p>
          </table:table-cell>
          <table:table-cell table:style-name="ce9" table:formula="of:=GETDRAGCOEF([.A173];[.B173];[.$B$2];[.$B$9];[.$B$10];[.$B$6])" office:value-type="float" office:value="0.430734806151273">
            <text:p>0,431</text:p>
          </table:table-cell>
          <table:table-cell table:number-columns-repeated="252"/>
        </table:table-row>
        <table:table-row table:style-name="ro2">
          <table:table-cell office:value-type="float" office:value="-56">
            <text:p>-56</text:p>
          </table:table-cell>
          <table:table-cell table:formula="of:=SF([.A174] ; [.$B$11] ;[.$B$2];[.$B$3];[.$B$4];[.$B$7])" office:value-type="float" office:value="1">
            <text:p>1,0000</text:p>
          </table:table-cell>
          <table:table-cell table:style-name="ce9" table:formula="of:=GETLIFTCOEF([.A174];[.B174];[.$B$2];[.$B$8];[.$B$5])" office:value-type="float" office:value="-0.64911382714914">
            <text:p>-0,649</text:p>
          </table:table-cell>
          <table:table-cell table:style-name="ce9" table:formula="of:=GETDRAGCOEF([.A174];[.B174];[.$B$2];[.$B$9];[.$B$10];[.$B$6])" office:value-type="float" office:value="0.425823468971082">
            <text:p>0,426</text:p>
          </table:table-cell>
          <table:table-cell table:number-columns-repeated="252"/>
        </table:table-row>
        <table:table-row table:style-name="ro2">
          <table:table-cell office:value-type="float" office:value="-55">
            <text:p>-55</text:p>
          </table:table-cell>
          <table:table-cell table:formula="of:=SF([.A175] ; [.$B$11] ;[.$B$2];[.$B$3];[.$B$4];[.$B$7])" office:value-type="float" office:value="1">
            <text:p>1,0000</text:p>
          </table:table-cell>
          <table:table-cell table:style-name="ce9" table:formula="of:=GETLIFTCOEF([.A175];[.B175];[.$B$2];[.$B$8];[.$B$5])" office:value-type="float" office:value="-0.657188293057896">
            <text:p>-0,657</text:p>
          </table:table-cell>
          <table:table-cell table:style-name="ce9" table:formula="of:=GETDRAGCOEF([.A175];[.B175];[.$B$2];[.$B$9];[.$B$10];[.$B$6])" office:value-type="float" office:value="0.420786990982506">
            <text:p>0,421</text:p>
          </table:table-cell>
          <table:table-cell table:number-columns-repeated="252"/>
        </table:table-row>
        <table:table-row table:style-name="ro2">
          <table:table-cell office:value-type="float" office:value="-54">
            <text:p>-54</text:p>
          </table:table-cell>
          <table:table-cell table:formula="of:=SF([.A176] ; [.$B$11] ;[.$B$2];[.$B$3];[.$B$4];[.$B$7])" office:value-type="float" office:value="1">
            <text:p>1,0000</text:p>
          </table:table-cell>
          <table:table-cell table:style-name="ce9" table:formula="of:=GETLIFTCOEF([.A176];[.B176];[.$B$2];[.$B$8];[.$B$5])" office:value-type="float" office:value="-0.664462076263658">
            <text:p>-0,664</text:p>
          </table:table-cell>
          <table:table-cell table:style-name="ce9" table:formula="of:=GETDRAGCOEF([.A176];[.B176];[.$B$2];[.$B$9];[.$B$10];[.$B$6])" office:value-type="float" office:value="0.41562690634553">
            <text:p>0,416</text:p>
          </table:table-cell>
          <table:table-cell table:number-columns-repeated="252"/>
        </table:table-row>
        <table:table-row table:style-name="ro2">
          <table:table-cell office:value-type="float" office:value="-53">
            <text:p>-53</text:p>
          </table:table-cell>
          <table:table-cell table:formula="of:=SF([.A177] ; [.$B$11] ;[.$B$2];[.$B$3];[.$B$4];[.$B$7])" office:value-type="float" office:value="1">
            <text:p>1,0000</text:p>
          </table:table-cell>
          <table:table-cell table:style-name="ce9" table:formula="of:=GETLIFTCOEF([.A177];[.B177];[.$B$2];[.$B$8];[.$B$5])" office:value-type="float" office:value="-0.670926314782029">
            <text:p>-0,671</text:p>
          </table:table-cell>
          <table:table-cell table:style-name="ce9" table:formula="of:=GETDRAGCOEF([.A177];[.B177];[.$B$2];[.$B$9];[.$B$10];[.$B$6])" office:value-type="float" office:value="0.410344786871922">
            <text:p>0,410</text:p>
          </table:table-cell>
          <table:table-cell table:number-columns-repeated="252"/>
        </table:table-row>
        <table:table-row table:style-name="ro2">
          <table:table-cell office:value-type="float" office:value="-52">
            <text:p>-52</text:p>
          </table:table-cell>
          <table:table-cell table:formula="of:=SF([.A178] ; [.$B$11] ;[.$B$2];[.$B$3];[.$B$4];[.$B$7])" office:value-type="float" office:value="1">
            <text:p>1,0000</text:p>
          </table:table-cell>
          <table:table-cell table:style-name="ce9" table:formula="of:=GETLIFTCOEF([.A178];[.B178];[.$B$2];[.$B$8];[.$B$5])" office:value-type="float" office:value="-0.676573132934114">
            <text:p>-0,677</text:p>
          </table:table-cell>
          <table:table-cell table:style-name="ce9" table:formula="of:=GETDRAGCOEF([.A178];[.B178];[.$B$2];[.$B$9];[.$B$10];[.$B$6])" office:value-type="float" office:value="0.404942241546441">
            <text:p>0,405</text:p>
          </table:table-cell>
          <table:table-cell table:number-columns-repeated="252"/>
        </table:table-row>
        <table:table-row table:style-name="ro2">
          <table:table-cell office:value-type="float" office:value="-51">
            <text:p>-51</text:p>
          </table:table-cell>
          <table:table-cell table:formula="of:=SF([.A179] ; [.$B$11] ;[.$B$2];[.$B$3];[.$B$4];[.$B$7])" office:value-type="float" office:value="1">
            <text:p>1,0000</text:p>
          </table:table-cell>
          <table:table-cell table:style-name="ce9" table:formula="of:=GETLIFTCOEF([.A179];[.B179];[.$B$2];[.$B$8];[.$B$5])" office:value-type="float" office:value="-0.68139565094182">
            <text:p>-0,681</text:p>
          </table:table-cell>
          <table:table-cell table:style-name="ce9" table:formula="of:=GETDRAGCOEF([.A179];[.B179];[.$B$2];[.$B$9];[.$B$10];[.$B$6])" office:value-type="float" office:value="0.39942091603673">
            <text:p>0,399</text:p>
          </table:table-cell>
          <table:table-cell table:number-columns-repeated="252"/>
        </table:table-row>
        <table:table-row table:style-name="ro2">
          <table:table-cell office:value-type="float" office:value="-50">
            <text:p>-50</text:p>
          </table:table-cell>
          <table:table-cell table:formula="of:=SF([.A180] ; [.$B$11] ;[.$B$2];[.$B$3];[.$B$4];[.$B$7])" office:value-type="float" office:value="1">
            <text:p>1,0000</text:p>
          </table:table-cell>
          <table:table-cell table:style-name="ce9" table:formula="of:=GETLIFTCOEF([.A180];[.B180];[.$B$2];[.$B$8];[.$B$5])" office:value-type="float" office:value="-0.685387993309808">
            <text:p>-0,685</text:p>
          </table:table-cell>
          <table:table-cell table:style-name="ce9" table:formula="of:=GETDRAGCOEF([.A180];[.B180];[.$B$2];[.$B$9];[.$B$10];[.$B$6])" office:value-type="float" office:value="0.393782492192025">
            <text:p>0,394</text:p>
          </table:table-cell>
          <table:table-cell table:number-columns-repeated="252"/>
        </table:table-row>
        <table:table-row table:style-name="ro2">
          <table:table-cell office:value-type="float" office:value="-49">
            <text:p>-49</text:p>
          </table:table-cell>
          <table:table-cell table:formula="of:=SF([.A181] ; [.$B$11] ;[.$B$2];[.$B$3];[.$B$4];[.$B$7])" office:value-type="float" office:value="1">
            <text:p>1,0000</text:p>
          </table:table-cell>
          <table:table-cell table:style-name="ce9" table:formula="of:=GETLIFTCOEF([.A181];[.B181];[.$B$2];[.$B$8];[.$B$5])" office:value-type="float" office:value="-0.688545295983875">
            <text:p>-0,689</text:p>
          </table:table-cell>
          <table:table-cell table:style-name="ce9" table:formula="of:=GETDRAGCOEF([.A181];[.B181];[.$B$2];[.$B$9];[.$B$10];[.$B$6])" office:value-type="float" office:value="0.38802868753085">
            <text:p>0,388</text:p>
          </table:table-cell>
          <table:table-cell table:number-columns-repeated="252"/>
        </table:table-row>
        <table:table-row table:style-name="ro2">
          <table:table-cell office:value-type="float" office:value="-48">
            <text:p>-48</text:p>
          </table:table-cell>
          <table:table-cell table:formula="of:=SF([.A182] ; [.$B$11] ;[.$B$2];[.$B$3];[.$B$4];[.$B$7])" office:value-type="float" office:value="1">
            <text:p>1,0000</text:p>
          </table:table-cell>
          <table:table-cell table:style-name="ce9" table:formula="of:=GETLIFTCOEF([.A182];[.B182];[.$B$2];[.$B$8];[.$B$5])" office:value-type="float" office:value="-0.690863712277058">
            <text:p>-0,691</text:p>
          </table:table-cell>
          <table:table-cell table:style-name="ce9" table:formula="of:=GETDRAGCOEF([.A182];[.B182];[.$B$2];[.$B$9];[.$B$10];[.$B$6])" office:value-type="float" office:value="0.382161254717843">
            <text:p>0,382</text:p>
          </table:table-cell>
          <table:table-cell table:number-columns-repeated="252"/>
        </table:table-row>
        <table:table-row table:style-name="ro2">
          <table:table-cell office:value-type="float" office:value="-47">
            <text:p>-47</text:p>
          </table:table-cell>
          <table:table-cell table:formula="of:=SF([.A183] ; [.$B$11] ;[.$B$2];[.$B$3];[.$B$4];[.$B$7])" office:value-type="float" office:value="1">
            <text:p>1,0000</text:p>
          </table:table-cell>
          <table:table-cell table:style-name="ce9" table:formula="of:=GETLIFTCOEF([.A183];[.B183];[.$B$2];[.$B$8];[.$B$5])" office:value-type="float" office:value="-0.692340417556227">
            <text:p>-0,692</text:p>
          </table:table-cell>
          <table:table-cell table:style-name="ce9" table:formula="of:=GETDRAGCOEF([.A183];[.B183];[.$B$2];[.$B$9];[.$B$10];[.$B$6])" office:value-type="float" office:value="0.376181981029878">
            <text:p>0,376</text:p>
          </table:table-cell>
          <table:table-cell table:number-columns-repeated="252"/>
        </table:table-row>
        <table:table-row table:style-name="ro2">
          <table:table-cell office:value-type="float" office:value="-46">
            <text:p>-46</text:p>
          </table:table-cell>
          <table:table-cell table:formula="of:=SF([.A184] ; [.$B$11] ;[.$B$2];[.$B$3];[.$B$4];[.$B$7])" office:value-type="float" office:value="1">
            <text:p>1,0000</text:p>
          </table:table-cell>
          <table:table-cell table:style-name="ce9" table:formula="of:=GETLIFTCOEF([.A184];[.B184];[.$B$2];[.$B$8];[.$B$5])" office:value-type="float" office:value="-0.692973612683471">
            <text:p>-0,693</text:p>
          </table:table-cell>
          <table:table-cell table:style-name="ce9" table:formula="of:=GETDRAGCOEF([.A184];[.B184];[.$B$2];[.$B$9];[.$B$10];[.$B$6])" office:value-type="float" office:value="0.370092687811643">
            <text:p>0,370</text:p>
          </table:table-cell>
          <table:table-cell table:number-columns-repeated="252"/>
        </table:table-row>
        <table:table-row table:style-name="ro2">
          <table:table-cell office:value-type="float" office:value="-45">
            <text:p>-45</text:p>
          </table:table-cell>
          <table:table-cell table:formula="of:=SF([.A185] ; [.$B$11] ;[.$B$2];[.$B$3];[.$B$4];[.$B$7])" office:value-type="float" office:value="1">
            <text:p>1,0000</text:p>
          </table:table-cell>
          <table:table-cell table:style-name="ce9" table:formula="of:=GETLIFTCOEF([.A185];[.B185];[.$B$2];[.$B$8];[.$B$5])" office:value-type="float" office:value="-0.692762526208061">
            <text:p>-0,693</text:p>
          </table:table-cell>
          <table:table-cell table:style-name="ce9" table:formula="of:=GETDRAGCOEF([.A185];[.B185];[.$B$2];[.$B$9];[.$B$10];[.$B$6])" office:value-type="float" office:value="0.36389522992084">
            <text:p>0,364</text:p>
          </table:table-cell>
          <table:table-cell table:number-columns-repeated="252"/>
        </table:table-row>
        <table:table-row table:style-name="ro2">
          <table:table-cell office:value-type="float" office:value="-44">
            <text:p>-44</text:p>
          </table:table-cell>
          <table:table-cell table:formula="of:=SF([.A186] ; [.$B$11] ;[.$B$2];[.$B$3];[.$B$4];[.$B$7])" office:value-type="float" office:value="1">
            <text:p>1,0000</text:p>
          </table:table-cell>
          <table:table-cell table:style-name="ce9" table:formula="of:=GETLIFTCOEF([.A186];[.B186];[.$B$2];[.$B$8];[.$B$5])" office:value-type="float" office:value="-0.691707415306354">
            <text:p>-0,692</text:p>
          </table:table-cell>
          <table:table-cell table:style-name="ce9" table:formula="of:=GETDRAGCOEF([.A186];[.B186];[.$B$2];[.$B$9];[.$B$10];[.$B$6])" office:value-type="float" office:value="0.35759149516318">
            <text:p>0,358</text:p>
          </table:table-cell>
          <table:table-cell table:number-columns-repeated="252"/>
        </table:table-row>
        <table:table-row table:style-name="ro2">
          <table:table-cell office:value-type="float" office:value="-43">
            <text:p>-43</text:p>
          </table:table-cell>
          <table:table-cell table:formula="of:=SF([.A187] ; [.$B$11] ;[.$B$2];[.$B$3];[.$B$4];[.$B$7])" office:value-type="float" office:value="1">
            <text:p>1,0000</text:p>
          </table:table-cell>
          <table:table-cell table:style-name="ce9" table:formula="of:=GETLIFTCOEF([.A187];[.B187];[.$B$2];[.$B$8];[.$B$5])" office:value-type="float" office:value="-0.689809565468455">
            <text:p>-0,690</text:p>
          </table:table-cell>
          <table:table-cell table:style-name="ce9" table:formula="of:=GETDRAGCOEF([.A187];[.B187];[.$B$2];[.$B$9];[.$B$10];[.$B$6])" office:value-type="float" office:value="0.351183403717334">
            <text:p>0,351</text:p>
          </table:table-cell>
          <table:table-cell table:number-columns-repeated="252"/>
        </table:table-row>
        <table:table-row table:style-name="ro2">
          <table:table-cell office:value-type="float" office:value="-42">
            <text:p>-42</text:p>
          </table:table-cell>
          <table:table-cell table:formula="of:=SF([.A188] ; [.$B$11] ;[.$B$2];[.$B$3];[.$B$4];[.$B$7])" office:value-type="float" office:value="1">
            <text:p>1,0000</text:p>
          </table:table-cell>
          <table:table-cell table:style-name="ce9" table:formula="of:=GETLIFTCOEF([.A188];[.B188];[.$B$2];[.$B$8];[.$B$5])" office:value-type="float" office:value="-0.687071288932051">
            <text:p>-0,687</text:p>
          </table:table-cell>
          <table:table-cell table:style-name="ce9" table:formula="of:=GETDRAGCOEF([.A188];[.B188];[.$B$2];[.$B$9];[.$B$10];[.$B$6])" office:value-type="float" office:value="0.344672907550034">
            <text:p>0,345</text:p>
          </table:table-cell>
          <table:table-cell table:number-columns-repeated="252"/>
        </table:table-row>
        <table:table-row table:style-name="ro2">
          <table:table-cell office:value-type="float" office:value="-41">
            <text:p>-41</text:p>
          </table:table-cell>
          <table:table-cell table:formula="of:=SF([.A189] ; [.$B$11] ;[.$B$2];[.$B$3];[.$B$4];[.$B$7])" office:value-type="float" office:value="1">
            <text:p>1,0000</text:p>
          </table:table-cell>
          <table:table-cell table:style-name="ce9" table:formula="of:=GETLIFTCOEF([.A189];[.B189];[.$B$2];[.$B$8];[.$B$5])" office:value-type="float" office:value="-0.683495921865301">
            <text:p>-0,683</text:p>
          </table:table-cell>
          <table:table-cell table:style-name="ce9" table:formula="of:=GETDRAGCOEF([.A189];[.B189];[.$B$2];[.$B$9];[.$B$10];[.$B$6])" office:value-type="float" office:value="0.338061989821482">
            <text:p>0,338</text:p>
          </table:table-cell>
          <table:table-cell table:number-columns-repeated="252"/>
        </table:table-row>
        <table:table-row table:style-name="ro2">
          <table:table-cell office:value-type="float" office:value="-40">
            <text:p>-40</text:p>
          </table:table-cell>
          <table:table-cell table:formula="of:=SF([.A190] ; [.$B$11] ;[.$B$2];[.$B$3];[.$B$4];[.$B$7])" office:value-type="float" office:value="1">
            <text:p>1,0000</text:p>
          </table:table-cell>
          <table:table-cell table:style-name="ce9" table:formula="of:=GETLIFTCOEF([.A190];[.B190];[.$B$2];[.$B$8];[.$B$5])" office:value-type="float" office:value="-0.679087820302235">
            <text:p>-0,679</text:p>
          </table:table-cell>
          <table:table-cell table:style-name="ce9" table:formula="of:=GETDRAGCOEF([.A190];[.B190];[.$B$2];[.$B$9];[.$B$10];[.$B$6])" office:value-type="float" office:value="0.331352664281258">
            <text:p>0,331</text:p>
          </table:table-cell>
          <table:table-cell table:number-columns-repeated="252"/>
        </table:table-row>
        <table:table-row table:style-name="ro2">
          <table:table-cell office:value-type="float" office:value="-39">
            <text:p>-39</text:p>
          </table:table-cell>
          <table:table-cell table:formula="of:=SF([.A191] ; [.$B$11] ;[.$B$2];[.$B$3];[.$B$4];[.$B$7])" office:value-type="float" office:value="1">
            <text:p>1,0000</text:p>
          </table:table-cell>
          <table:table-cell table:style-name="ce9" table:formula="of:=GETLIFTCOEF([.A191];[.B191];[.$B$2];[.$B$8];[.$B$5])" office:value-type="float" office:value="-0.67385235483559">
            <text:p>-0,674</text:p>
          </table:table-cell>
          <table:table-cell table:style-name="ce9" table:formula="of:=GETDRAGCOEF([.A191];[.B191];[.$B$2];[.$B$9];[.$B$10];[.$B$6])" office:value-type="float" office:value="0.324546974654917">
            <text:p>0,325</text:p>
          </table:table-cell>
          <table:table-cell table:number-columns-repeated="252"/>
        </table:table-row>
        <table:table-row table:style-name="ro2">
          <table:table-cell office:value-type="float" office:value="-38">
            <text:p>-38</text:p>
          </table:table-cell>
          <table:table-cell table:formula="of:=SF([.A192] ; [.$B$11] ;[.$B$2];[.$B$3];[.$B$4];[.$B$7])" office:value-type="float" office:value="1">
            <text:p>1,0000</text:p>
          </table:table-cell>
          <table:table-cell table:style-name="ce9" table:formula="of:=GETLIFTCOEF([.A192];[.B192];[.$B$2];[.$B$8];[.$B$5])" office:value-type="float" office:value="-0.667795904073576">
            <text:p>-0,668</text:p>
          </table:table-cell>
          <table:table-cell table:style-name="ce9" table:formula="of:=GETDRAGCOEF([.A192];[.B192];[.$B$2];[.$B$9];[.$B$10];[.$B$6])" office:value-type="float" office:value="0.317646994021447">
            <text:p>0,318</text:p>
          </table:table-cell>
          <table:table-cell table:number-columns-repeated="252"/>
        </table:table-row>
        <table:table-row table:style-name="ro2">
          <table:table-cell office:value-type="float" office:value="-37">
            <text:p>-37</text:p>
          </table:table-cell>
          <table:table-cell table:formula="of:=SF([.A193] ; [.$B$11] ;[.$B$2];[.$B$3];[.$B$4];[.$B$7])" office:value-type="float" office:value="1">
            <text:p>1,0000</text:p>
          </table:table-cell>
          <table:table-cell table:style-name="ce9" table:formula="of:=GETLIFTCOEF([.A193];[.B193];[.$B$2];[.$B$8];[.$B$5])" office:value-type="float" office:value="-0.660925846868521">
            <text:p>-0,661</text:p>
          </table:table-cell>
          <table:table-cell table:style-name="ce9" table:formula="of:=GETDRAGCOEF([.A193];[.B193];[.$B$2];[.$B$9];[.$B$10];[.$B$6])" office:value-type="float" office:value="0.310654824181791">
            <text:p>0,311</text:p>
          </table:table-cell>
          <table:table-cell table:number-columns-repeated="252"/>
        </table:table-row>
        <table:table-row table:style-name="ro2">
          <table:table-cell office:value-type="float" office:value="-36">
            <text:p>-36</text:p>
          </table:table-cell>
          <table:table-cell table:formula="of:=SF([.A194] ; [.$B$11] ;[.$B$2];[.$B$3];[.$B$4];[.$B$7])" office:value-type="float" office:value="1">
            <text:p>1,0000</text:p>
          </table:table-cell>
          <table:table-cell table:style-name="ce9" table:formula="of:=GETLIFTCOEF([.A194];[.B194];[.$B$2];[.$B$8];[.$B$5])" office:value-type="float" office:value="-0.65325055332688">
            <text:p>-0,653</text:p>
          </table:table-cell>
          <table:table-cell table:style-name="ce9" table:formula="of:=GETDRAGCOEF([.A194];[.B194];[.$B$2];[.$B$9];[.$B$10];[.$B$6])" office:value-type="float" office:value="0.303572595018617">
            <text:p>0,304</text:p>
          </table:table-cell>
          <table:table-cell table:number-columns-repeated="252"/>
        </table:table-row>
        <table:table-row table:style-name="ro2">
          <table:table-cell office:value-type="float" office:value="-35">
            <text:p>-35</text:p>
          </table:table-cell>
          <table:table-cell table:formula="of:=SF([.A195] ; [.$B$11] ;[.$B$2];[.$B$3];[.$B$4];[.$B$7])" office:value-type="float" office:value="1">
            <text:p>1,0000</text:p>
          </table:table-cell>
          <table:table-cell table:style-name="ce9" table:formula="of:=GETLIFTCOEF([.A195];[.B195];[.$B$2];[.$B$8];[.$B$5])" office:value-type="float" office:value="-0.644779374611543">
            <text:p>-0,645</text:p>
          </table:table-cell>
          <table:table-cell table:style-name="ce9" table:formula="of:=GETDRAGCOEF([.A195];[.B195];[.$B$2];[.$B$9];[.$B$10];[.$B$6])" office:value-type="float" office:value="0.296402463847534">
            <text:p>0,296</text:p>
          </table:table-cell>
          <table:table-cell table:number-columns-repeated="252"/>
        </table:table-row>
        <table:table-row table:style-name="ro2">
          <table:table-cell office:value-type="float" office:value="-34">
            <text:p>-34</text:p>
          </table:table-cell>
          <table:table-cell table:formula="of:=SF([.A196] ; [.$B$11] ;[.$B$2];[.$B$3];[.$B$4];[.$B$7])" office:value-type="float" office:value="1">
            <text:p>1,0000</text:p>
          </table:table-cell>
          <table:table-cell table:style-name="ce9" table:formula="of:=GETLIFTCOEF([.A196];[.B196];[.$B$2];[.$B$8];[.$B$5])" office:value-type="float" office:value="-0.635522631548891">
            <text:p>-0,636</text:p>
          </table:table-cell>
          <table:table-cell table:style-name="ce9" table:formula="of:=GETDRAGCOEF([.A196];[.B196];[.$B$2];[.$B$9];[.$B$10];[.$B$6])" office:value-type="float" office:value="0.289146614759957">
            <text:p>0,289</text:p>
          </table:table-cell>
          <table:table-cell table:number-columns-repeated="252"/>
        </table:table-row>
        <table:table-row table:style-name="ro2">
          <table:table-cell office:value-type="float" office:value="-33">
            <text:p>-33</text:p>
          </table:table-cell>
          <table:table-cell table:formula="of:=SF([.A197] ; [.$B$11] ;[.$B$2];[.$B$3];[.$B$4];[.$B$7])" office:value-type="float" office:value="1">
            <text:p>1,0000</text:p>
          </table:table-cell>
          <table:table-cell table:style-name="ce9" table:formula="of:=GETLIFTCOEF([.A197];[.B197];[.$B$2];[.$B$8];[.$B$5])" office:value-type="float" office:value="-0.625491602054453">
            <text:p>-0,625</text:p>
          </table:table-cell>
          <table:table-cell table:style-name="ce9" table:formula="of:=GETDRAGCOEF([.A197];[.B197];[.$B$2];[.$B$9];[.$B$10];[.$B$6])" office:value-type="float" office:value="0.281807257957806">
            <text:p>0,282</text:p>
          </table:table-cell>
          <table:table-cell table:number-columns-repeated="252"/>
        </table:table-row>
        <table:table-row table:style-name="ro2">
          <table:table-cell office:value-type="float" office:value="-32">
            <text:p>-32</text:p>
          </table:table-cell>
          <table:table-cell table:formula="of:=SF([.A198] ; [.$B$11] ;[.$B$2];[.$B$3];[.$B$4];[.$B$7])" office:value-type="float" office:value="1">
            <text:p>1,0000</text:p>
          </table:table-cell>
          <table:table-cell table:style-name="ce9" table:formula="of:=GETLIFTCOEF([.A198];[.B198];[.$B$2];[.$B$8];[.$B$5])" office:value-type="float" office:value="-0.614698507392508">
            <text:p>-0,615</text:p>
          </table:table-cell>
          <table:table-cell table:style-name="ce9" table:formula="of:=GETDRAGCOEF([.A198];[.B198];[.$B$2];[.$B$9];[.$B$10];[.$B$6])" office:value-type="float" office:value="0.274386629080261">
            <text:p>0,274</text:p>
          </table:table-cell>
          <table:table-cell table:number-columns-repeated="252"/>
        </table:table-row>
        <table:table-row table:style-name="ro2">
          <table:table-cell office:value-type="float" office:value="-31">
            <text:p>-31</text:p>
          </table:table-cell>
          <table:table-cell table:formula="of:=SF([.A199] ; [.$B$11] ;[.$B$2];[.$B$3];[.$B$4];[.$B$7])" office:value-type="float" office:value="1">
            <text:p>1,0000</text:p>
          </table:table-cell>
          <table:table-cell table:style-name="ce9" table:formula="of:=GETLIFTCOEF([.A199];[.B199];[.$B$2];[.$B$8];[.$B$5])" office:value-type="float" office:value="-0.60315649728635">
            <text:p>-0,603</text:p>
          </table:table-cell>
          <table:table-cell table:style-name="ce9" table:formula="of:=GETDRAGCOEF([.A199];[.B199];[.$B$2];[.$B$9];[.$B$10];[.$B$6])" office:value-type="float" office:value="0.266886988522763">
            <text:p>0,267</text:p>
          </table:table-cell>
          <table:table-cell table:number-columns-repeated="252"/>
        </table:table-row>
        <table:table-row table:style-name="ro2">
          <table:table-cell office:value-type="float" office:value="-30">
            <text:p>-30</text:p>
          </table:table-cell>
          <table:table-cell table:formula="of:=SF([.A200] ; [.$B$11] ;[.$B$2];[.$B$3];[.$B$4];[.$B$7])" office:value-type="float" office:value="1">
            <text:p>1,0000</text:p>
          </table:table-cell>
          <table:table-cell table:style-name="ce9" table:formula="of:=GETLIFTCOEF([.A200];[.B200];[.$B$2];[.$B$8];[.$B$5])" office:value-type="float" office:value="-0.590879633897386">
            <text:p>-0,591</text:p>
          </table:table-cell>
          <table:table-cell table:style-name="ce9" table:formula="of:=GETDRAGCOEF([.A200];[.B200];[.$B$2];[.$B$9];[.$B$10];[.$B$6])" office:value-type="float" office:value="0.259310620748477">
            <text:p>0,259</text:p>
          </table:table-cell>
          <table:table-cell table:number-columns-repeated="252"/>
        </table:table-row>
        <table:table-row table:style-name="ro2">
          <table:table-cell office:value-type="float" office:value="-29">
            <text:p>-29</text:p>
          </table:table-cell>
          <table:table-cell table:formula="of:=SF([.A201] ; [.$B$11] ;[.$B$2];[.$B$3];[.$B$4];[.$B$7])" office:value-type="float" office:value="1">
            <text:p>1,0000</text:p>
          </table:table-cell>
          <table:table-cell table:style-name="ce9" table:formula="of:=GETLIFTCOEF([.A201];[.B201];[.$B$2];[.$B$8];[.$B$5])" office:value-type="float" office:value="-0.577882874692548">
            <text:p>-0,578</text:p>
          </table:table-cell>
          <table:table-cell table:style-name="ce9" table:formula="of:=GETDRAGCOEF([.A201];[.B201];[.$B$2];[.$B$9];[.$B$10];[.$B$6])" office:value-type="float" office:value="0.251659833592422">
            <text:p>0,252</text:p>
          </table:table-cell>
          <table:table-cell table:number-columns-repeated="252"/>
        </table:table-row>
        <table:table-row table:style-name="ro2">
          <table:table-cell office:value-type="float" office:value="-28">
            <text:p>-28</text:p>
          </table:table-cell>
          <table:table-cell table:formula="of:=SF([.A202] ; [.$B$11] ;[.$B$2];[.$B$3];[.$B$4];[.$B$7])" office:value-type="float" office:value="1">
            <text:p>1,0000</text:p>
          </table:table-cell>
          <table:table-cell table:style-name="ce9" table:formula="of:=GETLIFTCOEF([.A202];[.B202];[.$B$2];[.$B$8];[.$B$5])" office:value-type="float" office:value="-0.564182054220929">
            <text:p>-0,564</text:p>
          </table:table-cell>
          <table:table-cell table:style-name="ce9" table:formula="of:=GETDRAGCOEF([.A202];[.B202];[.$B$2];[.$B$9];[.$B$10];[.$B$6])" office:value-type="float" office:value="0.243936957558478">
            <text:p>0,244</text:p>
          </table:table-cell>
          <table:table-cell table:number-columns-repeated="252"/>
        </table:table-row>
        <table:table-row table:style-name="ro2">
          <table:table-cell office:value-type="float" office:value="-27">
            <text:p>-27</text:p>
          </table:table-cell>
          <table:table-cell table:formula="of:=SF([.A203] ; [.$B$11] ;[.$B$2];[.$B$3];[.$B$4];[.$B$7])" office:value-type="float" office:value="1">
            <text:p>1,0000</text:p>
          </table:table-cell>
          <table:table-cell table:style-name="ce9" table:formula="of:=GETLIFTCOEF([.A203];[.B203];[.$B$2];[.$B$8];[.$B$5])" office:value-type="float" office:value="-0.549793864821826">
            <text:p>-0,550</text:p>
          </table:table-cell>
          <table:table-cell table:style-name="ce9" table:formula="of:=GETDRAGCOEF([.A203];[.B203];[.$B$2];[.$B$9];[.$B$10];[.$B$6])" office:value-type="float" office:value="0.236144345109501">
            <text:p>0,236</text:p>
          </table:table-cell>
          <table:table-cell table:number-columns-repeated="252"/>
        </table:table-row>
        <table:table-row table:style-name="ro2">
          <table:table-cell office:value-type="float" office:value="-26">
            <text:p>-26</text:p>
          </table:table-cell>
          <table:table-cell table:formula="of:=SF([.A204] ; [.$B$11] ;[.$B$2];[.$B$3];[.$B$4];[.$B$7])" office:value-type="float" office:value="1">
            <text:p>1,0000</text:p>
          </table:table-cell>
          <table:table-cell table:style-name="ce9" table:formula="of:=GETLIFTCOEF([.A204];[.B204];[.$B$2];[.$B$8];[.$B$5])" office:value-type="float" office:value="-0.53473583628769">
            <text:p>-0,535</text:p>
          </table:table-cell>
          <table:table-cell table:style-name="ce9" table:formula="of:=GETDRAGCOEF([.A204];[.B204];[.$B$2];[.$B$9];[.$B$10];[.$B$6])" office:value-type="float" office:value="0.228284369950729">
            <text:p>0,228</text:p>
          </table:table-cell>
          <table:table-cell table:number-columns-repeated="252"/>
        </table:table-row>
        <table:table-row table:style-name="ro2">
          <table:table-cell office:value-type="float" office:value="-25">
            <text:p>-25</text:p>
          </table:table-cell>
          <table:table-cell table:formula="of:=SF([.A205] ; [.$B$11] ;[.$B$2];[.$B$3];[.$B$4];[.$B$7])" office:value-type="float" office:value="1">
            <text:p>1,0000</text:p>
          </table:table-cell>
          <table:table-cell table:style-name="ce9" table:formula="of:=GETLIFTCOEF([.A205];[.B205];[.$B$2];[.$B$8];[.$B$5])" office:value-type="float" office:value="-0.519026314506778">
            <text:p>-0,519</text:p>
          </table:table-cell>
          <table:table-cell table:style-name="ce9" table:formula="of:=GETDRAGCOEF([.A205];[.B205];[.$B$2];[.$B$9];[.$B$10];[.$B$6])" office:value-type="float" office:value="0.220359426306739">
            <text:p>0,220</text:p>
          </table:table-cell>
          <table:table-cell table:number-columns-repeated="252"/>
        </table:table-row>
        <table:table-row table:style-name="ro2">
          <table:table-cell office:value-type="float" office:value="-24">
            <text:p>-24</text:p>
          </table:table-cell>
          <table:table-cell table:formula="of:=SF([.A206] ; [.$B$11] ;[.$B$2];[.$B$3];[.$B$4];[.$B$7])" office:value-type="float" office:value="1">
            <text:p>1,0000</text:p>
          </table:table-cell>
          <table:table-cell table:style-name="ce9" table:formula="of:=GETLIFTCOEF([.A206];[.B206];[.$B$2];[.$B$8];[.$B$5])" office:value-type="float" office:value="-0.502684439111515">
            <text:p>-0,503</text:p>
          </table:table-cell>
          <table:table-cell table:style-name="ce9" table:formula="of:=GETDRAGCOEF([.A206];[.B206];[.$B$2];[.$B$9];[.$B$10];[.$B$6])" office:value-type="float" office:value="0.212371928192134">
            <text:p>0,212</text:p>
          </table:table-cell>
          <table:table-cell table:number-columns-repeated="252"/>
        </table:table-row>
        <table:table-row table:style-name="ro2">
          <table:table-cell office:value-type="float" office:value="-23">
            <text:p>-23</text:p>
          </table:table-cell>
          <table:table-cell table:formula="of:=SF([.A207] ; [.$B$11] ;[.$B$2];[.$B$3];[.$B$4];[.$B$7])" office:value-type="float" office:value="1">
            <text:p>1,0000</text:p>
          </table:table-cell>
          <table:table-cell table:style-name="ce9" table:formula="of:=GETLIFTCOEF([.A207];[.B207];[.$B$2];[.$B$8];[.$B$5])" office:value-type="float" office:value="-0.485730120159797">
            <text:p>-0,486</text:p>
          </table:table-cell>
          <table:table-cell table:style-name="ce9" table:formula="of:=GETDRAGCOEF([.A207];[.B207];[.$B$2];[.$B$9];[.$B$10];[.$B$6])" office:value-type="float" office:value="0.204324308676216">
            <text:p>0,204</text:p>
          </table:table-cell>
          <table:table-cell table:number-columns-repeated="252"/>
        </table:table-row>
        <table:table-row table:style-name="ro2">
          <table:table-cell office:value-type="float" office:value="-22">
            <text:p>-22</text:p>
          </table:table-cell>
          <table:table-cell table:formula="of:=SF([.A208] ; [.$B$11] ;[.$B$2];[.$B$3];[.$B$4];[.$B$7])" office:value-type="float" office:value="1">
            <text:p>1,0000</text:p>
          </table:table-cell>
          <table:table-cell table:style-name="ce9" table:formula="of:=GETLIFTCOEF([.A208];[.B208];[.$B$2];[.$B$8];[.$B$5])" office:value-type="float" office:value="-0.468184013877653">
            <text:p>-0,468</text:p>
          </table:table-cell>
          <table:table-cell table:style-name="ce9" table:formula="of:=GETDRAGCOEF([.A208];[.B208];[.$B$2];[.$B$9];[.$B$10];[.$B$6])" office:value-type="float" office:value="0.196219019141851">
            <text:p>0,196</text:p>
          </table:table-cell>
          <table:table-cell table:number-columns-repeated="252"/>
        </table:table-row>
        <table:table-row table:style-name="ro2">
          <table:table-cell office:value-type="float" office:value="-21">
            <text:p>-21</text:p>
          </table:table-cell>
          <table:table-cell table:formula="of:=SF([.A209] ; [.$B$11] ;[.$B$2];[.$B$3];[.$B$4];[.$B$7])" office:value-type="float" office:value="1">
            <text:p>1,0000</text:p>
          </table:table-cell>
          <table:table-cell table:style-name="ce9" table:formula="of:=GETLIFTCOEF([.A209];[.B209];[.$B$2];[.$B$8];[.$B$5])" office:value-type="float" office:value="-0.450067497492817">
            <text:p>-0,450</text:p>
          </table:table-cell>
          <table:table-cell table:style-name="ce9" table:formula="of:=GETDRAGCOEF([.A209];[.B209];[.$B$2];[.$B$9];[.$B$10];[.$B$6])" office:value-type="float" office:value="0.188058528538747">
            <text:p>0,188</text:p>
          </table:table-cell>
          <table:table-cell table:number-columns-repeated="252"/>
        </table:table-row>
        <table:table-row table:style-name="ro2">
          <table:table-cell office:value-type="float" office:value="-20">
            <text:p>-20</text:p>
          </table:table-cell>
          <table:table-cell table:formula="of:=SF([.A210] ; [.$B$11] ;[.$B$2];[.$B$3];[.$B$4];[.$B$7])" office:value-type="float" office:value="0.862534347107438">
            <text:p>0,8625</text:p>
          </table:table-cell>
          <table:table-cell table:style-name="ce9" table:formula="of:=GETLIFTCOEF([.A210];[.B210];[.$B$2];[.$B$8];[.$B$5])" office:value-type="float" office:value="-0.549912400964514">
            <text:p>-0,550</text:p>
          </table:table-cell>
          <table:table-cell table:style-name="ce9" table:formula="of:=GETDRAGCOEF([.A210];[.B210];[.$B$2];[.$B$9];[.$B$10];[.$B$6])" office:value-type="float" office:value="0.167484045283795">
            <text:p>0,167</text:p>
          </table:table-cell>
          <table:table-cell table:number-columns-repeated="252"/>
        </table:table-row>
        <table:table-row table:style-name="ro2">
          <table:table-cell office:value-type="float" office:value="-19">
            <text:p>-19</text:p>
          </table:table-cell>
          <table:table-cell table:formula="of:=SF([.A211] ; [.$B$11] ;[.$B$2];[.$B$3];[.$B$4];[.$B$7])" office:value-type="float" office:value="0.557873190082645">
            <text:p>0,5579</text:p>
          </table:table-cell>
          <table:table-cell table:style-name="ce9" table:formula="of:=GETLIFTCOEF([.A211];[.B211];[.$B$2];[.$B$8];[.$B$5])" office:value-type="float" office:value="-0.772147527456814">
            <text:p>-0,772</text:p>
          </table:table-cell>
          <table:table-cell table:style-name="ce9" table:formula="of:=GETDRAGCOEF([.A211];[.B211];[.$B$2];[.$B$9];[.$B$10];[.$B$6])" office:value-type="float" office:value="0.133651423481936">
            <text:p>0,134</text:p>
          </table:table-cell>
          <table:table-cell table:number-columns-repeated="252"/>
        </table:table-row>
        <table:table-row table:style-name="ro2">
          <table:table-cell office:value-type="float" office:value="-18">
            <text:p>-18</text:p>
          </table:table-cell>
          <table:table-cell table:formula="of:=SF([.A212] ; [.$B$11] ;[.$B$2];[.$B$3];[.$B$4];[.$B$7])" office:value-type="float" office:value="0.31932773553719">
            <text:p>0,3193</text:p>
          </table:table-cell>
          <table:table-cell table:style-name="ce9" table:formula="of:=GETLIFTCOEF([.A212];[.B212];[.$B$2];[.$B$8];[.$B$5])" office:value-type="float" office:value="-0.914321020047437">
            <text:p>-0,914</text:p>
          </table:table-cell>
          <table:table-cell table:style-name="ce9" table:formula="of:=GETDRAGCOEF([.A212];[.B212];[.$B$2];[.$B$9];[.$B$10];[.$B$6])" office:value-type="float" office:value="0.107703839167817">
            <text:p>0,108</text:p>
          </table:table-cell>
          <table:table-cell table:number-columns-repeated="252"/>
        </table:table-row>
        <table:table-row table:style-name="ro2">
          <table:table-cell office:value-type="float" office:value="-17">
            <text:p>-17</text:p>
          </table:table-cell>
          <table:table-cell table:formula="of:=SF([.A213] ; [.$B$11] ;[.$B$2];[.$B$3];[.$B$4];[.$B$7])" office:value-type="float" office:value="0.146897983471074">
            <text:p>0,1469</text:p>
          </table:table-cell>
          <table:table-cell table:style-name="ce9" table:formula="of:=GETLIFTCOEF([.A213];[.B213];[.$B$2];[.$B$8];[.$B$5])" office:value-type="float" office:value="-0.986217792867053">
            <text:p>-0,986</text:p>
          </table:table-cell>
          <table:table-cell table:style-name="ce9" table:formula="of:=GETDRAGCOEF([.A213];[.B213];[.$B$2];[.$B$9];[.$B$10];[.$B$6])" office:value-type="float" office:value="0.088835567853244">
            <text:p>0,089</text:p>
          </table:table-cell>
          <table:table-cell table:number-columns-repeated="252"/>
        </table:table-row>
        <table:table-row table:style-name="ro2">
          <table:table-cell office:value-type="float" office:value="-16">
            <text:p>-16</text:p>
          </table:table-cell>
          <table:table-cell table:formula="of:=SF([.A214] ; [.$B$11] ;[.$B$2];[.$B$3];[.$B$4];[.$B$7])" office:value-type="float" office:value="0.0405839338842976">
            <text:p>0,0406</text:p>
          </table:table-cell>
          <table:table-cell table:style-name="ce9" table:formula="of:=GETLIFTCOEF([.A214];[.B214];[.$B$2];[.$B$8];[.$B$5])" office:value-type="float" office:value="-0.997413354138075">
            <text:p>-0,997</text:p>
          </table:table-cell>
          <table:table-cell table:style-name="ce9" table:formula="of:=GETDRAGCOEF([.A214];[.B214];[.$B$2];[.$B$9];[.$B$10];[.$B$6])" office:value-type="float" office:value="0.0762308934728932">
            <text:p>0,076</text:p>
          </table:table-cell>
          <table:table-cell table:number-columns-repeated="252"/>
        </table:table-row>
        <table:table-row table:style-name="ro2">
          <table:table-cell office:value-type="float" office:value="-15">
            <text:p>-15</text:p>
          </table:table-cell>
          <table:table-cell table:formula="of:=SF([.A215] ; [.$B$11] ;[.$B$2];[.$B$3];[.$B$4];[.$B$7])" office:value-type="float" office:value="0.000385586776859508">
            <text:p>0,0004</text:p>
          </table:table-cell>
          <table:table-cell table:style-name="ce9" table:formula="of:=GETLIFTCOEF([.A215];[.B215];[.$B$2];[.$B$8];[.$B$5])" office:value-type="float" office:value="-0.9572895518559">
            <text:p>-0,957</text:p>
          </table:table-cell>
          <table:table-cell table:style-name="ce9" table:formula="of:=GETDRAGCOEF([.A215];[.B215];[.$B$2];[.$B$9];[.$B$10];[.$B$6])" office:value-type="float" office:value="0.0690649435217928">
            <text:p>0,069</text:p>
          </table:table-cell>
          <table:table-cell table:number-columns-repeated="252"/>
        </table:table-row>
        <table:table-row table:style-name="ro2">
          <table:table-cell office:value-type="float" office:value="-14">
            <text:p>-14</text:p>
          </table:table-cell>
          <table:table-cell table:formula="of:=SF([.A216] ; [.$B$11] ;[.$B$2];[.$B$3];[.$B$4];[.$B$7])" office:value-type="float" office:value="0">
            <text:p>0,0000</text:p>
          </table:table-cell>
          <table:table-cell table:style-name="ce9" table:formula="of:=GETLIFTCOEF([.A216];[.B216];[.$B$2];[.$B$8];[.$B$5])" office:value-type="float" office:value="-0.890336084673607">
            <text:p>-0,890</text:p>
          </table:table-cell>
          <table:table-cell table:style-name="ce9" table:formula="of:=GETDRAGCOEF([.A216];[.B216];[.$B$2];[.$B$9];[.$B$10];[.$B$6])" office:value-type="float" office:value="0.0648000977306035">
            <text:p>0,065</text:p>
          </table:table-cell>
          <table:table-cell table:number-columns-repeated="252"/>
        </table:table-row>
        <table:table-row table:style-name="ro2">
          <table:table-cell office:value-type="float" office:value="-13">
            <text:p>-13</text:p>
          </table:table-cell>
          <table:table-cell table:formula="of:=SF([.A217] ; [.$B$11] ;[.$B$2];[.$B$3];[.$B$4];[.$B$7])" office:value-type="float" office:value="0">
            <text:p>0,0000</text:p>
          </table:table-cell>
          <table:table-cell table:style-name="ce9" table:formula="of:=GETLIFTCOEF([.A217];[.B217];[.$B$2];[.$B$8];[.$B$5])" office:value-type="float" office:value="-0.823140908471826">
            <text:p>-0,823</text:p>
          </table:table-cell>
          <table:table-cell table:style-name="ce9" table:formula="of:=GETDRAGCOEF([.A217];[.B217];[.$B$2];[.$B$9];[.$B$10];[.$B$6])" office:value-type="float" office:value="0.0605444180391116">
            <text:p>0,061</text:p>
          </table:table-cell>
          <table:table-cell table:number-columns-repeated="252"/>
        </table:table-row>
        <table:table-row table:style-name="ro2">
          <table:table-cell office:value-type="float" office:value="-12">
            <text:p>-12</text:p>
          </table:table-cell>
          <table:table-cell table:formula="of:=SF([.A218] ; [.$B$11] ;[.$B$2];[.$B$3];[.$B$4];[.$B$7])" office:value-type="float" office:value="0">
            <text:p>0,0000</text:p>
          </table:table-cell>
          <table:table-cell table:style-name="ce9" table:formula="of:=GETLIFTCOEF([.A218];[.B218];[.$B$2];[.$B$8];[.$B$5])" office:value-type="float" office:value="-0.755945732270044">
            <text:p>-0,756</text:p>
          </table:table-cell>
          <table:table-cell table:style-name="ce9" table:formula="of:=GETDRAGCOEF([.A218];[.B218];[.$B$2];[.$B$9];[.$B$10];[.$B$6])" office:value-type="float" office:value="0.0562725805040321">
            <text:p>0,056</text:p>
          </table:table-cell>
          <table:table-cell table:number-columns-repeated="252"/>
        </table:table-row>
        <table:table-row table:style-name="ro2">
          <table:table-cell office:value-type="float" office:value="-11">
            <text:p>-11</text:p>
          </table:table-cell>
          <table:table-cell table:formula="of:=SF([.A219] ; [.$B$11] ;[.$B$2];[.$B$3];[.$B$4];[.$B$7])" office:value-type="float" office:value="0">
            <text:p>0,0000</text:p>
          </table:table-cell>
          <table:table-cell table:style-name="ce9" table:formula="of:=GETLIFTCOEF([.A219];[.B219];[.$B$2];[.$B$8];[.$B$5])" office:value-type="float" office:value="-0.688750556068262">
            <text:p>-0,689</text:p>
          </table:table-cell>
          <table:table-cell table:style-name="ce9" table:formula="of:=GETDRAGCOEF([.A219];[.B219];[.$B$2];[.$B$9];[.$B$10];[.$B$6])" office:value-type="float" office:value="0.0519858863684604">
            <text:p>0,052</text:p>
          </table:table-cell>
          <table:table-cell table:number-columns-repeated="252"/>
        </table:table-row>
        <table:table-row table:style-name="ro2">
          <table:table-cell office:value-type="float" office:value="-10">
            <text:p>-10</text:p>
          </table:table-cell>
          <table:table-cell table:formula="of:=SF([.A220] ; [.$B$11] ;[.$B$2];[.$B$3];[.$B$4];[.$B$7])" office:value-type="float" office:value="0">
            <text:p>0,0000</text:p>
          </table:table-cell>
          <table:table-cell table:style-name="ce9" table:formula="of:=GETLIFTCOEF([.A220];[.B220];[.$B$2];[.$B$8];[.$B$5])" office:value-type="float" office:value="-0.621555379866481">
            <text:p>-0,622</text:p>
          </table:table-cell>
          <table:table-cell table:style-name="ce9" table:formula="of:=GETDRAGCOEF([.A220];[.B220];[.$B$2];[.$B$9];[.$B$10];[.$B$6])" office:value-type="float" office:value="0.0476856414009565">
            <text:p>0,048</text:p>
          </table:table-cell>
          <table:table-cell table:number-columns-repeated="252"/>
        </table:table-row>
        <table:table-row table:style-name="ro2">
          <table:table-cell office:value-type="float" office:value="-9">
            <text:p>-9</text:p>
          </table:table-cell>
          <table:table-cell table:formula="of:=SF([.A221] ; [.$B$11] ;[.$B$2];[.$B$3];[.$B$4];[.$B$7])" office:value-type="float" office:value="0">
            <text:p>0,0000</text:p>
          </table:table-cell>
          <table:table-cell table:style-name="ce9" table:formula="of:=GETLIFTCOEF([.A221];[.B221];[.$B$2];[.$B$8];[.$B$5])" office:value-type="float" office:value="-0.554360203664699">
            <text:p>-0,554</text:p>
          </table:table-cell>
          <table:table-cell table:style-name="ce9" table:formula="of:=GETDRAGCOEF([.A221];[.B221];[.$B$2];[.$B$9];[.$B$10];[.$B$6])" office:value-type="float" office:value="0.0433731554977948">
            <text:p>0,043</text:p>
          </table:table-cell>
          <table:table-cell table:number-columns-repeated="252"/>
        </table:table-row>
        <table:table-row table:style-name="ro2">
          <table:table-cell office:value-type="float" office:value="-8">
            <text:p>-8</text:p>
          </table:table-cell>
          <table:table-cell table:formula="of:=SF([.A222] ; [.$B$11] ;[.$B$2];[.$B$3];[.$B$4];[.$B$7])" office:value-type="float" office:value="0">
            <text:p>0,0000</text:p>
          </table:table-cell>
          <table:table-cell table:style-name="ce9" table:formula="of:=GETLIFTCOEF([.A222];[.B222];[.$B$2];[.$B$8];[.$B$5])" office:value-type="float" office:value="-0.487165027462917">
            <text:p>-0,487</text:p>
          </table:table-cell>
          <table:table-cell table:style-name="ce9" table:formula="of:=GETDRAGCOEF([.A222];[.B222];[.$B$2];[.$B$9];[.$B$10];[.$B$6])" office:value-type="float" office:value="0.0390497422839574">
            <text:p>0,039</text:p>
          </table:table-cell>
          <table:table-cell table:number-columns-repeated="252"/>
        </table:table-row>
        <table:table-row table:style-name="ro2">
          <table:table-cell office:value-type="float" office:value="-7">
            <text:p>-7</text:p>
          </table:table-cell>
          <table:table-cell table:formula="of:=SF([.A223] ; [.$B$11] ;[.$B$2];[.$B$3];[.$B$4];[.$B$7])" office:value-type="float" office:value="0">
            <text:p>0,0000</text:p>
          </table:table-cell>
          <table:table-cell table:style-name="ce9" table:formula="of:=GETLIFTCOEF([.A223];[.B223];[.$B$2];[.$B$8];[.$B$5])" office:value-type="float" office:value="-0.419969851261136">
            <text:p>-0,420</text:p>
          </table:table-cell>
          <table:table-cell table:style-name="ce9" table:formula="of:=GETDRAGCOEF([.A223];[.B223];[.$B$2];[.$B$9];[.$B$10];[.$B$6])" office:value-type="float" office:value="0.0347167187129911">
            <text:p>0,035</text:p>
          </table:table-cell>
          <table:table-cell table:number-columns-repeated="252"/>
        </table:table-row>
        <table:table-row table:style-name="ro2">
          <table:table-cell office:value-type="float" office:value="-6">
            <text:p>-6</text:p>
          </table:table-cell>
          <table:table-cell table:formula="of:=SF([.A224] ; [.$B$11] ;[.$B$2];[.$B$3];[.$B$4];[.$B$7])" office:value-type="float" office:value="0">
            <text:p>0,0000</text:p>
          </table:table-cell>
          <table:table-cell table:style-name="ce9" table:formula="of:=GETLIFTCOEF([.A224];[.B224];[.$B$2];[.$B$8];[.$B$5])" office:value-type="float" office:value="-0.352774675059354">
            <text:p>-0,353</text:p>
          </table:table-cell>
          <table:table-cell table:style-name="ce9" table:formula="of:=GETDRAGCOEF([.A224];[.B224];[.$B$2];[.$B$9];[.$B$10];[.$B$6])" office:value-type="float" office:value="0.0303754046658506">
            <text:p>0,030</text:p>
          </table:table-cell>
          <table:table-cell table:number-columns-repeated="252"/>
        </table:table-row>
        <table:table-row table:style-name="ro2">
          <table:table-cell office:value-type="float" office:value="-5">
            <text:p>-5</text:p>
          </table:table-cell>
          <table:table-cell table:formula="of:=SF([.A225] ; [.$B$11] ;[.$B$2];[.$B$3];[.$B$4];[.$B$7])" office:value-type="float" office:value="0">
            <text:p>0,0000</text:p>
          </table:table-cell>
          <table:table-cell table:style-name="ce9" table:formula="of:=GETLIFTCOEF([.A225];[.B225];[.$B$2];[.$B$8];[.$B$5])" office:value-type="float" office:value="-0.285579498857572">
            <text:p>-0,286</text:p>
          </table:table-cell>
          <table:table-cell table:style-name="ce9" table:formula="of:=GETDRAGCOEF([.A225];[.B225];[.$B$2];[.$B$9];[.$B$10];[.$B$6])" office:value-type="float" office:value="0.0260271225488498">
            <text:p>0,026</text:p>
          </table:table-cell>
          <table:table-cell table:number-columns-repeated="252"/>
        </table:table-row>
        <table:table-row table:style-name="ro2">
          <table:table-cell office:value-type="float" office:value="-4">
            <text:p>-4</text:p>
          </table:table-cell>
          <table:table-cell table:formula="of:=SF([.A226] ; [.$B$11] ;[.$B$2];[.$B$3];[.$B$4];[.$B$7])" office:value-type="float" office:value="0">
            <text:p>0,0000</text:p>
          </table:table-cell>
          <table:table-cell table:style-name="ce9" table:formula="of:=GETLIFTCOEF([.A226];[.B226];[.$B$2];[.$B$8];[.$B$5])" office:value-type="float" office:value="-0.21838432265579">
            <text:p>-0,218</text:p>
          </table:table-cell>
          <table:table-cell table:style-name="ce9" table:formula="of:=GETDRAGCOEF([.A226];[.B226];[.$B$2];[.$B$9];[.$B$10];[.$B$6])" office:value-type="float" office:value="0.0216731968908444">
            <text:p>0,022</text:p>
          </table:table-cell>
          <table:table-cell table:number-columns-repeated="252"/>
        </table:table-row>
        <table:table-row table:style-name="ro2">
          <table:table-cell office:value-type="float" office:value="-3">
            <text:p>-3</text:p>
          </table:table-cell>
          <table:table-cell table:formula="of:=SF([.A227] ; [.$B$11] ;[.$B$2];[.$B$3];[.$B$4];[.$B$7])" office:value-type="float" office:value="0">
            <text:p>0,0000</text:p>
          </table:table-cell>
          <table:table-cell table:style-name="ce9" table:formula="of:=GETLIFTCOEF([.A227];[.B227];[.$B$2];[.$B$8];[.$B$5])" office:value-type="float" office:value="-0.151189146454009">
            <text:p>-0,151</text:p>
          </table:table-cell>
          <table:table-cell table:style-name="ce9" table:formula="of:=GETDRAGCOEF([.A227];[.B227];[.$B$2];[.$B$9];[.$B$10];[.$B$6])" office:value-type="float" office:value="0.0173149539397672">
            <text:p>0,017</text:p>
          </table:table-cell>
          <table:table-cell table:number-columns-repeated="252"/>
        </table:table-row>
        <table:table-row table:style-name="ro2">
          <table:table-cell office:value-type="float" office:value="-2">
            <text:p>-2</text:p>
          </table:table-cell>
          <table:table-cell table:formula="of:=SF([.A228] ; [.$B$11] ;[.$B$2];[.$B$3];[.$B$4];[.$B$7])" office:value-type="float" office:value="0">
            <text:p>0,0000</text:p>
          </table:table-cell>
          <table:table-cell table:style-name="ce9" table:formula="of:=GETLIFTCOEF([.A228];[.B228];[.$B$2];[.$B$8];[.$B$5])" office:value-type="float" office:value="-0.0839939702522271">
            <text:p>-0,084</text:p>
          </table:table-cell>
          <table:table-cell table:style-name="ce9" table:formula="of:=GETDRAGCOEF([.A228];[.B228];[.$B$2];[.$B$9];[.$B$10];[.$B$6])" office:value-type="float" office:value="0.0129537212586403">
            <text:p>0,013</text:p>
          </table:table-cell>
          <table:table-cell table:number-columns-repeated="252"/>
        </table:table-row>
        <table:table-row table:style-name="ro2">
          <table:table-cell office:value-type="float" office:value="-1">
            <text:p>-1</text:p>
          </table:table-cell>
          <table:table-cell table:formula="of:=SF([.A229] ; [.$B$11] ;[.$B$2];[.$B$3];[.$B$4];[.$B$7])" office:value-type="float" office:value="0">
            <text:p>0,0000</text:p>
          </table:table-cell>
          <table:table-cell table:style-name="ce9" table:formula="of:=GETLIFTCOEF([.A229];[.B229];[.$B$2];[.$B$8];[.$B$5])" office:value-type="float" office:value="-0.0167987940504454">
            <text:p>-0,017</text:p>
          </table:table-cell>
          <table:table-cell table:style-name="ce9" table:formula="of:=GETDRAGCOEF([.A229];[.B229];[.$B$2];[.$B$9];[.$B$10];[.$B$6])" office:value-type="float" office:value="0.00859082732118664">
            <text:p>0,009</text:p>
          </table:table-cell>
          <table:table-cell table:number-columns-repeated="252"/>
        </table:table-row>
        <table:table-row table:style-name="ro2">
          <table:table-cell office:value-type="float" office:value="0">
            <text:p>0</text:p>
          </table:table-cell>
          <table:table-cell table:formula="of:=SF([.A230] ; [.$B$11] ;[.$B$2];[.$B$3];[.$B$4];[.$B$7])" office:value-type="float" office:value="0">
            <text:p>0,0000</text:p>
          </table:table-cell>
          <table:table-cell table:style-name="ce9" table:formula="of:=GETLIFTCOEF([.A230];[.B230];[.$B$2];[.$B$8];[.$B$5])" office:value-type="float" office:value="0.0503963821513363">
            <text:p>0,050</text:p>
          </table:table-cell>
          <table:table-cell table:style-name="ce9" table:formula="of:=GETDRAGCOEF([.A230];[.B230];[.$B$2];[.$B$9];[.$B$10];[.$B$6])" office:value-type="float" office:value="0.0107723988928361">
            <text:p>0,011</text:p>
          </table:table-cell>
          <table:table-cell table:number-columns-repeated="252"/>
        </table:table-row>
        <table:table-row table:style-name="ro2">
          <table:table-cell office:value-type="float" office:value="1">
            <text:p>1</text:p>
          </table:table-cell>
          <table:table-cell table:formula="of:=SF([.A231] ; [.$B$11] ;[.$B$2];[.$B$3];[.$B$4];[.$B$7])" office:value-type="float" office:value="0">
            <text:p>0,0000</text:p>
          </table:table-cell>
          <table:table-cell table:style-name="ce9" table:formula="of:=GETLIFTCOEF([.A231];[.B231];[.$B$2];[.$B$8];[.$B$5])" office:value-type="float" office:value="0.117591558353118">
            <text:p>0,118</text:p>
          </table:table-cell>
          <table:table-cell table:style-name="ce9" table:formula="of:=GETDRAGCOEF([.A231];[.B231];[.$B$2];[.$B$9];[.$B$10];[.$B$6])" office:value-type="float" office:value="0.0151346283024557">
            <text:p>0,015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table:formula="of:=SF([.A232] ; [.$B$11] ;[.$B$2];[.$B$3];[.$B$4];[.$B$7])" office:value-type="float" office:value="0">
            <text:p>0,0000</text:p>
          </table:table-cell>
          <table:table-cell table:style-name="ce9" table:formula="of:=GETLIFTCOEF([.A232];[.B232];[.$B$2];[.$B$8];[.$B$5])" office:value-type="float" office:value="0.1847867345549">
            <text:p>0,185</text:p>
          </table:table-cell>
          <table:table-cell table:style-name="ce9" table:formula="of:=GETDRAGCOEF([.A232];[.B232];[.$B$2];[.$B$9];[.$B$10];[.$B$6])" office:value-type="float" office:value="0.019494532130336">
            <text:p>0,019</text:p>
          </table:table-cell>
          <table:table-cell table:number-columns-repeated="252"/>
        </table:table-row>
        <table:table-row table:style-name="ro2">
          <table:table-cell office:value-type="float" office:value="3">
            <text:p>3</text:p>
          </table:table-cell>
          <table:table-cell table:formula="of:=SF([.A233] ; [.$B$11] ;[.$B$2];[.$B$3];[.$B$4];[.$B$7])" office:value-type="float" office:value="0">
            <text:p>0,0000</text:p>
          </table:table-cell>
          <table:table-cell table:style-name="ce9" table:formula="of:=GETLIFTCOEF([.A233];[.B233];[.$B$2];[.$B$8];[.$B$5])" office:value-type="float" office:value="0.251981910756681">
            <text:p>0,252</text:p>
          </table:table-cell>
          <table:table-cell table:style-name="ce9" table:formula="of:=GETDRAGCOEF([.A233];[.B233];[.$B$2];[.$B$9];[.$B$10];[.$B$6])" office:value-type="float" office:value="0.0238507823075358">
            <text:p>0,024</text:p>
          </table:table-cell>
          <table:table-cell table:number-columns-repeated="252"/>
        </table:table-row>
        <table:table-row table:style-name="ro2">
          <table:table-cell office:value-type="float" office:value="4">
            <text:p>4</text:p>
          </table:table-cell>
          <table:table-cell table:formula="of:=SF([.A234] ; [.$B$11] ;[.$B$2];[.$B$3];[.$B$4];[.$B$7])" office:value-type="float" office:value="0">
            <text:p>0,0000</text:p>
          </table:table-cell>
          <table:table-cell table:style-name="ce9" table:formula="of:=GETLIFTCOEF([.A234];[.B234];[.$B$2];[.$B$8];[.$B$5])" office:value-type="float" office:value="0.319177086958463">
            <text:p>0,319</text:p>
          </table:table-cell>
          <table:table-cell table:style-name="ce9" table:formula="of:=GETDRAGCOEF([.A234];[.B234];[.$B$2];[.$B$9];[.$B$10];[.$B$6])" office:value-type="float" office:value="0.0282020518780511">
            <text:p>0,028</text:p>
          </table:table-cell>
          <table:table-cell table:number-columns-repeated="252"/>
        </table:table-row>
        <table:table-row table:style-name="ro2">
          <table:table-cell office:value-type="float" office:value="5">
            <text:p>5</text:p>
          </table:table-cell>
          <table:table-cell table:formula="of:=SF([.A235] ; [.$B$11] ;[.$B$2];[.$B$3];[.$B$4];[.$B$7])" office:value-type="float" office:value="0">
            <text:p>0,0000</text:p>
          </table:table-cell>
          <table:table-cell table:style-name="ce9" table:formula="of:=GETLIFTCOEF([.A235];[.B235];[.$B$2];[.$B$8];[.$B$5])" office:value-type="float" office:value="0.386372263160245">
            <text:p>0,386</text:p>
          </table:table-cell>
          <table:table-cell table:style-name="ce9" table:formula="of:=GETDRAGCOEF([.A235];[.B235];[.$B$2];[.$B$9];[.$B$10];[.$B$6])" office:value-type="float" office:value="0.0325470154030191">
            <text:p>0,033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table:formula="of:=SF([.A236] ; [.$B$11] ;[.$B$2];[.$B$3];[.$B$4];[.$B$7])" office:value-type="float" office:value="0">
            <text:p>0,0000</text:p>
          </table:table-cell>
          <table:table-cell table:style-name="ce9" table:formula="of:=GETLIFTCOEF([.A236];[.B236];[.$B$2];[.$B$8];[.$B$5])" office:value-type="float" office:value="0.453567439362026">
            <text:p>0,454</text:p>
          </table:table-cell>
          <table:table-cell table:style-name="ce9" table:formula="of:=GETDRAGCOEF([.A236];[.B236];[.$B$2];[.$B$9];[.$B$10];[.$B$6])" office:value-type="float" office:value="0.0368843493644594">
            <text:p>0,037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table:formula="of:=SF([.A237] ; [.$B$11] ;[.$B$2];[.$B$3];[.$B$4];[.$B$7])" office:value-type="float" office:value="0">
            <text:p>0,0000</text:p>
          </table:table-cell>
          <table:table-cell table:style-name="ce9" table:formula="of:=GETLIFTCOEF([.A237];[.B237];[.$B$2];[.$B$8];[.$B$5])" office:value-type="float" office:value="0.520762615563808">
            <text:p>0,521</text:p>
          </table:table-cell>
          <table:table-cell table:style-name="ce9" table:formula="of:=GETDRAGCOEF([.A237];[.B237];[.$B$2];[.$B$9];[.$B$10];[.$B$6])" office:value-type="float" office:value="0.0412127325684308">
            <text:p>0,041</text:p>
          </table:table-cell>
          <table:table-cell table:number-columns-repeated="252"/>
        </table:table-row>
        <table:table-row table:style-name="ro2">
          <table:table-cell office:value-type="float" office:value="8">
            <text:p>8</text:p>
          </table:table-cell>
          <table:table-cell table:formula="of:=SF([.A238] ; [.$B$11] ;[.$B$2];[.$B$3];[.$B$4];[.$B$7])" office:value-type="float" office:value="0">
            <text:p>0,0000</text:p>
          </table:table-cell>
          <table:table-cell table:style-name="ce9" table:formula="of:=GETLIFTCOEF([.A238];[.B238];[.$B$2];[.$B$8];[.$B$5])" office:value-type="float" office:value="0.58795779176559">
            <text:p>0,588</text:p>
          </table:table-cell>
          <table:table-cell table:style-name="ce9" table:formula="of:=GETDRAGCOEF([.A238];[.B238];[.$B$2];[.$B$9];[.$B$10];[.$B$6])" office:value-type="float" office:value="0.0455308465474792">
            <text:p>0,046</text:p>
          </table:table-cell>
          <table:table-cell table:number-columns-repeated="252"/>
        </table:table-row>
        <table:table-row table:style-name="ro2">
          <table:table-cell office:value-type="float" office:value="9">
            <text:p>9</text:p>
          </table:table-cell>
          <table:table-cell table:formula="of:=SF([.A239] ; [.$B$11] ;[.$B$2];[.$B$3];[.$B$4];[.$B$7])" office:value-type="float" office:value="0">
            <text:p>0,0000</text:p>
          </table:table-cell>
          <table:table-cell table:style-name="ce9" table:formula="of:=GETLIFTCOEF([.A239];[.B239];[.$B$2];[.$B$8];[.$B$5])" office:value-type="float" office:value="0.655152967967371">
            <text:p>0,655</text:p>
          </table:table-cell>
          <table:table-cell table:style-name="ce9" table:formula="of:=GETDRAGCOEF([.A239];[.B239];[.$B$2];[.$B$9];[.$B$10];[.$B$6])" office:value-type="float" office:value="0.0498373759622561">
            <text:p>0,050</text:p>
          </table:table-cell>
          <table:table-cell table:number-columns-repeated="252"/>
        </table:table-row>
        <table:table-row table:style-name="ro2">
          <table:table-cell office:value-type="float" office:value="10">
            <text:p>10</text:p>
          </table:table-cell>
          <table:table-cell table:formula="of:=SF([.A240] ; [.$B$11] ;[.$B$2];[.$B$3];[.$B$4];[.$B$7])" office:value-type="float" office:value="0">
            <text:p>0,0000</text:p>
          </table:table-cell>
          <table:table-cell table:style-name="ce9" table:formula="of:=GETLIFTCOEF([.A240];[.B240];[.$B$2];[.$B$8];[.$B$5])" office:value-type="float" office:value="0.722348144169153">
            <text:p>0,722</text:p>
          </table:table-cell>
          <table:table-cell table:style-name="ce9" table:formula="of:=GETDRAGCOEF([.A240];[.B240];[.$B$2];[.$B$9];[.$B$10];[.$B$6])" office:value-type="float" office:value="0.0541310090021837">
            <text:p>0,054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table:formula="of:=SF([.A241] ; [.$B$11] ;[.$B$2];[.$B$3];[.$B$4];[.$B$7])" office:value-type="float" office:value="0">
            <text:p>0,0000</text:p>
          </table:table-cell>
          <table:table-cell table:style-name="ce9" table:formula="of:=GETLIFTCOEF([.A241];[.B241];[.$B$2];[.$B$8];[.$B$5])" office:value-type="float" office:value="0.789543320370935">
            <text:p>0,790</text:p>
          </table:table-cell>
          <table:table-cell table:style-name="ce9" table:formula="of:=GETDRAGCOEF([.A241];[.B241];[.$B$2];[.$B$9];[.$B$10];[.$B$6])" office:value-type="float" office:value="0.0584104377850444">
            <text:p>0,058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table:formula="of:=SF([.A242] ; [.$B$11] ;[.$B$2];[.$B$3];[.$B$4];[.$B$7])" office:value-type="float" office:value="0">
            <text:p>0,0000</text:p>
          </table:table-cell>
          <table:table-cell table:style-name="ce9" table:formula="of:=GETLIFTCOEF([.A242];[.B242];[.$B$2];[.$B$8];[.$B$5])" office:value-type="float" office:value="0.856738496572716">
            <text:p>0,857</text:p>
          </table:table-cell>
          <table:table-cell table:style-name="ce9" table:formula="of:=GETDRAGCOEF([.A242];[.B242];[.$B$2];[.$B$9];[.$B$10];[.$B$6])" office:value-type="float" office:value="0.0626743587553753">
            <text:p>0,063</text:p>
          </table:table-cell>
          <table:table-cell table:number-columns-repeated="252"/>
        </table:table-row>
        <table:table-row table:style-name="ro2">
          <table:table-cell office:value-type="float" office:value="13">
            <text:p>13</text:p>
          </table:table-cell>
          <table:table-cell table:formula="of:=SF([.A243] ; [.$B$11] ;[.$B$2];[.$B$3];[.$B$4];[.$B$7])" office:value-type="float" office:value="0">
            <text:p>0,0000</text:p>
          </table:table-cell>
          <table:table-cell table:style-name="ce9" table:formula="of:=GETLIFTCOEF([.A243];[.B243];[.$B$2];[.$B$8];[.$B$5])" office:value-type="float" office:value="0.923933672774498">
            <text:p>0,924</text:p>
          </table:table-cell>
          <table:table-cell table:style-name="ce9" table:formula="of:=GETDRAGCOEF([.A243];[.B243];[.$B$2];[.$B$9];[.$B$10];[.$B$6])" office:value-type="float" office:value="0.0669214730815433">
            <text:p>0,067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table:formula="of:=SF([.A244] ; [.$B$11] ;[.$B$2];[.$B$3];[.$B$4];[.$B$7])" office:value-type="float" office:value="0">
            <text:p>0,0000</text:p>
          </table:table-cell>
          <table:table-cell table:style-name="ce9" table:formula="of:=GETLIFTCOEF([.A244];[.B244];[.$B$2];[.$B$8];[.$B$5])" office:value-type="float" office:value="0.99112884897628">
            <text:p>0,991</text:p>
          </table:table-cell>
          <table:table-cell table:style-name="ce9" table:formula="of:=GETDRAGCOEF([.A244];[.B244];[.$B$2];[.$B$9];[.$B$10];[.$B$6])" office:value-type="float" office:value="0.0711504870513819">
            <text:p>0,071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table:formula="of:=SF([.A245] ; [.$B$11] ;[.$B$2];[.$B$3];[.$B$4];[.$B$7])" office:value-type="float" office:value="0.000385586776859508">
            <text:p>0,0004</text:p>
          </table:table-cell>
          <table:table-cell table:style-name="ce9" table:formula="of:=GETLIFTCOEF([.A245];[.B245];[.$B$2];[.$B$8];[.$B$5])" office:value-type="float" office:value="1.0580555671248">
            <text:p>1,058</text:p>
          </table:table-cell>
          <table:table-cell table:style-name="ce9" table:formula="of:=GETDRAGCOEF([.A245];[.B245];[.$B$2];[.$B$9];[.$B$10];[.$B$6])" office:value-type="float" office:value="0.0753891703291382">
            <text:p>0,075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table:formula="of:=SF([.A246] ; [.$B$11] ;[.$B$2];[.$B$3];[.$B$4];[.$B$7])" office:value-type="float" office:value="0.0405839338842976">
            <text:p>0,0406</text:p>
          </table:table-cell>
          <table:table-cell table:style-name="ce9" table:formula="of:=GETLIFTCOEF([.A246];[.B246];[.$B$2];[.$B$8];[.$B$5])" office:value-type="float" office:value="1.09536424799084">
            <text:p>1,095</text:p>
          </table:table-cell>
          <table:table-cell table:style-name="ce9" table:formula="of:=GETDRAGCOEF([.A246];[.B246];[.$B$2];[.$B$9];[.$B$10];[.$B$6])" office:value-type="float" office:value="0.0827774811105684">
            <text:p>0,083</text:p>
          </table:table-cell>
          <table:table-cell table:number-columns-repeated="252"/>
        </table:table-row>
        <table:table-row table:style-name="ro2">
          <table:table-cell office:value-type="float" office:value="17">
            <text:p>17</text:p>
          </table:table-cell>
          <table:table-cell table:formula="of:=SF([.A247] ; [.$B$11] ;[.$B$2];[.$B$3];[.$B$4];[.$B$7])" office:value-type="float" office:value="0.146897983471074">
            <text:p>0,1469</text:p>
          </table:table-cell>
          <table:table-cell table:style-name="ce9" table:formula="of:=GETLIFTCOEF([.A247];[.B247];[.$B$2];[.$B$8];[.$B$5])" office:value-type="float" office:value="1.07662277723834">
            <text:p>1,077</text:p>
          </table:table-cell>
          <table:table-cell table:style-name="ce9" table:formula="of:=GETDRAGCOEF([.A247];[.B247];[.$B$2];[.$B$9];[.$B$10];[.$B$6])" office:value-type="float" office:value="0.0960137973229201">
            <text:p>0,096</text:p>
          </table:table-cell>
          <table:table-cell table:number-columns-repeated="252"/>
        </table:table-row>
        <table:table-row table:style-name="ro2">
          <table:table-cell office:value-type="float" office:value="18">
            <text:p>18</text:p>
          </table:table-cell>
          <table:table-cell table:formula="of:=SF([.A248] ; [.$B$11] ;[.$B$2];[.$B$3];[.$B$4];[.$B$7])" office:value-type="float" office:value="0.31932773553719">
            <text:p>0,3193</text:p>
          </table:table-cell>
          <table:table-cell table:style-name="ce9" table:formula="of:=GETLIFTCOEF([.A248];[.B248];[.$B$2];[.$B$8];[.$B$5])" office:value-type="float" office:value="0.992300814157243">
            <text:p>0,992</text:p>
          </table:table-cell>
          <table:table-cell table:style-name="ce9" table:formula="of:=GETDRAGCOEF([.A248];[.B248];[.$B$2];[.$B$9];[.$B$10];[.$B$6])" office:value-type="float" office:value="0.115915958484205">
            <text:p>0,116</text:p>
          </table:table-cell>
          <table:table-cell table:number-columns-repeated="252"/>
        </table:table-row>
        <table:table-row table:style-name="ro2">
          <table:table-cell office:value-type="float" office:value="19">
            <text:p>19</text:p>
          </table:table-cell>
          <table:table-cell table:formula="of:=SF([.A249] ; [.$B$11] ;[.$B$2];[.$B$3];[.$B$4];[.$B$7])" office:value-type="float" office:value="0.557873190082645">
            <text:p>0,5579</text:p>
          </table:table-cell>
          <table:table-cell table:style-name="ce9" table:formula="of:=GETLIFTCOEF([.A249];[.B249];[.$B$2];[.$B$8];[.$B$5])" office:value-type="float" office:value="0.832660313915278">
            <text:p>0,833</text:p>
          </table:table-cell>
          <table:table-cell table:style-name="ce9" table:formula="of:=GETDRAGCOEF([.A249];[.B249];[.$B$2];[.$B$9];[.$B$10];[.$B$6])" office:value-type="float" office:value="0.143291897790145">
            <text:p>0,143</text:p>
          </table:table-cell>
          <table:table-cell table:number-columns-repeated="252"/>
        </table:table-row>
        <table:table-row table:style-name="ro2">
          <table:table-cell office:value-type="float" office:value="20">
            <text:p>20</text:p>
          </table:table-cell>
          <table:table-cell table:formula="of:=SF([.A250] ; [.$B$11] ;[.$B$2];[.$B$3];[.$B$4];[.$B$7])" office:value-type="float" office:value="0.862534347107438">
            <text:p>0,8625</text:p>
          </table:table-cell>
          <table:table-cell table:style-name="ce9" table:formula="of:=GETLIFTCOEF([.A250];[.B250];[.$B$2];[.$B$8];[.$B$5])" office:value-type="float" office:value="0.587740404544995">
            <text:p>0,588</text:p>
          </table:table-cell>
          <table:table-cell table:style-name="ce9" table:formula="of:=GETDRAGCOEF([.A250];[.B250];[.$B$2];[.$B$9];[.$B$10];[.$B$6])" office:value-type="float" office:value="0.178938814389079">
            <text:p>0,179</text:p>
          </table:table-cell>
          <table:table-cell table:number-columns-repeated="252"/>
        </table:table-row>
        <table:table-row table:style-name="ro2">
          <table:table-cell office:value-type="float" office:value="21">
            <text:p>21</text:p>
          </table:table-cell>
          <table:table-cell table:formula="of:=SF([.A251] ; [.$B$11] ;[.$B$2];[.$B$3];[.$B$4];[.$B$7])" office:value-type="float" office:value="1">
            <text:p>1,0000</text:p>
          </table:table-cell>
          <table:table-cell table:style-name="ce9" table:formula="of:=GETLIFTCOEF([.A251];[.B251];[.$B$2];[.$B$8];[.$B$5])" office:value-type="float" office:value="0.477029720955771">
            <text:p>0,477</text:p>
          </table:table-cell>
          <table:table-cell table:style-name="ce9" table:formula="of:=GETDRAGCOEF([.A251];[.B251];[.$B$2];[.$B$9];[.$B$10];[.$B$6])" office:value-type="float" office:value="0.200278718754918">
            <text:p>0,200</text:p>
          </table:table-cell>
          <table:table-cell table:number-columns-repeated="252"/>
        </table:table-row>
        <table:table-row table:style-name="ro2">
          <table:table-cell office:value-type="float" office:value="22">
            <text:p>22</text:p>
          </table:table-cell>
          <table:table-cell table:formula="of:=SF([.A252] ; [.$B$11] ;[.$B$2];[.$B$3];[.$B$4];[.$B$7])" office:value-type="float" office:value="1">
            <text:p>1,0000</text:p>
          </table:table-cell>
          <table:table-cell table:style-name="ce9" table:formula="of:=GETLIFTCOEF([.A252];[.B252];[.$B$2];[.$B$8];[.$B$5])" office:value-type="float" office:value="0.494282561263848">
            <text:p>0,494</text:p>
          </table:table-cell>
          <table:table-cell table:style-name="ce9" table:formula="of:=GETDRAGCOEF([.A252];[.B252];[.$B$2];[.$B$9];[.$B$10];[.$B$6])" office:value-type="float" office:value="0.20835548081841">
            <text:p>0,208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table:formula="of:=SF([.A253] ; [.$B$11] ;[.$B$2];[.$B$3];[.$B$4];[.$B$7])" office:value-type="float" office:value="1">
            <text:p>1,0000</text:p>
          </table:table-cell>
          <table:table-cell table:style-name="ce9" table:formula="of:=GETLIFTCOEF([.A253];[.B253];[.$B$2];[.$B$8];[.$B$5])" office:value-type="float" office:value="0.510933194409416">
            <text:p>0,511</text:p>
          </table:table-cell>
          <table:table-cell table:style-name="ce9" table:formula="of:=GETDRAGCOEF([.A253];[.B253];[.$B$2];[.$B$9];[.$B$10];[.$B$6])" office:value-type="float" office:value="0.216373344929369">
            <text:p>0,216</text:p>
          </table:table-cell>
          <table:table-cell table:number-columns-repeated="252"/>
        </table:table-row>
        <table:table-row table:style-name="ro2">
          <table:table-cell office:value-type="float" office:value="24">
            <text:p>24</text:p>
          </table:table-cell>
          <table:table-cell table:formula="of:=SF([.A254] ; [.$B$11] ;[.$B$2];[.$B$3];[.$B$4];[.$B$7])" office:value-type="float" office:value="1">
            <text:p>1,0000</text:p>
          </table:table-cell>
          <table:table-cell table:style-name="ce9" table:formula="of:=GETLIFTCOEF([.A254];[.B254];[.$B$2];[.$B$8];[.$B$5])" office:value-type="float" office:value="0.526961334160821">
            <text:p>0,527</text:p>
          </table:table-cell>
          <table:table-cell table:style-name="ce9" table:formula="of:=GETDRAGCOEF([.A254];[.B254];[.$B$2];[.$B$9];[.$B$10];[.$B$6])" office:value-type="float" office:value="0.224329868768714">
            <text:p>0,224</text:p>
          </table:table-cell>
          <table:table-cell table:number-columns-repeated="252"/>
        </table:table-row>
        <table:table-row table:style-name="ro2">
          <table:table-cell office:value-type="float" office:value="25">
            <text:p>25</text:p>
          </table:table-cell>
          <table:table-cell table:formula="of:=SF([.A255] ; [.$B$11] ;[.$B$2];[.$B$3];[.$B$4];[.$B$7])" office:value-type="float" office:value="1">
            <text:p>1,0000</text:p>
          </table:table-cell>
          <table:table-cell table:style-name="ce9" table:formula="of:=GETLIFTCOEF([.A255];[.B255];[.$B$2];[.$B$8];[.$B$5])" office:value-type="float" office:value="0.542347452698723">
            <text:p>0,542</text:p>
          </table:table-cell>
          <table:table-cell table:style-name="ce9" table:formula="of:=GETDRAGCOEF([.A255];[.B255];[.$B$2];[.$B$9];[.$B$10];[.$B$6])" office:value-type="float" office:value="0.232222628702209">
            <text:p>0,232</text:p>
          </table:table-cell>
          <table:table-cell table:number-columns-repeated="252"/>
        </table:table-row>
        <table:table-row table:style-name="ro2">
          <table:table-cell office:value-type="float" office:value="26">
            <text:p>26</text:p>
          </table:table-cell>
          <table:table-cell table:formula="of:=SF([.A256] ; [.$B$11] ;[.$B$2];[.$B$3];[.$B$4];[.$B$7])" office:value-type="float" office:value="1">
            <text:p>1,0000</text:p>
          </table:table-cell>
          <table:table-cell table:style-name="ce9" table:formula="of:=GETLIFTCOEF([.A256];[.B256];[.$B$2];[.$B$8];[.$B$5])" office:value-type="float" office:value="0.557072804407732">
            <text:p>0,557</text:p>
          </table:table-cell>
          <table:table-cell table:style-name="ce9" table:formula="of:=GETDRAGCOEF([.A256];[.B256];[.$B$2];[.$B$9];[.$B$10];[.$B$6])" office:value-type="float" office:value="0.240049220518717">
            <text:p>0,240</text:p>
          </table:table-cell>
          <table:table-cell table:number-columns-repeated="252"/>
        </table:table-row>
        <table:table-row table:style-name="ro2">
          <table:table-cell office:value-type="float" office:value="27">
            <text:p>27</text:p>
          </table:table-cell>
          <table:table-cell table:formula="of:=SF([.A257] ; [.$B$11] ;[.$B$2];[.$B$3];[.$B$4];[.$B$7])" office:value-type="float" office:value="1">
            <text:p>1,0000</text:p>
          </table:table-cell>
          <table:table-cell table:style-name="ce9" table:formula="of:=GETLIFTCOEF([.A257];[.B257];[.$B$2];[.$B$8];[.$B$5])" office:value-type="float" office:value="0.571119448715057">
            <text:p>0,571</text:p>
          </table:table-cell>
          <table:table-cell table:style-name="ce9" table:formula="of:=GETDRAGCOEF([.A257];[.B257];[.$B$2];[.$B$9];[.$B$10];[.$B$6])" office:value-type="float" office:value="0.247807260162556">
            <text:p>0,248</text:p>
          </table:table-cell>
          <table:table-cell table:number-columns-repeated="252"/>
        </table:table-row>
        <table:table-row table:style-name="ro2">
          <table:table-cell office:value-type="float" office:value="28">
            <text:p>28</text:p>
          </table:table-cell>
          <table:table-cell table:formula="of:=SF([.A258] ; [.$B$11] ;[.$B$2];[.$B$3];[.$B$4];[.$B$7])" office:value-type="float" office:value="1">
            <text:p>1,0000</text:p>
          </table:table-cell>
          <table:table-cell table:style-name="ce9" table:formula="of:=GETLIFTCOEF([.A258];[.B258];[.$B$2];[.$B$8];[.$B$5])" office:value-type="float" office:value="0.58447027194833">
            <text:p>0,584</text:p>
          </table:table-cell>
          <table:table-cell table:style-name="ce9" table:formula="of:=GETDRAGCOEF([.A258];[.B258];[.$B$2];[.$B$9];[.$B$10];[.$B$6])" office:value-type="float" office:value="0.255494384459694">
            <text:p>0,255</text:p>
          </table:table-cell>
          <table:table-cell table:number-columns-repeated="252"/>
        </table:table-row>
        <table:table-row table:style-name="ro2">
          <table:table-cell office:value-type="float" office:value="29">
            <text:p>29</text:p>
          </table:table-cell>
          <table:table-cell table:formula="of:=SF([.A259] ; [.$B$11] ;[.$B$2];[.$B$3];[.$B$4];[.$B$7])" office:value-type="float" office:value="1">
            <text:p>1,0000</text:p>
          </table:table-cell>
          <table:table-cell table:style-name="ce9" table:formula="of:=GETLIFTCOEF([.A259];[.B259];[.$B$2];[.$B$8];[.$B$5])" office:value-type="float" office:value="0.597109008185977">
            <text:p>0,597</text:p>
          </table:table-cell>
          <table:table-cell table:style-name="ce9" table:formula="of:=GETDRAGCOEF([.A259];[.B259];[.$B$2];[.$B$9];[.$B$10];[.$B$6])" office:value-type="float" office:value="0.263108251837604">
            <text:p>0,263</text:p>
          </table:table-cell>
          <table:table-cell table:number-columns-repeated="252"/>
        </table:table-row>
        <table:table-row table:style-name="ro2">
          <table:table-cell office:value-type="float" office:value="30">
            <text:p>30</text:p>
          </table:table-cell>
          <table:table-cell table:formula="of:=SF([.A260] ; [.$B$11] ;[.$B$2];[.$B$3];[.$B$4];[.$B$7])" office:value-type="float" office:value="1">
            <text:p>1,0000</text:p>
          </table:table-cell>
          <table:table-cell table:style-name="ce9" table:formula="of:=GETLIFTCOEF([.A260];[.B260];[.$B$2];[.$B$8];[.$B$5])" office:value-type="float" office:value="0.609020259074742">
            <text:p>0,609</text:p>
          </table:table-cell>
          <table:table-cell table:style-name="ce9" table:formula="of:=GETDRAGCOEF([.A260];[.B260];[.$B$2];[.$B$9];[.$B$10];[.$B$6])" office:value-type="float" office:value="0.270646543038526">
            <text:p>0,271</text:p>
          </table:table-cell>
          <table:table-cell table:number-columns-repeated="252"/>
        </table:table-row>
        <table:table-row table:style-name="ro2">
          <table:table-cell office:value-type="float" office:value="31">
            <text:p>31</text:p>
          </table:table-cell>
          <table:table-cell table:formula="of:=SF([.A261] ; [.$B$11] ;[.$B$2];[.$B$3];[.$B$4];[.$B$7])" office:value-type="float" office:value="1">
            <text:p>1,0000</text:p>
          </table:table-cell>
          <table:table-cell table:style-name="ce9" table:formula="of:=GETLIFTCOEF([.A261];[.B261];[.$B$2];[.$B$8];[.$B$5])" office:value-type="float" office:value="0.620189512590203">
            <text:p>0,620</text:p>
          </table:table-cell>
          <table:table-cell table:style-name="ce9" table:formula="of:=GETDRAGCOEF([.A261];[.B261];[.$B$2];[.$B$9];[.$B$10];[.$B$6])" office:value-type="float" office:value="0.278106961825935">
            <text:p>0,278</text:p>
          </table:table-cell>
          <table:table-cell table:number-columns-repeated="252"/>
        </table:table-row>
        <table:table-row table:style-name="ro2">
          <table:table-cell office:value-type="float" office:value="32">
            <text:p>32</text:p>
          </table:table-cell>
          <table:table-cell table:formula="of:=SF([.A262] ; [.$B$11] ;[.$B$2];[.$B$3];[.$B$4];[.$B$7])" office:value-type="float" office:value="1">
            <text:p>1,0000</text:p>
          </table:table-cell>
          <table:table-cell table:style-name="ce9" table:formula="of:=GETLIFTCOEF([.A262];[.B262];[.$B$2];[.$B$8];[.$B$5])" office:value-type="float" office:value="0.630603160717444">
            <text:p>0,631</text:p>
          </table:table-cell>
          <table:table-cell table:style-name="ce9" table:formula="of:=GETDRAGCOEF([.A262];[.B262];[.$B$2];[.$B$9];[.$B$10];[.$B$6])" office:value-type="float" office:value="0.285487235683997">
            <text:p>0,285</text:p>
          </table:table-cell>
          <table:table-cell table:number-columns-repeated="252"/>
        </table:table-row>
        <table:table-row table:style-name="ro2">
          <table:table-cell office:value-type="float" office:value="33">
            <text:p>33</text:p>
          </table:table-cell>
          <table:table-cell table:formula="of:=SF([.A263] ; [.$B$11] ;[.$B$2];[.$B$3];[.$B$4];[.$B$7])" office:value-type="float" office:value="1">
            <text:p>1,0000</text:p>
          </table:table-cell>
          <table:table-cell table:style-name="ce9" table:formula="of:=GETLIFTCOEF([.A263];[.B263];[.$B$2];[.$B$8];[.$B$5])" office:value-type="float" office:value="0.640248516030322">
            <text:p>0,640</text:p>
          </table:table-cell>
          <table:table-cell table:style-name="ce9" table:formula="of:=GETDRAGCOEF([.A263];[.B263];[.$B$2];[.$B$9];[.$B$10];[.$B$6])" office:value-type="float" office:value="0.292785116509801">
            <text:p>0,293</text:p>
          </table:table-cell>
          <table:table-cell table:number-columns-repeated="252"/>
        </table:table-row>
        <table:table-row table:style-name="ro2">
          <table:table-cell office:value-type="float" office:value="34">
            <text:p>34</text:p>
          </table:table-cell>
          <table:table-cell table:formula="of:=SF([.A264] ; [.$B$11] ;[.$B$2];[.$B$3];[.$B$4];[.$B$7])" office:value-type="float" office:value="1">
            <text:p>1,0000</text:p>
          </table:table-cell>
          <table:table-cell table:style-name="ce9" table:formula="of:=GETLIFTCOEF([.A264];[.B264];[.$B$2];[.$B$8];[.$B$5])" office:value-type="float" office:value="0.64911382714914">
            <text:p>0,649</text:p>
          </table:table-cell>
          <table:table-cell table:style-name="ce9" table:formula="of:=GETDRAGCOEF([.A264];[.B264];[.$B$2];[.$B$9];[.$B$10];[.$B$6])" office:value-type="float" office:value="0.299998381298152">
            <text:p>0,300</text:p>
          </table:table-cell>
          <table:table-cell table:number-columns-repeated="252"/>
        </table:table-row>
        <table:table-row table:style-name="ro2">
          <table:table-cell office:value-type="float" office:value="35">
            <text:p>35</text:p>
          </table:table-cell>
          <table:table-cell table:formula="of:=SF([.A265] ; [.$B$11] ;[.$B$2];[.$B$3];[.$B$4];[.$B$7])" office:value-type="float" office:value="1">
            <text:p>1,0000</text:p>
          </table:table-cell>
          <table:table-cell table:style-name="ce9" table:formula="of:=GETLIFTCOEF([.A265];[.B265];[.$B$2];[.$B$8];[.$B$5])" office:value-type="float" office:value="0.657188293057896">
            <text:p>0,657</text:p>
          </table:table-cell>
          <table:table-cell table:style-name="ce9" table:formula="of:=GETDRAGCOEF([.A265];[.B265];[.$B$2];[.$B$9];[.$B$10];[.$B$6])" office:value-type="float" office:value="0.307124832818717">
            <text:p>0,307</text:p>
          </table:table-cell>
          <table:table-cell table:number-columns-repeated="252"/>
        </table:table-row>
        <table:table-row table:style-name="ro2">
          <table:table-cell office:value-type="float" office:value="36">
            <text:p>36</text:p>
          </table:table-cell>
          <table:table-cell table:formula="of:=SF([.A266] ; [.$B$11] ;[.$B$2];[.$B$3];[.$B$4];[.$B$7])" office:value-type="float" office:value="1">
            <text:p>1,0000</text:p>
          </table:table-cell>
          <table:table-cell table:style-name="ce9" table:formula="of:=GETLIFTCOEF([.A266];[.B266];[.$B$2];[.$B$8];[.$B$5])" office:value-type="float" office:value="0.664462076263658">
            <text:p>0,664</text:p>
          </table:table-cell>
          <table:table-cell table:style-name="ce9" table:formula="of:=GETDRAGCOEF([.A266];[.B266];[.$B$2];[.$B$9];[.$B$10];[.$B$6])" office:value-type="float" office:value="0.314162300285329">
            <text:p>0,314</text:p>
          </table:table-cell>
          <table:table-cell table:number-columns-repeated="252"/>
        </table:table-row>
        <table:table-row table:style-name="ro2">
          <table:table-cell office:value-type="float" office:value="37">
            <text:p>37</text:p>
          </table:table-cell>
          <table:table-cell table:formula="of:=SF([.A267] ; [.$B$11] ;[.$B$2];[.$B$3];[.$B$4];[.$B$7])" office:value-type="float" office:value="1">
            <text:p>1,0000</text:p>
          </table:table-cell>
          <table:table-cell table:style-name="ce9" table:formula="of:=GETLIFTCOEF([.A267];[.B267];[.$B$2];[.$B$8];[.$B$5])" office:value-type="float" office:value="0.670926314782029">
            <text:p>0,671</text:p>
          </table:table-cell>
          <table:table-cell table:style-name="ce9" table:formula="of:=GETDRAGCOEF([.A267];[.B267];[.$B$2];[.$B$9];[.$B$10];[.$B$6])" office:value-type="float" office:value="0.321108640017225">
            <text:p>0,321</text:p>
          </table:table-cell>
          <table:table-cell table:number-columns-repeated="252"/>
        </table:table-row>
        <table:table-row table:style-name="ro2">
          <table:table-cell office:value-type="float" office:value="38">
            <text:p>38</text:p>
          </table:table-cell>
          <table:table-cell table:formula="of:=SF([.A268] ; [.$B$11] ;[.$B$2];[.$B$3];[.$B$4];[.$B$7])" office:value-type="float" office:value="1">
            <text:p>1,0000</text:p>
          </table:table-cell>
          <table:table-cell table:style-name="ce9" table:formula="of:=GETLIFTCOEF([.A268];[.B268];[.$B$2];[.$B$8];[.$B$5])" office:value-type="float" office:value="0.676573132934114">
            <text:p>0,677</text:p>
          </table:table-cell>
          <table:table-cell table:style-name="ce9" table:formula="of:=GETDRAGCOEF([.A268];[.B268];[.$B$2];[.$B$9];[.$B$10];[.$B$6])" office:value-type="float" office:value="0.32796173609203">
            <text:p>0,328</text:p>
          </table:table-cell>
          <table:table-cell table:number-columns-repeated="252"/>
        </table:table-row>
        <table:table-row table:style-name="ro2">
          <table:table-cell office:value-type="float" office:value="39">
            <text:p>39</text:p>
          </table:table-cell>
          <table:table-cell table:formula="of:=SF([.A269] ; [.$B$11] ;[.$B$2];[.$B$3];[.$B$4];[.$B$7])" office:value-type="float" office:value="1">
            <text:p>1,0000</text:p>
          </table:table-cell>
          <table:table-cell table:style-name="ce9" table:formula="of:=GETLIFTCOEF([.A269];[.B269];[.$B$2];[.$B$8];[.$B$5])" office:value-type="float" office:value="0.68139565094182">
            <text:p>0,681</text:p>
          </table:table-cell>
          <table:table-cell table:style-name="ce9" table:formula="of:=GETDRAGCOEF([.A269];[.B269];[.$B$2];[.$B$9];[.$B$10];[.$B$6])" office:value-type="float" office:value="0.334719500990292">
            <text:p>0,335</text:p>
          </table:table-cell>
          <table:table-cell table:number-columns-repeated="252"/>
        </table:table-row>
        <table:table-row table:style-name="ro2">
          <table:table-cell office:value-type="float" office:value="40">
            <text:p>40</text:p>
          </table:table-cell>
          <table:table-cell table:formula="of:=SF([.A270] ; [.$B$11] ;[.$B$2];[.$B$3];[.$B$4];[.$B$7])" office:value-type="float" office:value="1">
            <text:p>1,0000</text:p>
          </table:table-cell>
          <table:table-cell table:style-name="ce9" table:formula="of:=GETLIFTCOEF([.A270];[.B270];[.$B$2];[.$B$8];[.$B$5])" office:value-type="float" office:value="0.685387993309808">
            <text:p>0,685</text:p>
          </table:table-cell>
          <table:table-cell table:style-name="ce9" table:formula="of:=GETDRAGCOEF([.A270];[.B270];[.$B$2];[.$B$9];[.$B$10];[.$B$6])" office:value-type="float" office:value="0.341379876231361">
            <text:p>0,341</text:p>
          </table:table-cell>
          <table:table-cell table:number-columns-repeated="252"/>
        </table:table-row>
        <table:table-row table:style-name="ro2">
          <table:table-cell office:value-type="float" office:value="41">
            <text:p>41</text:p>
          </table:table-cell>
          <table:table-cell table:formula="of:=SF([.A271] ; [.$B$11] ;[.$B$2];[.$B$3];[.$B$4];[.$B$7])" office:value-type="float" office:value="1">
            <text:p>1,0000</text:p>
          </table:table-cell>
          <table:table-cell table:style-name="ce9" table:formula="of:=GETLIFTCOEF([.A271];[.B271];[.$B$2];[.$B$8];[.$B$5])" office:value-type="float" office:value="0.688545295983875">
            <text:p>0,689</text:p>
          </table:table-cell>
          <table:table-cell table:style-name="ce9" table:formula="of:=GETDRAGCOEF([.A271];[.B271];[.$B$2];[.$B$9];[.$B$10];[.$B$6])" office:value-type="float" office:value="0.347940833000417">
            <text:p>0,348</text:p>
          </table:table-cell>
          <table:table-cell table:number-columns-repeated="252"/>
        </table:table-row>
        <table:table-row table:style-name="ro2">
          <table:table-cell office:value-type="float" office:value="42">
            <text:p>42</text:p>
          </table:table-cell>
          <table:table-cell table:formula="of:=SF([.A272] ; [.$B$11] ;[.$B$2];[.$B$3];[.$B$4];[.$B$7])" office:value-type="float" office:value="1">
            <text:p>1,0000</text:p>
          </table:table-cell>
          <table:table-cell table:style-name="ce9" table:formula="of:=GETLIFTCOEF([.A272];[.B272];[.$B$2];[.$B$8];[.$B$5])" office:value-type="float" office:value="0.690863712277058">
            <text:p>0,691</text:p>
          </table:table-cell>
          <table:table-cell table:style-name="ce9" table:formula="of:=GETDRAGCOEF([.A272];[.B272];[.$B$2];[.$B$9];[.$B$10];[.$B$6])" office:value-type="float" office:value="0.354400372766471">
            <text:p>0,354</text:p>
          </table:table-cell>
          <table:table-cell table:number-columns-repeated="252"/>
        </table:table-row>
        <table:table-row table:style-name="ro2">
          <table:table-cell office:value-type="float" office:value="43">
            <text:p>43</text:p>
          </table:table-cell>
          <table:table-cell table:formula="of:=SF([.A273] ; [.$B$11] ;[.$B$2];[.$B$3];[.$B$4];[.$B$7])" office:value-type="float" office:value="1">
            <text:p>1,0000</text:p>
          </table:table-cell>
          <table:table-cell table:style-name="ce9" table:formula="of:=GETLIFTCOEF([.A273];[.B273];[.$B$2];[.$B$8];[.$B$5])" office:value-type="float" office:value="0.692340417556227">
            <text:p>0,692</text:p>
          </table:table-cell>
          <table:table-cell table:style-name="ce9" table:formula="of:=GETDRAGCOEF([.A273];[.B273];[.$B$2];[.$B$9];[.$B$10];[.$B$6])" office:value-type="float" office:value="0.360756527891135">
            <text:p>0,361</text:p>
          </table:table-cell>
          <table:table-cell table:number-columns-repeated="252"/>
        </table:table-row>
        <table:table-row table:style-name="ro2">
          <table:table-cell office:value-type="float" office:value="44">
            <text:p>44</text:p>
          </table:table-cell>
          <table:table-cell table:formula="of:=SF([.A274] ; [.$B$11] ;[.$B$2];[.$B$3];[.$B$4];[.$B$7])" office:value-type="float" office:value="1">
            <text:p>1,0000</text:p>
          </table:table-cell>
          <table:table-cell table:style-name="ce9" table:formula="of:=GETLIFTCOEF([.A274];[.B274];[.$B$2];[.$B$8];[.$B$5])" office:value-type="float" office:value="0.692973612683471">
            <text:p>0,693</text:p>
          </table:table-cell>
          <table:table-cell table:style-name="ce9" table:formula="of:=GETDRAGCOEF([.A274];[.B274];[.$B$2];[.$B$9];[.$B$10];[.$B$6])" office:value-type="float" office:value="0.367007362227984">
            <text:p>0,367</text:p>
          </table:table-cell>
          <table:table-cell table:number-columns-repeated="252"/>
        </table:table-row>
        <table:table-row table:style-name="ro2">
          <table:table-cell office:value-type="float" office:value="45">
            <text:p>45</text:p>
          </table:table-cell>
          <table:table-cell table:formula="of:=SF([.A275] ; [.$B$11] ;[.$B$2];[.$B$3];[.$B$4];[.$B$7])" office:value-type="float" office:value="1">
            <text:p>1,0000</text:p>
          </table:table-cell>
          <table:table-cell table:style-name="ce9" table:formula="of:=GETLIFTCOEF([.A275];[.B275];[.$B$2];[.$B$8];[.$B$5])" office:value-type="float" office:value="0.692762526208061">
            <text:p>0,693</text:p>
          </table:table-cell>
          <table:table-cell table:style-name="ce9" table:formula="of:=GETDRAGCOEF([.A275];[.B275];[.$B$2];[.$B$9];[.$B$10];[.$B$6])" office:value-type="float" office:value="0.373150971712327">
            <text:p>0,373</text:p>
          </table:table-cell>
          <table:table-cell table:number-columns-repeated="252"/>
        </table:table-row>
        <table:table-row table:style-name="ro2">
          <table:table-cell office:value-type="float" office:value="46">
            <text:p>46</text:p>
          </table:table-cell>
          <table:table-cell table:formula="of:=SF([.A276] ; [.$B$11] ;[.$B$2];[.$B$3];[.$B$4];[.$B$7])" office:value-type="float" office:value="1">
            <text:p>1,0000</text:p>
          </table:table-cell>
          <table:table-cell table:style-name="ce9" table:formula="of:=GETLIFTCOEF([.A276];[.B276];[.$B$2];[.$B$8];[.$B$5])" office:value-type="float" office:value="0.691707415306354">
            <text:p>0,692</text:p>
          </table:table-cell>
          <table:table-cell table:style-name="ce9" table:formula="of:=GETDRAGCOEF([.A276];[.B276];[.$B$2];[.$B$9];[.$B$10];[.$B$6])" office:value-type="float" office:value="0.3791854849412">
            <text:p>0,379</text:p>
          </table:table-cell>
          <table:table-cell table:number-columns-repeated="252"/>
        </table:table-row>
        <table:table-row table:style-name="ro2">
          <table:table-cell office:value-type="float" office:value="47">
            <text:p>47</text:p>
          </table:table-cell>
          <table:table-cell table:formula="of:=SF([.A277] ; [.$B$11] ;[.$B$2];[.$B$3];[.$B$4];[.$B$7])" office:value-type="float" office:value="1">
            <text:p>1,0000</text:p>
          </table:table-cell>
          <table:table-cell table:style-name="ce9" table:formula="of:=GETLIFTCOEF([.A277];[.B277];[.$B$2];[.$B$8];[.$B$5])" office:value-type="float" office:value="0.689809565468455">
            <text:p>0,690</text:p>
          </table:table-cell>
          <table:table-cell table:style-name="ce9" table:formula="of:=GETDRAGCOEF([.A277];[.B277];[.$B$2];[.$B$9];[.$B$10];[.$B$6])" office:value-type="float" office:value="0.385109063743416">
            <text:p>0,385</text:p>
          </table:table-cell>
          <table:table-cell table:number-columns-repeated="252"/>
        </table:table-row>
        <table:table-row table:style-name="ro2">
          <table:table-cell office:value-type="float" office:value="48">
            <text:p>48</text:p>
          </table:table-cell>
          <table:table-cell table:formula="of:=SF([.A278] ; [.$B$11] ;[.$B$2];[.$B$3];[.$B$4];[.$B$7])" office:value-type="float" office:value="1">
            <text:p>1,0000</text:p>
          </table:table-cell>
          <table:table-cell table:style-name="ce9" table:formula="of:=GETLIFTCOEF([.A278];[.B278];[.$B$2];[.$B$8];[.$B$5])" office:value-type="float" office:value="0.687071288932051">
            <text:p>0,687</text:p>
          </table:table-cell>
          <table:table-cell table:style-name="ce9" table:formula="of:=GETDRAGCOEF([.A278];[.B278];[.$B$2];[.$B$9];[.$B$10];[.$B$6])" office:value-type="float" office:value="0.390919903739489">
            <text:p>0,391</text:p>
          </table:table-cell>
          <table:table-cell table:number-columns-repeated="252"/>
        </table:table-row>
        <table:table-row table:style-name="ro2">
          <table:table-cell office:value-type="float" office:value="49">
            <text:p>49</text:p>
          </table:table-cell>
          <table:table-cell table:formula="of:=SF([.A279] ; [.$B$11] ;[.$B$2];[.$B$3];[.$B$4];[.$B$7])" office:value-type="float" office:value="1">
            <text:p>1,0000</text:p>
          </table:table-cell>
          <table:table-cell table:style-name="ce9" table:formula="of:=GETLIFTCOEF([.A279];[.B279];[.$B$2];[.$B$8];[.$B$5])" office:value-type="float" office:value="0.683495921865301">
            <text:p>0,683</text:p>
          </table:table-cell>
          <table:table-cell table:style-name="ce9" table:formula="of:=GETDRAGCOEF([.A279];[.B279];[.$B$2];[.$B$9];[.$B$10];[.$B$6])" office:value-type="float" office:value="0.396616234891264">
            <text:p>0,397</text:p>
          </table:table-cell>
          <table:table-cell table:number-columns-repeated="252"/>
        </table:table-row>
        <table:table-row table:style-name="ro2">
          <table:table-cell office:value-type="float" office:value="50">
            <text:p>50</text:p>
          </table:table-cell>
          <table:table-cell table:formula="of:=SF([.A280] ; [.$B$11] ;[.$B$2];[.$B$3];[.$B$4];[.$B$7])" office:value-type="float" office:value="1">
            <text:p>1,0000</text:p>
          </table:table-cell>
          <table:table-cell table:style-name="ce9" table:formula="of:=GETLIFTCOEF([.A280];[.B280];[.$B$2];[.$B$8];[.$B$5])" office:value-type="float" office:value="0.679087820302235">
            <text:p>0,679</text:p>
          </table:table-cell>
          <table:table-cell table:style-name="ce9" table:formula="of:=GETDRAGCOEF([.A280];[.B280];[.$B$2];[.$B$9];[.$B$10];[.$B$6])" office:value-type="float" office:value="0.402196322041093">
            <text:p>0,402</text:p>
          </table:table-cell>
          <table:table-cell table:number-columns-repeated="252"/>
        </table:table-row>
        <table:table-row table:style-name="ro2">
          <table:table-cell office:value-type="float" office:value="51">
            <text:p>51</text:p>
          </table:table-cell>
          <table:table-cell table:formula="of:=SF([.A281] ; [.$B$11] ;[.$B$2];[.$B$3];[.$B$4];[.$B$7])" office:value-type="float" office:value="1">
            <text:p>1,0000</text:p>
          </table:table-cell>
          <table:table-cell table:style-name="ce9" table:formula="of:=GETLIFTCOEF([.A281];[.B281];[.$B$2];[.$B$8];[.$B$5])" office:value-type="float" office:value="0.67385235483559">
            <text:p>0,674</text:p>
          </table:table-cell>
          <table:table-cell table:style-name="ce9" table:formula="of:=GETDRAGCOEF([.A281];[.B281];[.$B$2];[.$B$9];[.$B$10];[.$B$6])" office:value-type="float" office:value="0.407658465440372">
            <text:p>0,408</text:p>
          </table:table-cell>
          <table:table-cell table:number-columns-repeated="252"/>
        </table:table-row>
        <table:table-row table:style-name="ro2">
          <table:table-cell office:value-type="float" office:value="52">
            <text:p>52</text:p>
          </table:table-cell>
          <table:table-cell table:formula="of:=SF([.A282] ; [.$B$11] ;[.$B$2];[.$B$3];[.$B$4];[.$B$7])" office:value-type="float" office:value="1">
            <text:p>1,0000</text:p>
          </table:table-cell>
          <table:table-cell table:style-name="ce9" table:formula="of:=GETLIFTCOEF([.A282];[.B282];[.$B$2];[.$B$8];[.$B$5])" office:value-type="float" office:value="0.667795904073576">
            <text:p>0,668</text:p>
          </table:table-cell>
          <table:table-cell table:style-name="ce9" table:formula="of:=GETDRAGCOEF([.A282];[.B282];[.$B$2];[.$B$9];[.$B$10];[.$B$6])" office:value-type="float" office:value="0.413001001267311">
            <text:p>0,413</text:p>
          </table:table-cell>
          <table:table-cell table:number-columns-repeated="252"/>
        </table:table-row>
        <table:table-row table:style-name="ro2">
          <table:table-cell office:value-type="float" office:value="53">
            <text:p>53</text:p>
          </table:table-cell>
          <table:table-cell table:formula="of:=SF([.A283] ; [.$B$11] ;[.$B$2];[.$B$3];[.$B$4];[.$B$7])" office:value-type="float" office:value="1">
            <text:p>1,0000</text:p>
          </table:table-cell>
          <table:table-cell table:style-name="ce9" table:formula="of:=GETLIFTCOEF([.A283];[.B283];[.$B$2];[.$B$8];[.$B$5])" office:value-type="float" office:value="0.660925846868521">
            <text:p>0,661</text:p>
          </table:table-cell>
          <table:table-cell table:style-name="ce9" table:formula="of:=GETDRAGCOEF([.A283];[.B283];[.$B$2];[.$B$9];[.$B$10];[.$B$6])" office:value-type="float" office:value="0.418222302133741">
            <text:p>0,418</text:p>
          </table:table-cell>
          <table:table-cell table:number-columns-repeated="252"/>
        </table:table-row>
        <table:table-row table:style-name="ro2">
          <table:table-cell office:value-type="float" office:value="54">
            <text:p>54</text:p>
          </table:table-cell>
          <table:table-cell table:formula="of:=SF([.A284] ; [.$B$11] ;[.$B$2];[.$B$3];[.$B$4];[.$B$7])" office:value-type="float" office:value="1">
            <text:p>1,0000</text:p>
          </table:table-cell>
          <table:table-cell table:style-name="ce9" table:formula="of:=GETLIFTCOEF([.A284];[.B284];[.$B$2];[.$B$8];[.$B$5])" office:value-type="float" office:value="0.65325055332688">
            <text:p>0,653</text:p>
          </table:table-cell>
          <table:table-cell table:style-name="ce9" table:formula="of:=GETDRAGCOEF([.A284];[.B284];[.$B$2];[.$B$9];[.$B$10];[.$B$6])" office:value-type="float" office:value="0.423320777580839">
            <text:p>0,423</text:p>
          </table:table-cell>
          <table:table-cell table:number-columns-repeated="252"/>
        </table:table-row>
        <table:table-row table:style-name="ro2">
          <table:table-cell office:value-type="float" office:value="55">
            <text:p>55</text:p>
          </table:table-cell>
          <table:table-cell table:formula="of:=SF([.A285] ; [.$B$11] ;[.$B$2];[.$B$3];[.$B$4];[.$B$7])" office:value-type="float" office:value="1">
            <text:p>1,0000</text:p>
          </table:table-cell>
          <table:table-cell table:style-name="ce9" table:formula="of:=GETLIFTCOEF([.A285];[.B285];[.$B$2];[.$B$8];[.$B$5])" office:value-type="float" office:value="0.644779374611543">
            <text:p>0,645</text:p>
          </table:table-cell>
          <table:table-cell table:style-name="ce9" table:formula="of:=GETDRAGCOEF([.A285];[.B285];[.$B$2];[.$B$9];[.$B$10];[.$B$6])" office:value-type="float" office:value="0.428294874563594">
            <text:p>0,428</text:p>
          </table:table-cell>
          <table:table-cell table:number-columns-repeated="252"/>
        </table:table-row>
        <table:table-row table:style-name="ro2">
          <table:table-cell office:value-type="float" office:value="56">
            <text:p>56</text:p>
          </table:table-cell>
          <table:table-cell table:formula="of:=SF([.A286] ; [.$B$11] ;[.$B$2];[.$B$3];[.$B$4];[.$B$7])" office:value-type="float" office:value="1">
            <text:p>1,0000</text:p>
          </table:table-cell>
          <table:table-cell table:style-name="ce9" table:formula="of:=GETLIFTCOEF([.A286];[.B286];[.$B$2];[.$B$8];[.$B$5])" office:value-type="float" office:value="0.635522631548891">
            <text:p>0,636</text:p>
          </table:table-cell>
          <table:table-cell table:style-name="ce9" table:formula="of:=GETDRAGCOEF([.A286];[.B286];[.$B$2];[.$B$9];[.$B$10];[.$B$6])" office:value-type="float" office:value="0.43314307792388">
            <text:p>0,433</text:p>
          </table:table-cell>
          <table:table-cell table:number-columns-repeated="252"/>
        </table:table-row>
        <table:table-row table:style-name="ro2">
          <table:table-cell office:value-type="float" office:value="57">
            <text:p>57</text:p>
          </table:table-cell>
          <table:table-cell table:formula="of:=SF([.A287] ; [.$B$11] ;[.$B$2];[.$B$3];[.$B$4];[.$B$7])" office:value-type="float" office:value="1">
            <text:p>1,0000</text:p>
          </table:table-cell>
          <table:table-cell table:style-name="ce9" table:formula="of:=GETLIFTCOEF([.A287];[.B287];[.$B$2];[.$B$8];[.$B$5])" office:value-type="float" office:value="0.625491602054453">
            <text:p>0,625</text:p>
          </table:table-cell>
          <table:table-cell table:style-name="ce9" table:formula="of:=GETDRAGCOEF([.A287];[.B287];[.$B$2];[.$B$9];[.$B$10];[.$B$6])" office:value-type="float" office:value="0.437863910851987">
            <text:p>0,438</text:p>
          </table:table-cell>
          <table:table-cell table:number-columns-repeated="252"/>
        </table:table-row>
        <table:table-row table:style-name="ro2">
          <table:table-cell office:value-type="float" office:value="58">
            <text:p>58</text:p>
          </table:table-cell>
          <table:table-cell table:formula="of:=SF([.A288] ; [.$B$11] ;[.$B$2];[.$B$3];[.$B$4];[.$B$7])" office:value-type="float" office:value="1">
            <text:p>1,0000</text:p>
          </table:table-cell>
          <table:table-cell table:style-name="ce9" table:formula="of:=GETLIFTCOEF([.A288];[.B288];[.$B$2];[.$B$8];[.$B$5])" office:value-type="float" office:value="0.614698507392508">
            <text:p>0,615</text:p>
          </table:table-cell>
          <table:table-cell table:style-name="ce9" table:formula="of:=GETDRAGCOEF([.A288];[.B288];[.$B$2];[.$B$9];[.$B$10];[.$B$6])" office:value-type="float" office:value="0.442455935336473">
            <text:p>0,442</text:p>
          </table:table-cell>
          <table:table-cell table:number-columns-repeated="252"/>
        </table:table-row>
        <table:table-row table:style-name="ro2">
          <table:table-cell office:value-type="float" office:value="59">
            <text:p>59</text:p>
          </table:table-cell>
          <table:table-cell table:formula="of:=SF([.A289] ; [.$B$11] ;[.$B$2];[.$B$3];[.$B$4];[.$B$7])" office:value-type="float" office:value="1">
            <text:p>1,0000</text:p>
          </table:table-cell>
          <table:table-cell table:style-name="ce9" table:formula="of:=GETLIFTCOEF([.A289];[.B289];[.$B$2];[.$B$8];[.$B$5])" office:value-type="float" office:value="0.60315649728635">
            <text:p>0,603</text:p>
          </table:table-cell>
          <table:table-cell table:style-name="ce9" table:formula="of:=GETDRAGCOEF([.A289];[.B289];[.$B$2];[.$B$9];[.$B$10];[.$B$6])" office:value-type="float" office:value="0.446917752602198">
            <text:p>0,447</text:p>
          </table:table-cell>
          <table:table-cell table:number-columns-repeated="252"/>
        </table:table-row>
        <table:table-row table:style-name="ro2">
          <table:table-cell office:value-type="float" office:value="60">
            <text:p>60</text:p>
          </table:table-cell>
          <table:table-cell table:formula="of:=SF([.A290] ; [.$B$11] ;[.$B$2];[.$B$3];[.$B$4];[.$B$7])" office:value-type="float" office:value="1">
            <text:p>1,0000</text:p>
          </table:table-cell>
          <table:table-cell table:style-name="ce9" table:formula="of:=GETLIFTCOEF([.A290];[.B290];[.$B$2];[.$B$8];[.$B$5])" office:value-type="float" office:value="0.590879633897386">
            <text:p>0,591</text:p>
          </table:table-cell>
          <table:table-cell table:style-name="ce9" table:formula="of:=GETDRAGCOEF([.A290];[.B290];[.$B$2];[.$B$9];[.$B$10];[.$B$6])" office:value-type="float" office:value="0.451248003536399">
            <text:p>0,451</text:p>
          </table:table-cell>
          <table:table-cell table:number-columns-repeated="252"/>
        </table:table-row>
        <table:table-row table:style-name="ro2">
          <table:table-cell office:value-type="float" office:value="61">
            <text:p>61</text:p>
          </table:table-cell>
          <table:table-cell table:formula="of:=SF([.A291] ; [.$B$11] ;[.$B$2];[.$B$3];[.$B$4];[.$B$7])" office:value-type="float" office:value="1">
            <text:p>1,0000</text:p>
          </table:table-cell>
          <table:table-cell table:style-name="ce9" table:formula="of:=GETLIFTCOEF([.A291];[.B291];[.$B$2];[.$B$8];[.$B$5])" office:value-type="float" office:value="0.577882874692548">
            <text:p>0,578</text:p>
          </table:table-cell>
          <table:table-cell table:style-name="ce9" table:formula="of:=GETDRAGCOEF([.A291];[.B291];[.$B$2];[.$B$9];[.$B$10];[.$B$6])" office:value-type="float" office:value="0.455445369102693">
            <text:p>0,455</text:p>
          </table:table-cell>
          <table:table-cell table:number-columns-repeated="252"/>
        </table:table-row>
        <table:table-row table:style-name="ro2">
          <table:table-cell office:value-type="float" office:value="62">
            <text:p>62</text:p>
          </table:table-cell>
          <table:table-cell table:formula="of:=SF([.A292] ; [.$B$11] ;[.$B$2];[.$B$3];[.$B$4];[.$B$7])" office:value-type="float" office:value="1">
            <text:p>1,0000</text:p>
          </table:table-cell>
          <table:table-cell table:style-name="ce9" table:formula="of:=GETLIFTCOEF([.A292];[.B292];[.$B$2];[.$B$8];[.$B$5])" office:value-type="float" office:value="0.564182054220929">
            <text:p>0,564</text:p>
          </table:table-cell>
          <table:table-cell table:style-name="ce9" table:formula="of:=GETDRAGCOEF([.A292];[.B292];[.$B$2];[.$B$9];[.$B$10];[.$B$6])" office:value-type="float" office:value="0.459508570742868">
            <text:p>0,460</text:p>
          </table:table-cell>
          <table:table-cell table:number-columns-repeated="252"/>
        </table:table-row>
        <table:table-row table:style-name="ro2">
          <table:table-cell office:value-type="float" office:value="63">
            <text:p>63</text:p>
          </table:table-cell>
          <table:table-cell table:formula="of:=SF([.A293] ; [.$B$11] ;[.$B$2];[.$B$3];[.$B$4];[.$B$7])" office:value-type="float" office:value="1">
            <text:p>1,0000</text:p>
          </table:table-cell>
          <table:table-cell table:style-name="ce9" table:formula="of:=GETLIFTCOEF([.A293];[.B293];[.$B$2];[.$B$8];[.$B$5])" office:value-type="float" office:value="0.549793864821826">
            <text:p>0,550</text:p>
          </table:table-cell>
          <table:table-cell table:style-name="ce9" table:formula="of:=GETDRAGCOEF([.A293];[.B293];[.$B$2];[.$B$9];[.$B$10];[.$B$6])" office:value-type="float" office:value="0.463436370766344">
            <text:p>0,463</text:p>
          </table:table-cell>
          <table:table-cell table:number-columns-repeated="252"/>
        </table:table-row>
        <table:table-row table:style-name="ro2">
          <table:table-cell office:value-type="float" office:value="64">
            <text:p>64</text:p>
          </table:table-cell>
          <table:table-cell table:formula="of:=SF([.A294] ; [.$B$11] ;[.$B$2];[.$B$3];[.$B$4];[.$B$7])" office:value-type="float" office:value="1">
            <text:p>1,0000</text:p>
          </table:table-cell>
          <table:table-cell table:style-name="ce9" table:formula="of:=GETLIFTCOEF([.A294];[.B294];[.$B$2];[.$B$8];[.$B$5])" office:value-type="float" office:value="0.53473583628769">
            <text:p>0,535</text:p>
          </table:table-cell>
          <table:table-cell table:style-name="ce9" table:formula="of:=GETDRAGCOEF([.A294];[.B294];[.$B$2];[.$B$9];[.$B$10];[.$B$6])" office:value-type="float" office:value="0.467227572727184">
            <text:p>0,467</text:p>
          </table:table-cell>
          <table:table-cell table:number-columns-repeated="252"/>
        </table:table-row>
        <table:table-row table:style-name="ro2">
          <table:table-cell office:value-type="float" office:value="65">
            <text:p>65</text:p>
          </table:table-cell>
          <table:table-cell table:formula="of:=SF([.A295] ; [.$B$11] ;[.$B$2];[.$B$3];[.$B$4];[.$B$7])" office:value-type="float" office:value="1">
            <text:p>1,0000</text:p>
          </table:table-cell>
          <table:table-cell table:style-name="ce9" table:formula="of:=GETLIFTCOEF([.A295];[.B295];[.$B$2];[.$B$8];[.$B$5])" office:value-type="float" office:value="0.519026314506778">
            <text:p>0,519</text:p>
          </table:table-cell>
          <table:table-cell table:style-name="ce9" table:formula="of:=GETDRAGCOEF([.A295];[.B295];[.$B$2];[.$B$9];[.$B$10];[.$B$6])" office:value-type="float" office:value="0.470881021788544">
            <text:p>0,471</text:p>
          </table:table-cell>
          <table:table-cell table:number-columns-repeated="252"/>
        </table:table-row>
        <table:table-row table:style-name="ro2">
          <table:table-cell office:value-type="float" office:value="66">
            <text:p>66</text:p>
          </table:table-cell>
          <table:table-cell table:formula="of:=SF([.A296] ; [.$B$11] ;[.$B$2];[.$B$3];[.$B$4];[.$B$7])" office:value-type="float" office:value="1">
            <text:p>1,0000</text:p>
          </table:table-cell>
          <table:table-cell table:style-name="ce9" table:formula="of:=GETLIFTCOEF([.A296];[.B296];[.$B$2];[.$B$8];[.$B$5])" office:value-type="float" office:value="0.502684439111516">
            <text:p>0,503</text:p>
          </table:table-cell>
          <table:table-cell table:style-name="ce9" table:formula="of:=GETDRAGCOEF([.A296];[.B296];[.$B$2];[.$B$9];[.$B$10];[.$B$6])" office:value-type="float" office:value="0.474395605074449">
            <text:p>0,474</text:p>
          </table:table-cell>
          <table:table-cell table:number-columns-repeated="252"/>
        </table:table-row>
        <table:table-row table:style-name="ro2">
          <table:table-cell office:value-type="float" office:value="67">
            <text:p>67</text:p>
          </table:table-cell>
          <table:table-cell table:formula="of:=SF([.A297] ; [.$B$11] ;[.$B$2];[.$B$3];[.$B$4];[.$B$7])" office:value-type="float" office:value="1">
            <text:p>1,0000</text:p>
          </table:table-cell>
          <table:table-cell table:style-name="ce9" table:formula="of:=GETLIFTCOEF([.A297];[.B297];[.$B$2];[.$B$8];[.$B$5])" office:value-type="float" office:value="0.485730120159797">
            <text:p>0,486</text:p>
          </table:table-cell>
          <table:table-cell table:style-name="ce9" table:formula="of:=GETDRAGCOEF([.A297];[.B297];[.$B$2];[.$B$9];[.$B$10];[.$B$6])" office:value-type="float" office:value="0.477770252008783">
            <text:p>0,478</text:p>
          </table:table-cell>
          <table:table-cell table:number-columns-repeated="252"/>
        </table:table-row>
        <table:table-row table:style-name="ro2">
          <table:table-cell office:value-type="float" office:value="68">
            <text:p>68</text:p>
          </table:table-cell>
          <table:table-cell table:formula="of:=SF([.A298] ; [.$B$11] ;[.$B$2];[.$B$3];[.$B$4];[.$B$7])" office:value-type="float" office:value="1">
            <text:p>1,0000</text:p>
          </table:table-cell>
          <table:table-cell table:style-name="ce9" table:formula="of:=GETLIFTCOEF([.A298];[.B298];[.$B$2];[.$B$8];[.$B$5])" office:value-type="float" office:value="0.468184013877653">
            <text:p>0,468</text:p>
          </table:table-cell>
          <table:table-cell table:style-name="ce9" table:formula="of:=GETDRAGCOEF([.A298];[.B298];[.$B$2];[.$B$9];[.$B$10];[.$B$6])" office:value-type="float" office:value="0.481003934641399">
            <text:p>0,481</text:p>
          </table:table-cell>
          <table:table-cell table:number-columns-repeated="252"/>
        </table:table-row>
        <table:table-row table:style-name="ro2">
          <table:table-cell office:value-type="float" office:value="69">
            <text:p>69</text:p>
          </table:table-cell>
          <table:table-cell table:formula="of:=SF([.A299] ; [.$B$11] ;[.$B$2];[.$B$3];[.$B$4];[.$B$7])" office:value-type="float" office:value="1">
            <text:p>1,0000</text:p>
          </table:table-cell>
          <table:table-cell table:style-name="ce9" table:formula="of:=GETLIFTCOEF([.A299];[.B299];[.$B$2];[.$B$8];[.$B$5])" office:value-type="float" office:value="0.450067497492817">
            <text:p>0,450</text:p>
          </table:table-cell>
          <table:table-cell table:style-name="ce9" table:formula="of:=GETDRAGCOEF([.A299];[.B299];[.$B$2];[.$B$9];[.$B$10];[.$B$6])" office:value-type="float" office:value="0.484095667961242">
            <text:p>0,484</text:p>
          </table:table-cell>
          <table:table-cell table:number-columns-repeated="252"/>
        </table:table-row>
        <table:table-row table:style-name="ro2">
          <table:table-cell office:value-type="float" office:value="70">
            <text:p>70</text:p>
          </table:table-cell>
          <table:table-cell table:formula="of:=SF([.A300] ; [.$B$11] ;[.$B$2];[.$B$3];[.$B$4];[.$B$7])" office:value-type="float" office:value="1">
            <text:p>1,0000</text:p>
          </table:table-cell>
          <table:table-cell table:style-name="ce9" table:formula="of:=GETLIFTCOEF([.A300];[.B300];[.$B$2];[.$B$8];[.$B$5])" office:value-type="float" office:value="0.43140264318987">
            <text:p>0,431</text:p>
          </table:table-cell>
          <table:table-cell table:style-name="ce9" table:formula="of:=GETDRAGCOEF([.A300];[.B300];[.$B$2];[.$B$9];[.$B$10];[.$B$6])" office:value-type="float" office:value="0.487044510196392">
            <text:p>0,487</text:p>
          </table:table-cell>
          <table:table-cell table:number-columns-repeated="252"/>
        </table:table-row>
        <table:table-row table:style-name="ro2">
          <table:table-cell office:value-type="float" office:value="71">
            <text:p>71</text:p>
          </table:table-cell>
          <table:table-cell table:formula="of:=SF([.A301] ; [.$B$11] ;[.$B$2];[.$B$3];[.$B$4];[.$B$7])" office:value-type="float" office:value="1">
            <text:p>1,0000</text:p>
          </table:table-cell>
          <table:table-cell table:style-name="ce9" table:formula="of:=GETLIFTCOEF([.A301];[.B301];[.$B$2];[.$B$8];[.$B$5])" office:value-type="float" office:value="0.41221219121868">
            <text:p>0,412</text:p>
          </table:table-cell>
          <table:table-cell table:style-name="ce9" table:formula="of:=GETDRAGCOEF([.A301];[.B301];[.$B$2];[.$B$9];[.$B$10];[.$B$6])" office:value-type="float" office:value="0.489849563100939">
            <text:p>0,490</text:p>
          </table:table-cell>
          <table:table-cell table:number-columns-repeated="252"/>
        </table:table-row>
        <table:table-row table:style-name="ro2">
          <table:table-cell office:value-type="float" office:value="72">
            <text:p>72</text:p>
          </table:table-cell>
          <table:table-cell table:formula="of:=SF([.A302] ; [.$B$11] ;[.$B$2];[.$B$3];[.$B$4];[.$B$7])" office:value-type="float" office:value="1">
            <text:p>1,0000</text:p>
          </table:table-cell>
          <table:table-cell table:style-name="ce9" table:formula="of:=GETLIFTCOEF([.A302];[.B302];[.$B$2];[.$B$8];[.$B$5])" office:value-type="float" office:value="0.392519522188909">
            <text:p>0,393</text:p>
          </table:table-cell>
          <table:table-cell table:style-name="ce9" table:formula="of:=GETDRAGCOEF([.A302];[.B302];[.$B$2];[.$B$9];[.$B$10];[.$B$6])" office:value-type="float" office:value="0.492509972228593">
            <text:p>0,493</text:p>
          </table:table-cell>
          <table:table-cell table:number-columns-repeated="252"/>
        </table:table-row>
        <table:table-row table:style-name="ro2">
          <table:table-cell office:value-type="float" office:value="73">
            <text:p>73</text:p>
          </table:table-cell>
          <table:table-cell table:formula="of:=SF([.A303] ; [.$B$11] ;[.$B$2];[.$B$3];[.$B$4];[.$B$7])" office:value-type="float" office:value="1">
            <text:p>1,0000</text:p>
          </table:table-cell>
          <table:table-cell table:style-name="ce9" table:formula="of:=GETLIFTCOEF([.A303];[.B303];[.$B$2];[.$B$8];[.$B$5])" office:value-type="float" office:value="0.372348628584349">
            <text:p>0,372</text:p>
          </table:table-cell>
          <table:table-cell table:style-name="ce9" table:formula="of:=GETDRAGCOEF([.A303];[.B303];[.$B$2];[.$B$9];[.$B$10];[.$B$6])" office:value-type="float" office:value="0.495024927192964">
            <text:p>0,495</text:p>
          </table:table-cell>
          <table:table-cell table:number-columns-repeated="252"/>
        </table:table-row>
        <table:table-row table:style-name="ro2">
          <table:table-cell office:value-type="float" office:value="74">
            <text:p>74</text:p>
          </table:table-cell>
          <table:table-cell table:formula="of:=SF([.A304] ; [.$B$11] ;[.$B$2];[.$B$3];[.$B$4];[.$B$7])" office:value-type="float" office:value="1">
            <text:p>1,0000</text:p>
          </table:table-cell>
          <table:table-cell table:style-name="ce9" table:formula="of:=GETLIFTCOEF([.A304];[.B304];[.$B$2];[.$B$8];[.$B$5])" office:value-type="float" office:value="0.351724085531768">
            <text:p>0,352</text:p>
          </table:table-cell>
          <table:table-cell table:style-name="ce9" table:formula="of:=GETDRAGCOEF([.A304];[.B304];[.$B$2];[.$B$9];[.$B$10];[.$B$6])" office:value-type="float" office:value="0.497393661914407">
            <text:p>0,497</text:p>
          </table:table-cell>
          <table:table-cell table:number-columns-repeated="252"/>
        </table:table-row>
        <table:table-row table:style-name="ro2">
          <table:table-cell office:value-type="float" office:value="75">
            <text:p>75</text:p>
          </table:table-cell>
          <table:table-cell table:formula="of:=SF([.A305] ; [.$B$11] ;[.$B$2];[.$B$3];[.$B$4];[.$B$7])" office:value-type="float" office:value="1">
            <text:p>1,0000</text:p>
          </table:table-cell>
          <table:table-cell table:style-name="ce9" table:formula="of:=GETLIFTCOEF([.A305];[.B305];[.$B$2];[.$B$8];[.$B$5])" office:value-type="float" office:value="0.330671020859909">
            <text:p>0,331</text:p>
          </table:table-cell>
          <table:table-cell table:style-name="ce9" table:formula="of:=GETDRAGCOEF([.A305];[.B305];[.$B$2];[.$B$9];[.$B$10];[.$B$6])" office:value-type="float" office:value="0.499615454853377">
            <text:p>0,500</text:p>
          </table:table-cell>
          <table:table-cell table:number-columns-repeated="252"/>
        </table:table-row>
        <table:table-row table:style-name="ro2">
          <table:table-cell office:value-type="float" office:value="76">
            <text:p>76</text:p>
          </table:table-cell>
          <table:table-cell table:formula="of:=SF([.A306] ; [.$B$11] ;[.$B$2];[.$B$3];[.$B$4];[.$B$7])" office:value-type="float" office:value="1">
            <text:p>1,0000</text:p>
          </table:table-cell>
          <table:table-cell table:style-name="ce9" table:formula="of:=GETLIFTCOEF([.A306];[.B306];[.$B$2];[.$B$8];[.$B$5])" office:value-type="float" office:value="0.309215084485098">
            <text:p>0,309</text:p>
          </table:table-cell>
          <table:table-cell table:style-name="ce9" table:formula="of:=GETDRAGCOEF([.A306];[.B306];[.$B$2];[.$B$9];[.$B$10];[.$B$6])" office:value-type="float" office:value="0.501689629230224">
            <text:p>0,502</text:p>
          </table:table-cell>
          <table:table-cell table:number-columns-repeated="252"/>
        </table:table-row>
        <table:table-row table:style-name="ro2">
          <table:table-cell office:value-type="float" office:value="77">
            <text:p>77</text:p>
          </table:table-cell>
          <table:table-cell table:formula="of:=SF([.A307] ; [.$B$11] ;[.$B$2];[.$B$3];[.$B$4];[.$B$7])" office:value-type="float" office:value="1">
            <text:p>1,0000</text:p>
          </table:table-cell>
          <table:table-cell table:style-name="ce9" table:formula="of:=GETLIFTCOEF([.A307];[.B307];[.$B$2];[.$B$8];[.$B$5])" office:value-type="float" office:value="0.287382417160774">
            <text:p>0,287</text:p>
          </table:table-cell>
          <table:table-cell table:style-name="ce9" table:formula="of:=GETDRAGCOEF([.A307];[.B307];[.$B$2];[.$B$9];[.$B$10];[.$B$6])" office:value-type="float" office:value="0.503615553231339">
            <text:p>0,504</text:p>
          </table:table-cell>
          <table:table-cell table:number-columns-repeated="252"/>
        </table:table-row>
        <table:table-row table:style-name="ro2">
          <table:table-cell office:value-type="float" office:value="78">
            <text:p>78</text:p>
          </table:table-cell>
          <table:table-cell table:formula="of:=SF([.A308] ; [.$B$11] ;[.$B$2];[.$B$3];[.$B$4];[.$B$7])" office:value-type="float" office:value="1">
            <text:p>1,0000</text:p>
          </table:table-cell>
          <table:table-cell table:style-name="ce9" table:formula="of:=GETLIFTCOEF([.A308];[.B308];[.$B$2];[.$B$8];[.$B$5])" office:value-type="float" office:value="0.265199618629007">
            <text:p>0,265</text:p>
          </table:table-cell>
          <table:table-cell table:style-name="ce9" table:formula="of:=GETDRAGCOEF([.A308];[.B308];[.$B$2];[.$B$9];[.$B$10];[.$B$6])" office:value-type="float" office:value="0.505392640201615">
            <text:p>0,505</text:p>
          </table:table-cell>
          <table:table-cell table:number-columns-repeated="252"/>
        </table:table-row>
        <table:table-row table:style-name="ro2">
          <table:table-cell office:value-type="float" office:value="79">
            <text:p>79</text:p>
          </table:table-cell>
          <table:table-cell table:formula="of:=SF([.A309] ; [.$B$11] ;[.$B$2];[.$B$3];[.$B$4];[.$B$7])" office:value-type="float" office:value="1">
            <text:p>1,0000</text:p>
          </table:table-cell>
          <table:table-cell table:style-name="ce9" table:formula="of:=GETLIFTCOEF([.A309];[.B309];[.$B$2];[.$B$8];[.$B$5])" office:value-type="float" office:value="0.242693715212811">
            <text:p>0,243</text:p>
          </table:table-cell>
          <table:table-cell table:style-name="ce9" table:formula="of:=GETDRAGCOEF([.A309];[.B309];[.$B$2];[.$B$9];[.$B$10];[.$B$6])" office:value-type="float" office:value="0.507020348823145">
            <text:p>0,507</text:p>
          </table:table-cell>
          <table:table-cell table:number-columns-repeated="252"/>
        </table:table-row>
        <table:table-row table:style-name="ro2">
          <table:table-cell office:value-type="float" office:value="80">
            <text:p>80</text:p>
          </table:table-cell>
          <table:table-cell table:formula="of:=SF([.A310] ; [.$B$11] ;[.$B$2];[.$B$3];[.$B$4];[.$B$7])" office:value-type="float" office:value="1">
            <text:p>1,0000</text:p>
          </table:table-cell>
          <table:table-cell table:style-name="ce9" table:formula="of:=GETLIFTCOEF([.A310];[.B310];[.$B$2];[.$B$8];[.$B$5])" office:value-type="float" office:value="0.219892126888729">
            <text:p>0,220</text:p>
          </table:table-cell>
          <table:table-cell table:style-name="ce9" table:formula="of:=GETDRAGCOEF([.A310];[.B310];[.$B$2];[.$B$9];[.$B$10];[.$B$6])" office:value-type="float" office:value="0.508498183280116">
            <text:p>0,508</text:p>
          </table:table-cell>
          <table:table-cell table:number-columns-repeated="252"/>
        </table:table-row>
        <table:table-row table:style-name="ro2">
          <table:table-cell office:value-type="float" office:value="81">
            <text:p>81</text:p>
          </table:table-cell>
          <table:table-cell table:formula="of:=SF([.A311] ; [.$B$11] ;[.$B$2];[.$B$3];[.$B$4];[.$B$7])" office:value-type="float" office:value="1">
            <text:p>1,0000</text:p>
          </table:table-cell>
          <table:table-cell table:style-name="ce9" table:formula="of:=GETLIFTCOEF([.A311];[.B311];[.$B$2];[.$B$8];[.$B$5])" office:value-type="float" office:value="0.196822633879818">
            <text:p>0,197</text:p>
          </table:table-cell>
          <table:table-cell table:style-name="ce9" table:formula="of:=GETDRAGCOEF([.A311];[.B311];[.$B$2];[.$B$9];[.$B$10];[.$B$6])" office:value-type="float" office:value="0.509825693409835">
            <text:p>0,510</text:p>
          </table:table-cell>
          <table:table-cell table:number-columns-repeated="252"/>
        </table:table-row>
        <table:table-row table:style-name="ro2">
          <table:table-cell office:value-type="float" office:value="82">
            <text:p>82</text:p>
          </table:table-cell>
          <table:table-cell table:formula="of:=SF([.A312] ; [.$B$11] ;[.$B$2];[.$B$3];[.$B$4];[.$B$7])" office:value-type="float" office:value="1">
            <text:p>1,0000</text:p>
          </table:table-cell>
          <table:table-cell table:style-name="ce9" table:formula="of:=GETLIFTCOEF([.A312];[.B312];[.$B$2];[.$B$8];[.$B$5])" office:value-type="float" office:value="0.173513342809728">
            <text:p>0,174</text:p>
          </table:table-cell>
          <table:table-cell table:style-name="ce9" table:formula="of:=GETDRAGCOEF([.A312];[.B312];[.$B$2];[.$B$9];[.$B$10];[.$B$6])" office:value-type="float" office:value="0.511002474839857">
            <text:p>0,511</text:p>
          </table:table-cell>
          <table:table-cell table:number-columns-repeated="252"/>
        </table:table-row>
        <table:table-row table:style-name="ro2">
          <table:table-cell office:value-type="float" office:value="83">
            <text:p>83</text:p>
          </table:table-cell>
          <table:table-cell table:formula="of:=SF([.A313] ; [.$B$11] ;[.$B$2];[.$B$3];[.$B$4];[.$B$7])" office:value-type="float" office:value="1">
            <text:p>1,0000</text:p>
          </table:table-cell>
          <table:table-cell table:style-name="ce9" table:formula="of:=GETLIFTCOEF([.A313];[.B313];[.$B$2];[.$B$8];[.$B$5])" office:value-type="float" office:value="0.149992652459105">
            <text:p>0,150</text:p>
          </table:table-cell>
          <table:table-cell table:style-name="ce9" table:formula="of:=GETDRAGCOEF([.A313];[.B313];[.$B$2];[.$B$9];[.$B$10];[.$B$6])" office:value-type="float" office:value="0.51202816911116">
            <text:p>0,512</text:p>
          </table:table-cell>
          <table:table-cell table:number-columns-repeated="252"/>
        </table:table-row>
        <table:table-row table:style-name="ro2">
          <table:table-cell office:value-type="float" office:value="84">
            <text:p>84</text:p>
          </table:table-cell>
          <table:table-cell table:formula="of:=SF([.A314] ; [.$B$11] ;[.$B$2];[.$B$3];[.$B$4];[.$B$7])" office:value-type="float" office:value="1">
            <text:p>1,0000</text:p>
          </table:table-cell>
          <table:table-cell table:style-name="ce9" table:formula="of:=GETLIFTCOEF([.A314];[.B314];[.$B$2];[.$B$8];[.$B$5])" office:value-type="float" office:value="0.126289219166058">
            <text:p>0,126</text:p>
          </table:table-cell>
          <table:table-cell table:style-name="ce9" table:formula="of:=GETDRAGCOEF([.A314];[.B314];[.$B$2];[.$B$9];[.$B$10];[.$B$6])" office:value-type="float" office:value="0.512902463787331">
            <text:p>0,513</text:p>
          </table:table-cell>
          <table:table-cell table:number-columns-repeated="252"/>
        </table:table-row>
        <table:table-row table:style-name="ro2">
          <table:table-cell office:value-type="float" office:value="85">
            <text:p>85</text:p>
          </table:table-cell>
          <table:table-cell table:formula="of:=SF([.A315] ; [.$B$11] ;[.$B$2];[.$B$3];[.$B$4];[.$B$7])" office:value-type="float" office:value="1">
            <text:p>1,0000</text:p>
          </table:table-cell>
          <table:table-cell table:style-name="ce9" table:formula="of:=GETLIFTCOEF([.A315];[.B315];[.$B$2];[.$B$8];[.$B$5])" office:value-type="float" office:value="0.10243192191282">
            <text:p>0,102</text:p>
          </table:table-cell>
          <table:table-cell table:style-name="ce9" table:formula="of:=GETDRAGCOEF([.A315];[.B315];[.$B$2];[.$B$9];[.$B$10];[.$B$6])" office:value-type="float" office:value="0.513625092549743">
            <text:p>0,514</text:p>
          </table:table-cell>
          <table:table-cell table:number-columns-repeated="252"/>
        </table:table-row>
        <table:table-row table:style-name="ro2">
          <table:table-cell office:value-type="float" office:value="86">
            <text:p>86</text:p>
          </table:table-cell>
          <table:table-cell table:formula="of:=SF([.A316] ; [.$B$11] ;[.$B$2];[.$B$3];[.$B$4];[.$B$7])" office:value-type="float" office:value="1">
            <text:p>1,0000</text:p>
          </table:table-cell>
          <table:table-cell table:style-name="ce9" table:formula="of:=GETLIFTCOEF([.A316];[.B316];[.$B$2];[.$B$8];[.$B$5])" office:value-type="float" office:value="0.0784498271411595">
            <text:p>0,078</text:p>
          </table:table-cell>
          <table:table-cell table:style-name="ce9" table:formula="of:=GETDRAGCOEF([.A316];[.B316];[.$B$2];[.$B$9];[.$B$10];[.$B$6])" office:value-type="float" office:value="0.514195835278674">
            <text:p>0,514</text:p>
          </table:table-cell>
          <table:table-cell table:number-columns-repeated="252"/>
        </table:table-row>
        <table:table-row table:style-name="ro2">
          <table:table-cell office:value-type="float" office:value="87">
            <text:p>87</text:p>
          </table:table-cell>
          <table:table-cell table:formula="of:=SF([.A317] ; [.$B$11] ;[.$B$2];[.$B$3];[.$B$4];[.$B$7])" office:value-type="float" office:value="1">
            <text:p>1,0000</text:p>
          </table:table-cell>
          <table:table-cell table:style-name="ce9" table:formula="of:=GETLIFTCOEF([.A317];[.B317];[.$B$2];[.$B$8];[.$B$5])" office:value-type="float" office:value="0.0543721533393966">
            <text:p>0,054</text:p>
          </table:table-cell>
          <table:table-cell table:style-name="ce9" table:formula="of:=GETDRAGCOEF([.A317];[.B317];[.$B$2];[.$B$9];[.$B$10];[.$B$6])" office:value-type="float" office:value="0.514614518120361">
            <text:p>0,515</text:p>
          </table:table-cell>
          <table:table-cell table:number-columns-repeated="252"/>
        </table:table-row>
        <table:table-row table:style-name="ro2">
          <table:table-cell office:value-type="float" office:value="88">
            <text:p>88</text:p>
          </table:table-cell>
          <table:table-cell table:formula="of:=SF([.A318] ; [.$B$11] ;[.$B$2];[.$B$3];[.$B$4];[.$B$7])" office:value-type="float" office:value="1">
            <text:p>1,0000</text:p>
          </table:table-cell>
          <table:table-cell table:style-name="ce9" table:formula="of:=GETLIFTCOEF([.A318];[.B318];[.$B$2];[.$B$8];[.$B$5])" office:value-type="float" office:value="0.0302282354441779">
            <text:p>0,030</text:p>
          </table:table-cell>
          <table:table-cell table:style-name="ce9" table:formula="of:=GETDRAGCOEF([.A318];[.B318];[.$B$2];[.$B$9];[.$B$10];[.$B$6])" office:value-type="float" office:value="0.514881013539955">
            <text:p>0,515</text:p>
          </table:table-cell>
          <table:table-cell table:number-columns-repeated="252"/>
        </table:table-row>
        <table:table-row table:style-name="ro2">
          <table:table-cell office:value-type="float" office:value="89">
            <text:p>89</text:p>
          </table:table-cell>
          <table:table-cell table:formula="of:=SF([.A319] ; [.$B$11] ;[.$B$2];[.$B$3];[.$B$4];[.$B$7])" office:value-type="float" office:value="1">
            <text:p>1,0000</text:p>
          </table:table-cell>
          <table:table-cell table:style-name="ce9" table:formula="of:=GETLIFTCOEF([.A319];[.B319];[.$B$2];[.$B$8];[.$B$5])" office:value-type="float" office:value="0.00604748910037315">
            <text:p>0,006</text:p>
          </table:table-cell>
          <table:table-cell table:style-name="ce9" table:formula="of:=GETDRAGCOEF([.A319];[.B319];[.$B$2];[.$B$9];[.$B$10];[.$B$6])" office:value-type="float" office:value="0.514995240360367">
            <text:p>0,515</text:p>
          </table:table-cell>
          <table:table-cell table:number-columns-repeated="252"/>
        </table:table-row>
        <table:table-row table:style-name="ro2">
          <table:table-cell office:value-type="float" office:value="90">
            <text:p>90</text:p>
          </table:table-cell>
          <table:table-cell table:formula="of:=SF([.A320] ; [.$B$11] ;[.$B$2];[.$B$3];[.$B$4];[.$B$7])" office:value-type="float" office:value="1">
            <text:p>1,0000</text:p>
          </table:table-cell>
          <table:table-cell table:style-name="ce9" table:formula="of:=GETLIFTCOEF([.A320];[.B320];[.$B$2];[.$B$8];[.$B$5])" office:value-type="float" office:value="-0.0181406251773561">
            <text:p>-0,018</text:p>
          </table:table-cell>
          <table:table-cell table:style-name="ce9" table:formula="of:=GETDRAGCOEF([.A320];[.B320];[.$B$2];[.$B$9];[.$B$10];[.$B$6])" office:value-type="float" office:value="0.514957163787004">
            <text:p>0,515</text:p>
          </table:table-cell>
          <table:table-cell table:number-columns-repeated="252"/>
        </table:table-row>
        <table:table-row table:style-name="ro2">
          <table:table-cell office:value-type="float" office:value="91">
            <text:p>91</text:p>
          </table:table-cell>
          <table:table-cell table:formula="of:=SF([.A321] ; [.$B$11] ;[.$B$2];[.$B$3];[.$B$4];[.$B$7])" office:value-type="float" office:value="1">
            <text:p>1,0000</text:p>
          </table:table-cell>
          <table:table-cell table:style-name="ce9" table:formula="of:=GETLIFTCOEF([.A321];[.B321];[.$B$2];[.$B$8];[.$B$5])" office:value-type="float" office:value="-0.0423066378976559">
            <text:p>-0,042</text:p>
          </table:table-cell>
          <table:table-cell table:style-name="ce9" table:formula="of:=GETDRAGCOEF([.A321];[.B321];[.$B$2];[.$B$9];[.$B$10];[.$B$6])" office:value-type="float" office:value="0.514766795418356">
            <text:p>0,515</text:p>
          </table:table-cell>
          <table:table-cell table:number-columns-repeated="252"/>
        </table:table-row>
        <table:table-row table:style-name="ro2">
          <table:table-cell office:value-type="float" office:value="92">
            <text:p>92</text:p>
          </table:table-cell>
          <table:table-cell table:formula="of:=SF([.A322] ; [.$B$11] ;[.$B$2];[.$B$3];[.$B$4];[.$B$7])" office:value-type="float" office:value="1">
            <text:p>1,0000</text:p>
          </table:table-cell>
          <table:table-cell table:style-name="ce9" table:formula="of:=GETLIFTCOEF([.A322];[.B322];[.$B$2];[.$B$8];[.$B$5])" office:value-type="float" office:value="-0.0664211064965153">
            <text:p>-0,066</text:p>
          </table:table-cell>
          <table:table-cell table:style-name="ce9" table:formula="of:=GETDRAGCOEF([.A322];[.B322];[.$B$2];[.$B$9];[.$B$10];[.$B$6])" office:value-type="float" office:value="0.514424193242475">
            <text:p>0,514</text:p>
          </table:table-cell>
          <table:table-cell table:number-columns-repeated="252"/>
        </table:table-row>
        <table:table-row table:style-name="ro2">
          <table:table-cell office:value-type="float" office:value="93">
            <text:p>93</text:p>
          </table:table-cell>
          <table:table-cell table:formula="of:=SF([.A323] ; [.$B$11] ;[.$B$2];[.$B$3];[.$B$4];[.$B$7])" office:value-type="float" office:value="1">
            <text:p>1,0000</text:p>
          </table:table-cell>
          <table:table-cell table:style-name="ce9" table:formula="of:=GETLIFTCOEF([.A323];[.B323];[.$B$2];[.$B$8];[.$B$5])" office:value-type="float" office:value="-0.0904546512084956">
            <text:p>-0,090</text:p>
          </table:table-cell>
          <table:table-cell table:style-name="ce9" table:formula="of:=GETDRAGCOEF([.A323];[.B323];[.$B$2];[.$B$9];[.$B$10];[.$B$6])" office:value-type="float" office:value="0.513929461619302">
            <text:p>0,514</text:p>
          </table:table-cell>
          <table:table-cell table:number-columns-repeated="252"/>
        </table:table-row>
        <table:table-row table:style-name="ro2">
          <table:table-cell office:value-type="float" office:value="94">
            <text:p>94</text:p>
          </table:table-cell>
          <table:table-cell table:formula="of:=SF([.A324] ; [.$B$11] ;[.$B$2];[.$B$3];[.$B$4];[.$B$7])" office:value-type="float" office:value="1">
            <text:p>1,0000</text:p>
          </table:table-cell>
          <table:table-cell table:style-name="ce9" table:formula="of:=GETLIFTCOEF([.A324];[.B324];[.$B$2];[.$B$8];[.$B$5])" office:value-type="float" office:value="-0.114377990861449">
            <text:p>-0,114</text:p>
          </table:table-cell>
          <table:table-cell table:style-name="ce9" table:formula="of:=GETDRAGCOEF([.A324];[.B324];[.$B$2];[.$B$9];[.$B$10];[.$B$6])" office:value-type="float" office:value="0.513282751248881">
            <text:p>0,513</text:p>
          </table:table-cell>
          <table:table-cell table:number-columns-repeated="252"/>
        </table:table-row>
        <table:table-row table:style-name="ro2">
          <table:table-cell office:value-type="float" office:value="95">
            <text:p>95</text:p>
          </table:table-cell>
          <table:table-cell table:formula="of:=SF([.A325] ; [.$B$11] ;[.$B$2];[.$B$3];[.$B$4];[.$B$7])" office:value-type="float" office:value="1">
            <text:p>1,0000</text:p>
          </table:table-cell>
          <table:table-cell table:style-name="ce9" table:formula="of:=GETLIFTCOEF([.A325];[.B325];[.$B$2];[.$B$8];[.$B$5])" office:value-type="float" office:value="-0.138161978551118">
            <text:p>-0,138</text:p>
          </table:table-cell>
          <table:table-cell table:style-name="ce9" table:formula="of:=GETDRAGCOEF([.A325];[.B325];[.$B$2];[.$B$9];[.$B$10];[.$B$6])" office:value-type="float" office:value="0.512484259125456">
            <text:p>0,512</text:p>
          </table:table-cell>
          <table:table-cell table:number-columns-repeated="252"/>
        </table:table-row>
        <table:table-row table:style-name="ro2">
          <table:table-cell office:value-type="float" office:value="96">
            <text:p>96</text:p>
          </table:table-cell>
          <table:table-cell table:formula="of:=SF([.A326] ; [.$B$11] ;[.$B$2];[.$B$3];[.$B$4];[.$B$7])" office:value-type="float" office:value="1">
            <text:p>1,0000</text:p>
          </table:table-cell>
          <table:table-cell table:style-name="ce9" table:formula="of:=GETLIFTCOEF([.A326];[.B326];[.$B$2];[.$B$8];[.$B$5])" office:value-type="float" office:value="-0.161777637152142">
            <text:p>-0,162</text:p>
          </table:table-cell>
          <table:table-cell table:style-name="ce9" table:formula="of:=GETDRAGCOEF([.A326];[.B326];[.$B$2];[.$B$9];[.$B$10];[.$B$6])" office:value-type="float" office:value="0.511534228477463">
            <text:p>0,512</text:p>
          </table:table-cell>
          <table:table-cell table:number-columns-repeated="252"/>
        </table:table-row>
        <table:table-row table:style-name="ro2">
          <table:table-cell office:value-type="float" office:value="97">
            <text:p>97</text:p>
          </table:table-cell>
          <table:table-cell table:formula="of:=SF([.A327] ; [.$B$11] ;[.$B$2];[.$B$3];[.$B$4];[.$B$7])" office:value-type="float" office:value="1">
            <text:p>1,0000</text:p>
          </table:table-cell>
          <table:table-cell table:style-name="ce9" table:formula="of:=GETLIFTCOEF([.A327];[.B327];[.$B$2];[.$B$8];[.$B$5])" office:value-type="float" office:value="-0.185196194622232">
            <text:p>-0,185</text:p>
          </table:table-cell>
          <table:table-cell table:style-name="ce9" table:formula="of:=GETDRAGCOEF([.A327];[.B327];[.$B$2];[.$B$9];[.$B$10];[.$B$6])" office:value-type="float" office:value="0.510432948693441">
            <text:p>0,510</text:p>
          </table:table-cell>
          <table:table-cell table:number-columns-repeated="252"/>
        </table:table-row>
        <table:table-row table:style-name="ro2">
          <table:table-cell office:value-type="float" office:value="98">
            <text:p>98</text:p>
          </table:table-cell>
          <table:table-cell table:formula="of:=SF([.A328] ; [.$B$11] ;[.$B$2];[.$B$3];[.$B$4];[.$B$7])" office:value-type="float" office:value="1">
            <text:p>1,0000</text:p>
          </table:table-cell>
          <table:table-cell table:style-name="ce9" table:formula="of:=GETLIFTCOEF([.A328];[.B328];[.$B$2];[.$B$8];[.$B$5])" office:value-type="float" office:value="-0.208389119056461">
            <text:p>-0,208</text:p>
          </table:table-cell>
          <table:table-cell table:style-name="ce9" table:formula="of:=GETDRAGCOEF([.A328];[.B328];[.$B$2];[.$B$9];[.$B$10];[.$B$6])" office:value-type="float" office:value="0.50918075523388">
            <text:p>0,509</text:p>
          </table:table-cell>
          <table:table-cell table:number-columns-repeated="252"/>
        </table:table-row>
        <table:table-row table:style-name="ro2">
          <table:table-cell office:value-type="float" office:value="99">
            <text:p>99</text:p>
          </table:table-cell>
          <table:table-cell table:formula="of:=SF([.A329] ; [.$B$11] ;[.$B$2];[.$B$3];[.$B$4];[.$B$7])" office:value-type="float" office:value="1">
            <text:p>1,0000</text:p>
          </table:table-cell>
          <table:table-cell table:style-name="ce9" table:formula="of:=GETLIFTCOEF([.A329];[.B329];[.$B$2];[.$B$8];[.$B$5])" office:value-type="float" office:value="-0.231328153449003">
            <text:p>-0,231</text:p>
          </table:table-cell>
          <table:table-cell table:style-name="ce9" table:formula="of:=GETDRAGCOEF([.A329];[.B329];[.$B$2];[.$B$9];[.$B$10];[.$B$6])" office:value-type="float" office:value="0.507778029529039">
            <text:p>0,508</text:p>
          </table:table-cell>
          <table:table-cell table:number-columns-repeated="252"/>
        </table:table-row>
        <table:table-row table:style-name="ro2">
          <table:table-cell office:value-type="float" office:value="100">
            <text:p>100</text:p>
          </table:table-cell>
          <table:table-cell table:formula="of:=SF([.A330] ; [.$B$11] ;[.$B$2];[.$B$3];[.$B$4];[.$B$7])" office:value-type="float" office:value="1">
            <text:p>1,0000</text:p>
          </table:table-cell>
          <table:table-cell table:style-name="ce9" table:formula="of:=GETLIFTCOEF([.A330];[.B330];[.$B$2];[.$B$8];[.$B$5])" office:value-type="float" office:value="-0.253985350119938">
            <text:p>-0,254</text:p>
          </table:table-cell>
          <table:table-cell table:style-name="ce9" table:formula="of:=GETDRAGCOEF([.A330];[.B330];[.$B$2];[.$B$9];[.$B$10];[.$B$6])" office:value-type="float" office:value="0.506225198862755">
            <text:p>0,506</text:p>
          </table:table-cell>
          <table:table-cell table:number-columns-repeated="252"/>
        </table:table-row>
        <table:table-row table:style-name="ro2">
          <table:table-cell office:value-type="float" office:value="101">
            <text:p>101</text:p>
          </table:table-cell>
          <table:table-cell table:formula="of:=SF([.A331] ; [.$B$11] ;[.$B$2];[.$B$3];[.$B$4];[.$B$7])" office:value-type="float" office:value="1">
            <text:p>1,0000</text:p>
          </table:table-cell>
          <table:table-cell table:style-name="ce9" table:formula="of:=GETLIFTCOEF([.A331];[.B331];[.$B$2];[.$B$8];[.$B$5])" office:value-type="float" office:value="-0.276333104765196">
            <text:p>-0,276</text:p>
          </table:table-cell>
          <table:table-cell table:style-name="ce9" table:formula="of:=GETDRAGCOEF([.A331];[.B331];[.$B$2];[.$B$9];[.$B$10];[.$B$6])" office:value-type="float" office:value="0.504522736242292">
            <text:p>0,505</text:p>
          </table:table-cell>
          <table:table-cell table:number-columns-repeated="252"/>
        </table:table-row>
        <table:table-row table:style-name="ro2">
          <table:table-cell office:value-type="float" office:value="102">
            <text:p>102</text:p>
          </table:table-cell>
          <table:table-cell table:formula="of:=SF([.A332] ; [.$B$11] ;[.$B$2];[.$B$3];[.$B$4];[.$B$7])" office:value-type="float" office:value="1">
            <text:p>1,0000</text:p>
          </table:table-cell>
          <table:table-cell table:style-name="ce9" table:formula="of:=GETLIFTCOEF([.A332];[.B332];[.$B$2];[.$B$8];[.$B$5])" office:value-type="float" office:value="-0.298344190088149">
            <text:p>-0,298</text:p>
          </table:table-cell>
          <table:table-cell table:style-name="ce9" table:formula="of:=GETDRAGCOEF([.A332];[.B332];[.$B$2];[.$B$9];[.$B$10];[.$B$6])" office:value-type="float" office:value="0.502671160254256">
            <text:p>0,503</text:p>
          </table:table-cell>
          <table:table-cell table:number-columns-repeated="252"/>
        </table:table-row>
        <table:table-row table:style-name="ro2">
          <table:table-cell office:value-type="float" office:value="103">
            <text:p>103</text:p>
          </table:table-cell>
          <table:table-cell table:formula="of:=SF([.A333] ; [.$B$11] ;[.$B$2];[.$B$3];[.$B$4];[.$B$7])" office:value-type="float" office:value="1">
            <text:p>1,0000</text:p>
          </table:table-cell>
          <table:table-cell table:style-name="ce9" table:formula="of:=GETLIFTCOEF([.A333];[.B333];[.$B$2];[.$B$8];[.$B$5])" office:value-type="float" office:value="-0.319991788971878">
            <text:p>-0,320</text:p>
          </table:table-cell>
          <table:table-cell table:style-name="ce9" table:formula="of:=GETDRAGCOEF([.A333];[.B333];[.$B$2];[.$B$9];[.$B$10];[.$B$6])" office:value-type="float" office:value="0.500671034906631">
            <text:p>0,501</text:p>
          </table:table-cell>
          <table:table-cell table:number-columns-repeated="252"/>
        </table:table-row>
        <table:table-row table:style-name="ro2">
          <table:table-cell office:value-type="float" office:value="104">
            <text:p>104</text:p>
          </table:table-cell>
          <table:table-cell table:formula="of:=SF([.A334] ; [.$B$11] ;[.$B$2];[.$B$3];[.$B$4];[.$B$7])" office:value-type="float" office:value="1">
            <text:p>1,0000</text:p>
          </table:table-cell>
          <table:table-cell table:style-name="ce9" table:formula="of:=GETLIFTCOEF([.A334];[.B334];[.$B$2];[.$B$8];[.$B$5])" office:value-type="float" office:value="-0.341249527151703">
            <text:p>-0,341</text:p>
          </table:table-cell>
          <table:table-cell table:style-name="ce9" table:formula="of:=GETDRAGCOEF([.A334];[.B334];[.$B$2];[.$B$9];[.$B$10];[.$B$6])" office:value-type="float" office:value="0.498522969456972">
            <text:p>0,499</text:p>
          </table:table-cell>
          <table:table-cell table:number-columns-repeated="252"/>
        </table:table-row>
        <table:table-row table:style-name="ro2">
          <table:table-cell office:value-type="float" office:value="105">
            <text:p>105</text:p>
          </table:table-cell>
          <table:table-cell table:formula="of:=SF([.A335] ; [.$B$11] ;[.$B$2];[.$B$3];[.$B$4];[.$B$7])" office:value-type="float" office:value="1">
            <text:p>1,0000</text:p>
          </table:table-cell>
          <table:table-cell table:style-name="ce9" table:formula="of:=GETLIFTCOEF([.A335];[.B335];[.$B$2];[.$B$8];[.$B$5])" office:value-type="float" office:value="-0.362091505348152">
            <text:p>-0,362</text:p>
          </table:table-cell>
          <table:table-cell table:style-name="ce9" table:formula="of:=GETDRAGCOEF([.A335];[.B335];[.$B$2];[.$B$9];[.$B$10];[.$B$6])" office:value-type="float" office:value="0.496227618226824">
            <text:p>0,496</text:p>
          </table:table-cell>
          <table:table-cell table:number-columns-repeated="252"/>
        </table:table-row>
        <table:table-row table:style-name="ro2">
          <table:table-cell office:value-type="float" office:value="106">
            <text:p>106</text:p>
          </table:table-cell>
          <table:table-cell table:formula="of:=SF([.A336] ; [.$B$11] ;[.$B$2];[.$B$3];[.$B$4];[.$B$7])" office:value-type="float" office:value="1">
            <text:p>1,0000</text:p>
          </table:table-cell>
          <table:table-cell table:style-name="ce9" table:formula="of:=GETLIFTCOEF([.A336];[.B336];[.$B$2];[.$B$8];[.$B$5])" office:value-type="float" office:value="-0.382492330821256">
            <text:p>-0,382</text:p>
          </table:table-cell>
          <table:table-cell table:style-name="ce9" table:formula="of:=GETDRAGCOEF([.A336];[.B336];[.$B$2];[.$B$9];[.$B$10];[.$B$6])" office:value-type="float" office:value="0.493785680402407">
            <text:p>0,494</text:p>
          </table:table-cell>
          <table:table-cell table:number-columns-repeated="252"/>
        </table:table-row>
        <table:table-row table:style-name="ro2">
          <table:table-cell office:value-type="float" office:value="107">
            <text:p>107</text:p>
          </table:table-cell>
          <table:table-cell table:formula="of:=SF([.A337] ; [.$B$11] ;[.$B$2];[.$B$3];[.$B$4];[.$B$7])" office:value-type="float" office:value="1">
            <text:p>1,0000</text:p>
          </table:table-cell>
          <table:table-cell table:style-name="ce9" table:formula="of:=GETLIFTCOEF([.A337];[.B337];[.$B$2];[.$B$8];[.$B$5])" office:value-type="float" office:value="-0.402427148307681">
            <text:p>-0,402</text:p>
          </table:table-cell>
          <table:table-cell table:style-name="ce9" table:formula="of:=GETDRAGCOEF([.A337];[.B337];[.$B$2];[.$B$9];[.$B$10];[.$B$6])" office:value-type="float" office:value="0.491197899821639">
            <text:p>0,491</text:p>
          </table:table-cell>
          <table:table-cell table:number-columns-repeated="252"/>
        </table:table-row>
        <table:table-row table:style-name="ro2">
          <table:table-cell office:value-type="float" office:value="108">
            <text:p>108</text:p>
          </table:table-cell>
          <table:table-cell table:formula="of:=SF([.A338] ; [.$B$11] ;[.$B$2];[.$B$3];[.$B$4];[.$B$7])" office:value-type="float" office:value="1">
            <text:p>1,0000</text:p>
          </table:table-cell>
          <table:table-cell table:style-name="ce9" table:formula="of:=GETLIFTCOEF([.A338];[.B338];[.$B$2];[.$B$8];[.$B$5])" office:value-type="float" office:value="-0.421871670303043">
            <text:p>-0,422</text:p>
          </table:table-cell>
          <table:table-cell table:style-name="ce9" table:formula="of:=GETDRAGCOEF([.A338];[.B338];[.$B$2];[.$B$9];[.$B$10];[.$B$6])" office:value-type="float" office:value="0.488465064747553">
            <text:p>0,488</text:p>
          </table:table-cell>
          <table:table-cell table:number-columns-repeated="252"/>
        </table:table-row>
        <table:table-row table:style-name="ro2">
          <table:table-cell office:value-type="float" office:value="109">
            <text:p>109</text:p>
          </table:table-cell>
          <table:table-cell table:formula="of:=SF([.A339] ; [.$B$11] ;[.$B$2];[.$B$3];[.$B$4];[.$B$7])" office:value-type="float" office:value="1">
            <text:p>1,0000</text:p>
          </table:table-cell>
          <table:table-cell table:style-name="ce9" table:formula="of:=GETLIFTCOEF([.A339];[.B339];[.$B$2];[.$B$8];[.$B$5])" office:value-type="float" office:value="-0.44080220665249">
            <text:p>-0,441</text:p>
          </table:table-cell>
          <table:table-cell table:style-name="ce9" table:formula="of:=GETDRAGCOEF([.A339];[.B339];[.$B$2];[.$B$9];[.$B$10];[.$B$6])" office:value-type="float" office:value="0.485588007628185">
            <text:p>0,486</text:p>
          </table:table-cell>
          <table:table-cell table:number-columns-repeated="252"/>
        </table:table-row>
        <table:table-row table:style-name="ro2">
          <table:table-cell office:value-type="float" office:value="110">
            <text:p>110</text:p>
          </table:table-cell>
          <table:table-cell table:formula="of:=SF([.A340] ; [.$B$11] ;[.$B$2];[.$B$3];[.$B$4];[.$B$7])" office:value-type="float" office:value="1">
            <text:p>1,0000</text:p>
          </table:table-cell>
          <table:table-cell table:style-name="ce9" table:formula="of:=GETLIFTCOEF([.A340];[.B340];[.$B$2];[.$B$8];[.$B$5])" office:value-type="float" office:value="-0.459195693413506">
            <text:p>-0,459</text:p>
          </table:table-cell>
          <table:table-cell table:style-name="ce9" table:formula="of:=GETDRAGCOEF([.A340];[.B340];[.$B$2];[.$B$9];[.$B$10];[.$B$6])" office:value-type="float" office:value="0.482567604843006">
            <text:p>0,483</text:p>
          </table:table-cell>
          <table:table-cell table:number-columns-repeated="252"/>
        </table:table-row>
        <table:table-row table:style-name="ro2">
          <table:table-cell office:value-type="float" office:value="111">
            <text:p>111</text:p>
          </table:table-cell>
          <table:table-cell table:formula="of:=SF([.A341] ; [.$B$11] ;[.$B$2];[.$B$3];[.$B$4];[.$B$7])" office:value-type="float" office:value="1">
            <text:p>1,0000</text:p>
          </table:table-cell>
          <table:table-cell table:style-name="ce9" table:formula="of:=GETLIFTCOEF([.A341];[.B341];[.$B$2];[.$B$8];[.$B$5])" office:value-type="float" office:value="-0.477029720955772">
            <text:p>-0,477</text:p>
          </table:table-cell>
          <table:table-cell table:style-name="ce9" table:formula="of:=GETDRAGCOEF([.A341];[.B341];[.$B$2];[.$B$9];[.$B$10];[.$B$6])" office:value-type="float" office:value="0.479404776435962">
            <text:p>0,479</text:p>
          </table:table-cell>
          <table:table-cell table:number-columns-repeated="252"/>
        </table:table-row>
        <table:table-row table:style-name="ro2">
          <table:table-cell office:value-type="float" office:value="112">
            <text:p>112</text:p>
          </table:table-cell>
          <table:table-cell table:formula="of:=SF([.A342] ; [.$B$11] ;[.$B$2];[.$B$3];[.$B$4];[.$B$7])" office:value-type="float" office:value="1">
            <text:p>1,0000</text:p>
          </table:table-cell>
          <table:table-cell table:style-name="ce9" table:formula="of:=GETLIFTCOEF([.A342];[.B342];[.$B$2];[.$B$8];[.$B$5])" office:value-type="float" office:value="-0.494282561263848">
            <text:p>-0,494</text:p>
          </table:table-cell>
          <table:table-cell table:style-name="ce9" table:formula="of:=GETDRAGCOEF([.A342];[.B342];[.$B$2];[.$B$9];[.$B$10];[.$B$6])" office:value-type="float" office:value="0.476100485835226">
            <text:p>0,476</text:p>
          </table:table-cell>
          <table:table-cell table:number-columns-repeated="252"/>
        </table:table-row>
        <table:table-row table:style-name="ro2">
          <table:table-cell office:value-type="float" office:value="113">
            <text:p>113</text:p>
          </table:table-cell>
          <table:table-cell table:formula="of:=SF([.A343] ; [.$B$11] ;[.$B$2];[.$B$3];[.$B$4];[.$B$7])" office:value-type="float" office:value="1">
            <text:p>1,0000</text:p>
          </table:table-cell>
          <table:table-cell table:style-name="ce9" table:formula="of:=GETLIFTCOEF([.A343];[.B343];[.$B$2];[.$B$8];[.$B$5])" office:value-type="float" office:value="-0.510933194409416">
            <text:p>-0,511</text:p>
          </table:table-cell>
          <table:table-cell table:style-name="ce9" table:formula="of:=GETDRAGCOEF([.A343];[.B343];[.$B$2];[.$B$9];[.$B$10];[.$B$6])" office:value-type="float" office:value="0.472655739559724">
            <text:p>0,473</text:p>
          </table:table-cell>
          <table:table-cell table:number-columns-repeated="252"/>
        </table:table-row>
        <table:table-row table:style-name="ro2">
          <table:table-cell office:value-type="float" office:value="114">
            <text:p>114</text:p>
          </table:table-cell>
          <table:table-cell table:formula="of:=SF([.A344] ; [.$B$11] ;[.$B$2];[.$B$3];[.$B$4];[.$B$7])" office:value-type="float" office:value="1">
            <text:p>1,0000</text:p>
          </table:table-cell>
          <table:table-cell table:style-name="ce9" table:formula="of:=GETLIFTCOEF([.A344];[.B344];[.$B$2];[.$B$8];[.$B$5])" office:value-type="float" office:value="-0.526961334160822">
            <text:p>-0,527</text:p>
          </table:table-cell>
          <table:table-cell table:style-name="ce9" table:formula="of:=GETDRAGCOEF([.A344];[.B344];[.$B$2];[.$B$9];[.$B$10];[.$B$6])" office:value-type="float" office:value="0.469071586912541">
            <text:p>0,469</text:p>
          </table:table-cell>
          <table:table-cell table:number-columns-repeated="252"/>
        </table:table-row>
        <table:table-row table:style-name="ro2">
          <table:table-cell office:value-type="float" office:value="115">
            <text:p>115</text:p>
          </table:table-cell>
          <table:table-cell table:formula="of:=SF([.A345] ; [.$B$11] ;[.$B$2];[.$B$3];[.$B$4];[.$B$7])" office:value-type="float" office:value="1">
            <text:p>1,0000</text:p>
          </table:table-cell>
          <table:table-cell table:style-name="ce9" table:formula="of:=GETLIFTCOEF([.A345];[.B345];[.$B$2];[.$B$8];[.$B$5])" office:value-type="float" office:value="-0.542347452698723">
            <text:p>-0,542</text:p>
          </table:table-cell>
          <table:table-cell table:style-name="ce9" table:formula="of:=GETDRAGCOEF([.A345];[.B345];[.$B$2];[.$B$9];[.$B$10];[.$B$6])" office:value-type="float" office:value="0.465349119661294">
            <text:p>0,465</text:p>
          </table:table-cell>
          <table:table-cell table:number-columns-repeated="252"/>
        </table:table-row>
        <table:table-row table:style-name="ro2">
          <table:table-cell office:value-type="float" office:value="116">
            <text:p>116</text:p>
          </table:table-cell>
          <table:table-cell table:formula="of:=SF([.A346] ; [.$B$11] ;[.$B$2];[.$B$3];[.$B$4];[.$B$7])" office:value-type="float" office:value="1">
            <text:p>1,0000</text:p>
          </table:table-cell>
          <table:table-cell table:style-name="ce9" table:formula="of:=GETLIFTCOEF([.A346];[.B346];[.$B$2];[.$B$8];[.$B$5])" office:value-type="float" office:value="-0.557072804407731">
            <text:p>-0,557</text:p>
          </table:table-cell>
          <table:table-cell table:style-name="ce9" table:formula="of:=GETDRAGCOEF([.A346];[.B346];[.$B$2];[.$B$9];[.$B$10];[.$B$6])" office:value-type="float" office:value="0.461489471705569">
            <text:p>0,461</text:p>
          </table:table-cell>
          <table:table-cell table:number-columns-repeated="252"/>
        </table:table-row>
        <table:table-row table:style-name="ro2">
          <table:table-cell office:value-type="float" office:value="117">
            <text:p>117</text:p>
          </table:table-cell>
          <table:table-cell table:formula="of:=SF([.A347] ; [.$B$11] ;[.$B$2];[.$B$3];[.$B$4];[.$B$7])" office:value-type="float" office:value="1">
            <text:p>1,0000</text:p>
          </table:table-cell>
          <table:table-cell table:style-name="ce9" table:formula="of:=GETLIFTCOEF([.A347];[.B347];[.$B$2];[.$B$8];[.$B$5])" office:value-type="float" office:value="-0.571119448715057">
            <text:p>-0,571</text:p>
          </table:table-cell>
          <table:table-cell table:style-name="ce9" table:formula="of:=GETDRAGCOEF([.A347];[.B347];[.$B$2];[.$B$9];[.$B$10];[.$B$6])" office:value-type="float" office:value="0.457493818731521">
            <text:p>0,457</text:p>
          </table:table-cell>
          <table:table-cell table:number-columns-repeated="252"/>
        </table:table-row>
        <table:table-row table:style-name="ro2">
          <table:table-cell office:value-type="float" office:value="118">
            <text:p>118</text:p>
          </table:table-cell>
          <table:table-cell table:formula="of:=SF([.A348] ; [.$B$11] ;[.$B$2];[.$B$3];[.$B$4];[.$B$7])" office:value-type="float" office:value="1">
            <text:p>1,0000</text:p>
          </table:table-cell>
          <table:table-cell table:style-name="ce9" table:formula="of:=GETLIFTCOEF([.A348];[.B348];[.$B$2];[.$B$8];[.$B$5])" office:value-type="float" office:value="-0.58447027194833">
            <text:p>-0,584</text:p>
          </table:table-cell>
          <table:table-cell table:style-name="ce9" table:formula="of:=GETDRAGCOEF([.A348];[.B348];[.$B$2];[.$B$9];[.$B$10];[.$B$6])" office:value-type="float" office:value="0.453363377853754">
            <text:p>0,453</text:p>
          </table:table-cell>
          <table:table-cell table:number-columns-repeated="252"/>
        </table:table-row>
        <table:table-row table:style-name="ro2">
          <table:table-cell office:value-type="float" office:value="119">
            <text:p>119</text:p>
          </table:table-cell>
          <table:table-cell table:formula="of:=SF([.A349] ; [.$B$11] ;[.$B$2];[.$B$3];[.$B$4];[.$B$7])" office:value-type="float" office:value="1">
            <text:p>1,0000</text:p>
          </table:table-cell>
          <table:table-cell table:style-name="ce9" table:formula="of:=GETLIFTCOEF([.A349];[.B349];[.$B$2];[.$B$8];[.$B$5])" office:value-type="float" office:value="-0.597109008185977">
            <text:p>-0,597</text:p>
          </table:table-cell>
          <table:table-cell table:style-name="ce9" table:formula="of:=GETDRAGCOEF([.A349];[.B349];[.$B$2];[.$B$9];[.$B$10];[.$B$6])" office:value-type="float" office:value="0.449099407244571">
            <text:p>0,449</text:p>
          </table:table-cell>
          <table:table-cell table:number-columns-repeated="252"/>
        </table:table-row>
        <table:table-row table:style-name="ro2">
          <table:table-cell office:value-type="float" office:value="120">
            <text:p>120</text:p>
          </table:table-cell>
          <table:table-cell table:formula="of:=SF([.A350] ; [.$B$11] ;[.$B$2];[.$B$3];[.$B$4];[.$B$7])" office:value-type="float" office:value="1">
            <text:p>1,0000</text:p>
          </table:table-cell>
          <table:table-cell table:style-name="ce9" table:formula="of:=GETLIFTCOEF([.A350];[.B350];[.$B$2];[.$B$8];[.$B$5])" office:value-type="float" office:value="-0.609020259074742">
            <text:p>-0,609</text:p>
          </table:table-cell>
          <table:table-cell table:style-name="ce9" table:formula="of:=GETDRAGCOEF([.A350];[.B350];[.$B$2];[.$B$9];[.$B$10];[.$B$6])" office:value-type="float" office:value="0.444703205750726">
            <text:p>0,445</text:p>
          </table:table-cell>
          <table:table-cell table:number-columns-repeated="252"/>
        </table:table-row>
        <table:table-row table:style-name="ro2">
          <table:table-cell office:value-type="float" office:value="121">
            <text:p>121</text:p>
          </table:table-cell>
          <table:table-cell table:formula="of:=SF([.A351] ; [.$B$11] ;[.$B$2];[.$B$3];[.$B$4];[.$B$7])" office:value-type="float" office:value="1">
            <text:p>1,0000</text:p>
          </table:table-cell>
          <table:table-cell table:style-name="ce9" table:formula="of:=GETLIFTCOEF([.A351];[.B351];[.$B$2];[.$B$8];[.$B$5])" office:value-type="float" office:value="-0.620189512590203">
            <text:p>-0,620</text:p>
          </table:table-cell>
          <table:table-cell table:style-name="ce9" table:formula="of:=GETDRAGCOEF([.A351];[.B351];[.$B$2];[.$B$9];[.$B$10];[.$B$6])" office:value-type="float" office:value="0.440176112497781">
            <text:p>0,440</text:p>
          </table:table-cell>
          <table:table-cell table:number-columns-repeated="252"/>
        </table:table-row>
        <table:table-row table:style-name="ro2">
          <table:table-cell office:value-type="float" office:value="122">
            <text:p>122</text:p>
          </table:table-cell>
          <table:table-cell table:formula="of:=SF([.A352] ; [.$B$11] ;[.$B$2];[.$B$3];[.$B$4];[.$B$7])" office:value-type="float" office:value="1">
            <text:p>1,0000</text:p>
          </table:table-cell>
          <table:table-cell table:style-name="ce9" table:formula="of:=GETLIFTCOEF([.A352];[.B352];[.$B$2];[.$B$8];[.$B$5])" office:value-type="float" office:value="-0.630603160717444">
            <text:p>-0,631</text:p>
          </table:table-cell>
          <table:table-cell table:style-name="ce9" table:formula="of:=GETDRAGCOEF([.A352];[.B352];[.$B$2];[.$B$9];[.$B$10];[.$B$6])" office:value-type="float" office:value="0.435519506482196">
            <text:p>0,436</text:p>
          </table:table-cell>
          <table:table-cell table:number-columns-repeated="252"/>
        </table:table-row>
        <table:table-row table:style-name="ro2">
          <table:table-cell office:value-type="float" office:value="123">
            <text:p>123</text:p>
          </table:table-cell>
          <table:table-cell table:formula="of:=SF([.A353] ; [.$B$11] ;[.$B$2];[.$B$3];[.$B$4];[.$B$7])" office:value-type="float" office:value="1">
            <text:p>1,0000</text:p>
          </table:table-cell>
          <table:table-cell table:style-name="ce9" table:formula="of:=GETLIFTCOEF([.A353];[.B353];[.$B$2];[.$B$8];[.$B$5])" office:value-type="float" office:value="-0.640248516030322">
            <text:p>-0,640</text:p>
          </table:table-cell>
          <table:table-cell table:style-name="ce9" table:formula="of:=GETDRAGCOEF([.A353];[.B353];[.$B$2];[.$B$9];[.$B$10];[.$B$6])" office:value-type="float" office:value="0.430734806151273">
            <text:p>0,431</text:p>
          </table:table-cell>
          <table:table-cell table:number-columns-repeated="252"/>
        </table:table-row>
        <table:table-row table:style-name="ro2">
          <table:table-cell office:value-type="float" office:value="124">
            <text:p>124</text:p>
          </table:table-cell>
          <table:table-cell table:formula="of:=SF([.A354] ; [.$B$11] ;[.$B$2];[.$B$3];[.$B$4];[.$B$7])" office:value-type="float" office:value="1">
            <text:p>1,0000</text:p>
          </table:table-cell>
          <table:table-cell table:style-name="ce9" table:formula="of:=GETLIFTCOEF([.A354];[.B354];[.$B$2];[.$B$8];[.$B$5])" office:value-type="float" office:value="-0.64911382714914">
            <text:p>-0,649</text:p>
          </table:table-cell>
          <table:table-cell table:style-name="ce9" table:formula="of:=GETDRAGCOEF([.A354];[.B354];[.$B$2];[.$B$9];[.$B$10];[.$B$6])" office:value-type="float" office:value="0.425823468971082">
            <text:p>0,426</text:p>
          </table:table-cell>
          <table:table-cell table:number-columns-repeated="252"/>
        </table:table-row>
        <table:table-row table:style-name="ro2">
          <table:table-cell office:value-type="float" office:value="125">
            <text:p>125</text:p>
          </table:table-cell>
          <table:table-cell table:formula="of:=SF([.A355] ; [.$B$11] ;[.$B$2];[.$B$3];[.$B$4];[.$B$7])" office:value-type="float" office:value="1">
            <text:p>1,0000</text:p>
          </table:table-cell>
          <table:table-cell table:style-name="ce9" table:formula="of:=GETLIFTCOEF([.A355];[.B355];[.$B$2];[.$B$8];[.$B$5])" office:value-type="float" office:value="-0.657188293057896">
            <text:p>-0,657</text:p>
          </table:table-cell>
          <table:table-cell table:style-name="ce9" table:formula="of:=GETDRAGCOEF([.A355];[.B355];[.$B$2];[.$B$9];[.$B$10];[.$B$6])" office:value-type="float" office:value="0.420786990982506">
            <text:p>0,421</text:p>
          </table:table-cell>
          <table:table-cell table:number-columns-repeated="252"/>
        </table:table-row>
        <table:table-row table:style-name="ro2">
          <table:table-cell office:value-type="float" office:value="126">
            <text:p>126</text:p>
          </table:table-cell>
          <table:table-cell table:formula="of:=SF([.A356] ; [.$B$11] ;[.$B$2];[.$B$3];[.$B$4];[.$B$7])" office:value-type="float" office:value="1">
            <text:p>1,0000</text:p>
          </table:table-cell>
          <table:table-cell table:style-name="ce9" table:formula="of:=GETLIFTCOEF([.A356];[.B356];[.$B$2];[.$B$8];[.$B$5])" office:value-type="float" office:value="-0.664462076263658">
            <text:p>-0,664</text:p>
          </table:table-cell>
          <table:table-cell table:style-name="ce9" table:formula="of:=GETDRAGCOEF([.A356];[.B356];[.$B$2];[.$B$9];[.$B$10];[.$B$6])" office:value-type="float" office:value="0.41562690634553">
            <text:p>0,416</text:p>
          </table:table-cell>
          <table:table-cell table:number-columns-repeated="252"/>
        </table:table-row>
        <table:table-row table:style-name="ro2">
          <table:table-cell office:value-type="float" office:value="127">
            <text:p>127</text:p>
          </table:table-cell>
          <table:table-cell table:formula="of:=SF([.A357] ; [.$B$11] ;[.$B$2];[.$B$3];[.$B$4];[.$B$7])" office:value-type="float" office:value="1">
            <text:p>1,0000</text:p>
          </table:table-cell>
          <table:table-cell table:style-name="ce9" table:formula="of:=GETLIFTCOEF([.A357];[.B357];[.$B$2];[.$B$8];[.$B$5])" office:value-type="float" office:value="-0.670926314782029">
            <text:p>-0,671</text:p>
          </table:table-cell>
          <table:table-cell table:style-name="ce9" table:formula="of:=GETDRAGCOEF([.A357];[.B357];[.$B$2];[.$B$9];[.$B$10];[.$B$6])" office:value-type="float" office:value="0.410344786871922">
            <text:p>0,410</text:p>
          </table:table-cell>
          <table:table-cell table:number-columns-repeated="252"/>
        </table:table-row>
        <table:table-row table:style-name="ro2">
          <table:table-cell office:value-type="float" office:value="128">
            <text:p>128</text:p>
          </table:table-cell>
          <table:table-cell table:formula="of:=SF([.A358] ; [.$B$11] ;[.$B$2];[.$B$3];[.$B$4];[.$B$7])" office:value-type="float" office:value="1">
            <text:p>1,0000</text:p>
          </table:table-cell>
          <table:table-cell table:style-name="ce9" table:formula="of:=GETLIFTCOEF([.A358];[.B358];[.$B$2];[.$B$8];[.$B$5])" office:value-type="float" office:value="-0.676573132934114">
            <text:p>-0,677</text:p>
          </table:table-cell>
          <table:table-cell table:style-name="ce9" table:formula="of:=GETDRAGCOEF([.A358];[.B358];[.$B$2];[.$B$9];[.$B$10];[.$B$6])" office:value-type="float" office:value="0.404942241546441">
            <text:p>0,405</text:p>
          </table:table-cell>
          <table:table-cell table:number-columns-repeated="252"/>
        </table:table-row>
        <table:table-row table:style-name="ro2">
          <table:table-cell office:value-type="float" office:value="129">
            <text:p>129</text:p>
          </table:table-cell>
          <table:table-cell table:formula="of:=SF([.A359] ; [.$B$11] ;[.$B$2];[.$B$3];[.$B$4];[.$B$7])" office:value-type="float" office:value="1">
            <text:p>1,0000</text:p>
          </table:table-cell>
          <table:table-cell table:style-name="ce9" table:formula="of:=GETLIFTCOEF([.A359];[.B359];[.$B$2];[.$B$8];[.$B$5])" office:value-type="float" office:value="-0.68139565094182">
            <text:p>-0,681</text:p>
          </table:table-cell>
          <table:table-cell table:style-name="ce9" table:formula="of:=GETDRAGCOEF([.A359];[.B359];[.$B$2];[.$B$9];[.$B$10];[.$B$6])" office:value-type="float" office:value="0.39942091603673">
            <text:p>0,399</text:p>
          </table:table-cell>
          <table:table-cell table:number-columns-repeated="252"/>
        </table:table-row>
        <table:table-row table:style-name="ro2">
          <table:table-cell office:value-type="float" office:value="130">
            <text:p>130</text:p>
          </table:table-cell>
          <table:table-cell table:formula="of:=SF([.A360] ; [.$B$11] ;[.$B$2];[.$B$3];[.$B$4];[.$B$7])" office:value-type="float" office:value="1">
            <text:p>1,0000</text:p>
          </table:table-cell>
          <table:table-cell table:style-name="ce9" table:formula="of:=GETLIFTCOEF([.A360];[.B360];[.$B$2];[.$B$8];[.$B$5])" office:value-type="float" office:value="-0.685387993309808">
            <text:p>-0,685</text:p>
          </table:table-cell>
          <table:table-cell table:style-name="ce9" table:formula="of:=GETDRAGCOEF([.A360];[.B360];[.$B$2];[.$B$9];[.$B$10];[.$B$6])" office:value-type="float" office:value="0.393782492192025">
            <text:p>0,394</text:p>
          </table:table-cell>
          <table:table-cell table:number-columns-repeated="252"/>
        </table:table-row>
        <table:table-row table:style-name="ro2">
          <table:table-cell office:value-type="float" office:value="131">
            <text:p>131</text:p>
          </table:table-cell>
          <table:table-cell table:formula="of:=SF([.A361] ; [.$B$11] ;[.$B$2];[.$B$3];[.$B$4];[.$B$7])" office:value-type="float" office:value="1">
            <text:p>1,0000</text:p>
          </table:table-cell>
          <table:table-cell table:style-name="ce9" table:formula="of:=GETLIFTCOEF([.A361];[.B361];[.$B$2];[.$B$8];[.$B$5])" office:value-type="float" office:value="-0.688545295983875">
            <text:p>-0,689</text:p>
          </table:table-cell>
          <table:table-cell table:style-name="ce9" table:formula="of:=GETDRAGCOEF([.A361];[.B361];[.$B$2];[.$B$9];[.$B$10];[.$B$6])" office:value-type="float" office:value="0.38802868753085">
            <text:p>0,388</text:p>
          </table:table-cell>
          <table:table-cell table:number-columns-repeated="252"/>
        </table:table-row>
        <table:table-row table:style-name="ro2">
          <table:table-cell office:value-type="float" office:value="132">
            <text:p>132</text:p>
          </table:table-cell>
          <table:table-cell table:formula="of:=SF([.A362] ; [.$B$11] ;[.$B$2];[.$B$3];[.$B$4];[.$B$7])" office:value-type="float" office:value="1">
            <text:p>1,0000</text:p>
          </table:table-cell>
          <table:table-cell table:style-name="ce9" table:formula="of:=GETLIFTCOEF([.A362];[.B362];[.$B$2];[.$B$8];[.$B$5])" office:value-type="float" office:value="-0.690863712277058">
            <text:p>-0,691</text:p>
          </table:table-cell>
          <table:table-cell table:style-name="ce9" table:formula="of:=GETDRAGCOEF([.A362];[.B362];[.$B$2];[.$B$9];[.$B$10];[.$B$6])" office:value-type="float" office:value="0.382161254717843">
            <text:p>0,382</text:p>
          </table:table-cell>
          <table:table-cell table:number-columns-repeated="252"/>
        </table:table-row>
        <table:table-row table:style-name="ro2">
          <table:table-cell office:value-type="float" office:value="133">
            <text:p>133</text:p>
          </table:table-cell>
          <table:table-cell table:formula="of:=SF([.A363] ; [.$B$11] ;[.$B$2];[.$B$3];[.$B$4];[.$B$7])" office:value-type="float" office:value="1">
            <text:p>1,0000</text:p>
          </table:table-cell>
          <table:table-cell table:style-name="ce9" table:formula="of:=GETLIFTCOEF([.A363];[.B363];[.$B$2];[.$B$8];[.$B$5])" office:value-type="float" office:value="-0.692340417556227">
            <text:p>-0,692</text:p>
          </table:table-cell>
          <table:table-cell table:style-name="ce9" table:formula="of:=GETDRAGCOEF([.A363];[.B363];[.$B$2];[.$B$9];[.$B$10];[.$B$6])" office:value-type="float" office:value="0.376181981029878">
            <text:p>0,376</text:p>
          </table:table-cell>
          <table:table-cell table:number-columns-repeated="252"/>
        </table:table-row>
        <table:table-row table:style-name="ro2">
          <table:table-cell office:value-type="float" office:value="134">
            <text:p>134</text:p>
          </table:table-cell>
          <table:table-cell table:formula="of:=SF([.A364] ; [.$B$11] ;[.$B$2];[.$B$3];[.$B$4];[.$B$7])" office:value-type="float" office:value="1">
            <text:p>1,0000</text:p>
          </table:table-cell>
          <table:table-cell table:style-name="ce9" table:formula="of:=GETLIFTCOEF([.A364];[.B364];[.$B$2];[.$B$8];[.$B$5])" office:value-type="float" office:value="-0.692973612683471">
            <text:p>-0,693</text:p>
          </table:table-cell>
          <table:table-cell table:style-name="ce9" table:formula="of:=GETDRAGCOEF([.A364];[.B364];[.$B$2];[.$B$9];[.$B$10];[.$B$6])" office:value-type="float" office:value="0.370092687811643">
            <text:p>0,370</text:p>
          </table:table-cell>
          <table:table-cell table:number-columns-repeated="252"/>
        </table:table-row>
        <table:table-row table:style-name="ro2">
          <table:table-cell office:value-type="float" office:value="135">
            <text:p>135</text:p>
          </table:table-cell>
          <table:table-cell table:formula="of:=SF([.A365] ; [.$B$11] ;[.$B$2];[.$B$3];[.$B$4];[.$B$7])" office:value-type="float" office:value="1">
            <text:p>1,0000</text:p>
          </table:table-cell>
          <table:table-cell table:style-name="ce9" table:formula="of:=GETLIFTCOEF([.A365];[.B365];[.$B$2];[.$B$8];[.$B$5])" office:value-type="float" office:value="-0.692762526208061">
            <text:p>-0,693</text:p>
          </table:table-cell>
          <table:table-cell table:style-name="ce9" table:formula="of:=GETDRAGCOEF([.A365];[.B365];[.$B$2];[.$B$9];[.$B$10];[.$B$6])" office:value-type="float" office:value="0.36389522992084">
            <text:p>0,364</text:p>
          </table:table-cell>
          <table:table-cell table:number-columns-repeated="252"/>
        </table:table-row>
        <table:table-row table:style-name="ro2">
          <table:table-cell office:value-type="float" office:value="136">
            <text:p>136</text:p>
          </table:table-cell>
          <table:table-cell table:formula="of:=SF([.A366] ; [.$B$11] ;[.$B$2];[.$B$3];[.$B$4];[.$B$7])" office:value-type="float" office:value="1">
            <text:p>1,0000</text:p>
          </table:table-cell>
          <table:table-cell table:style-name="ce9" table:formula="of:=GETLIFTCOEF([.A366];[.B366];[.$B$2];[.$B$8];[.$B$5])" office:value-type="float" office:value="-0.691707415306354">
            <text:p>-0,692</text:p>
          </table:table-cell>
          <table:table-cell table:style-name="ce9" table:formula="of:=GETDRAGCOEF([.A366];[.B366];[.$B$2];[.$B$9];[.$B$10];[.$B$6])" office:value-type="float" office:value="0.35759149516318">
            <text:p>0,358</text:p>
          </table:table-cell>
          <table:table-cell table:number-columns-repeated="252"/>
        </table:table-row>
        <table:table-row table:style-name="ro2">
          <table:table-cell office:value-type="float" office:value="137">
            <text:p>137</text:p>
          </table:table-cell>
          <table:table-cell table:formula="of:=SF([.A367] ; [.$B$11] ;[.$B$2];[.$B$3];[.$B$4];[.$B$7])" office:value-type="float" office:value="1">
            <text:p>1,0000</text:p>
          </table:table-cell>
          <table:table-cell table:style-name="ce9" table:formula="of:=GETLIFTCOEF([.A367];[.B367];[.$B$2];[.$B$8];[.$B$5])" office:value-type="float" office:value="-0.689809565468455">
            <text:p>-0,690</text:p>
          </table:table-cell>
          <table:table-cell table:style-name="ce9" table:formula="of:=GETDRAGCOEF([.A367];[.B367];[.$B$2];[.$B$9];[.$B$10];[.$B$6])" office:value-type="float" office:value="0.351183403717334">
            <text:p>0,351</text:p>
          </table:table-cell>
          <table:table-cell table:number-columns-repeated="252"/>
        </table:table-row>
        <table:table-row table:style-name="ro2">
          <table:table-cell office:value-type="float" office:value="138">
            <text:p>138</text:p>
          </table:table-cell>
          <table:table-cell table:formula="of:=SF([.A368] ; [.$B$11] ;[.$B$2];[.$B$3];[.$B$4];[.$B$7])" office:value-type="float" office:value="1">
            <text:p>1,0000</text:p>
          </table:table-cell>
          <table:table-cell table:style-name="ce9" table:formula="of:=GETLIFTCOEF([.A368];[.B368];[.$B$2];[.$B$8];[.$B$5])" office:value-type="float" office:value="-0.687071288932051">
            <text:p>-0,687</text:p>
          </table:table-cell>
          <table:table-cell table:style-name="ce9" table:formula="of:=GETDRAGCOEF([.A368];[.B368];[.$B$2];[.$B$9];[.$B$10];[.$B$6])" office:value-type="float" office:value="0.344672907550034">
            <text:p>0,345</text:p>
          </table:table-cell>
          <table:table-cell table:number-columns-repeated="252"/>
        </table:table-row>
        <table:table-row table:style-name="ro2">
          <table:table-cell office:value-type="float" office:value="139">
            <text:p>139</text:p>
          </table:table-cell>
          <table:table-cell table:formula="of:=SF([.A369] ; [.$B$11] ;[.$B$2];[.$B$3];[.$B$4];[.$B$7])" office:value-type="float" office:value="1">
            <text:p>1,0000</text:p>
          </table:table-cell>
          <table:table-cell table:style-name="ce9" table:formula="of:=GETLIFTCOEF([.A369];[.B369];[.$B$2];[.$B$8];[.$B$5])" office:value-type="float" office:value="-0.683495921865301">
            <text:p>-0,683</text:p>
          </table:table-cell>
          <table:table-cell table:style-name="ce9" table:formula="of:=GETDRAGCOEF([.A369];[.B369];[.$B$2];[.$B$9];[.$B$10];[.$B$6])" office:value-type="float" office:value="0.338061989821482">
            <text:p>0,338</text:p>
          </table:table-cell>
          <table:table-cell table:number-columns-repeated="252"/>
        </table:table-row>
        <table:table-row table:style-name="ro2">
          <table:table-cell office:value-type="float" office:value="140">
            <text:p>140</text:p>
          </table:table-cell>
          <table:table-cell table:formula="of:=SF([.A370] ; [.$B$11] ;[.$B$2];[.$B$3];[.$B$4];[.$B$7])" office:value-type="float" office:value="1">
            <text:p>1,0000</text:p>
          </table:table-cell>
          <table:table-cell table:style-name="ce9" table:formula="of:=GETLIFTCOEF([.A370];[.B370];[.$B$2];[.$B$8];[.$B$5])" office:value-type="float" office:value="-0.679087820302235">
            <text:p>-0,679</text:p>
          </table:table-cell>
          <table:table-cell table:style-name="ce9" table:formula="of:=GETDRAGCOEF([.A370];[.B370];[.$B$2];[.$B$9];[.$B$10];[.$B$6])" office:value-type="float" office:value="0.331352664281258">
            <text:p>0,331</text:p>
          </table:table-cell>
          <table:table-cell table:number-columns-repeated="252"/>
        </table:table-row>
        <table:table-row table:style-name="ro2">
          <table:table-cell office:value-type="float" office:value="141">
            <text:p>141</text:p>
          </table:table-cell>
          <table:table-cell table:formula="of:=SF([.A371] ; [.$B$11] ;[.$B$2];[.$B$3];[.$B$4];[.$B$7])" office:value-type="float" office:value="1">
            <text:p>1,0000</text:p>
          </table:table-cell>
          <table:table-cell table:style-name="ce9" table:formula="of:=GETLIFTCOEF([.A371];[.B371];[.$B$2];[.$B$8];[.$B$5])" office:value-type="float" office:value="-0.67385235483559">
            <text:p>-0,674</text:p>
          </table:table-cell>
          <table:table-cell table:style-name="ce9" table:formula="of:=GETDRAGCOEF([.A371];[.B371];[.$B$2];[.$B$9];[.$B$10];[.$B$6])" office:value-type="float" office:value="0.324546974654917">
            <text:p>0,325</text:p>
          </table:table-cell>
          <table:table-cell table:number-columns-repeated="252"/>
        </table:table-row>
        <table:table-row table:style-name="ro2">
          <table:table-cell office:value-type="float" office:value="142">
            <text:p>142</text:p>
          </table:table-cell>
          <table:table-cell table:formula="of:=SF([.A372] ; [.$B$11] ;[.$B$2];[.$B$3];[.$B$4];[.$B$7])" office:value-type="float" office:value="1">
            <text:p>1,0000</text:p>
          </table:table-cell>
          <table:table-cell table:style-name="ce9" table:formula="of:=GETLIFTCOEF([.A372];[.B372];[.$B$2];[.$B$8];[.$B$5])" office:value-type="float" office:value="-0.667795904073576">
            <text:p>-0,668</text:p>
          </table:table-cell>
          <table:table-cell table:style-name="ce9" table:formula="of:=GETDRAGCOEF([.A372];[.B372];[.$B$2];[.$B$9];[.$B$10];[.$B$6])" office:value-type="float" office:value="0.317646994021447">
            <text:p>0,318</text:p>
          </table:table-cell>
          <table:table-cell table:number-columns-repeated="252"/>
        </table:table-row>
        <table:table-row table:style-name="ro2">
          <table:table-cell office:value-type="float" office:value="143">
            <text:p>143</text:p>
          </table:table-cell>
          <table:table-cell table:formula="of:=SF([.A373] ; [.$B$11] ;[.$B$2];[.$B$3];[.$B$4];[.$B$7])" office:value-type="float" office:value="1">
            <text:p>1,0000</text:p>
          </table:table-cell>
          <table:table-cell table:style-name="ce9" table:formula="of:=GETLIFTCOEF([.A373];[.B373];[.$B$2];[.$B$8];[.$B$5])" office:value-type="float" office:value="-0.660925846868521">
            <text:p>-0,661</text:p>
          </table:table-cell>
          <table:table-cell table:style-name="ce9" table:formula="of:=GETDRAGCOEF([.A373];[.B373];[.$B$2];[.$B$9];[.$B$10];[.$B$6])" office:value-type="float" office:value="0.310654824181791">
            <text:p>0,311</text:p>
          </table:table-cell>
          <table:table-cell table:number-columns-repeated="252"/>
        </table:table-row>
        <table:table-row table:style-name="ro2">
          <table:table-cell office:value-type="float" office:value="144">
            <text:p>144</text:p>
          </table:table-cell>
          <table:table-cell table:formula="of:=SF([.A374] ; [.$B$11] ;[.$B$2];[.$B$3];[.$B$4];[.$B$7])" office:value-type="float" office:value="1">
            <text:p>1,0000</text:p>
          </table:table-cell>
          <table:table-cell table:style-name="ce9" table:formula="of:=GETLIFTCOEF([.A374];[.B374];[.$B$2];[.$B$8];[.$B$5])" office:value-type="float" office:value="-0.65325055332688">
            <text:p>-0,653</text:p>
          </table:table-cell>
          <table:table-cell table:style-name="ce9" table:formula="of:=GETDRAGCOEF([.A374];[.B374];[.$B$2];[.$B$9];[.$B$10];[.$B$6])" office:value-type="float" office:value="0.303572595018617">
            <text:p>0,304</text:p>
          </table:table-cell>
          <table:table-cell table:number-columns-repeated="252"/>
        </table:table-row>
        <table:table-row table:style-name="ro2">
          <table:table-cell office:value-type="float" office:value="145">
            <text:p>145</text:p>
          </table:table-cell>
          <table:table-cell table:formula="of:=SF([.A375] ; [.$B$11] ;[.$B$2];[.$B$3];[.$B$4];[.$B$7])" office:value-type="float" office:value="1">
            <text:p>1,0000</text:p>
          </table:table-cell>
          <table:table-cell table:style-name="ce9" table:formula="of:=GETLIFTCOEF([.A375];[.B375];[.$B$2];[.$B$8];[.$B$5])" office:value-type="float" office:value="-0.644779374611543">
            <text:p>-0,645</text:p>
          </table:table-cell>
          <table:table-cell table:style-name="ce9" table:formula="of:=GETDRAGCOEF([.A375];[.B375];[.$B$2];[.$B$9];[.$B$10];[.$B$6])" office:value-type="float" office:value="0.296402463847534">
            <text:p>0,296</text:p>
          </table:table-cell>
          <table:table-cell table:number-columns-repeated="252"/>
        </table:table-row>
        <table:table-row table:style-name="ro2">
          <table:table-cell office:value-type="float" office:value="146">
            <text:p>146</text:p>
          </table:table-cell>
          <table:table-cell table:formula="of:=SF([.A376] ; [.$B$11] ;[.$B$2];[.$B$3];[.$B$4];[.$B$7])" office:value-type="float" office:value="1">
            <text:p>1,0000</text:p>
          </table:table-cell>
          <table:table-cell table:style-name="ce9" table:formula="of:=GETLIFTCOEF([.A376];[.B376];[.$B$2];[.$B$8];[.$B$5])" office:value-type="float" office:value="-0.635522631548891">
            <text:p>-0,636</text:p>
          </table:table-cell>
          <table:table-cell table:style-name="ce9" table:formula="of:=GETDRAGCOEF([.A376];[.B376];[.$B$2];[.$B$9];[.$B$10];[.$B$6])" office:value-type="float" office:value="0.289146614759957">
            <text:p>0,289</text:p>
          </table:table-cell>
          <table:table-cell table:number-columns-repeated="252"/>
        </table:table-row>
        <table:table-row table:style-name="ro2">
          <table:table-cell office:value-type="float" office:value="147">
            <text:p>147</text:p>
          </table:table-cell>
          <table:table-cell table:formula="of:=SF([.A377] ; [.$B$11] ;[.$B$2];[.$B$3];[.$B$4];[.$B$7])" office:value-type="float" office:value="1">
            <text:p>1,0000</text:p>
          </table:table-cell>
          <table:table-cell table:style-name="ce9" table:formula="of:=GETLIFTCOEF([.A377];[.B377];[.$B$2];[.$B$8];[.$B$5])" office:value-type="float" office:value="-0.625491602054453">
            <text:p>-0,625</text:p>
          </table:table-cell>
          <table:table-cell table:style-name="ce9" table:formula="of:=GETDRAGCOEF([.A377];[.B377];[.$B$2];[.$B$9];[.$B$10];[.$B$6])" office:value-type="float" office:value="0.281807257957806">
            <text:p>0,282</text:p>
          </table:table-cell>
          <table:table-cell table:number-columns-repeated="252"/>
        </table:table-row>
        <table:table-row table:style-name="ro2">
          <table:table-cell office:value-type="float" office:value="148">
            <text:p>148</text:p>
          </table:table-cell>
          <table:table-cell table:formula="of:=SF([.A378] ; [.$B$11] ;[.$B$2];[.$B$3];[.$B$4];[.$B$7])" office:value-type="float" office:value="1">
            <text:p>1,0000</text:p>
          </table:table-cell>
          <table:table-cell table:style-name="ce9" table:formula="of:=GETLIFTCOEF([.A378];[.B378];[.$B$2];[.$B$8];[.$B$5])" office:value-type="float" office:value="-0.614698507392508">
            <text:p>-0,615</text:p>
          </table:table-cell>
          <table:table-cell table:style-name="ce9" table:formula="of:=GETDRAGCOEF([.A378];[.B378];[.$B$2];[.$B$9];[.$B$10];[.$B$6])" office:value-type="float" office:value="0.274386629080261">
            <text:p>0,274</text:p>
          </table:table-cell>
          <table:table-cell table:number-columns-repeated="252"/>
        </table:table-row>
        <table:table-row table:style-name="ro2">
          <table:table-cell office:value-type="float" office:value="149">
            <text:p>149</text:p>
          </table:table-cell>
          <table:table-cell table:formula="of:=SF([.A379] ; [.$B$11] ;[.$B$2];[.$B$3];[.$B$4];[.$B$7])" office:value-type="float" office:value="1">
            <text:p>1,0000</text:p>
          </table:table-cell>
          <table:table-cell table:style-name="ce9" table:formula="of:=GETLIFTCOEF([.A379];[.B379];[.$B$2];[.$B$8];[.$B$5])" office:value-type="float" office:value="-0.603156497286351">
            <text:p>-0,603</text:p>
          </table:table-cell>
          <table:table-cell table:style-name="ce9" table:formula="of:=GETDRAGCOEF([.A379];[.B379];[.$B$2];[.$B$9];[.$B$10];[.$B$6])" office:value-type="float" office:value="0.266886988522763">
            <text:p>0,267</text:p>
          </table:table-cell>
          <table:table-cell table:number-columns-repeated="252"/>
        </table:table-row>
        <table:table-row table:style-name="ro2">
          <table:table-cell office:value-type="float" office:value="150">
            <text:p>150</text:p>
          </table:table-cell>
          <table:table-cell table:formula="of:=SF([.A380] ; [.$B$11] ;[.$B$2];[.$B$3];[.$B$4];[.$B$7])" office:value-type="float" office:value="1">
            <text:p>1,0000</text:p>
          </table:table-cell>
          <table:table-cell table:style-name="ce9" table:formula="of:=GETLIFTCOEF([.A380];[.B380];[.$B$2];[.$B$8];[.$B$5])" office:value-type="float" office:value="-0.590879633897386">
            <text:p>-0,591</text:p>
          </table:table-cell>
          <table:table-cell table:style-name="ce9" table:formula="of:=GETDRAGCOEF([.A380];[.B380];[.$B$2];[.$B$9];[.$B$10];[.$B$6])" office:value-type="float" office:value="0.259310620748477">
            <text:p>0,259</text:p>
          </table:table-cell>
          <table:table-cell table:number-columns-repeated="252"/>
        </table:table-row>
        <table:table-row table:style-name="ro2">
          <table:table-cell office:value-type="float" office:value="151">
            <text:p>151</text:p>
          </table:table-cell>
          <table:table-cell table:formula="of:=SF([.A381] ; [.$B$11] ;[.$B$2];[.$B$3];[.$B$4];[.$B$7])" office:value-type="float" office:value="1">
            <text:p>1,0000</text:p>
          </table:table-cell>
          <table:table-cell table:style-name="ce9" table:formula="of:=GETLIFTCOEF([.A381];[.B381];[.$B$2];[.$B$8];[.$B$5])" office:value-type="float" office:value="-0.577882874692548">
            <text:p>-0,578</text:p>
          </table:table-cell>
          <table:table-cell table:style-name="ce9" table:formula="of:=GETDRAGCOEF([.A381];[.B381];[.$B$2];[.$B$9];[.$B$10];[.$B$6])" office:value-type="float" office:value="0.251659833592422">
            <text:p>0,252</text:p>
          </table:table-cell>
          <table:table-cell table:number-columns-repeated="252"/>
        </table:table-row>
        <table:table-row table:style-name="ro2">
          <table:table-cell office:value-type="float" office:value="152">
            <text:p>152</text:p>
          </table:table-cell>
          <table:table-cell table:formula="of:=SF([.A382] ; [.$B$11] ;[.$B$2];[.$B$3];[.$B$4];[.$B$7])" office:value-type="float" office:value="1">
            <text:p>1,0000</text:p>
          </table:table-cell>
          <table:table-cell table:style-name="ce9" table:formula="of:=GETLIFTCOEF([.A382];[.B382];[.$B$2];[.$B$8];[.$B$5])" office:value-type="float" office:value="-0.564182054220929">
            <text:p>-0,564</text:p>
          </table:table-cell>
          <table:table-cell table:style-name="ce9" table:formula="of:=GETDRAGCOEF([.A382];[.B382];[.$B$2];[.$B$9];[.$B$10];[.$B$6])" office:value-type="float" office:value="0.243936957558478">
            <text:p>0,244</text:p>
          </table:table-cell>
          <table:table-cell table:number-columns-repeated="252"/>
        </table:table-row>
        <table:table-row table:style-name="ro2">
          <table:table-cell office:value-type="float" office:value="153">
            <text:p>153</text:p>
          </table:table-cell>
          <table:table-cell table:formula="of:=SF([.A383] ; [.$B$11] ;[.$B$2];[.$B$3];[.$B$4];[.$B$7])" office:value-type="float" office:value="1">
            <text:p>1,0000</text:p>
          </table:table-cell>
          <table:table-cell table:style-name="ce9" table:formula="of:=GETLIFTCOEF([.A383];[.B383];[.$B$2];[.$B$8];[.$B$5])" office:value-type="float" office:value="-0.549793864821826">
            <text:p>-0,550</text:p>
          </table:table-cell>
          <table:table-cell table:style-name="ce9" table:formula="of:=GETDRAGCOEF([.A383];[.B383];[.$B$2];[.$B$9];[.$B$10];[.$B$6])" office:value-type="float" office:value="0.236144345109501">
            <text:p>0,236</text:p>
          </table:table-cell>
          <table:table-cell table:number-columns-repeated="252"/>
        </table:table-row>
        <table:table-row table:style-name="ro2">
          <table:table-cell office:value-type="float" office:value="154">
            <text:p>154</text:p>
          </table:table-cell>
          <table:table-cell table:formula="of:=SF([.A384] ; [.$B$11] ;[.$B$2];[.$B$3];[.$B$4];[.$B$7])" office:value-type="float" office:value="1">
            <text:p>1,0000</text:p>
          </table:table-cell>
          <table:table-cell table:style-name="ce9" table:formula="of:=GETLIFTCOEF([.A384];[.B384];[.$B$2];[.$B$8];[.$B$5])" office:value-type="float" office:value="-0.53473583628769">
            <text:p>-0,535</text:p>
          </table:table-cell>
          <table:table-cell table:style-name="ce9" table:formula="of:=GETDRAGCOEF([.A384];[.B384];[.$B$2];[.$B$9];[.$B$10];[.$B$6])" office:value-type="float" office:value="0.228284369950729">
            <text:p>0,228</text:p>
          </table:table-cell>
          <table:table-cell table:number-columns-repeated="252"/>
        </table:table-row>
        <table:table-row table:style-name="ro2">
          <table:table-cell office:value-type="float" office:value="155">
            <text:p>155</text:p>
          </table:table-cell>
          <table:table-cell table:formula="of:=SF([.A385] ; [.$B$11] ;[.$B$2];[.$B$3];[.$B$4];[.$B$7])" office:value-type="float" office:value="1">
            <text:p>1,0000</text:p>
          </table:table-cell>
          <table:table-cell table:style-name="ce9" table:formula="of:=GETLIFTCOEF([.A385];[.B385];[.$B$2];[.$B$8];[.$B$5])" office:value-type="float" office:value="-0.519026314506778">
            <text:p>-0,519</text:p>
          </table:table-cell>
          <table:table-cell table:style-name="ce9" table:formula="of:=GETDRAGCOEF([.A385];[.B385];[.$B$2];[.$B$9];[.$B$10];[.$B$6])" office:value-type="float" office:value="0.220359426306739">
            <text:p>0,220</text:p>
          </table:table-cell>
          <table:table-cell table:number-columns-repeated="252"/>
        </table:table-row>
        <table:table-row table:style-name="ro2">
          <table:table-cell office:value-type="float" office:value="156">
            <text:p>156</text:p>
          </table:table-cell>
          <table:table-cell table:formula="of:=SF([.A386] ; [.$B$11] ;[.$B$2];[.$B$3];[.$B$4];[.$B$7])" office:value-type="float" office:value="1">
            <text:p>1,0000</text:p>
          </table:table-cell>
          <table:table-cell table:style-name="ce9" table:formula="of:=GETLIFTCOEF([.A386];[.B386];[.$B$2];[.$B$8];[.$B$5])" office:value-type="float" office:value="-0.502684439111516">
            <text:p>-0,503</text:p>
          </table:table-cell>
          <table:table-cell table:style-name="ce9" table:formula="of:=GETDRAGCOEF([.A386];[.B386];[.$B$2];[.$B$9];[.$B$10];[.$B$6])" office:value-type="float" office:value="0.212371928192134">
            <text:p>0,212</text:p>
          </table:table-cell>
          <table:table-cell table:number-columns-repeated="252"/>
        </table:table-row>
        <table:table-row table:style-name="ro2">
          <table:table-cell office:value-type="float" office:value="157">
            <text:p>157</text:p>
          </table:table-cell>
          <table:table-cell table:formula="of:=SF([.A387] ; [.$B$11] ;[.$B$2];[.$B$3];[.$B$4];[.$B$7])" office:value-type="float" office:value="1">
            <text:p>1,0000</text:p>
          </table:table-cell>
          <table:table-cell table:style-name="ce9" table:formula="of:=GETLIFTCOEF([.A387];[.B387];[.$B$2];[.$B$8];[.$B$5])" office:value-type="float" office:value="-0.485730120159797">
            <text:p>-0,486</text:p>
          </table:table-cell>
          <table:table-cell table:style-name="ce9" table:formula="of:=GETDRAGCOEF([.A387];[.B387];[.$B$2];[.$B$9];[.$B$10];[.$B$6])" office:value-type="float" office:value="0.204324308676216">
            <text:p>0,204</text:p>
          </table:table-cell>
          <table:table-cell table:number-columns-repeated="252"/>
        </table:table-row>
        <table:table-row table:style-name="ro2">
          <table:table-cell office:value-type="float" office:value="158">
            <text:p>158</text:p>
          </table:table-cell>
          <table:table-cell table:formula="of:=SF([.A388] ; [.$B$11] ;[.$B$2];[.$B$3];[.$B$4];[.$B$7])" office:value-type="float" office:value="1">
            <text:p>1,0000</text:p>
          </table:table-cell>
          <table:table-cell table:style-name="ce9" table:formula="of:=GETLIFTCOEF([.A388];[.B388];[.$B$2];[.$B$8];[.$B$5])" office:value-type="float" office:value="-0.468184013877653">
            <text:p>-0,468</text:p>
          </table:table-cell>
          <table:table-cell table:style-name="ce9" table:formula="of:=GETDRAGCOEF([.A388];[.B388];[.$B$2];[.$B$9];[.$B$10];[.$B$6])" office:value-type="float" office:value="0.196219019141851">
            <text:p>0,196</text:p>
          </table:table-cell>
          <table:table-cell table:number-columns-repeated="252"/>
        </table:table-row>
        <table:table-row table:style-name="ro2">
          <table:table-cell office:value-type="float" office:value="159">
            <text:p>159</text:p>
          </table:table-cell>
          <table:table-cell table:formula="of:=SF([.A389] ; [.$B$11] ;[.$B$2];[.$B$3];[.$B$4];[.$B$7])" office:value-type="float" office:value="1">
            <text:p>1,0000</text:p>
          </table:table-cell>
          <table:table-cell table:style-name="ce9" table:formula="of:=GETLIFTCOEF([.A389];[.B389];[.$B$2];[.$B$8];[.$B$5])" office:value-type="float" office:value="-0.450067497492817">
            <text:p>-0,450</text:p>
          </table:table-cell>
          <table:table-cell table:style-name="ce9" table:formula="of:=GETDRAGCOEF([.A389];[.B389];[.$B$2];[.$B$9];[.$B$10];[.$B$6])" office:value-type="float" office:value="0.188058528538746">
            <text:p>0,188</text:p>
          </table:table-cell>
          <table:table-cell table:number-columns-repeated="252"/>
        </table:table-row>
        <table:table-row table:style-name="ro2">
          <table:table-cell office:value-type="float" office:value="160">
            <text:p>160</text:p>
          </table:table-cell>
          <table:table-cell table:formula="of:=SF([.A390] ; [.$B$11] ;[.$B$2];[.$B$3];[.$B$4];[.$B$7])" office:value-type="float" office:value="0.862534347107438">
            <text:p>0,8625</text:p>
          </table:table-cell>
          <table:table-cell table:style-name="ce9" table:formula="of:=GETLIFTCOEF([.A390];[.B390];[.$B$2];[.$B$8];[.$B$5])" office:value-type="float" office:value="-0.549912400964514">
            <text:p>-0,550</text:p>
          </table:table-cell>
          <table:table-cell table:style-name="ce9" table:formula="of:=GETDRAGCOEF([.A390];[.B390];[.$B$2];[.$B$9];[.$B$10];[.$B$6])" office:value-type="float" office:value="0.167484045283795">
            <text:p>0,167</text:p>
          </table:table-cell>
          <table:table-cell table:number-columns-repeated="252"/>
        </table:table-row>
        <table:table-row table:style-name="ro2">
          <table:table-cell office:value-type="float" office:value="161">
            <text:p>161</text:p>
          </table:table-cell>
          <table:table-cell table:formula="of:=SF([.A391] ; [.$B$11] ;[.$B$2];[.$B$3];[.$B$4];[.$B$7])" office:value-type="float" office:value="0.557873190082645">
            <text:p>0,5579</text:p>
          </table:table-cell>
          <table:table-cell table:style-name="ce9" table:formula="of:=GETLIFTCOEF([.A391];[.B391];[.$B$2];[.$B$8];[.$B$5])" office:value-type="float" office:value="-0.772147527456814">
            <text:p>-0,772</text:p>
          </table:table-cell>
          <table:table-cell table:style-name="ce9" table:formula="of:=GETDRAGCOEF([.A391];[.B391];[.$B$2];[.$B$9];[.$B$10];[.$B$6])" office:value-type="float" office:value="0.133651423481936">
            <text:p>0,134</text:p>
          </table:table-cell>
          <table:table-cell table:number-columns-repeated="252"/>
        </table:table-row>
        <table:table-row table:style-name="ro2">
          <table:table-cell office:value-type="float" office:value="162">
            <text:p>162</text:p>
          </table:table-cell>
          <table:table-cell table:formula="of:=SF([.A392] ; [.$B$11] ;[.$B$2];[.$B$3];[.$B$4];[.$B$7])" office:value-type="float" office:value="0.31932773553719">
            <text:p>0,3193</text:p>
          </table:table-cell>
          <table:table-cell table:style-name="ce9" table:formula="of:=GETLIFTCOEF([.A392];[.B392];[.$B$2];[.$B$8];[.$B$5])" office:value-type="float" office:value="-0.914321020047437">
            <text:p>-0,914</text:p>
          </table:table-cell>
          <table:table-cell table:style-name="ce9" table:formula="of:=GETDRAGCOEF([.A392];[.B392];[.$B$2];[.$B$9];[.$B$10];[.$B$6])" office:value-type="float" office:value="0.107703839167817">
            <text:p>0,108</text:p>
          </table:table-cell>
          <table:table-cell table:number-columns-repeated="252"/>
        </table:table-row>
        <table:table-row table:style-name="ro2">
          <table:table-cell office:value-type="float" office:value="163">
            <text:p>163</text:p>
          </table:table-cell>
          <table:table-cell table:formula="of:=SF([.A393] ; [.$B$11] ;[.$B$2];[.$B$3];[.$B$4];[.$B$7])" office:value-type="float" office:value="0.146897983471074">
            <text:p>0,1469</text:p>
          </table:table-cell>
          <table:table-cell table:style-name="ce9" table:formula="of:=GETLIFTCOEF([.A393];[.B393];[.$B$2];[.$B$8];[.$B$5])" office:value-type="float" office:value="-0.986217792867053">
            <text:p>-0,986</text:p>
          </table:table-cell>
          <table:table-cell table:style-name="ce9" table:formula="of:=GETDRAGCOEF([.A393];[.B393];[.$B$2];[.$B$9];[.$B$10];[.$B$6])" office:value-type="float" office:value="0.0888355678532441">
            <text:p>0,089</text:p>
          </table:table-cell>
          <table:table-cell table:number-columns-repeated="252"/>
        </table:table-row>
        <table:table-row table:style-name="ro2">
          <table:table-cell office:value-type="float" office:value="164">
            <text:p>164</text:p>
          </table:table-cell>
          <table:table-cell table:formula="of:=SF([.A394] ; [.$B$11] ;[.$B$2];[.$B$3];[.$B$4];[.$B$7])" office:value-type="float" office:value="0.0405839338842976">
            <text:p>0,0406</text:p>
          </table:table-cell>
          <table:table-cell table:style-name="ce9" table:formula="of:=GETLIFTCOEF([.A394];[.B394];[.$B$2];[.$B$8];[.$B$5])" office:value-type="float" office:value="-0.997413354138075">
            <text:p>-0,997</text:p>
          </table:table-cell>
          <table:table-cell table:style-name="ce9" table:formula="of:=GETDRAGCOEF([.A394];[.B394];[.$B$2];[.$B$9];[.$B$10];[.$B$6])" office:value-type="float" office:value="0.0762308934728932">
            <text:p>0,076</text:p>
          </table:table-cell>
          <table:table-cell table:number-columns-repeated="252"/>
        </table:table-row>
        <table:table-row table:style-name="ro2">
          <table:table-cell office:value-type="float" office:value="165">
            <text:p>165</text:p>
          </table:table-cell>
          <table:table-cell table:formula="of:=SF([.A395] ; [.$B$11] ;[.$B$2];[.$B$3];[.$B$4];[.$B$7])" office:value-type="float" office:value="0.000385586776859508">
            <text:p>0,0004</text:p>
          </table:table-cell>
          <table:table-cell table:style-name="ce9" table:formula="of:=GETLIFTCOEF([.A395];[.B395];[.$B$2];[.$B$8];[.$B$5])" office:value-type="float" office:value="-0.9572895518559">
            <text:p>-0,957</text:p>
          </table:table-cell>
          <table:table-cell table:style-name="ce9" table:formula="of:=GETDRAGCOEF([.A395];[.B395];[.$B$2];[.$B$9];[.$B$10];[.$B$6])" office:value-type="float" office:value="0.0690649435217928">
            <text:p>0,069</text:p>
          </table:table-cell>
          <table:table-cell table:number-columns-repeated="252"/>
        </table:table-row>
        <table:table-row table:style-name="ro2">
          <table:table-cell office:value-type="float" office:value="166">
            <text:p>166</text:p>
          </table:table-cell>
          <table:table-cell table:formula="of:=SF([.A396] ; [.$B$11] ;[.$B$2];[.$B$3];[.$B$4];[.$B$7])" office:value-type="float" office:value="0">
            <text:p>0,0000</text:p>
          </table:table-cell>
          <table:table-cell table:style-name="ce9" table:formula="of:=GETLIFTCOEF([.A396];[.B396];[.$B$2];[.$B$8];[.$B$5])" office:value-type="float" office:value="-0.890336084673607">
            <text:p>-0,890</text:p>
          </table:table-cell>
          <table:table-cell table:style-name="ce9" table:formula="of:=GETDRAGCOEF([.A396];[.B396];[.$B$2];[.$B$9];[.$B$10];[.$B$6])" office:value-type="float" office:value="0.0648000977306035">
            <text:p>0,065</text:p>
          </table:table-cell>
          <table:table-cell table:number-columns-repeated="252"/>
        </table:table-row>
        <table:table-row table:style-name="ro2">
          <table:table-cell office:value-type="float" office:value="167">
            <text:p>167</text:p>
          </table:table-cell>
          <table:table-cell table:formula="of:=SF([.A397] ; [.$B$11] ;[.$B$2];[.$B$3];[.$B$4];[.$B$7])" office:value-type="float" office:value="0">
            <text:p>0,0000</text:p>
          </table:table-cell>
          <table:table-cell table:style-name="ce9" table:formula="of:=GETLIFTCOEF([.A397];[.B397];[.$B$2];[.$B$8];[.$B$5])" office:value-type="float" office:value="-0.823140908471826">
            <text:p>-0,823</text:p>
          </table:table-cell>
          <table:table-cell table:style-name="ce9" table:formula="of:=GETDRAGCOEF([.A397];[.B397];[.$B$2];[.$B$9];[.$B$10];[.$B$6])" office:value-type="float" office:value="0.0605444180391116">
            <text:p>0,061</text:p>
          </table:table-cell>
          <table:table-cell table:number-columns-repeated="252"/>
        </table:table-row>
        <table:table-row table:style-name="ro2">
          <table:table-cell office:value-type="float" office:value="168">
            <text:p>168</text:p>
          </table:table-cell>
          <table:table-cell table:formula="of:=SF([.A398] ; [.$B$11] ;[.$B$2];[.$B$3];[.$B$4];[.$B$7])" office:value-type="float" office:value="0">
            <text:p>0,0000</text:p>
          </table:table-cell>
          <table:table-cell table:style-name="ce9" table:formula="of:=GETLIFTCOEF([.A398];[.B398];[.$B$2];[.$B$8];[.$B$5])" office:value-type="float" office:value="-0.755945732270044">
            <text:p>-0,756</text:p>
          </table:table-cell>
          <table:table-cell table:style-name="ce9" table:formula="of:=GETDRAGCOEF([.A398];[.B398];[.$B$2];[.$B$9];[.$B$10];[.$B$6])" office:value-type="float" office:value="0.056272580504032">
            <text:p>0,056</text:p>
          </table:table-cell>
          <table:table-cell table:number-columns-repeated="252"/>
        </table:table-row>
        <table:table-row table:style-name="ro2">
          <table:table-cell office:value-type="float" office:value="169">
            <text:p>169</text:p>
          </table:table-cell>
          <table:table-cell table:formula="of:=SF([.A399] ; [.$B$11] ;[.$B$2];[.$B$3];[.$B$4];[.$B$7])" office:value-type="float" office:value="0">
            <text:p>0,0000</text:p>
          </table:table-cell>
          <table:table-cell table:style-name="ce9" table:formula="of:=GETLIFTCOEF([.A399];[.B399];[.$B$2];[.$B$8];[.$B$5])" office:value-type="float" office:value="-0.688750556068262">
            <text:p>-0,689</text:p>
          </table:table-cell>
          <table:table-cell table:style-name="ce9" table:formula="of:=GETDRAGCOEF([.A399];[.B399];[.$B$2];[.$B$9];[.$B$10];[.$B$6])" office:value-type="float" office:value="0.0519858863684605">
            <text:p>0,052</text:p>
          </table:table-cell>
          <table:table-cell table:number-columns-repeated="252"/>
        </table:table-row>
        <table:table-row table:style-name="ro2">
          <table:table-cell office:value-type="float" office:value="170">
            <text:p>170</text:p>
          </table:table-cell>
          <table:table-cell table:formula="of:=SF([.A400] ; [.$B$11] ;[.$B$2];[.$B$3];[.$B$4];[.$B$7])" office:value-type="float" office:value="0">
            <text:p>0,0000</text:p>
          </table:table-cell>
          <table:table-cell table:style-name="ce9" table:formula="of:=GETLIFTCOEF([.A400];[.B400];[.$B$2];[.$B$8];[.$B$5])" office:value-type="float" office:value="-0.621555379866481">
            <text:p>-0,622</text:p>
          </table:table-cell>
          <table:table-cell table:style-name="ce9" table:formula="of:=GETDRAGCOEF([.A400];[.B400];[.$B$2];[.$B$9];[.$B$10];[.$B$6])" office:value-type="float" office:value="0.0476856414009565">
            <text:p>0,048</text:p>
          </table:table-cell>
          <table:table-cell table:number-columns-repeated="252"/>
        </table:table-row>
        <table:table-row table:style-name="ro2">
          <table:table-cell office:value-type="float" office:value="171">
            <text:p>171</text:p>
          </table:table-cell>
          <table:table-cell table:formula="of:=SF([.A401] ; [.$B$11] ;[.$B$2];[.$B$3];[.$B$4];[.$B$7])" office:value-type="float" office:value="0">
            <text:p>0,0000</text:p>
          </table:table-cell>
          <table:table-cell table:style-name="ce9" table:formula="of:=GETLIFTCOEF([.A401];[.B401];[.$B$2];[.$B$8];[.$B$5])" office:value-type="float" office:value="-0.554360203664699">
            <text:p>-0,554</text:p>
          </table:table-cell>
          <table:table-cell table:style-name="ce9" table:formula="of:=GETDRAGCOEF([.A401];[.B401];[.$B$2];[.$B$9];[.$B$10];[.$B$6])" office:value-type="float" office:value="0.0433731554977948">
            <text:p>0,043</text:p>
          </table:table-cell>
          <table:table-cell table:number-columns-repeated="252"/>
        </table:table-row>
        <table:table-row table:style-name="ro2">
          <table:table-cell office:value-type="float" office:value="172">
            <text:p>172</text:p>
          </table:table-cell>
          <table:table-cell table:formula="of:=SF([.A402] ; [.$B$11] ;[.$B$2];[.$B$3];[.$B$4];[.$B$7])" office:value-type="float" office:value="0">
            <text:p>0,0000</text:p>
          </table:table-cell>
          <table:table-cell table:style-name="ce9" table:formula="of:=GETLIFTCOEF([.A402];[.B402];[.$B$2];[.$B$8];[.$B$5])" office:value-type="float" office:value="-0.487165027462917">
            <text:p>-0,487</text:p>
          </table:table-cell>
          <table:table-cell table:style-name="ce9" table:formula="of:=GETDRAGCOEF([.A402];[.B402];[.$B$2];[.$B$9];[.$B$10];[.$B$6])" office:value-type="float" office:value="0.0390497422839575">
            <text:p>0,039</text:p>
          </table:table-cell>
          <table:table-cell table:number-columns-repeated="252"/>
        </table:table-row>
        <table:table-row table:style-name="ro2">
          <table:table-cell office:value-type="float" office:value="173">
            <text:p>173</text:p>
          </table:table-cell>
          <table:table-cell table:formula="of:=SF([.A403] ; [.$B$11] ;[.$B$2];[.$B$3];[.$B$4];[.$B$7])" office:value-type="float" office:value="0">
            <text:p>0,0000</text:p>
          </table:table-cell>
          <table:table-cell table:style-name="ce9" table:formula="of:=GETLIFTCOEF([.A403];[.B403];[.$B$2];[.$B$8];[.$B$5])" office:value-type="float" office:value="-0.419969851261136">
            <text:p>-0,420</text:p>
          </table:table-cell>
          <table:table-cell table:style-name="ce9" table:formula="of:=GETDRAGCOEF([.A403];[.B403];[.$B$2];[.$B$9];[.$B$10];[.$B$6])" office:value-type="float" office:value="0.0347167187129911">
            <text:p>0,035</text:p>
          </table:table-cell>
          <table:table-cell table:number-columns-repeated="252"/>
        </table:table-row>
        <table:table-row table:style-name="ro2">
          <table:table-cell office:value-type="float" office:value="174">
            <text:p>174</text:p>
          </table:table-cell>
          <table:table-cell table:formula="of:=SF([.A404] ; [.$B$11] ;[.$B$2];[.$B$3];[.$B$4];[.$B$7])" office:value-type="float" office:value="0">
            <text:p>0,0000</text:p>
          </table:table-cell>
          <table:table-cell table:style-name="ce9" table:formula="of:=GETLIFTCOEF([.A404];[.B404];[.$B$2];[.$B$8];[.$B$5])" office:value-type="float" office:value="-0.352774675059354">
            <text:p>-0,353</text:p>
          </table:table-cell>
          <table:table-cell table:style-name="ce9" table:formula="of:=GETDRAGCOEF([.A404];[.B404];[.$B$2];[.$B$9];[.$B$10];[.$B$6])" office:value-type="float" office:value="0.0303754046658506">
            <text:p>0,030</text:p>
          </table:table-cell>
          <table:table-cell table:number-columns-repeated="252"/>
        </table:table-row>
        <table:table-row table:style-name="ro2">
          <table:table-cell office:value-type="float" office:value="175">
            <text:p>175</text:p>
          </table:table-cell>
          <table:table-cell table:formula="of:=SF([.A405] ; [.$B$11] ;[.$B$2];[.$B$3];[.$B$4];[.$B$7])" office:value-type="float" office:value="0">
            <text:p>0,0000</text:p>
          </table:table-cell>
          <table:table-cell table:style-name="ce9" table:formula="of:=GETLIFTCOEF([.A405];[.B405];[.$B$2];[.$B$8];[.$B$5])" office:value-type="float" office:value="-0.285579498857572">
            <text:p>-0,286</text:p>
          </table:table-cell>
          <table:table-cell table:style-name="ce9" table:formula="of:=GETDRAGCOEF([.A405];[.B405];[.$B$2];[.$B$9];[.$B$10];[.$B$6])" office:value-type="float" office:value="0.0260271225488498">
            <text:p>0,026</text:p>
          </table:table-cell>
          <table:table-cell table:number-columns-repeated="252"/>
        </table:table-row>
        <table:table-row table:style-name="ro2">
          <table:table-cell office:value-type="float" office:value="176">
            <text:p>176</text:p>
          </table:table-cell>
          <table:table-cell table:formula="of:=SF([.A406] ; [.$B$11] ;[.$B$2];[.$B$3];[.$B$4];[.$B$7])" office:value-type="float" office:value="0">
            <text:p>0,0000</text:p>
          </table:table-cell>
          <table:table-cell table:style-name="ce9" table:formula="of:=GETLIFTCOEF([.A406];[.B406];[.$B$2];[.$B$8];[.$B$5])" office:value-type="float" office:value="-0.21838432265579">
            <text:p>-0,218</text:p>
          </table:table-cell>
          <table:table-cell table:style-name="ce9" table:formula="of:=GETDRAGCOEF([.A406];[.B406];[.$B$2];[.$B$9];[.$B$10];[.$B$6])" office:value-type="float" office:value="0.0216731968908444">
            <text:p>0,022</text:p>
          </table:table-cell>
          <table:table-cell table:number-columns-repeated="252"/>
        </table:table-row>
        <table:table-row table:style-name="ro2">
          <table:table-cell office:value-type="float" office:value="177">
            <text:p>177</text:p>
          </table:table-cell>
          <table:table-cell table:formula="of:=SF([.A407] ; [.$B$11] ;[.$B$2];[.$B$3];[.$B$4];[.$B$7])" office:value-type="float" office:value="0">
            <text:p>0,0000</text:p>
          </table:table-cell>
          <table:table-cell table:style-name="ce9" table:formula="of:=GETLIFTCOEF([.A407];[.B407];[.$B$2];[.$B$8];[.$B$5])" office:value-type="float" office:value="-0.151189146454009">
            <text:p>-0,151</text:p>
          </table:table-cell>
          <table:table-cell table:style-name="ce9" table:formula="of:=GETDRAGCOEF([.A407];[.B407];[.$B$2];[.$B$9];[.$B$10];[.$B$6])" office:value-type="float" office:value="0.0173149539397671">
            <text:p>0,017</text:p>
          </table:table-cell>
          <table:table-cell table:number-columns-repeated="252"/>
        </table:table-row>
        <table:table-row table:style-name="ro2">
          <table:table-cell office:value-type="float" office:value="178">
            <text:p>178</text:p>
          </table:table-cell>
          <table:table-cell table:formula="of:=SF([.A408] ; [.$B$11] ;[.$B$2];[.$B$3];[.$B$4];[.$B$7])" office:value-type="float" office:value="0">
            <text:p>0,0000</text:p>
          </table:table-cell>
          <table:table-cell table:style-name="ce9" table:formula="of:=GETLIFTCOEF([.A408];[.B408];[.$B$2];[.$B$8];[.$B$5])" office:value-type="float" office:value="-0.0839939702522271">
            <text:p>-0,084</text:p>
          </table:table-cell>
          <table:table-cell table:style-name="ce9" table:formula="of:=GETDRAGCOEF([.A408];[.B408];[.$B$2];[.$B$9];[.$B$10];[.$B$6])" office:value-type="float" office:value="0.0129537212586403">
            <text:p>0,013</text:p>
          </table:table-cell>
          <table:table-cell table:number-columns-repeated="252"/>
        </table:table-row>
        <table:table-row table:style-name="ro2">
          <table:table-cell office:value-type="float" office:value="179">
            <text:p>179</text:p>
          </table:table-cell>
          <table:table-cell table:formula="of:=SF([.A409] ; [.$B$11] ;[.$B$2];[.$B$3];[.$B$4];[.$B$7])" office:value-type="float" office:value="0">
            <text:p>0,0000</text:p>
          </table:table-cell>
          <table:table-cell table:style-name="ce9" table:formula="of:=GETLIFTCOEF([.A409];[.B409];[.$B$2];[.$B$8];[.$B$5])" office:value-type="float" office:value="-0.0167987940504454">
            <text:p>-0,017</text:p>
          </table:table-cell>
          <table:table-cell table:style-name="ce9" table:formula="of:=GETDRAGCOEF([.A409];[.B409];[.$B$2];[.$B$9];[.$B$10];[.$B$6])" office:value-type="float" office:value="0.00859082732118661">
            <text:p>0,009</text:p>
          </table:table-cell>
          <table:table-cell table:number-columns-repeated="252"/>
        </table:table-row>
        <table:table-row table:style-name="ro2">
          <table:table-cell office:value-type="float" office:value="180">
            <text:p>180</text:p>
          </table:table-cell>
          <table:table-cell table:formula="of:=SF([.A410] ; [.$B$11] ;[.$B$2];[.$B$3];[.$B$4];[.$B$7])" office:value-type="float" office:value="0">
            <text:p>0,0000</text:p>
          </table:table-cell>
          <table:table-cell table:style-name="ce9" table:formula="of:=GETLIFTCOEF([.A410];[.B410];[.$B$2];[.$B$8];[.$B$5])" office:value-type="float" office:value="0.0503963821513363">
            <text:p>0,050</text:p>
          </table:table-cell>
          <table:table-cell table:style-name="ce9" table:formula="of:=GETDRAGCOEF([.A410];[.B410];[.$B$2];[.$B$9];[.$B$10];[.$B$6])" office:value-type="float" office:value="0.0107723988928361">
            <text:p>0,011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Mach number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39"/>
        </table:table-row>
        <table:table-row table:style-name="ro2">
          <table:table-cell office:value-type="float" office:value="0">
            <text:p>0</text:p>
          </table:table-cell>
          <table:table-cell table:formula="of:=GETDRAGCOEF([.B$413];SF ([.B$413];[.$A414];[.$B$2];[.$B$3];[.$B$4];[.$B$7]);[.$B$2];[.$B$9];[.$B$10];[.$B$6])" office:value-type="float" office:value="0.0753601124662686">
            <text:p>0,0754</text:p>
          </table:table-cell>
          <table:table-cell table:style-name="ce7" table:formula="of:=GETDRAGCOEF([.C$413];SF ([.C$413];[.$A41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1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1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1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1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1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1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1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1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1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1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1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1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1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1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1">
            <text:p>0,01</text:p>
          </table:table-cell>
          <table:table-cell table:formula="of:=GETDRAGCOEF([.B$413];SF ([.B$413];[.$A415];[.$B$2];[.$B$3];[.$B$4];[.$B$7]);[.$B$2];[.$B$9];[.$B$10];[.$B$6])" office:value-type="float" office:value="0.0753603615906073">
            <text:p>0,0754</text:p>
          </table:table-cell>
          <table:table-cell table:style-name="ce7" table:formula="of:=GETDRAGCOEF([.C$413];SF ([.C$413];[.$A41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1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1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1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1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1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1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1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1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1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1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1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1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1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1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2">
            <text:p>0,02</text:p>
          </table:table-cell>
          <table:table-cell table:formula="of:=GETDRAGCOEF([.B$413];SF ([.B$413];[.$A416];[.$B$2];[.$B$3];[.$B$4];[.$B$7]);[.$B$2];[.$B$9];[.$B$10];[.$B$6])" office:value-type="float" office:value="0.0753611089636235">
            <text:p>0,0754</text:p>
          </table:table-cell>
          <table:table-cell table:style-name="ce7" table:formula="of:=GETDRAGCOEF([.C$413];SF ([.C$413];[.$A41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1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1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1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1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1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1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1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1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1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1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1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1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1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1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3">
            <text:p>0,03</text:p>
          </table:table-cell>
          <table:table-cell table:formula="of:=GETDRAGCOEF([.B$413];SF ([.B$413];[.$A417];[.$B$2];[.$B$3];[.$B$4];[.$B$7]);[.$B$2];[.$B$9];[.$B$10];[.$B$6])" office:value-type="float" office:value="0.0753623545853172">
            <text:p>0,0754</text:p>
          </table:table-cell>
          <table:table-cell table:style-name="ce7" table:formula="of:=GETDRAGCOEF([.C$413];SF ([.C$413];[.$A41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1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1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1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1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1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1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1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1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1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1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1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1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1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1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4">
            <text:p>0,04</text:p>
          </table:table-cell>
          <table:table-cell table:formula="of:=GETDRAGCOEF([.B$413];SF ([.B$413];[.$A418];[.$B$2];[.$B$3];[.$B$4];[.$B$7]);[.$B$2];[.$B$9];[.$B$10];[.$B$6])" office:value-type="float" office:value="0.0753640984556883">
            <text:p>0,0754</text:p>
          </table:table-cell>
          <table:table-cell table:style-name="ce7" table:formula="of:=GETDRAGCOEF([.C$413];SF ([.C$413];[.$A41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1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1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1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1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1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1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1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1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1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1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1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1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1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1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5">
            <text:p>0,05</text:p>
          </table:table-cell>
          <table:table-cell table:formula="of:=GETDRAGCOEF([.B$413];SF ([.B$413];[.$A419];[.$B$2];[.$B$3];[.$B$4];[.$B$7]);[.$B$2];[.$B$9];[.$B$10];[.$B$6])" office:value-type="float" office:value="0.0753663405747369">
            <text:p>0,0754</text:p>
          </table:table-cell>
          <table:table-cell table:style-name="ce7" table:formula="of:=GETDRAGCOEF([.C$413];SF ([.C$413];[.$A41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1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1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1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1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1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1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1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1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1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1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1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1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1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1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6">
            <text:p>0,06</text:p>
          </table:table-cell>
          <table:table-cell table:formula="of:=GETDRAGCOEF([.B$413];SF ([.B$413];[.$A420];[.$B$2];[.$B$3];[.$B$4];[.$B$7]);[.$B$2];[.$B$9];[.$B$10];[.$B$6])" office:value-type="float" office:value="0.0753690809424629">
            <text:p>0,0754</text:p>
          </table:table-cell>
          <table:table-cell table:style-name="ce7" table:formula="of:=GETDRAGCOEF([.C$413];SF ([.C$413];[.$A42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7">
            <text:p>0,07</text:p>
          </table:table-cell>
          <table:table-cell table:formula="of:=GETDRAGCOEF([.B$413];SF ([.B$413];[.$A421];[.$B$2];[.$B$3];[.$B$4];[.$B$7]);[.$B$2];[.$B$9];[.$B$10];[.$B$6])" office:value-type="float" office:value="0.0753723195588664">
            <text:p>0,0754</text:p>
          </table:table-cell>
          <table:table-cell table:style-name="ce7" table:formula="of:=GETDRAGCOEF([.C$413];SF ([.C$413];[.$A42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8">
            <text:p>0,08</text:p>
          </table:table-cell>
          <table:table-cell table:formula="of:=GETDRAGCOEF([.B$413];SF ([.B$413];[.$A422];[.$B$2];[.$B$3];[.$B$4];[.$B$7]);[.$B$2];[.$B$9];[.$B$10];[.$B$6])" office:value-type="float" office:value="0.0753760564239474">
            <text:p>0,0754</text:p>
          </table:table-cell>
          <table:table-cell table:style-name="ce7" table:formula="of:=GETDRAGCOEF([.C$413];SF ([.C$413];[.$A42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09">
            <text:p>0,09</text:p>
          </table:table-cell>
          <table:table-cell table:formula="of:=GETDRAGCOEF([.B$413];SF ([.B$413];[.$A423];[.$B$2];[.$B$3];[.$B$4];[.$B$7]);[.$B$2];[.$B$9];[.$B$10];[.$B$6])" office:value-type="float" office:value="0.0753802915377058">
            <text:p>0,0754</text:p>
          </table:table-cell>
          <table:table-cell table:style-name="ce7" table:formula="of:=GETDRAGCOEF([.C$413];SF ([.C$413];[.$A42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">
            <text:p>0,1</text:p>
          </table:table-cell>
          <table:table-cell table:formula="of:=GETDRAGCOEF([.B$413];SF ([.B$413];[.$A424];[.$B$2];[.$B$3];[.$B$4];[.$B$7]);[.$B$2];[.$B$9];[.$B$10];[.$B$6])" office:value-type="float" office:value="0.0753850249001417">
            <text:p>0,0754</text:p>
          </table:table-cell>
          <table:table-cell table:style-name="ce7" table:formula="of:=GETDRAGCOEF([.C$413];SF ([.C$413];[.$A42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1">
            <text:p>0,11</text:p>
          </table:table-cell>
          <table:table-cell table:formula="of:=GETDRAGCOEF([.B$413];SF ([.B$413];[.$A425];[.$B$2];[.$B$3];[.$B$4];[.$B$7]);[.$B$2];[.$B$9];[.$B$10];[.$B$6])" office:value-type="float" office:value="0.0753902565112551">
            <text:p>0,0754</text:p>
          </table:table-cell>
          <table:table-cell table:style-name="ce7" table:formula="of:=GETDRAGCOEF([.C$413];SF ([.C$413];[.$A42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2">
            <text:p>0,12</text:p>
          </table:table-cell>
          <table:table-cell table:formula="of:=GETDRAGCOEF([.B$413];SF ([.B$413];[.$A426];[.$B$2];[.$B$3];[.$B$4];[.$B$7]);[.$B$2];[.$B$9];[.$B$10];[.$B$6])" office:value-type="float" office:value="0.0753959863710459">
            <text:p>0,0754</text:p>
          </table:table-cell>
          <table:table-cell table:style-name="ce7" table:formula="of:=GETDRAGCOEF([.C$413];SF ([.C$413];[.$A42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3">
            <text:p>0,13</text:p>
          </table:table-cell>
          <table:table-cell table:formula="of:=GETDRAGCOEF([.B$413];SF ([.B$413];[.$A427];[.$B$2];[.$B$3];[.$B$4];[.$B$7]);[.$B$2];[.$B$9];[.$B$10];[.$B$6])" office:value-type="float" office:value="0.0754022144795142">
            <text:p>0,0754</text:p>
          </table:table-cell>
          <table:table-cell table:style-name="ce7" table:formula="of:=GETDRAGCOEF([.C$413];SF ([.C$413];[.$A42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4">
            <text:p>0,14</text:p>
          </table:table-cell>
          <table:table-cell table:formula="of:=GETDRAGCOEF([.B$413];SF ([.B$413];[.$A428];[.$B$2];[.$B$3];[.$B$4];[.$B$7]);[.$B$2];[.$B$9];[.$B$10];[.$B$6])" office:value-type="float" office:value="0.0754089408366599">
            <text:p>0,0754</text:p>
          </table:table-cell>
          <table:table-cell table:style-name="ce7" table:formula="of:=GETDRAGCOEF([.C$413];SF ([.C$413];[.$A42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5">
            <text:p>0,15</text:p>
          </table:table-cell>
          <table:table-cell table:formula="of:=GETDRAGCOEF([.B$413];SF ([.B$413];[.$A429];[.$B$2];[.$B$3];[.$B$4];[.$B$7]);[.$B$2];[.$B$9];[.$B$10];[.$B$6])" office:value-type="float" office:value="0.0754161654424832">
            <text:p>0,0754</text:p>
          </table:table-cell>
          <table:table-cell table:style-name="ce7" table:formula="of:=GETDRAGCOEF([.C$413];SF ([.C$413];[.$A42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2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2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2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2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2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2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2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2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2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2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2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2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2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2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6">
            <text:p>0,16</text:p>
          </table:table-cell>
          <table:table-cell table:formula="of:=GETDRAGCOEF([.B$413];SF ([.B$413];[.$A430];[.$B$2];[.$B$3];[.$B$4];[.$B$7]);[.$B$2];[.$B$9];[.$B$10];[.$B$6])" office:value-type="float" office:value="0.0754238882969838">
            <text:p>0,0754</text:p>
          </table:table-cell>
          <table:table-cell table:style-name="ce7" table:formula="of:=GETDRAGCOEF([.C$413];SF ([.C$413];[.$A43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7">
            <text:p>0,17</text:p>
          </table:table-cell>
          <table:table-cell table:formula="of:=GETDRAGCOEF([.B$413];SF ([.B$413];[.$A431];[.$B$2];[.$B$3];[.$B$4];[.$B$7]);[.$B$2];[.$B$9];[.$B$10];[.$B$6])" office:value-type="float" office:value="0.075432109400162">
            <text:p>0,0754</text:p>
          </table:table-cell>
          <table:table-cell table:style-name="ce7" table:formula="of:=GETDRAGCOEF([.C$413];SF ([.C$413];[.$A43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8">
            <text:p>0,18</text:p>
          </table:table-cell>
          <table:table-cell table:formula="of:=GETDRAGCOEF([.B$413];SF ([.B$413];[.$A432];[.$B$2];[.$B$3];[.$B$4];[.$B$7]);[.$B$2];[.$B$9];[.$B$10];[.$B$6])" office:value-type="float" office:value="0.0754408287520176">
            <text:p>0,0754</text:p>
          </table:table-cell>
          <table:table-cell table:style-name="ce7" table:formula="of:=GETDRAGCOEF([.C$413];SF ([.C$413];[.$A43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19">
            <text:p>0,19</text:p>
          </table:table-cell>
          <table:table-cell table:formula="of:=GETDRAGCOEF([.B$413];SF ([.B$413];[.$A433];[.$B$2];[.$B$3];[.$B$4];[.$B$7]);[.$B$2];[.$B$9];[.$B$10];[.$B$6])" office:value-type="float" office:value="0.0754500463525506">
            <text:p>0,0755</text:p>
          </table:table-cell>
          <table:table-cell table:style-name="ce7" table:formula="of:=GETDRAGCOEF([.C$413];SF ([.C$413];[.$A43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">
            <text:p>0,2</text:p>
          </table:table-cell>
          <table:table-cell table:formula="of:=GETDRAGCOEF([.B$413];SF ([.B$413];[.$A434];[.$B$2];[.$B$3];[.$B$4];[.$B$7]);[.$B$2];[.$B$9];[.$B$10];[.$B$6])" office:value-type="float" office:value="0.0754597622017612">
            <text:p>0,0755</text:p>
          </table:table-cell>
          <table:table-cell table:style-name="ce7" table:formula="of:=GETDRAGCOEF([.C$413];SF ([.C$413];[.$A43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1">
            <text:p>0,21</text:p>
          </table:table-cell>
          <table:table-cell table:formula="of:=GETDRAGCOEF([.B$413];SF ([.B$413];[.$A435];[.$B$2];[.$B$3];[.$B$4];[.$B$7]);[.$B$2];[.$B$9];[.$B$10];[.$B$6])" office:value-type="float" office:value="0.0754699762996491">
            <text:p>0,0755</text:p>
          </table:table-cell>
          <table:table-cell table:style-name="ce7" table:formula="of:=GETDRAGCOEF([.C$413];SF ([.C$413];[.$A43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2">
            <text:p>0,22</text:p>
          </table:table-cell>
          <table:table-cell table:formula="of:=GETDRAGCOEF([.B$413];SF ([.B$413];[.$A436];[.$B$2];[.$B$3];[.$B$4];[.$B$7]);[.$B$2];[.$B$9];[.$B$10];[.$B$6])" office:value-type="float" office:value="0.0754806886462146">
            <text:p>0,0755</text:p>
          </table:table-cell>
          <table:table-cell table:style-name="ce7" table:formula="of:=GETDRAGCOEF([.C$413];SF ([.C$413];[.$A43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3">
            <text:p>0,23</text:p>
          </table:table-cell>
          <table:table-cell table:formula="of:=GETDRAGCOEF([.B$413];SF ([.B$413];[.$A437];[.$B$2];[.$B$3];[.$B$4];[.$B$7]);[.$B$2];[.$B$9];[.$B$10];[.$B$6])" office:value-type="float" office:value="0.0754918992414575">
            <text:p>0,0755</text:p>
          </table:table-cell>
          <table:table-cell table:style-name="ce7" table:formula="of:=GETDRAGCOEF([.C$413];SF ([.C$413];[.$A43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4">
            <text:p>0,24</text:p>
          </table:table-cell>
          <table:table-cell table:formula="of:=GETDRAGCOEF([.B$413];SF ([.B$413];[.$A438];[.$B$2];[.$B$3];[.$B$4];[.$B$7]);[.$B$2];[.$B$9];[.$B$10];[.$B$6])" office:value-type="float" office:value="0.0755036080853779">
            <text:p>0,0755</text:p>
          </table:table-cell>
          <table:table-cell table:style-name="ce7" table:formula="of:=GETDRAGCOEF([.C$413];SF ([.C$413];[.$A43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5">
            <text:p>0,25</text:p>
          </table:table-cell>
          <table:table-cell table:formula="of:=GETDRAGCOEF([.B$413];SF ([.B$413];[.$A439];[.$B$2];[.$B$3];[.$B$4];[.$B$7]);[.$B$2];[.$B$9];[.$B$10];[.$B$6])" office:value-type="float" office:value="0.0755158151779757">
            <text:p>0,0755</text:p>
          </table:table-cell>
          <table:table-cell table:style-name="ce7" table:formula="of:=GETDRAGCOEF([.C$413];SF ([.C$413];[.$A43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3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3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3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3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3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3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3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3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3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3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3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3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3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3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6">
            <text:p>0,26</text:p>
          </table:table-cell>
          <table:table-cell table:formula="of:=GETDRAGCOEF([.B$413];SF ([.B$413];[.$A440];[.$B$2];[.$B$3];[.$B$4];[.$B$7]);[.$B$2];[.$B$9];[.$B$10];[.$B$6])" office:value-type="float" office:value="0.0755285205192511">
            <text:p>0,0755</text:p>
          </table:table-cell>
          <table:table-cell table:style-name="ce7" table:formula="of:=GETDRAGCOEF([.C$413];SF ([.C$413];[.$A44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7">
            <text:p>0,27</text:p>
          </table:table-cell>
          <table:table-cell table:formula="of:=GETDRAGCOEF([.B$413];SF ([.B$413];[.$A441];[.$B$2];[.$B$3];[.$B$4];[.$B$7]);[.$B$2];[.$B$9];[.$B$10];[.$B$6])" office:value-type="float" office:value="0.0755417241092038">
            <text:p>0,0755</text:p>
          </table:table-cell>
          <table:table-cell table:style-name="ce7" table:formula="of:=GETDRAGCOEF([.C$413];SF ([.C$413];[.$A44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8">
            <text:p>0,28</text:p>
          </table:table-cell>
          <table:table-cell table:formula="of:=GETDRAGCOEF([.B$413];SF ([.B$413];[.$A442];[.$B$2];[.$B$3];[.$B$4];[.$B$7]);[.$B$2];[.$B$9];[.$B$10];[.$B$6])" office:value-type="float" office:value="0.075555425947834">
            <text:p>0,0756</text:p>
          </table:table-cell>
          <table:table-cell table:style-name="ce7" table:formula="of:=GETDRAGCOEF([.C$413];SF ([.C$413];[.$A44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29">
            <text:p>0,29</text:p>
          </table:table-cell>
          <table:table-cell table:formula="of:=GETDRAGCOEF([.B$413];SF ([.B$413];[.$A443];[.$B$2];[.$B$3];[.$B$4];[.$B$7]);[.$B$2];[.$B$9];[.$B$10];[.$B$6])" office:value-type="float" office:value="0.0755696260351417">
            <text:p>0,0756</text:p>
          </table:table-cell>
          <table:table-cell table:style-name="ce7" table:formula="of:=GETDRAGCOEF([.C$413];SF ([.C$413];[.$A44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">
            <text:p>0,3</text:p>
          </table:table-cell>
          <table:table-cell table:formula="of:=GETDRAGCOEF([.B$413];SF ([.B$413];[.$A444];[.$B$2];[.$B$3];[.$B$4];[.$B$7]);[.$B$2];[.$B$9];[.$B$10];[.$B$6])" office:value-type="float" office:value="0.0755843243711269">
            <text:p>0,0756</text:p>
          </table:table-cell>
          <table:table-cell table:style-name="ce7" table:formula="of:=GETDRAGCOEF([.C$413];SF ([.C$413];[.$A44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1">
            <text:p>0,31</text:p>
          </table:table-cell>
          <table:table-cell table:formula="of:=GETDRAGCOEF([.B$413];SF ([.B$413];[.$A445];[.$B$2];[.$B$3];[.$B$4];[.$B$7]);[.$B$2];[.$B$9];[.$B$10];[.$B$6])" office:value-type="float" office:value="0.0755995209557895">
            <text:p>0,0756</text:p>
          </table:table-cell>
          <table:table-cell table:style-name="ce7" table:formula="of:=GETDRAGCOEF([.C$413];SF ([.C$413];[.$A44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2">
            <text:p>0,32</text:p>
          </table:table-cell>
          <table:table-cell table:formula="of:=GETDRAGCOEF([.B$413];SF ([.B$413];[.$A446];[.$B$2];[.$B$3];[.$B$4];[.$B$7]);[.$B$2];[.$B$9];[.$B$10];[.$B$6])" office:value-type="float" office:value="0.0756152157891296">
            <text:p>0,0756</text:p>
          </table:table-cell>
          <table:table-cell table:style-name="ce7" table:formula="of:=GETDRAGCOEF([.C$413];SF ([.C$413];[.$A44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3">
            <text:p>0,33</text:p>
          </table:table-cell>
          <table:table-cell table:formula="of:=GETDRAGCOEF([.B$413];SF ([.B$413];[.$A447];[.$B$2];[.$B$3];[.$B$4];[.$B$7]);[.$B$2];[.$B$9];[.$B$10];[.$B$6])" office:value-type="float" office:value="0.0756314088711471">
            <text:p>0,0756</text:p>
          </table:table-cell>
          <table:table-cell table:style-name="ce7" table:formula="of:=GETDRAGCOEF([.C$413];SF ([.C$413];[.$A44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4">
            <text:p>0,34</text:p>
          </table:table-cell>
          <table:table-cell table:formula="of:=GETDRAGCOEF([.B$413];SF ([.B$413];[.$A448];[.$B$2];[.$B$3];[.$B$4];[.$B$7]);[.$B$2];[.$B$9];[.$B$10];[.$B$6])" office:value-type="float" office:value="0.0756481002018422">
            <text:p>0,0756</text:p>
          </table:table-cell>
          <table:table-cell table:style-name="ce7" table:formula="of:=GETDRAGCOEF([.C$413];SF ([.C$413];[.$A44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5">
            <text:p>0,35</text:p>
          </table:table-cell>
          <table:table-cell table:formula="of:=GETDRAGCOEF([.B$413];SF ([.B$413];[.$A449];[.$B$2];[.$B$3];[.$B$4];[.$B$7]);[.$B$2];[.$B$9];[.$B$10];[.$B$6])" office:value-type="float" office:value="0.0756652897812146">
            <text:p>0,0757</text:p>
          </table:table-cell>
          <table:table-cell table:style-name="ce7" table:formula="of:=GETDRAGCOEF([.C$413];SF ([.C$413];[.$A44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4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4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4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4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4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4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4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4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4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4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4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4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4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4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6">
            <text:p>0,36</text:p>
          </table:table-cell>
          <table:table-cell table:formula="of:=GETDRAGCOEF([.B$413];SF ([.B$413];[.$A450];[.$B$2];[.$B$3];[.$B$4];[.$B$7]);[.$B$2];[.$B$9];[.$B$10];[.$B$6])" office:value-type="float" office:value="0.0756829776092646">
            <text:p>0,0757</text:p>
          </table:table-cell>
          <table:table-cell table:style-name="ce7" table:formula="of:=GETDRAGCOEF([.C$413];SF ([.C$413];[.$A45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7">
            <text:p>0,37</text:p>
          </table:table-cell>
          <table:table-cell table:formula="of:=GETDRAGCOEF([.B$413];SF ([.B$413];[.$A451];[.$B$2];[.$B$3];[.$B$4];[.$B$7]);[.$B$2];[.$B$9];[.$B$10];[.$B$6])" office:value-type="float" office:value="0.0757011636859919">
            <text:p>0,0757</text:p>
          </table:table-cell>
          <table:table-cell table:style-name="ce7" table:formula="of:=GETDRAGCOEF([.C$413];SF ([.C$413];[.$A45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8">
            <text:p>0,38</text:p>
          </table:table-cell>
          <table:table-cell table:formula="of:=GETDRAGCOEF([.B$413];SF ([.B$413];[.$A452];[.$B$2];[.$B$3];[.$B$4];[.$B$7]);[.$B$2];[.$B$9];[.$B$10];[.$B$6])" office:value-type="float" office:value="0.0757198480113968">
            <text:p>0,0757</text:p>
          </table:table-cell>
          <table:table-cell table:style-name="ce7" table:formula="of:=GETDRAGCOEF([.C$413];SF ([.C$413];[.$A45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39">
            <text:p>0,39</text:p>
          </table:table-cell>
          <table:table-cell table:formula="of:=GETDRAGCOEF([.B$413];SF ([.B$413];[.$A453];[.$B$2];[.$B$3];[.$B$4];[.$B$7]);[.$B$2];[.$B$9];[.$B$10];[.$B$6])" office:value-type="float" office:value="0.0757390305854791">
            <text:p>0,0757</text:p>
          </table:table-cell>
          <table:table-cell table:style-name="ce7" table:formula="of:=GETDRAGCOEF([.C$413];SF ([.C$413];[.$A45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">
            <text:p>0,4</text:p>
          </table:table-cell>
          <table:table-cell table:formula="of:=GETDRAGCOEF([.B$413];SF ([.B$413];[.$A454];[.$B$2];[.$B$3];[.$B$4];[.$B$7]);[.$B$2];[.$B$9];[.$B$10];[.$B$6])" office:value-type="float" office:value="0.0757587114082389">
            <text:p>0,0758</text:p>
          </table:table-cell>
          <table:table-cell table:style-name="ce7" table:formula="of:=GETDRAGCOEF([.C$413];SF ([.C$413];[.$A45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1">
            <text:p>0,41</text:p>
          </table:table-cell>
          <table:table-cell table:formula="of:=GETDRAGCOEF([.B$413];SF ([.B$413];[.$A455];[.$B$2];[.$B$3];[.$B$4];[.$B$7]);[.$B$2];[.$B$9];[.$B$10];[.$B$6])" office:value-type="float" office:value="0.0757788904796762">
            <text:p>0,0758</text:p>
          </table:table-cell>
          <table:table-cell table:style-name="ce7" table:formula="of:=GETDRAGCOEF([.C$413];SF ([.C$413];[.$A45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2">
            <text:p>0,42</text:p>
          </table:table-cell>
          <table:table-cell table:formula="of:=GETDRAGCOEF([.B$413];SF ([.B$413];[.$A456];[.$B$2];[.$B$3];[.$B$4];[.$B$7]);[.$B$2];[.$B$9];[.$B$10];[.$B$6])" office:value-type="float" office:value="0.0757995677997909">
            <text:p>0,0758</text:p>
          </table:table-cell>
          <table:table-cell table:style-name="ce7" table:formula="of:=GETDRAGCOEF([.C$413];SF ([.C$413];[.$A45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3">
            <text:p>0,43</text:p>
          </table:table-cell>
          <table:table-cell table:formula="of:=GETDRAGCOEF([.B$413];SF ([.B$413];[.$A457];[.$B$2];[.$B$3];[.$B$4];[.$B$7]);[.$B$2];[.$B$9];[.$B$10];[.$B$6])" office:value-type="float" office:value="0.0758207433685831">
            <text:p>0,0758</text:p>
          </table:table-cell>
          <table:table-cell table:style-name="ce7" table:formula="of:=GETDRAGCOEF([.C$413];SF ([.C$413];[.$A45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4">
            <text:p>0,44</text:p>
          </table:table-cell>
          <table:table-cell table:formula="of:=GETDRAGCOEF([.B$413];SF ([.B$413];[.$A458];[.$B$2];[.$B$3];[.$B$4];[.$B$7]);[.$B$2];[.$B$9];[.$B$10];[.$B$6])" office:value-type="float" office:value="0.0758424171860527">
            <text:p>0,0758</text:p>
          </table:table-cell>
          <table:table-cell table:style-name="ce7" table:formula="of:=GETDRAGCOEF([.C$413];SF ([.C$413];[.$A45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5">
            <text:p>0,45</text:p>
          </table:table-cell>
          <table:table-cell table:formula="of:=GETDRAGCOEF([.B$413];SF ([.B$413];[.$A459];[.$B$2];[.$B$3];[.$B$4];[.$B$7]);[.$B$2];[.$B$9];[.$B$10];[.$B$6])" office:value-type="float" office:value="0.0758645892521998">
            <text:p>0,0759</text:p>
          </table:table-cell>
          <table:table-cell table:style-name="ce7" table:formula="of:=GETDRAGCOEF([.C$413];SF ([.C$413];[.$A45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5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5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5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5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5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5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5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5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5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5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5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5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5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5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6">
            <text:p>0,46</text:p>
          </table:table-cell>
          <table:table-cell table:formula="of:=GETDRAGCOEF([.B$413];SF ([.B$413];[.$A460];[.$B$2];[.$B$3];[.$B$4];[.$B$7]);[.$B$2];[.$B$9];[.$B$10];[.$B$6])" office:value-type="float" office:value="0.0758872595670244">
            <text:p>0,0759</text:p>
          </table:table-cell>
          <table:table-cell table:style-name="ce7" table:formula="of:=GETDRAGCOEF([.C$413];SF ([.C$413];[.$A46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7">
            <text:p>0,47</text:p>
          </table:table-cell>
          <table:table-cell table:formula="of:=GETDRAGCOEF([.B$413];SF ([.B$413];[.$A461];[.$B$2];[.$B$3];[.$B$4];[.$B$7]);[.$B$2];[.$B$9];[.$B$10];[.$B$6])" office:value-type="float" office:value="0.0759104281305264">
            <text:p>0,0759</text:p>
          </table:table-cell>
          <table:table-cell table:style-name="ce7" table:formula="of:=GETDRAGCOEF([.C$413];SF ([.C$413];[.$A46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8">
            <text:p>0,48</text:p>
          </table:table-cell>
          <table:table-cell table:formula="of:=GETDRAGCOEF([.B$413];SF ([.B$413];[.$A462];[.$B$2];[.$B$3];[.$B$4];[.$B$7]);[.$B$2];[.$B$9];[.$B$10];[.$B$6])" office:value-type="float" office:value="0.0759340949427059">
            <text:p>0,0759</text:p>
          </table:table-cell>
          <table:table-cell table:style-name="ce7" table:formula="of:=GETDRAGCOEF([.C$413];SF ([.C$413];[.$A46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49">
            <text:p>0,49</text:p>
          </table:table-cell>
          <table:table-cell table:formula="of:=GETDRAGCOEF([.B$413];SF ([.B$413];[.$A463];[.$B$2];[.$B$3];[.$B$4];[.$B$7]);[.$B$2];[.$B$9];[.$B$10];[.$B$6])" office:value-type="float" office:value="0.0759582600035628">
            <text:p>0,0760</text:p>
          </table:table-cell>
          <table:table-cell table:style-name="ce7" table:formula="of:=GETDRAGCOEF([.C$413];SF ([.C$413];[.$A46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">
            <text:p>0,5</text:p>
          </table:table-cell>
          <table:table-cell table:formula="of:=GETDRAGCOEF([.B$413];SF ([.B$413];[.$A464];[.$B$2];[.$B$3];[.$B$4];[.$B$7]);[.$B$2];[.$B$9];[.$B$10];[.$B$6])" office:value-type="float" office:value="0.0759829233130972">
            <text:p>0,0760</text:p>
          </table:table-cell>
          <table:table-cell table:style-name="ce7" table:formula="of:=GETDRAGCOEF([.C$413];SF ([.C$413];[.$A46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1">
            <text:p>0,51</text:p>
          </table:table-cell>
          <table:table-cell table:formula="of:=GETDRAGCOEF([.B$413];SF ([.B$413];[.$A465];[.$B$2];[.$B$3];[.$B$4];[.$B$7]);[.$B$2];[.$B$9];[.$B$10];[.$B$6])" office:value-type="float" office:value="0.0760080848713091">
            <text:p>0,0760</text:p>
          </table:table-cell>
          <table:table-cell table:style-name="ce7" table:formula="of:=GETDRAGCOEF([.C$413];SF ([.C$413];[.$A46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2">
            <text:p>0,52</text:p>
          </table:table-cell>
          <table:table-cell table:formula="of:=GETDRAGCOEF([.B$413];SF ([.B$413];[.$A466];[.$B$2];[.$B$3];[.$B$4];[.$B$7]);[.$B$2];[.$B$9];[.$B$10];[.$B$6])" office:value-type="float" office:value="0.0760337446781985">
            <text:p>0,0760</text:p>
          </table:table-cell>
          <table:table-cell table:style-name="ce7" table:formula="of:=GETDRAGCOEF([.C$413];SF ([.C$413];[.$A46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3">
            <text:p>0,53</text:p>
          </table:table-cell>
          <table:table-cell table:formula="of:=GETDRAGCOEF([.B$413];SF ([.B$413];[.$A467];[.$B$2];[.$B$3];[.$B$4];[.$B$7]);[.$B$2];[.$B$9];[.$B$10];[.$B$6])" office:value-type="float" office:value="0.0760599027337653">
            <text:p>0,0761</text:p>
          </table:table-cell>
          <table:table-cell table:style-name="ce7" table:formula="of:=GETDRAGCOEF([.C$413];SF ([.C$413];[.$A46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4">
            <text:p>0,54</text:p>
          </table:table-cell>
          <table:table-cell table:formula="of:=GETDRAGCOEF([.B$413];SF ([.B$413];[.$A468];[.$B$2];[.$B$3];[.$B$4];[.$B$7]);[.$B$2];[.$B$9];[.$B$10];[.$B$6])" office:value-type="float" office:value="0.0760865590380095">
            <text:p>0,0761</text:p>
          </table:table-cell>
          <table:table-cell table:style-name="ce7" table:formula="of:=GETDRAGCOEF([.C$413];SF ([.C$413];[.$A46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5">
            <text:p>0,55</text:p>
          </table:table-cell>
          <table:table-cell table:formula="of:=GETDRAGCOEF([.B$413];SF ([.B$413];[.$A469];[.$B$2];[.$B$3];[.$B$4];[.$B$7]);[.$B$2];[.$B$9];[.$B$10];[.$B$6])" office:value-type="float" office:value="0.0761137135909313">
            <text:p>0,0761</text:p>
          </table:table-cell>
          <table:table-cell table:style-name="ce7" table:formula="of:=GETDRAGCOEF([.C$413];SF ([.C$413];[.$A46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6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6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6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6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6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6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6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6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6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6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6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6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6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6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6">
            <text:p>0,56</text:p>
          </table:table-cell>
          <table:table-cell table:formula="of:=GETDRAGCOEF([.B$413];SF ([.B$413];[.$A470];[.$B$2];[.$B$3];[.$B$4];[.$B$7]);[.$B$2];[.$B$9];[.$B$10];[.$B$6])" office:value-type="float" office:value="0.0761413663925305">
            <text:p>0,0761</text:p>
          </table:table-cell>
          <table:table-cell table:style-name="ce7" table:formula="of:=GETDRAGCOEF([.C$413];SF ([.C$413];[.$A47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7">
            <text:p>0,57</text:p>
          </table:table-cell>
          <table:table-cell table:formula="of:=GETDRAGCOEF([.B$413];SF ([.B$413];[.$A471];[.$B$2];[.$B$3];[.$B$4];[.$B$7]);[.$B$2];[.$B$9];[.$B$10];[.$B$6])" office:value-type="float" office:value="0.0761695174428071">
            <text:p>0,0762</text:p>
          </table:table-cell>
          <table:table-cell table:style-name="ce7" table:formula="of:=GETDRAGCOEF([.C$413];SF ([.C$413];[.$A47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8">
            <text:p>0,58</text:p>
          </table:table-cell>
          <table:table-cell table:formula="of:=GETDRAGCOEF([.B$413];SF ([.B$413];[.$A472];[.$B$2];[.$B$3];[.$B$4];[.$B$7]);[.$B$2];[.$B$9];[.$B$10];[.$B$6])" office:value-type="float" office:value="0.0761981667417612">
            <text:p>0,0762</text:p>
          </table:table-cell>
          <table:table-cell table:style-name="ce7" table:formula="of:=GETDRAGCOEF([.C$413];SF ([.C$413];[.$A47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59">
            <text:p>0,59</text:p>
          </table:table-cell>
          <table:table-cell table:formula="of:=GETDRAGCOEF([.B$413];SF ([.B$413];[.$A473];[.$B$2];[.$B$3];[.$B$4];[.$B$7]);[.$B$2];[.$B$9];[.$B$10];[.$B$6])" office:value-type="float" office:value="0.0762273142893928">
            <text:p>0,0762</text:p>
          </table:table-cell>
          <table:table-cell table:style-name="ce7" table:formula="of:=GETDRAGCOEF([.C$413];SF ([.C$413];[.$A47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">
            <text:p>0,6</text:p>
          </table:table-cell>
          <table:table-cell table:formula="of:=GETDRAGCOEF([.B$413];SF ([.B$413];[.$A474];[.$B$2];[.$B$3];[.$B$4];[.$B$7]);[.$B$2];[.$B$9];[.$B$10];[.$B$6])" office:value-type="float" office:value="0.0762569600857018">
            <text:p>0,0763</text:p>
          </table:table-cell>
          <table:table-cell table:style-name="ce7" table:formula="of:=GETDRAGCOEF([.C$413];SF ([.C$413];[.$A47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1">
            <text:p>0,61</text:p>
          </table:table-cell>
          <table:table-cell table:formula="of:=GETDRAGCOEF([.B$413];SF ([.B$413];[.$A475];[.$B$2];[.$B$3];[.$B$4];[.$B$7]);[.$B$2];[.$B$9];[.$B$10];[.$B$6])" office:value-type="float" office:value="0.0762871041306884">
            <text:p>0,0763</text:p>
          </table:table-cell>
          <table:table-cell table:style-name="ce7" table:formula="of:=GETDRAGCOEF([.C$413];SF ([.C$413];[.$A47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2">
            <text:p>0,62</text:p>
          </table:table-cell>
          <table:table-cell table:formula="of:=GETDRAGCOEF([.B$413];SF ([.B$413];[.$A476];[.$B$2];[.$B$3];[.$B$4];[.$B$7]);[.$B$2];[.$B$9];[.$B$10];[.$B$6])" office:value-type="float" office:value="0.0763177464243523">
            <text:p>0,0763</text:p>
          </table:table-cell>
          <table:table-cell table:style-name="ce7" table:formula="of:=GETDRAGCOEF([.C$413];SF ([.C$413];[.$A47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3">
            <text:p>0,63</text:p>
          </table:table-cell>
          <table:table-cell table:formula="of:=GETDRAGCOEF([.B$413];SF ([.B$413];[.$A477];[.$B$2];[.$B$3];[.$B$4];[.$B$7]);[.$B$2];[.$B$9];[.$B$10];[.$B$6])" office:value-type="float" office:value="0.0763488869666938">
            <text:p>0,0763</text:p>
          </table:table-cell>
          <table:table-cell table:style-name="ce7" table:formula="of:=GETDRAGCOEF([.C$413];SF ([.C$413];[.$A47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4">
            <text:p>0,64</text:p>
          </table:table-cell>
          <table:table-cell table:formula="of:=GETDRAGCOEF([.B$413];SF ([.B$413];[.$A478];[.$B$2];[.$B$3];[.$B$4];[.$B$7]);[.$B$2];[.$B$9];[.$B$10];[.$B$6])" office:value-type="float" office:value="0.0763805257577127">
            <text:p>0,0764</text:p>
          </table:table-cell>
          <table:table-cell table:style-name="ce7" table:formula="of:=GETDRAGCOEF([.C$413];SF ([.C$413];[.$A47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5">
            <text:p>0,65</text:p>
          </table:table-cell>
          <table:table-cell table:formula="of:=GETDRAGCOEF([.B$413];SF ([.B$413];[.$A479];[.$B$2];[.$B$3];[.$B$4];[.$B$7]);[.$B$2];[.$B$9];[.$B$10];[.$B$6])" office:value-type="float" office:value="0.076412662797409">
            <text:p>0,0764</text:p>
          </table:table-cell>
          <table:table-cell table:style-name="ce7" table:formula="of:=GETDRAGCOEF([.C$413];SF ([.C$413];[.$A47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7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7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7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7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7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7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7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7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7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7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7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7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7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7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6">
            <text:p>0,66</text:p>
          </table:table-cell>
          <table:table-cell table:formula="of:=GETDRAGCOEF([.B$413];SF ([.B$413];[.$A480];[.$B$2];[.$B$3];[.$B$4];[.$B$7]);[.$B$2];[.$B$9];[.$B$10];[.$B$6])" office:value-type="float" office:value="0.0764452980857829">
            <text:p>0,0764</text:p>
          </table:table-cell>
          <table:table-cell table:style-name="ce7" table:formula="of:=GETDRAGCOEF([.C$413];SF ([.C$413];[.$A48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7">
            <text:p>0,67</text:p>
          </table:table-cell>
          <table:table-cell table:formula="of:=GETDRAGCOEF([.B$413];SF ([.B$413];[.$A481];[.$B$2];[.$B$3];[.$B$4];[.$B$7]);[.$B$2];[.$B$9];[.$B$10];[.$B$6])" office:value-type="float" office:value="0.0764784316228341">
            <text:p>0,0765</text:p>
          </table:table-cell>
          <table:table-cell table:style-name="ce7" table:formula="of:=GETDRAGCOEF([.C$413];SF ([.C$413];[.$A48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8">
            <text:p>0,68</text:p>
          </table:table-cell>
          <table:table-cell table:formula="of:=GETDRAGCOEF([.B$413];SF ([.B$413];[.$A482];[.$B$2];[.$B$3];[.$B$4];[.$B$7]);[.$B$2];[.$B$9];[.$B$10];[.$B$6])" office:value-type="float" office:value="0.0765120634085629">
            <text:p>0,0765</text:p>
          </table:table-cell>
          <table:table-cell table:style-name="ce7" table:formula="of:=GETDRAGCOEF([.C$413];SF ([.C$413];[.$A48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69">
            <text:p>0,69</text:p>
          </table:table-cell>
          <table:table-cell table:formula="of:=GETDRAGCOEF([.B$413];SF ([.B$413];[.$A483];[.$B$2];[.$B$3];[.$B$4];[.$B$7]);[.$B$2];[.$B$9];[.$B$10];[.$B$6])" office:value-type="float" office:value="0.0765461934429691">
            <text:p>0,0765</text:p>
          </table:table-cell>
          <table:table-cell table:style-name="ce7" table:formula="of:=GETDRAGCOEF([.C$413];SF ([.C$413];[.$A48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">
            <text:p>0,7</text:p>
          </table:table-cell>
          <table:table-cell table:formula="of:=GETDRAGCOEF([.B$413];SF ([.B$413];[.$A484];[.$B$2];[.$B$3];[.$B$4];[.$B$7]);[.$B$2];[.$B$9];[.$B$10];[.$B$6])" office:value-type="float" office:value="0.0765808217260528">
            <text:p>0,0766</text:p>
          </table:table-cell>
          <table:table-cell table:style-name="ce7" table:formula="of:=GETDRAGCOEF([.C$413];SF ([.C$413];[.$A48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1">
            <text:p>0,71</text:p>
          </table:table-cell>
          <table:table-cell table:formula="of:=GETDRAGCOEF([.B$413];SF ([.B$413];[.$A485];[.$B$2];[.$B$3];[.$B$4];[.$B$7]);[.$B$2];[.$B$9];[.$B$10];[.$B$6])" office:value-type="float" office:value="0.0766159482578139">
            <text:p>0,0766</text:p>
          </table:table-cell>
          <table:table-cell table:style-name="ce7" table:formula="of:=GETDRAGCOEF([.C$413];SF ([.C$413];[.$A48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2">
            <text:p>0,72</text:p>
          </table:table-cell>
          <table:table-cell table:formula="of:=GETDRAGCOEF([.B$413];SF ([.B$413];[.$A486];[.$B$2];[.$B$3];[.$B$4];[.$B$7]);[.$B$2];[.$B$9];[.$B$10];[.$B$6])" office:value-type="float" office:value="0.0766515730382525">
            <text:p>0,0767</text:p>
          </table:table-cell>
          <table:table-cell table:style-name="ce7" table:formula="of:=GETDRAGCOEF([.C$413];SF ([.C$413];[.$A48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3">
            <text:p>0,73</text:p>
          </table:table-cell>
          <table:table-cell table:formula="of:=GETDRAGCOEF([.B$413];SF ([.B$413];[.$A487];[.$B$2];[.$B$3];[.$B$4];[.$B$7]);[.$B$2];[.$B$9];[.$B$10];[.$B$6])" office:value-type="float" office:value="0.0766876960673686">
            <text:p>0,0767</text:p>
          </table:table-cell>
          <table:table-cell table:style-name="ce7" table:formula="of:=GETDRAGCOEF([.C$413];SF ([.C$413];[.$A48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4">
            <text:p>0,74</text:p>
          </table:table-cell>
          <table:table-cell table:formula="of:=GETDRAGCOEF([.B$413];SF ([.B$413];[.$A488];[.$B$2];[.$B$3];[.$B$4];[.$B$7]);[.$B$2];[.$B$9];[.$B$10];[.$B$6])" office:value-type="float" office:value="0.0767243173451621">
            <text:p>0,0767</text:p>
          </table:table-cell>
          <table:table-cell table:style-name="ce7" table:formula="of:=GETDRAGCOEF([.C$413];SF ([.C$413];[.$A48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5">
            <text:p>0,75</text:p>
          </table:table-cell>
          <table:table-cell table:formula="of:=GETDRAGCOEF([.B$413];SF ([.B$413];[.$A489];[.$B$2];[.$B$3];[.$B$4];[.$B$7]);[.$B$2];[.$B$9];[.$B$10];[.$B$6])" office:value-type="float" office:value="0.0767614368716331">
            <text:p>0,0768</text:p>
          </table:table-cell>
          <table:table-cell table:style-name="ce7" table:formula="of:=GETDRAGCOEF([.C$413];SF ([.C$413];[.$A48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8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8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8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8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8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8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8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8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8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8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8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8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8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8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6">
            <text:p>0,76</text:p>
          </table:table-cell>
          <table:table-cell table:formula="of:=GETDRAGCOEF([.B$413];SF ([.B$413];[.$A490];[.$B$2];[.$B$3];[.$B$4];[.$B$7]);[.$B$2];[.$B$9];[.$B$10];[.$B$6])" office:value-type="float" office:value="0.0767990546467815">
            <text:p>0,0768</text:p>
          </table:table-cell>
          <table:table-cell table:style-name="ce7" table:formula="of:=GETDRAGCOEF([.C$413];SF ([.C$413];[.$A49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7">
            <text:p>0,77</text:p>
          </table:table-cell>
          <table:table-cell table:formula="of:=GETDRAGCOEF([.B$413];SF ([.B$413];[.$A491];[.$B$2];[.$B$3];[.$B$4];[.$B$7]);[.$B$2];[.$B$9];[.$B$10];[.$B$6])" office:value-type="float" office:value="0.0768371706706074">
            <text:p>0,0768</text:p>
          </table:table-cell>
          <table:table-cell table:style-name="ce7" table:formula="of:=GETDRAGCOEF([.C$413];SF ([.C$413];[.$A49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8">
            <text:p>0,78</text:p>
          </table:table-cell>
          <table:table-cell table:formula="of:=GETDRAGCOEF([.B$413];SF ([.B$413];[.$A492];[.$B$2];[.$B$3];[.$B$4];[.$B$7]);[.$B$2];[.$B$9];[.$B$10];[.$B$6])" office:value-type="float" office:value="0.0768757849431108">
            <text:p>0,0769</text:p>
          </table:table-cell>
          <table:table-cell table:style-name="ce7" table:formula="of:=GETDRAGCOEF([.C$413];SF ([.C$413];[.$A49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79">
            <text:p>0,79</text:p>
          </table:table-cell>
          <table:table-cell table:formula="of:=GETDRAGCOEF([.B$413];SF ([.B$413];[.$A493];[.$B$2];[.$B$3];[.$B$4];[.$B$7]);[.$B$2];[.$B$9];[.$B$10];[.$B$6])" office:value-type="float" office:value="0.0769148974642916">
            <text:p>0,0769</text:p>
          </table:table-cell>
          <table:table-cell table:style-name="ce7" table:formula="of:=GETDRAGCOEF([.C$413];SF ([.C$413];[.$A49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">
            <text:p>0,8</text:p>
          </table:table-cell>
          <table:table-cell table:formula="of:=GETDRAGCOEF([.B$413];SF ([.B$413];[.$A494];[.$B$2];[.$B$3];[.$B$4];[.$B$7]);[.$B$2];[.$B$9];[.$B$10];[.$B$6])" office:value-type="float" office:value="0.07695450823415">
            <text:p>0,0770</text:p>
          </table:table-cell>
          <table:table-cell table:style-name="ce7" table:formula="of:=GETDRAGCOEF([.C$413];SF ([.C$413];[.$A49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1">
            <text:p>0,81</text:p>
          </table:table-cell>
          <table:table-cell table:formula="of:=GETDRAGCOEF([.B$413];SF ([.B$413];[.$A495];[.$B$2];[.$B$3];[.$B$4];[.$B$7]);[.$B$2];[.$B$9];[.$B$10];[.$B$6])" office:value-type="float" office:value="0.0769946172526857">
            <text:p>0,0770</text:p>
          </table:table-cell>
          <table:table-cell table:style-name="ce7" table:formula="of:=GETDRAGCOEF([.C$413];SF ([.C$413];[.$A49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2">
            <text:p>0,82</text:p>
          </table:table-cell>
          <table:table-cell table:formula="of:=GETDRAGCOEF([.B$413];SF ([.B$413];[.$A496];[.$B$2];[.$B$3];[.$B$4];[.$B$7]);[.$B$2];[.$B$9];[.$B$10];[.$B$6])" office:value-type="float" office:value="0.0770352245198989">
            <text:p>0,0770</text:p>
          </table:table-cell>
          <table:table-cell table:style-name="ce7" table:formula="of:=GETDRAGCOEF([.C$413];SF ([.C$413];[.$A49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3">
            <text:p>0,83</text:p>
          </table:table-cell>
          <table:table-cell table:formula="of:=GETDRAGCOEF([.B$413];SF ([.B$413];[.$A497];[.$B$2];[.$B$3];[.$B$4];[.$B$7]);[.$B$2];[.$B$9];[.$B$10];[.$B$6])" office:value-type="float" office:value="0.0770763300357896">
            <text:p>0,0771</text:p>
          </table:table-cell>
          <table:table-cell table:style-name="ce7" table:formula="of:=GETDRAGCOEF([.C$413];SF ([.C$413];[.$A49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4">
            <text:p>0,84</text:p>
          </table:table-cell>
          <table:table-cell table:formula="of:=GETDRAGCOEF([.B$413];SF ([.B$413];[.$A498];[.$B$2];[.$B$3];[.$B$4];[.$B$7]);[.$B$2];[.$B$9];[.$B$10];[.$B$6])" office:value-type="float" office:value="0.0771179338003578">
            <text:p>0,0771</text:p>
          </table:table-cell>
          <table:table-cell table:style-name="ce7" table:formula="of:=GETDRAGCOEF([.C$413];SF ([.C$413];[.$A49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5">
            <text:p>0,85</text:p>
          </table:table-cell>
          <table:table-cell table:formula="of:=GETDRAGCOEF([.B$413];SF ([.B$413];[.$A499];[.$B$2];[.$B$3];[.$B$4];[.$B$7]);[.$B$2];[.$B$9];[.$B$10];[.$B$6])" office:value-type="float" office:value="0.0771600358136034">
            <text:p>0,0772</text:p>
          </table:table-cell>
          <table:table-cell table:style-name="ce7" table:formula="of:=GETDRAGCOEF([.C$413];SF ([.C$413];[.$A49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49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49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49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49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49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49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49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49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49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49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49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49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49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49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6">
            <text:p>0,86</text:p>
          </table:table-cell>
          <table:table-cell table:formula="of:=GETDRAGCOEF([.B$413];SF ([.B$413];[.$A500];[.$B$2];[.$B$3];[.$B$4];[.$B$7]);[.$B$2];[.$B$9];[.$B$10];[.$B$6])" office:value-type="float" office:value="0.0772026360755265">
            <text:p>0,0772</text:p>
          </table:table-cell>
          <table:table-cell table:style-name="ce7" table:formula="of:=GETDRAGCOEF([.C$413];SF ([.C$413];[.$A50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7">
            <text:p>0,87</text:p>
          </table:table-cell>
          <table:table-cell table:formula="of:=GETDRAGCOEF([.B$413];SF ([.B$413];[.$A501];[.$B$2];[.$B$3];[.$B$4];[.$B$7]);[.$B$2];[.$B$9];[.$B$10];[.$B$6])" office:value-type="float" office:value="0.077245734586127">
            <text:p>0,0772</text:p>
          </table:table-cell>
          <table:table-cell table:style-name="ce7" table:formula="of:=GETDRAGCOEF([.C$413];SF ([.C$413];[.$A50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8">
            <text:p>0,88</text:p>
          </table:table-cell>
          <table:table-cell table:formula="of:=GETDRAGCOEF([.B$413];SF ([.B$413];[.$A502];[.$B$2];[.$B$3];[.$B$4];[.$B$7]);[.$B$2];[.$B$9];[.$B$10];[.$B$6])" office:value-type="float" office:value="0.0772893313454051">
            <text:p>0,0773</text:p>
          </table:table-cell>
          <table:table-cell table:style-name="ce7" table:formula="of:=GETDRAGCOEF([.C$413];SF ([.C$413];[.$A50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89">
            <text:p>0,89</text:p>
          </table:table-cell>
          <table:table-cell table:formula="of:=GETDRAGCOEF([.B$413];SF ([.B$413];[.$A503];[.$B$2];[.$B$3];[.$B$4];[.$B$7]);[.$B$2];[.$B$9];[.$B$10];[.$B$6])" office:value-type="float" office:value="0.0773334263533605">
            <text:p>0,0773</text:p>
          </table:table-cell>
          <table:table-cell table:style-name="ce7" table:formula="of:=GETDRAGCOEF([.C$413];SF ([.C$413];[.$A50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">
            <text:p>0,9</text:p>
          </table:table-cell>
          <table:table-cell table:formula="of:=GETDRAGCOEF([.B$413];SF ([.B$413];[.$A504];[.$B$2];[.$B$3];[.$B$4];[.$B$7]);[.$B$2];[.$B$9];[.$B$10];[.$B$6])" office:value-type="float" office:value="0.0773780196099935">
            <text:p>0,0774</text:p>
          </table:table-cell>
          <table:table-cell table:style-name="ce7" table:formula="of:=GETDRAGCOEF([.C$413];SF ([.C$413];[.$A50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1">
            <text:p>0,91</text:p>
          </table:table-cell>
          <table:table-cell table:formula="of:=GETDRAGCOEF([.B$413];SF ([.B$413];[.$A505];[.$B$2];[.$B$3];[.$B$4];[.$B$7]);[.$B$2];[.$B$9];[.$B$10];[.$B$6])" office:value-type="float" office:value="0.0774231111153039">
            <text:p>0,0774</text:p>
          </table:table-cell>
          <table:table-cell table:style-name="ce7" table:formula="of:=GETDRAGCOEF([.C$413];SF ([.C$413];[.$A505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5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5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5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5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5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5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5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5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5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5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5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5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5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5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2">
            <text:p>0,92</text:p>
          </table:table-cell>
          <table:table-cell table:formula="of:=GETDRAGCOEF([.B$413];SF ([.B$413];[.$A506];[.$B$2];[.$B$3];[.$B$4];[.$B$7]);[.$B$2];[.$B$9];[.$B$10];[.$B$6])" office:value-type="float" office:value="0.0774687008692917">
            <text:p>0,0775</text:p>
          </table:table-cell>
          <table:table-cell table:style-name="ce7" table:formula="of:=GETDRAGCOEF([.C$413];SF ([.C$413];[.$A506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6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6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6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6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6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6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6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6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6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6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6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6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6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6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3">
            <text:p>0,93</text:p>
          </table:table-cell>
          <table:table-cell table:formula="of:=GETDRAGCOEF([.B$413];SF ([.B$413];[.$A507];[.$B$2];[.$B$3];[.$B$4];[.$B$7]);[.$B$2];[.$B$9];[.$B$10];[.$B$6])" office:value-type="float" office:value="0.077514788871957">
            <text:p>0,0775</text:p>
          </table:table-cell>
          <table:table-cell table:style-name="ce7" table:formula="of:=GETDRAGCOEF([.C$413];SF ([.C$413];[.$A507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7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7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7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7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7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7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7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7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7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7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7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7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7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7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4">
            <text:p>0,94</text:p>
          </table:table-cell>
          <table:table-cell table:formula="of:=GETDRAGCOEF([.B$413];SF ([.B$413];[.$A508];[.$B$2];[.$B$3];[.$B$4];[.$B$7]);[.$B$2];[.$B$9];[.$B$10];[.$B$6])" office:value-type="float" office:value="0.0775613751232998">
            <text:p>0,0776</text:p>
          </table:table-cell>
          <table:table-cell table:style-name="ce7" table:formula="of:=GETDRAGCOEF([.C$413];SF ([.C$413];[.$A508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8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8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8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8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8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8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8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8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8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8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8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8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8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8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5">
            <text:p>0,95</text:p>
          </table:table-cell>
          <table:table-cell table:formula="of:=GETDRAGCOEF([.B$413];SF ([.B$413];[.$A509];[.$B$2];[.$B$3];[.$B$4];[.$B$7]);[.$B$2];[.$B$9];[.$B$10];[.$B$6])" office:value-type="float" office:value="0.0776084596233201">
            <text:p>0,0776</text:p>
          </table:table-cell>
          <table:table-cell table:style-name="ce7" table:formula="of:=GETDRAGCOEF([.C$413];SF ([.C$413];[.$A509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09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09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09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09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09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09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09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09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09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09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09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09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09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09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6">
            <text:p>0,96</text:p>
          </table:table-cell>
          <table:table-cell table:formula="of:=GETDRAGCOEF([.B$413];SF ([.B$413];[.$A510];[.$B$2];[.$B$3];[.$B$4];[.$B$7]);[.$B$2];[.$B$9];[.$B$10];[.$B$6])" office:value-type="float" office:value="0.0776560423720178">
            <text:p>0,0777</text:p>
          </table:table-cell>
          <table:table-cell table:style-name="ce7" table:formula="of:=GETDRAGCOEF([.C$413];SF ([.C$413];[.$A510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10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10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10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10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10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10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10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10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10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10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10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10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10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10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7">
            <text:p>0,97</text:p>
          </table:table-cell>
          <table:table-cell table:formula="of:=GETDRAGCOEF([.B$413];SF ([.B$413];[.$A511];[.$B$2];[.$B$3];[.$B$4];[.$B$7]);[.$B$2];[.$B$9];[.$B$10];[.$B$6])" office:value-type="float" office:value="0.0777041233693929">
            <text:p>0,0777</text:p>
          </table:table-cell>
          <table:table-cell table:style-name="ce7" table:formula="of:=GETDRAGCOEF([.C$413];SF ([.C$413];[.$A511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11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11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11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11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11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11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11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11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11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11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11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11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11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11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8">
            <text:p>0,98</text:p>
          </table:table-cell>
          <table:table-cell table:formula="of:=GETDRAGCOEF([.B$413];SF ([.B$413];[.$A512];[.$B$2];[.$B$3];[.$B$4];[.$B$7]);[.$B$2];[.$B$9];[.$B$10];[.$B$6])" office:value-type="float" office:value="0.0777527026154456">
            <text:p>0,0778</text:p>
          </table:table-cell>
          <table:table-cell table:style-name="ce7" table:formula="of:=GETDRAGCOEF([.C$413];SF ([.C$413];[.$A512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12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12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12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12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12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12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12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12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12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12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12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12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12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12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0.99">
            <text:p>0,99</text:p>
          </table:table-cell>
          <table:table-cell table:formula="of:=GETDRAGCOEF([.B$413];SF ([.B$413];[.$A513];[.$B$2];[.$B$3];[.$B$4];[.$B$7]);[.$B$2];[.$B$9];[.$B$10];[.$B$6])" office:value-type="float" office:value="0.0778017801101757">
            <text:p>0,0778</text:p>
          </table:table-cell>
          <table:table-cell table:style-name="ce7" table:formula="of:=GETDRAGCOEF([.C$413];SF ([.C$413];[.$A513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13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13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13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13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13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13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13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13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13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13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13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13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13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13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>
          <table:table-cell office:value-type="float" office:value="1">
            <text:p>1</text:p>
          </table:table-cell>
          <table:table-cell table:formula="of:=GETDRAGCOEF([.B$413];SF ([.B$413];[.$A514];[.$B$2];[.$B$3];[.$B$4];[.$B$7]);[.$B$2];[.$B$9];[.$B$10];[.$B$6])" office:value-type="float" office:value="0.0778513558535832">
            <text:p>0,0779</text:p>
          </table:table-cell>
          <table:table-cell table:style-name="ce7" table:formula="of:=GETDRAGCOEF([.C$413];SF ([.C$413];[.$A514];[.$B$2];[.$B$3];[.$B$4];[.$B$7]);[.$B$2];[.$B$9];[.$B$10];[.$B$6])" office:value-type="float" office:value="0.0711504870513819">
            <text:p>0,0712</text:p>
          </table:table-cell>
          <table:table-cell table:style-name="ce7" table:formula="of:=GETDRAGCOEF([.D$413];SF ([.D$413];[.$A514];[.$B$2];[.$B$3];[.$B$4];[.$B$7]);[.$B$2];[.$B$9];[.$B$10];[.$B$6])" office:value-type="float" office:value="0.0669214730815433">
            <text:p>0,0669</text:p>
          </table:table-cell>
          <table:table-cell table:style-name="ce7" table:formula="of:=GETDRAGCOEF([.E$413];SF ([.E$413];[.$A514];[.$B$2];[.$B$3];[.$B$4];[.$B$7]);[.$B$2];[.$B$9];[.$B$10];[.$B$6])" office:value-type="float" office:value="0.0626743587553753">
            <text:p>0,0627</text:p>
          </table:table-cell>
          <table:table-cell table:style-name="ce7" table:formula="of:=GETDRAGCOEF([.F$413];SF ([.F$413];[.$A514];[.$B$2];[.$B$3];[.$B$4];[.$B$7]);[.$B$2];[.$B$9];[.$B$10];[.$B$6])" office:value-type="float" office:value="0.0584104377850444">
            <text:p>0,0584</text:p>
          </table:table-cell>
          <table:table-cell table:style-name="ce7" table:formula="of:=GETDRAGCOEF([.G$413];SF ([.G$413];[.$A514];[.$B$2];[.$B$3];[.$B$4];[.$B$7]);[.$B$2];[.$B$9];[.$B$10];[.$B$6])" office:value-type="float" office:value="0.0541310090021837">
            <text:p>0,0541</text:p>
          </table:table-cell>
          <table:table-cell table:style-name="ce7" table:formula="of:=GETDRAGCOEF([.H$413];SF ([.H$413];[.$A514];[.$B$2];[.$B$3];[.$B$4];[.$B$7]);[.$B$2];[.$B$9];[.$B$10];[.$B$6])" office:value-type="float" office:value="0.0498373759622561">
            <text:p>0,0498</text:p>
          </table:table-cell>
          <table:table-cell table:style-name="ce7" table:formula="of:=GETDRAGCOEF([.I$413];SF ([.I$413];[.$A514];[.$B$2];[.$B$3];[.$B$4];[.$B$7]);[.$B$2];[.$B$9];[.$B$10];[.$B$6])" office:value-type="float" office:value="0.0455308465474792">
            <text:p>0,0455</text:p>
          </table:table-cell>
          <table:table-cell table:style-name="ce7" table:formula="of:=GETDRAGCOEF([.J$413];SF ([.J$413];[.$A514];[.$B$2];[.$B$3];[.$B$4];[.$B$7]);[.$B$2];[.$B$9];[.$B$10];[.$B$6])" office:value-type="float" office:value="0.0412127325684308">
            <text:p>0,0412</text:p>
          </table:table-cell>
          <table:table-cell table:style-name="ce7" table:formula="of:=GETDRAGCOEF([.K$413];SF ([.K$413];[.$A514];[.$B$2];[.$B$3];[.$B$4];[.$B$7]);[.$B$2];[.$B$9];[.$B$10];[.$B$6])" office:value-type="float" office:value="0.0368843493644594">
            <text:p>0,0369</text:p>
          </table:table-cell>
          <table:table-cell table:style-name="ce7" table:formula="of:=GETDRAGCOEF([.L$413];SF ([.L$413];[.$A514];[.$B$2];[.$B$3];[.$B$4];[.$B$7]);[.$B$2];[.$B$9];[.$B$10];[.$B$6])" office:value-type="float" office:value="0.0325470154030191">
            <text:p>0,0325</text:p>
          </table:table-cell>
          <table:table-cell table:style-name="ce7" table:formula="of:=GETDRAGCOEF([.M$413];SF ([.M$413];[.$A514];[.$B$2];[.$B$3];[.$B$4];[.$B$7]);[.$B$2];[.$B$9];[.$B$10];[.$B$6])" office:value-type="float" office:value="0.0282020518780511">
            <text:p>0,0282</text:p>
          </table:table-cell>
          <table:table-cell table:style-name="ce7" table:formula="of:=GETDRAGCOEF([.N$413];SF ([.N$413];[.$A514];[.$B$2];[.$B$3];[.$B$4];[.$B$7]);[.$B$2];[.$B$9];[.$B$10];[.$B$6])" office:value-type="float" office:value="0.0238507823075358">
            <text:p>0,0239</text:p>
          </table:table-cell>
          <table:table-cell table:style-name="ce7" table:formula="of:=GETDRAGCOEF([.O$413];SF ([.O$413];[.$A514];[.$B$2];[.$B$3];[.$B$4];[.$B$7]);[.$B$2];[.$B$9];[.$B$10];[.$B$6])" office:value-type="float" office:value="0.019494532130336">
            <text:p>0,0195</text:p>
          </table:table-cell>
          <table:table-cell table:style-name="ce7" table:formula="of:=GETDRAGCOEF([.P$413];SF ([.P$413];[.$A514];[.$B$2];[.$B$3];[.$B$4];[.$B$7]);[.$B$2];[.$B$9];[.$B$10];[.$B$6])" office:value-type="float" office:value="0.0151346283024557">
            <text:p>0,0151</text:p>
          </table:table-cell>
          <table:table-cell table:style-name="ce7" table:formula="of:=GETDRAGCOEF([.Q$413];SF ([.Q$413];[.$A514];[.$B$2];[.$B$3];[.$B$4];[.$B$7]);[.$B$2];[.$B$9];[.$B$10];[.$B$6])" office:value-type="float" office:value="0.0107723988928361">
            <text:p>0,0108</text:p>
          </table:table-cell>
          <table:table-cell table:number-columns-repeated="239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office:value-type="string">
            <text:p>Lift</text:p>
          </table:table-cell>
          <table:table-cell table:number-columns-repeated="254"/>
        </table:table-row>
        <table:table-row table:style-name="ro2">
          <table:table-cell office:value-type="string">
            <text:p>Angle of attac/Machspeed</text:p>
          </table:table-cell>
          <table:table-cell table:style-name="Default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2">
          <table:table-cell office:value-type="float" office:value="-30">
            <text:p>-30</text:p>
          </table:table-cell>
          <table:table-cell table:style-name="ce9" table:formula="of:=GETLIFTCOEF([.$A519];SF([.$A519] ; [.B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C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D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E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F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G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H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I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J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K$518] ;[.$B$2];[.$B$3];[.$B$4];[.$B$7]);[.$B$2];[.$B$8];[.$B$5])" office:value-type="float" office:value="-0.590879633897386">
            <text:p>-0,591</text:p>
          </table:table-cell>
          <table:table-cell table:style-name="ce9" table:formula="of:=GETLIFTCOEF([.$A519];SF([.$A519] ; [.L$518] ;[.$B$2];[.$B$3];[.$B$4];[.$B$7]);[.$B$2];[.$B$8];[.$B$5])" office:value-type="float" office:value="-0.590879633897386">
            <text:p>-0,591</text:p>
          </table:table-cell>
          <table:table-cell table:number-columns-repeated="244"/>
        </table:table-row>
        <table:table-row table:style-name="ro2">
          <table:table-cell office:value-type="float" office:value="-29">
            <text:p>-29</text:p>
          </table:table-cell>
          <table:table-cell table:style-name="ce9" table:formula="of:=GETLIFTCOEF([.$A520];SF([.$A520] ; [.B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C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D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E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F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G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H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I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J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K$518] ;[.$B$2];[.$B$3];[.$B$4];[.$B$7]);[.$B$2];[.$B$8];[.$B$5])" office:value-type="float" office:value="-0.577882874692548">
            <text:p>-0,578</text:p>
          </table:table-cell>
          <table:table-cell table:style-name="ce9" table:formula="of:=GETLIFTCOEF([.$A520];SF([.$A520] ; [.L$518] ;[.$B$2];[.$B$3];[.$B$4];[.$B$7]);[.$B$2];[.$B$8];[.$B$5])" office:value-type="float" office:value="-0.577882874692548">
            <text:p>-0,578</text:p>
          </table:table-cell>
          <table:table-cell table:number-columns-repeated="244"/>
        </table:table-row>
        <table:table-row table:style-name="ro2">
          <table:table-cell office:value-type="float" office:value="-28">
            <text:p>-28</text:p>
          </table:table-cell>
          <table:table-cell table:style-name="ce9" table:formula="of:=GETLIFTCOEF([.$A521];SF([.$A521] ; [.B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C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D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E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F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G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H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I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J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K$518] ;[.$B$2];[.$B$3];[.$B$4];[.$B$7]);[.$B$2];[.$B$8];[.$B$5])" office:value-type="float" office:value="-0.564182054220929">
            <text:p>-0,564</text:p>
          </table:table-cell>
          <table:table-cell table:style-name="ce9" table:formula="of:=GETLIFTCOEF([.$A521];SF([.$A521] ; [.L$518] ;[.$B$2];[.$B$3];[.$B$4];[.$B$7]);[.$B$2];[.$B$8];[.$B$5])" office:value-type="float" office:value="-0.564182054220929">
            <text:p>-0,564</text:p>
          </table:table-cell>
          <table:table-cell table:number-columns-repeated="244"/>
        </table:table-row>
        <table:table-row table:style-name="ro2">
          <table:table-cell office:value-type="float" office:value="-27">
            <text:p>-27</text:p>
          </table:table-cell>
          <table:table-cell table:style-name="ce9" table:formula="of:=GETLIFTCOEF([.$A522];SF([.$A522] ; [.B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C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D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E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F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G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H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I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J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K$518] ;[.$B$2];[.$B$3];[.$B$4];[.$B$7]);[.$B$2];[.$B$8];[.$B$5])" office:value-type="float" office:value="-0.549793864821826">
            <text:p>-0,550</text:p>
          </table:table-cell>
          <table:table-cell table:style-name="ce9" table:formula="of:=GETLIFTCOEF([.$A522];SF([.$A522] ; [.L$518] ;[.$B$2];[.$B$3];[.$B$4];[.$B$7]);[.$B$2];[.$B$8];[.$B$5])" office:value-type="float" office:value="-0.549793864821826">
            <text:p>-0,550</text:p>
          </table:table-cell>
          <table:table-cell table:number-columns-repeated="244"/>
        </table:table-row>
        <table:table-row table:style-name="ro2">
          <table:table-cell office:value-type="float" office:value="-26">
            <text:p>-26</text:p>
          </table:table-cell>
          <table:table-cell table:style-name="ce9" table:formula="of:=GETLIFTCOEF([.$A523];SF([.$A523] ; [.B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C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D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E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F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G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H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I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J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K$518] ;[.$B$2];[.$B$3];[.$B$4];[.$B$7]);[.$B$2];[.$B$8];[.$B$5])" office:value-type="float" office:value="-0.53473583628769">
            <text:p>-0,535</text:p>
          </table:table-cell>
          <table:table-cell table:style-name="ce9" table:formula="of:=GETLIFTCOEF([.$A523];SF([.$A523] ; [.L$518] ;[.$B$2];[.$B$3];[.$B$4];[.$B$7]);[.$B$2];[.$B$8];[.$B$5])" office:value-type="float" office:value="-0.53473583628769">
            <text:p>-0,535</text:p>
          </table:table-cell>
          <table:table-cell table:number-columns-repeated="244"/>
        </table:table-row>
        <table:table-row table:style-name="ro2">
          <table:table-cell office:value-type="float" office:value="-25">
            <text:p>-25</text:p>
          </table:table-cell>
          <table:table-cell table:style-name="ce9" table:formula="of:=GETLIFTCOEF([.$A524];SF([.$A524] ; [.B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C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D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E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F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G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H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I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J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K$518] ;[.$B$2];[.$B$3];[.$B$4];[.$B$7]);[.$B$2];[.$B$8];[.$B$5])" office:value-type="float" office:value="-0.519026314506778">
            <text:p>-0,519</text:p>
          </table:table-cell>
          <table:table-cell table:style-name="ce9" table:formula="of:=GETLIFTCOEF([.$A524];SF([.$A524] ; [.L$518] ;[.$B$2];[.$B$3];[.$B$4];[.$B$7]);[.$B$2];[.$B$8];[.$B$5])" office:value-type="float" office:value="-0.519026314506778">
            <text:p>-0,519</text:p>
          </table:table-cell>
          <table:table-cell table:number-columns-repeated="244"/>
        </table:table-row>
        <table:table-row table:style-name="ro2">
          <table:table-cell office:value-type="float" office:value="-24">
            <text:p>-24</text:p>
          </table:table-cell>
          <table:table-cell table:style-name="ce9" table:formula="of:=GETLIFTCOEF([.$A525];SF([.$A525] ; [.B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C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D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E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F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G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H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I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J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K$518] ;[.$B$2];[.$B$3];[.$B$4];[.$B$7]);[.$B$2];[.$B$8];[.$B$5])" office:value-type="float" office:value="-0.502684439111515">
            <text:p>-0,503</text:p>
          </table:table-cell>
          <table:table-cell table:style-name="ce9" table:formula="of:=GETLIFTCOEF([.$A525];SF([.$A525] ; [.L$518] ;[.$B$2];[.$B$3];[.$B$4];[.$B$7]);[.$B$2];[.$B$8];[.$B$5])" office:value-type="float" office:value="-0.502684439111515">
            <text:p>-0,503</text:p>
          </table:table-cell>
          <table:table-cell table:number-columns-repeated="244"/>
        </table:table-row>
        <table:table-row table:style-name="ro2">
          <table:table-cell office:value-type="float" office:value="-23">
            <text:p>-23</text:p>
          </table:table-cell>
          <table:table-cell table:style-name="ce9" table:formula="of:=GETLIFTCOEF([.$A526];SF([.$A526] ; [.B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C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D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E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F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G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H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I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J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K$518] ;[.$B$2];[.$B$3];[.$B$4];[.$B$7]);[.$B$2];[.$B$8];[.$B$5])" office:value-type="float" office:value="-0.485730120159797">
            <text:p>-0,486</text:p>
          </table:table-cell>
          <table:table-cell table:style-name="ce9" table:formula="of:=GETLIFTCOEF([.$A526];SF([.$A526] ; [.L$518] ;[.$B$2];[.$B$3];[.$B$4];[.$B$7]);[.$B$2];[.$B$8];[.$B$5])" office:value-type="float" office:value="-0.485730120159797">
            <text:p>-0,486</text:p>
          </table:table-cell>
          <table:table-cell table:number-columns-repeated="244"/>
        </table:table-row>
        <table:table-row table:style-name="ro2">
          <table:table-cell office:value-type="float" office:value="-22">
            <text:p>-22</text:p>
          </table:table-cell>
          <table:table-cell table:style-name="ce9" table:formula="of:=GETLIFTCOEF([.$A527];SF([.$A527] ; [.B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C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D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E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F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G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H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I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J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K$518] ;[.$B$2];[.$B$3];[.$B$4];[.$B$7]);[.$B$2];[.$B$8];[.$B$5])" office:value-type="float" office:value="-0.468184013877653">
            <text:p>-0,468</text:p>
          </table:table-cell>
          <table:table-cell table:style-name="ce9" table:formula="of:=GETLIFTCOEF([.$A527];SF([.$A527] ; [.L$518] ;[.$B$2];[.$B$3];[.$B$4];[.$B$7]);[.$B$2];[.$B$8];[.$B$5])" office:value-type="float" office:value="-0.468184013877653">
            <text:p>-0,468</text:p>
          </table:table-cell>
          <table:table-cell table:number-columns-repeated="244"/>
        </table:table-row>
        <table:table-row table:style-name="ro2">
          <table:table-cell office:value-type="float" office:value="-21">
            <text:p>-21</text:p>
          </table:table-cell>
          <table:table-cell table:style-name="ce9" table:formula="of:=GETLIFTCOEF([.$A528];SF([.$A528] ; [.B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C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D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E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F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G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H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I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J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K$518] ;[.$B$2];[.$B$3];[.$B$4];[.$B$7]);[.$B$2];[.$B$8];[.$B$5])" office:value-type="float" office:value="-0.450067497492817">
            <text:p>-0,450</text:p>
          </table:table-cell>
          <table:table-cell table:style-name="ce9" table:formula="of:=GETLIFTCOEF([.$A528];SF([.$A528] ; [.L$518] ;[.$B$2];[.$B$3];[.$B$4];[.$B$7]);[.$B$2];[.$B$8];[.$B$5])" office:value-type="float" office:value="-0.450067497492817">
            <text:p>-0,450</text:p>
          </table:table-cell>
          <table:table-cell table:number-columns-repeated="244"/>
        </table:table-row>
        <table:table-row table:style-name="ro2">
          <table:table-cell office:value-type="float" office:value="-20">
            <text:p>-20</text:p>
          </table:table-cell>
          <table:table-cell table:style-name="ce9" table:formula="of:=GETLIFTCOEF([.$A529];SF([.$A529] ; [.B$518] ;[.$B$2];[.$B$3];[.$B$4];[.$B$7]);[.$B$2];[.$B$8];[.$B$5])" office:value-type="float" office:value="-0.581024085112044">
            <text:p>-0,581</text:p>
          </table:table-cell>
          <table:table-cell table:style-name="ce9" table:formula="of:=GETLIFTCOEF([.$A529];SF([.$A529] ; [.C$518] ;[.$B$2];[.$B$3];[.$B$4];[.$B$7]);[.$B$2];[.$B$8];[.$B$5])" office:value-type="float" office:value="-0.552239769618445">
            <text:p>-0,552</text:p>
          </table:table-cell>
          <table:table-cell table:style-name="ce9" table:formula="of:=GETLIFTCOEF([.$A529];SF([.$A529] ; [.D$518] ;[.$B$2];[.$B$3];[.$B$4];[.$B$7]);[.$B$2];[.$B$8];[.$B$5])" office:value-type="float" office:value="-0.522885467679428">
            <text:p>-0,523</text:p>
          </table:table-cell>
          <table:table-cell table:style-name="ce9" table:formula="of:=GETLIFTCOEF([.$A529];SF([.$A529] ; [.E$518] ;[.$B$2];[.$B$3];[.$B$4];[.$B$7]);[.$B$2];[.$B$8];[.$B$5])" office:value-type="float" office:value="-0.492961179294993">
            <text:p>-0,493</text:p>
          </table:table-cell>
          <table:table-cell table:style-name="ce9" table:formula="of:=GETLIFTCOEF([.$A529];SF([.$A529] ; [.F$518] ;[.$B$2];[.$B$3];[.$B$4];[.$B$7]);[.$B$2];[.$B$8];[.$B$5])" office:value-type="float" office:value="-0.46246690446514">
            <text:p>-0,462</text:p>
          </table:table-cell>
          <table:table-cell table:style-name="ce9" table:formula="of:=GETLIFTCOEF([.$A529];SF([.$A529] ; [.G$518] ;[.$B$2];[.$B$3];[.$B$4];[.$B$7]);[.$B$2];[.$B$8];[.$B$5])" office:value-type="float" office:value="-0.43140264318987">
            <text:p>-0,431</text:p>
          </table:table-cell>
          <table:table-cell table:style-name="ce9" table:formula="of:=GETLIFTCOEF([.$A529];SF([.$A529] ; [.H$518] ;[.$B$2];[.$B$3];[.$B$4];[.$B$7]);[.$B$2];[.$B$8];[.$B$5])" office:value-type="float" office:value="-0.43140264318987">
            <text:p>-0,431</text:p>
          </table:table-cell>
          <table:table-cell table:style-name="ce9" table:formula="of:=GETLIFTCOEF([.$A529];SF([.$A529] ; [.I$518] ;[.$B$2];[.$B$3];[.$B$4];[.$B$7]);[.$B$2];[.$B$8];[.$B$5])" office:value-type="float" office:value="-0.43140264318987">
            <text:p>-0,431</text:p>
          </table:table-cell>
          <table:table-cell table:style-name="ce9" table:formula="of:=GETLIFTCOEF([.$A529];SF([.$A529] ; [.J$518] ;[.$B$2];[.$B$3];[.$B$4];[.$B$7]);[.$B$2];[.$B$8];[.$B$5])" office:value-type="float" office:value="-0.43140264318987">
            <text:p>-0,431</text:p>
          </table:table-cell>
          <table:table-cell table:style-name="ce9" table:formula="of:=GETLIFTCOEF([.$A529];SF([.$A529] ; [.K$518] ;[.$B$2];[.$B$3];[.$B$4];[.$B$7]);[.$B$2];[.$B$8];[.$B$5])" office:value-type="float" office:value="-0.43140264318987">
            <text:p>-0,431</text:p>
          </table:table-cell>
          <table:table-cell table:style-name="ce9" table:formula="of:=GETLIFTCOEF([.$A529];SF([.$A529] ; [.L$518] ;[.$B$2];[.$B$3];[.$B$4];[.$B$7]);[.$B$2];[.$B$8];[.$B$5])" office:value-type="float" office:value="-0.43140264318987">
            <text:p>-0,431</text:p>
          </table:table-cell>
          <table:table-cell table:number-columns-repeated="244"/>
        </table:table-row>
        <table:table-row table:style-name="ro2">
          <table:table-cell office:value-type="float" office:value="-19">
            <text:p>-19</text:p>
          </table:table-cell>
          <table:table-cell table:style-name="ce9" table:formula="of:=GETLIFTCOEF([.$A530];SF([.$A530] ; [.B$518] ;[.$B$2];[.$B$3];[.$B$4];[.$B$7]);[.$B$2];[.$B$8];[.$B$5])" office:value-type="float" office:value="-0.795713737866933">
            <text:p>-0,796</text:p>
          </table:table-cell>
          <table:table-cell table:style-name="ce9" table:formula="of:=GETLIFTCOEF([.$A530];SF([.$A530] ; [.C$518] ;[.$B$2];[.$B$3];[.$B$4];[.$B$7]);[.$B$2];[.$B$8];[.$B$5])" office:value-type="float" office:value="-0.773914702583769">
            <text:p>-0,774</text:p>
          </table:table-cell>
          <table:table-cell table:style-name="ce9" table:formula="of:=GETLIFTCOEF([.$A530];SF([.$A530] ; [.D$518] ;[.$B$2];[.$B$3];[.$B$4];[.$B$7]);[.$B$2];[.$B$8];[.$B$5])" office:value-type="float" office:value="-0.751577419515836">
            <text:p>-0,752</text:p>
          </table:table-cell>
          <table:table-cell table:style-name="ce9" table:formula="of:=GETLIFTCOEF([.$A530];SF([.$A530] ; [.E$518] ;[.$B$2];[.$B$3];[.$B$4];[.$B$7]);[.$B$2];[.$B$8];[.$B$5])" office:value-type="float" office:value="-0.728701888663133">
            <text:p>-0,729</text:p>
          </table:table-cell>
          <table:table-cell table:style-name="ce9" table:formula="of:=GETLIFTCOEF([.$A530];SF([.$A530] ; [.F$518] ;[.$B$2];[.$B$3];[.$B$4];[.$B$7]);[.$B$2];[.$B$8];[.$B$5])" office:value-type="float" office:value="-0.705288110025661">
            <text:p>-0,705</text:p>
          </table:table-cell>
          <table:table-cell table:style-name="ce9" table:formula="of:=GETLIFTCOEF([.$A530];SF([.$A530] ; [.G$518] ;[.$B$2];[.$B$3];[.$B$4];[.$B$7]);[.$B$2];[.$B$8];[.$B$5])" office:value-type="float" office:value="-0.681336083603419">
            <text:p>-0,681</text:p>
          </table:table-cell>
          <table:table-cell table:style-name="ce9" table:formula="of:=GETLIFTCOEF([.$A530];SF([.$A530] ; [.H$518] ;[.$B$2];[.$B$3];[.$B$4];[.$B$7]);[.$B$2];[.$B$8];[.$B$5])" office:value-type="float" office:value="-0.656845809396408">
            <text:p>-0,657</text:p>
          </table:table-cell>
          <table:table-cell table:style-name="ce9" table:formula="of:=GETLIFTCOEF([.$A530];SF([.$A530] ; [.I$518] ;[.$B$2];[.$B$3];[.$B$4];[.$B$7]);[.$B$2];[.$B$8];[.$B$5])" office:value-type="float" office:value="-0.631817287404627">
            <text:p>-0,632</text:p>
          </table:table-cell>
          <table:table-cell table:style-name="ce9" table:formula="of:=GETLIFTCOEF([.$A530];SF([.$A530] ; [.J$518] ;[.$B$2];[.$B$3];[.$B$4];[.$B$7]);[.$B$2];[.$B$8];[.$B$5])" office:value-type="float" office:value="-0.606250517628076">
            <text:p>-0,606</text:p>
          </table:table-cell>
          <table:table-cell table:style-name="ce9" table:formula="of:=GETLIFTCOEF([.$A530];SF([.$A530] ; [.K$518] ;[.$B$2];[.$B$3];[.$B$4];[.$B$7]);[.$B$2];[.$B$8];[.$B$5])" office:value-type="float" office:value="-0.580145500066757">
            <text:p>-0,580</text:p>
          </table:table-cell>
          <table:table-cell table:style-name="ce9" table:formula="of:=GETLIFTCOEF([.$A530];SF([.$A530] ; [.L$518] ;[.$B$2];[.$B$3];[.$B$4];[.$B$7]);[.$B$2];[.$B$8];[.$B$5])" office:value-type="float" office:value="-0.553502234720668">
            <text:p>-0,554</text:p>
          </table:table-cell>
          <table:table-cell table:number-columns-repeated="244"/>
        </table:table-row>
        <table:table-row table:style-name="ro2">
          <table:table-cell office:value-type="float" office:value="-18">
            <text:p>-18</text:p>
          </table:table-cell>
          <table:table-cell table:style-name="ce9" table:formula="of:=GETLIFTCOEF([.$A531];SF([.$A531] ; [.B$518] ;[.$B$2];[.$B$3];[.$B$4];[.$B$7]);[.$B$2];[.$B$8];[.$B$5])" office:value-type="float" office:value="-0.931038263674902">
            <text:p>-0,931</text:p>
          </table:table-cell>
          <table:table-cell table:style-name="ce9" table:formula="of:=GETLIFTCOEF([.$A531];SF([.$A531] ; [.C$518] ;[.$B$2];[.$B$3];[.$B$4];[.$B$7]);[.$B$2];[.$B$8];[.$B$5])" office:value-type="float" office:value="-0.915579608036951">
            <text:p>-0,916</text:p>
          </table:table-cell>
          <table:table-cell table:style-name="ce9" table:formula="of:=GETLIFTCOEF([.$A531];SF([.$A531] ; [.D$518] ;[.$B$2];[.$B$3];[.$B$4];[.$B$7]);[.$B$2];[.$B$8];[.$B$5])" office:value-type="float" office:value="-0.899614111230543">
            <text:p>-0,900</text:p>
          </table:table-cell>
          <table:table-cell table:style-name="ce9" table:formula="of:=GETLIFTCOEF([.$A531];SF([.$A531] ; [.E$518] ;[.$B$2];[.$B$3];[.$B$4];[.$B$7]);[.$B$2];[.$B$8];[.$B$5])" office:value-type="float" office:value="-0.883141773255677">
            <text:p>-0,883</text:p>
          </table:table-cell>
          <table:table-cell table:style-name="ce9" table:formula="of:=GETLIFTCOEF([.$A531];SF([.$A531] ; [.F$518] ;[.$B$2];[.$B$3];[.$B$4];[.$B$7]);[.$B$2];[.$B$8];[.$B$5])" office:value-type="float" office:value="-0.866162594112354">
            <text:p>-0,866</text:p>
          </table:table-cell>
          <table:table-cell table:style-name="ce9" table:formula="of:=GETLIFTCOEF([.$A531];SF([.$A531] ; [.G$518] ;[.$B$2];[.$B$3];[.$B$4];[.$B$7]);[.$B$2];[.$B$8];[.$B$5])" office:value-type="float" office:value="-0.848676573800574">
            <text:p>-0,849</text:p>
          </table:table-cell>
          <table:table-cell table:style-name="ce9" table:formula="of:=GETLIFTCOEF([.$A531];SF([.$A531] ; [.H$518] ;[.$B$2];[.$B$3];[.$B$4];[.$B$7]);[.$B$2];[.$B$8];[.$B$5])" office:value-type="float" office:value="-0.830683712320336">
            <text:p>-0,831</text:p>
          </table:table-cell>
          <table:table-cell table:style-name="ce9" table:formula="of:=GETLIFTCOEF([.$A531];SF([.$A531] ; [.I$518] ;[.$B$2];[.$B$3];[.$B$4];[.$B$7]);[.$B$2];[.$B$8];[.$B$5])" office:value-type="float" office:value="-0.81218400967164">
            <text:p>-0,812</text:p>
          </table:table-cell>
          <table:table-cell table:style-name="ce9" table:formula="of:=GETLIFTCOEF([.$A531];SF([.$A531] ; [.J$518] ;[.$B$2];[.$B$3];[.$B$4];[.$B$7]);[.$B$2];[.$B$8];[.$B$5])" office:value-type="float" office:value="-0.793177465854488">
            <text:p>-0,793</text:p>
          </table:table-cell>
          <table:table-cell table:style-name="ce9" table:formula="of:=GETLIFTCOEF([.$A531];SF([.$A531] ; [.K$518] ;[.$B$2];[.$B$3];[.$B$4];[.$B$7]);[.$B$2];[.$B$8];[.$B$5])" office:value-type="float" office:value="-0.773664080868878">
            <text:p>-0,774</text:p>
          </table:table-cell>
          <table:table-cell table:style-name="ce9" table:formula="of:=GETLIFTCOEF([.$A531];SF([.$A531] ; [.L$518] ;[.$B$2];[.$B$3];[.$B$4];[.$B$7]);[.$B$2];[.$B$8];[.$B$5])" office:value-type="float" office:value="-0.75364385471481">
            <text:p>-0,754</text:p>
          </table:table-cell>
          <table:table-cell table:number-columns-repeated="244"/>
        </table:table-row>
        <table:table-row table:style-name="ro2">
          <table:table-cell office:value-type="float" office:value="-17">
            <text:p>-17</text:p>
          </table:table-cell>
          <table:table-cell table:style-name="ce9" table:formula="of:=GETLIFTCOEF([.$A532];SF([.$A532] ; [.B$518] ;[.$B$2];[.$B$3];[.$B$4];[.$B$7]);[.$B$2];[.$B$8];[.$B$5])" office:value-type="float" office:value="-0.996771466542476">
            <text:p>-0,997</text:p>
          </table:table-cell>
          <table:table-cell table:style-name="ce9" table:formula="of:=GETLIFTCOEF([.$A532];SF([.$A532] ; [.C$518] ;[.$B$2];[.$B$3];[.$B$4];[.$B$7]);[.$B$2];[.$B$8];[.$B$5])" office:value-type="float" office:value="-0.987018576501987">
            <text:p>-0,987</text:p>
          </table:table-cell>
          <table:table-cell table:style-name="ce9" table:formula="of:=GETLIFTCOEF([.$A532];SF([.$A532] ; [.D$518] ;[.$B$2];[.$B$3];[.$B$4];[.$B$7]);[.$B$2];[.$B$8];[.$B$5])" office:value-type="float" office:value="-0.976789935727816">
            <text:p>-0,977</text:p>
          </table:table-cell>
          <table:table-cell table:style-name="ce9" table:formula="of:=GETLIFTCOEF([.$A532];SF([.$A532] ; [.E$518] ;[.$B$2];[.$B$3];[.$B$4];[.$B$7]);[.$B$2];[.$B$8];[.$B$5])" office:value-type="float" office:value="-0.966085544219962">
            <text:p>-0,966</text:p>
          </table:table-cell>
          <table:table-cell table:style-name="ce9" table:formula="of:=GETLIFTCOEF([.$A532];SF([.$A532] ; [.F$518] ;[.$B$2];[.$B$3];[.$B$4];[.$B$7]);[.$B$2];[.$B$8];[.$B$5])" office:value-type="float" office:value="-0.954905401978426">
            <text:p>-0,955</text:p>
          </table:table-cell>
          <table:table-cell table:style-name="ce9" table:formula="of:=GETLIFTCOEF([.$A532];SF([.$A532] ; [.G$518] ;[.$B$2];[.$B$3];[.$B$4];[.$B$7]);[.$B$2];[.$B$8];[.$B$5])" office:value-type="float" office:value="-0.943249509003208">
            <text:p>-0,943</text:p>
          </table:table-cell>
          <table:table-cell table:style-name="ce9" table:formula="of:=GETLIFTCOEF([.$A532];SF([.$A532] ; [.H$518] ;[.$B$2];[.$B$3];[.$B$4];[.$B$7]);[.$B$2];[.$B$8];[.$B$5])" office:value-type="float" office:value="-0.931117865294307">
            <text:p>-0,931</text:p>
          </table:table-cell>
          <table:table-cell table:style-name="ce9" table:formula="of:=GETLIFTCOEF([.$A532];SF([.$A532] ; [.I$518] ;[.$B$2];[.$B$3];[.$B$4];[.$B$7]);[.$B$2];[.$B$8];[.$B$5])" office:value-type="float" office:value="-0.918510470851724">
            <text:p>-0,919</text:p>
          </table:table-cell>
          <table:table-cell table:style-name="ce9" table:formula="of:=GETLIFTCOEF([.$A532];SF([.$A532] ; [.J$518] ;[.$B$2];[.$B$3];[.$B$4];[.$B$7]);[.$B$2];[.$B$8];[.$B$5])" office:value-type="float" office:value="-0.905427325675458">
            <text:p>-0,905</text:p>
          </table:table-cell>
          <table:table-cell table:style-name="ce9" table:formula="of:=GETLIFTCOEF([.$A532];SF([.$A532] ; [.K$518] ;[.$B$2];[.$B$3];[.$B$4];[.$B$7]);[.$B$2];[.$B$8];[.$B$5])" office:value-type="float" office:value="-0.891868429765511">
            <text:p>-0,892</text:p>
          </table:table-cell>
          <table:table-cell table:style-name="ce9" table:formula="of:=GETLIFTCOEF([.$A532];SF([.$A532] ; [.L$518] ;[.$B$2];[.$B$3];[.$B$4];[.$B$7]);[.$B$2];[.$B$8];[.$B$5])" office:value-type="float" office:value="-0.87783378312188">
            <text:p>-0,878</text:p>
          </table:table-cell>
          <table:table-cell table:number-columns-repeated="244"/>
        </table:table-row>
        <table:table-row table:style-name="ro2">
          <table:table-cell office:value-type="float" office:value="-16">
            <text:p>-16</text:p>
          </table:table-cell>
          <table:table-cell table:style-name="ce9" table:formula="of:=GETLIFTCOEF([.$A533];SF([.$A533] ; [.B$518] ;[.$B$2];[.$B$3];[.$B$4];[.$B$7]);[.$B$2];[.$B$8];[.$B$5])" office:value-type="float" office:value="-1.00247842545584">
            <text:p>-1,002</text:p>
          </table:table-cell>
          <table:table-cell table:style-name="ce9" table:formula="of:=GETLIFTCOEF([.$A533];SF([.$A533] ; [.C$518] ;[.$B$2];[.$B$3];[.$B$4];[.$B$7]);[.$B$2];[.$B$8];[.$B$5])" office:value-type="float" office:value="-0.997806343015355">
            <text:p>-0,998</text:p>
          </table:table-cell>
          <table:table-cell table:style-name="ce9" table:formula="of:=GETLIFTCOEF([.$A533];SF([.$A533] ; [.D$518] ;[.$B$2];[.$B$3];[.$B$4];[.$B$7]);[.$B$2];[.$B$8];[.$B$5])" office:value-type="float" office:value="-0.992689300342447">
            <text:p>-0,993</text:p>
          </table:table-cell>
          <table:table-cell table:style-name="ce9" table:formula="of:=GETLIFTCOEF([.$A533];SF([.$A533] ; [.E$518] ;[.$B$2];[.$B$3];[.$B$4];[.$B$7]);[.$B$2];[.$B$8];[.$B$5])" office:value-type="float" office:value="-0.987127297437113">
            <text:p>-0,987</text:p>
          </table:table-cell>
          <table:table-cell table:style-name="ce9" table:formula="of:=GETLIFTCOEF([.$A533];SF([.$A533] ; [.F$518] ;[.$B$2];[.$B$3];[.$B$4];[.$B$7]);[.$B$2];[.$B$8];[.$B$5])" office:value-type="float" office:value="-0.981120334299353">
            <text:p>-0,981</text:p>
          </table:table-cell>
          <table:table-cell table:style-name="ce9" table:formula="of:=GETLIFTCOEF([.$A533];SF([.$A533] ; [.G$518] ;[.$B$2];[.$B$3];[.$B$4];[.$B$7]);[.$B$2];[.$B$8];[.$B$5])" office:value-type="float" office:value="-0.974668410929166">
            <text:p>-0,975</text:p>
          </table:table-cell>
          <table:table-cell table:style-name="ce9" table:formula="of:=GETLIFTCOEF([.$A533];SF([.$A533] ; [.H$518] ;[.$B$2];[.$B$3];[.$B$4];[.$B$7]);[.$B$2];[.$B$8];[.$B$5])" office:value-type="float" office:value="-0.967771527326551">
            <text:p>-0,968</text:p>
          </table:table-cell>
          <table:table-cell table:style-name="ce9" table:formula="of:=GETLIFTCOEF([.$A533];SF([.$A533] ; [.I$518] ;[.$B$2];[.$B$3];[.$B$4];[.$B$7]);[.$B$2];[.$B$8];[.$B$5])" office:value-type="float" office:value="-0.960429683491511">
            <text:p>-0,960</text:p>
          </table:table-cell>
          <table:table-cell table:style-name="ce9" table:formula="of:=GETLIFTCOEF([.$A533];SF([.$A533] ; [.J$518] ;[.$B$2];[.$B$3];[.$B$4];[.$B$7]);[.$B$2];[.$B$8];[.$B$5])" office:value-type="float" office:value="-0.952642879424043">
            <text:p>-0,953</text:p>
          </table:table-cell>
          <table:table-cell table:style-name="ce9" table:formula="of:=GETLIFTCOEF([.$A533];SF([.$A533] ; [.K$518] ;[.$B$2];[.$B$3];[.$B$4];[.$B$7]);[.$B$2];[.$B$8];[.$B$5])" office:value-type="float" office:value="-0.944411115124149">
            <text:p>-0,944</text:p>
          </table:table-cell>
          <table:table-cell table:style-name="ce9" table:formula="of:=GETLIFTCOEF([.$A533];SF([.$A533] ; [.L$518] ;[.$B$2];[.$B$3];[.$B$4];[.$B$7]);[.$B$2];[.$B$8];[.$B$5])" office:value-type="float" office:value="-0.935734390591828">
            <text:p>-0,936</text:p>
          </table:table-cell>
          <table:table-cell table:number-columns-repeated="244"/>
        </table:table-row>
        <table:table-row table:style-name="ro2">
          <table:table-cell office:value-type="float" office:value="-15">
            <text:p>-15</text:p>
          </table:table-cell>
          <table:table-cell table:style-name="ce9" table:formula="of:=GETLIFTCOEF([.$A534];SF([.$A534] ; [.B$518] ;[.$B$2];[.$B$3];[.$B$4];[.$B$7]);[.$B$2];[.$B$8];[.$B$5])" office:value-type="float" office:value="-0.957531260875389">
            <text:p>-0,958</text:p>
          </table:table-cell>
          <table:table-cell table:style-name="ce9" table:formula="of:=GETLIFTCOEF([.$A534];SF([.$A534] ; [.C$518] ;[.$B$2];[.$B$3];[.$B$4];[.$B$7]);[.$B$2];[.$B$8];[.$B$5])" office:value-type="float" office:value="-0.957324034349764">
            <text:p>-0,957</text:p>
          </table:table-cell>
          <table:table-cell table:style-name="ce9" table:formula="of:=GETLIFTCOEF([.$A534];SF([.$A534] ; [.D$518] ;[.$B$2];[.$B$3];[.$B$4];[.$B$7]);[.$B$2];[.$B$8];[.$B$5])" office:value-type="float" office:value="-0.956702354772889">
            <text:p>-0,957</text:p>
          </table:table-cell>
          <table:table-cell table:style-name="ce9" table:formula="of:=GETLIFTCOEF([.$A534];SF([.$A534] ; [.E$518] ;[.$B$2];[.$B$3];[.$B$4];[.$B$7]);[.$B$2];[.$B$8];[.$B$5])" office:value-type="float" office:value="-0.955666222144764">
            <text:p>-0,956</text:p>
          </table:table-cell>
          <table:table-cell table:style-name="ce9" table:formula="of:=GETLIFTCOEF([.$A534];SF([.$A534] ; [.F$518] ;[.$B$2];[.$B$3];[.$B$4];[.$B$7]);[.$B$2];[.$B$8];[.$B$5])" office:value-type="float" office:value="-0.95421563646539">
            <text:p>-0,954</text:p>
          </table:table-cell>
          <table:table-cell table:style-name="ce9" table:formula="of:=GETLIFTCOEF([.$A534];SF([.$A534] ; [.G$518] ;[.$B$2];[.$B$3];[.$B$4];[.$B$7]);[.$B$2];[.$B$8];[.$B$5])" office:value-type="float" office:value="-0.952350597734765">
            <text:p>-0,952</text:p>
          </table:table-cell>
          <table:table-cell table:style-name="ce9" table:formula="of:=GETLIFTCOEF([.$A534];SF([.$A534] ; [.H$518] ;[.$B$2];[.$B$3];[.$B$4];[.$B$7]);[.$B$2];[.$B$8];[.$B$5])" office:value-type="float" office:value="-0.950071105952891">
            <text:p>-0,950</text:p>
          </table:table-cell>
          <table:table-cell table:style-name="ce9" table:formula="of:=GETLIFTCOEF([.$A534];SF([.$A534] ; [.I$518] ;[.$B$2];[.$B$3];[.$B$4];[.$B$7]);[.$B$2];[.$B$8];[.$B$5])" office:value-type="float" office:value="-0.947377161119766">
            <text:p>-0,947</text:p>
          </table:table-cell>
          <table:table-cell table:style-name="ce9" table:formula="of:=GETLIFTCOEF([.$A534];SF([.$A534] ; [.J$518] ;[.$B$2];[.$B$3];[.$B$4];[.$B$7]);[.$B$2];[.$B$8];[.$B$5])" office:value-type="float" office:value="-0.944268763235392">
            <text:p>-0,944</text:p>
          </table:table-cell>
          <table:table-cell table:style-name="ce9" table:formula="of:=GETLIFTCOEF([.$A534];SF([.$A534] ; [.K$518] ;[.$B$2];[.$B$3];[.$B$4];[.$B$7]);[.$B$2];[.$B$8];[.$B$5])" office:value-type="float" office:value="-0.940745912299768">
            <text:p>-0,941</text:p>
          </table:table-cell>
          <table:table-cell table:style-name="ce9" table:formula="of:=GETLIFTCOEF([.$A534];SF([.$A534] ; [.L$518] ;[.$B$2];[.$B$3];[.$B$4];[.$B$7]);[.$B$2];[.$B$8];[.$B$5])" office:value-type="float" office:value="-0.936808608312894">
            <text:p>-0,937</text:p>
          </table:table-cell>
          <table:table-cell table:number-columns-repeated="244"/>
        </table:table-row>
        <table:table-row table:style-name="ro2">
          <table:table-cell office:value-type="float" office:value="-14">
            <text:p>-14</text:p>
          </table:table-cell>
          <table:table-cell table:style-name="ce9" table:formula="of:=GETLIFTCOEF([.$A535];SF([.$A535] ; [.B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C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D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E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F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G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H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I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J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K$518] ;[.$B$2];[.$B$3];[.$B$4];[.$B$7]);[.$B$2];[.$B$8];[.$B$5])" office:value-type="float" office:value="-0.890336084673607">
            <text:p>-0,890</text:p>
          </table:table-cell>
          <table:table-cell table:style-name="ce9" table:formula="of:=GETLIFTCOEF([.$A535];SF([.$A535] ; [.L$518] ;[.$B$2];[.$B$3];[.$B$4];[.$B$7]);[.$B$2];[.$B$8];[.$B$5])" office:value-type="float" office:value="-0.890336084673607">
            <text:p>-0,890</text:p>
          </table:table-cell>
          <table:table-cell table:number-columns-repeated="244"/>
        </table:table-row>
        <table:table-row table:style-name="ro2">
          <table:table-cell office:value-type="float" office:value="-13">
            <text:p>-13</text:p>
          </table:table-cell>
          <table:table-cell table:style-name="ce9" table:formula="of:=GETLIFTCOEF([.$A536];SF([.$A536] ; [.B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C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D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E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F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G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H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I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J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K$518] ;[.$B$2];[.$B$3];[.$B$4];[.$B$7]);[.$B$2];[.$B$8];[.$B$5])" office:value-type="float" office:value="-0.823140908471826">
            <text:p>-0,823</text:p>
          </table:table-cell>
          <table:table-cell table:style-name="ce9" table:formula="of:=GETLIFTCOEF([.$A536];SF([.$A536] ; [.L$518] ;[.$B$2];[.$B$3];[.$B$4];[.$B$7]);[.$B$2];[.$B$8];[.$B$5])" office:value-type="float" office:value="-0.823140908471826">
            <text:p>-0,823</text:p>
          </table:table-cell>
          <table:table-cell table:number-columns-repeated="244"/>
        </table:table-row>
        <table:table-row table:style-name="ro2">
          <table:table-cell office:value-type="float" office:value="-12">
            <text:p>-12</text:p>
          </table:table-cell>
          <table:table-cell table:style-name="ce9" table:formula="of:=GETLIFTCOEF([.$A537];SF([.$A537] ; [.B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C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D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E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F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G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H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I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J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K$518] ;[.$B$2];[.$B$3];[.$B$4];[.$B$7]);[.$B$2];[.$B$8];[.$B$5])" office:value-type="float" office:value="-0.755945732270044">
            <text:p>-0,756</text:p>
          </table:table-cell>
          <table:table-cell table:style-name="ce9" table:formula="of:=GETLIFTCOEF([.$A537];SF([.$A537] ; [.L$518] ;[.$B$2];[.$B$3];[.$B$4];[.$B$7]);[.$B$2];[.$B$8];[.$B$5])" office:value-type="float" office:value="-0.755945732270044">
            <text:p>-0,756</text:p>
          </table:table-cell>
          <table:table-cell table:number-columns-repeated="244"/>
        </table:table-row>
        <table:table-row table:style-name="ro2">
          <table:table-cell office:value-type="float" office:value="-11">
            <text:p>-11</text:p>
          </table:table-cell>
          <table:table-cell table:style-name="ce9" table:formula="of:=GETLIFTCOEF([.$A538];SF([.$A538] ; [.B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C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D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E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F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G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H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I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J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K$518] ;[.$B$2];[.$B$3];[.$B$4];[.$B$7]);[.$B$2];[.$B$8];[.$B$5])" office:value-type="float" office:value="-0.688750556068262">
            <text:p>-0,689</text:p>
          </table:table-cell>
          <table:table-cell table:style-name="ce9" table:formula="of:=GETLIFTCOEF([.$A538];SF([.$A538] ; [.L$518] ;[.$B$2];[.$B$3];[.$B$4];[.$B$7]);[.$B$2];[.$B$8];[.$B$5])" office:value-type="float" office:value="-0.688750556068262">
            <text:p>-0,689</text:p>
          </table:table-cell>
          <table:table-cell table:number-columns-repeated="244"/>
        </table:table-row>
        <table:table-row table:style-name="ro2">
          <table:table-cell office:value-type="float" office:value="-10">
            <text:p>-10</text:p>
          </table:table-cell>
          <table:table-cell table:style-name="ce9" table:formula="of:=GETLIFTCOEF([.$A539];SF([.$A539] ; [.B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C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D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E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F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G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H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I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J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K$518] ;[.$B$2];[.$B$3];[.$B$4];[.$B$7]);[.$B$2];[.$B$8];[.$B$5])" office:value-type="float" office:value="-0.621555379866481">
            <text:p>-0,622</text:p>
          </table:table-cell>
          <table:table-cell table:style-name="ce9" table:formula="of:=GETLIFTCOEF([.$A539];SF([.$A539] ; [.L$518] ;[.$B$2];[.$B$3];[.$B$4];[.$B$7]);[.$B$2];[.$B$8];[.$B$5])" office:value-type="float" office:value="-0.621555379866481">
            <text:p>-0,622</text:p>
          </table:table-cell>
          <table:table-cell table:number-columns-repeated="244"/>
        </table:table-row>
        <table:table-row table:style-name="ro2">
          <table:table-cell office:value-type="float" office:value="-9">
            <text:p>-9</text:p>
          </table:table-cell>
          <table:table-cell table:style-name="ce9" table:formula="of:=GETLIFTCOEF([.$A540];SF([.$A540] ; [.B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C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D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E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F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G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H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I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J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K$518] ;[.$B$2];[.$B$3];[.$B$4];[.$B$7]);[.$B$2];[.$B$8];[.$B$5])" office:value-type="float" office:value="-0.554360203664699">
            <text:p>-0,554</text:p>
          </table:table-cell>
          <table:table-cell table:style-name="ce9" table:formula="of:=GETLIFTCOEF([.$A540];SF([.$A540] ; [.L$518] ;[.$B$2];[.$B$3];[.$B$4];[.$B$7]);[.$B$2];[.$B$8];[.$B$5])" office:value-type="float" office:value="-0.554360203664699">
            <text:p>-0,554</text:p>
          </table:table-cell>
          <table:table-cell table:number-columns-repeated="244"/>
        </table:table-row>
        <table:table-row table:style-name="ro2">
          <table:table-cell office:value-type="float" office:value="-8">
            <text:p>-8</text:p>
          </table:table-cell>
          <table:table-cell table:style-name="ce9" table:formula="of:=GETLIFTCOEF([.$A541];SF([.$A541] ; [.B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C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D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E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F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G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H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I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J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K$518] ;[.$B$2];[.$B$3];[.$B$4];[.$B$7]);[.$B$2];[.$B$8];[.$B$5])" office:value-type="float" office:value="-0.487165027462917">
            <text:p>-0,487</text:p>
          </table:table-cell>
          <table:table-cell table:style-name="ce9" table:formula="of:=GETLIFTCOEF([.$A541];SF([.$A541] ; [.L$518] ;[.$B$2];[.$B$3];[.$B$4];[.$B$7]);[.$B$2];[.$B$8];[.$B$5])" office:value-type="float" office:value="-0.487165027462917">
            <text:p>-0,487</text:p>
          </table:table-cell>
          <table:table-cell table:number-columns-repeated="244"/>
        </table:table-row>
        <table:table-row table:style-name="ro2">
          <table:table-cell office:value-type="float" office:value="-7">
            <text:p>-7</text:p>
          </table:table-cell>
          <table:table-cell table:style-name="ce9" table:formula="of:=GETLIFTCOEF([.$A542];SF([.$A542] ; [.B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C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D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E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F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G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H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I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J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K$518] ;[.$B$2];[.$B$3];[.$B$4];[.$B$7]);[.$B$2];[.$B$8];[.$B$5])" office:value-type="float" office:value="-0.419969851261136">
            <text:p>-0,420</text:p>
          </table:table-cell>
          <table:table-cell table:style-name="ce9" table:formula="of:=GETLIFTCOEF([.$A542];SF([.$A542] ; [.L$518] ;[.$B$2];[.$B$3];[.$B$4];[.$B$7]);[.$B$2];[.$B$8];[.$B$5])" office:value-type="float" office:value="-0.419969851261136">
            <text:p>-0,420</text:p>
          </table:table-cell>
          <table:table-cell table:number-columns-repeated="244"/>
        </table:table-row>
        <table:table-row table:style-name="ro2">
          <table:table-cell office:value-type="float" office:value="-6">
            <text:p>-6</text:p>
          </table:table-cell>
          <table:table-cell table:style-name="ce9" table:formula="of:=GETLIFTCOEF([.$A543];SF([.$A543] ; [.B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C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D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E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F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G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H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I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J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K$518] ;[.$B$2];[.$B$3];[.$B$4];[.$B$7]);[.$B$2];[.$B$8];[.$B$5])" office:value-type="float" office:value="-0.352774675059354">
            <text:p>-0,353</text:p>
          </table:table-cell>
          <table:table-cell table:style-name="ce9" table:formula="of:=GETLIFTCOEF([.$A543];SF([.$A543] ; [.L$518] ;[.$B$2];[.$B$3];[.$B$4];[.$B$7]);[.$B$2];[.$B$8];[.$B$5])" office:value-type="float" office:value="-0.352774675059354">
            <text:p>-0,353</text:p>
          </table:table-cell>
          <table:table-cell table:number-columns-repeated="244"/>
        </table:table-row>
        <table:table-row table:style-name="ro2">
          <table:table-cell office:value-type="float" office:value="-5">
            <text:p>-5</text:p>
          </table:table-cell>
          <table:table-cell table:style-name="ce9" table:formula="of:=GETLIFTCOEF([.$A544];SF([.$A544] ; [.B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C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D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E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F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G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H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I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J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K$518] ;[.$B$2];[.$B$3];[.$B$4];[.$B$7]);[.$B$2];[.$B$8];[.$B$5])" office:value-type="float" office:value="-0.285579498857572">
            <text:p>-0,286</text:p>
          </table:table-cell>
          <table:table-cell table:style-name="ce9" table:formula="of:=GETLIFTCOEF([.$A544];SF([.$A544] ; [.L$518] ;[.$B$2];[.$B$3];[.$B$4];[.$B$7]);[.$B$2];[.$B$8];[.$B$5])" office:value-type="float" office:value="-0.285579498857572">
            <text:p>-0,286</text:p>
          </table:table-cell>
          <table:table-cell table:number-columns-repeated="244"/>
        </table:table-row>
        <table:table-row table:style-name="ro2">
          <table:table-cell office:value-type="float" office:value="-4">
            <text:p>-4</text:p>
          </table:table-cell>
          <table:table-cell table:style-name="ce9" table:formula="of:=GETLIFTCOEF([.$A545];SF([.$A545] ; [.B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C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D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E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F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G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H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I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J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K$518] ;[.$B$2];[.$B$3];[.$B$4];[.$B$7]);[.$B$2];[.$B$8];[.$B$5])" office:value-type="float" office:value="-0.21838432265579">
            <text:p>-0,218</text:p>
          </table:table-cell>
          <table:table-cell table:style-name="ce9" table:formula="of:=GETLIFTCOEF([.$A545];SF([.$A545] ; [.L$518] ;[.$B$2];[.$B$3];[.$B$4];[.$B$7]);[.$B$2];[.$B$8];[.$B$5])" office:value-type="float" office:value="-0.21838432265579">
            <text:p>-0,218</text:p>
          </table:table-cell>
          <table:table-cell table:number-columns-repeated="244"/>
        </table:table-row>
        <table:table-row table:style-name="ro2">
          <table:table-cell office:value-type="float" office:value="-3">
            <text:p>-3</text:p>
          </table:table-cell>
          <table:table-cell table:style-name="ce9" table:formula="of:=GETLIFTCOEF([.$A546];SF([.$A546] ; [.B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C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D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E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F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G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H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I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J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K$518] ;[.$B$2];[.$B$3];[.$B$4];[.$B$7]);[.$B$2];[.$B$8];[.$B$5])" office:value-type="float" office:value="-0.151189146454009">
            <text:p>-0,151</text:p>
          </table:table-cell>
          <table:table-cell table:style-name="ce9" table:formula="of:=GETLIFTCOEF([.$A546];SF([.$A546] ; [.L$518] ;[.$B$2];[.$B$3];[.$B$4];[.$B$7]);[.$B$2];[.$B$8];[.$B$5])" office:value-type="float" office:value="-0.151189146454009">
            <text:p>-0,151</text:p>
          </table:table-cell>
          <table:table-cell table:number-columns-repeated="244"/>
        </table:table-row>
        <table:table-row table:style-name="ro2">
          <table:table-cell office:value-type="float" office:value="-2">
            <text:p>-2</text:p>
          </table:table-cell>
          <table:table-cell table:style-name="ce9" table:formula="of:=GETLIFTCOEF([.$A547];SF([.$A547] ; [.B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C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D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E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F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G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H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I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J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K$518] ;[.$B$2];[.$B$3];[.$B$4];[.$B$7]);[.$B$2];[.$B$8];[.$B$5])" office:value-type="float" office:value="-0.0839939702522271">
            <text:p>-0,084</text:p>
          </table:table-cell>
          <table:table-cell table:style-name="ce9" table:formula="of:=GETLIFTCOEF([.$A547];SF([.$A547] ; [.L$518] ;[.$B$2];[.$B$3];[.$B$4];[.$B$7]);[.$B$2];[.$B$8];[.$B$5])" office:value-type="float" office:value="-0.0839939702522271">
            <text:p>-0,084</text:p>
          </table:table-cell>
          <table:table-cell table:number-columns-repeated="244"/>
        </table:table-row>
        <table:table-row table:style-name="ro2">
          <table:table-cell office:value-type="float" office:value="-1">
            <text:p>-1</text:p>
          </table:table-cell>
          <table:table-cell table:style-name="ce9" table:formula="of:=GETLIFTCOEF([.$A548];SF([.$A548] ; [.B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C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D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E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F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G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H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I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J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K$518] ;[.$B$2];[.$B$3];[.$B$4];[.$B$7]);[.$B$2];[.$B$8];[.$B$5])" office:value-type="float" office:value="-0.0167987940504454">
            <text:p>-0,017</text:p>
          </table:table-cell>
          <table:table-cell table:style-name="ce9" table:formula="of:=GETLIFTCOEF([.$A548];SF([.$A548] ; [.L$518] ;[.$B$2];[.$B$3];[.$B$4];[.$B$7]);[.$B$2];[.$B$8];[.$B$5])" office:value-type="float" office:value="-0.0167987940504454">
            <text:p>-0,017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style-name="ce9" table:formula="of:=GETLIFTCOEF([.$A549];SF([.$A549] ; [.B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C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D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E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F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G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H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I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J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K$518] ;[.$B$2];[.$B$3];[.$B$4];[.$B$7]);[.$B$2];[.$B$8];[.$B$5])" office:value-type="float" office:value="0.0503963821513363">
            <text:p>0,050</text:p>
          </table:table-cell>
          <table:table-cell table:style-name="ce9" table:formula="of:=GETLIFTCOEF([.$A549];SF([.$A549] ; [.L$518] ;[.$B$2];[.$B$3];[.$B$4];[.$B$7]);[.$B$2];[.$B$8];[.$B$5])" office:value-type="float" office:value="0.0503963821513363">
            <text:p>0,050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style-name="ce9" table:formula="of:=GETLIFTCOEF([.$A550];SF([.$A550] ; [.B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C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D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E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F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G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H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I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J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K$518] ;[.$B$2];[.$B$3];[.$B$4];[.$B$7]);[.$B$2];[.$B$8];[.$B$5])" office:value-type="float" office:value="0.117591558353118">
            <text:p>0,118</text:p>
          </table:table-cell>
          <table:table-cell table:style-name="ce9" table:formula="of:=GETLIFTCOEF([.$A550];SF([.$A550] ; [.L$518] ;[.$B$2];[.$B$3];[.$B$4];[.$B$7]);[.$B$2];[.$B$8];[.$B$5])" office:value-type="float" office:value="0.117591558353118">
            <text:p>0,118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style-name="ce9" table:formula="of:=GETLIFTCOEF([.$A551];SF([.$A551] ; [.B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C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D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E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F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G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H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I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J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K$518] ;[.$B$2];[.$B$3];[.$B$4];[.$B$7]);[.$B$2];[.$B$8];[.$B$5])" office:value-type="float" office:value="0.1847867345549">
            <text:p>0,185</text:p>
          </table:table-cell>
          <table:table-cell table:style-name="ce9" table:formula="of:=GETLIFTCOEF([.$A551];SF([.$A551] ; [.L$518] ;[.$B$2];[.$B$3];[.$B$4];[.$B$7]);[.$B$2];[.$B$8];[.$B$5])" office:value-type="float" office:value="0.1847867345549">
            <text:p>0,185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style-name="ce9" table:formula="of:=GETLIFTCOEF([.$A552];SF([.$A552] ; [.B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C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D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E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F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G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H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I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J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K$518] ;[.$B$2];[.$B$3];[.$B$4];[.$B$7]);[.$B$2];[.$B$8];[.$B$5])" office:value-type="float" office:value="0.251981910756681">
            <text:p>0,252</text:p>
          </table:table-cell>
          <table:table-cell table:style-name="ce9" table:formula="of:=GETLIFTCOEF([.$A552];SF([.$A552] ; [.L$518] ;[.$B$2];[.$B$3];[.$B$4];[.$B$7]);[.$B$2];[.$B$8];[.$B$5])" office:value-type="float" office:value="0.251981910756681">
            <text:p>0,252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style-name="ce9" table:formula="of:=GETLIFTCOEF([.$A553];SF([.$A553] ; [.B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C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D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E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F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G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H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I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J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K$518] ;[.$B$2];[.$B$3];[.$B$4];[.$B$7]);[.$B$2];[.$B$8];[.$B$5])" office:value-type="float" office:value="0.319177086958463">
            <text:p>0,319</text:p>
          </table:table-cell>
          <table:table-cell table:style-name="ce9" table:formula="of:=GETLIFTCOEF([.$A553];SF([.$A553] ; [.L$518] ;[.$B$2];[.$B$3];[.$B$4];[.$B$7]);[.$B$2];[.$B$8];[.$B$5])" office:value-type="float" office:value="0.319177086958463">
            <text:p>0,319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style-name="ce9" table:formula="of:=GETLIFTCOEF([.$A554];SF([.$A554] ; [.B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C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D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E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F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G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H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I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J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K$518] ;[.$B$2];[.$B$3];[.$B$4];[.$B$7]);[.$B$2];[.$B$8];[.$B$5])" office:value-type="float" office:value="0.386372263160245">
            <text:p>0,386</text:p>
          </table:table-cell>
          <table:table-cell table:style-name="ce9" table:formula="of:=GETLIFTCOEF([.$A554];SF([.$A554] ; [.L$518] ;[.$B$2];[.$B$3];[.$B$4];[.$B$7]);[.$B$2];[.$B$8];[.$B$5])" office:value-type="float" office:value="0.386372263160245">
            <text:p>0,386</text:p>
          </table:table-cell>
          <table:table-cell table:number-columns-repeated="244"/>
        </table:table-row>
        <table:table-row table:style-name="ro2">
          <table:table-cell office:value-type="float" office:value="6">
            <text:p>6</text:p>
          </table:table-cell>
          <table:table-cell table:style-name="ce9" table:formula="of:=GETLIFTCOEF([.$A555];SF([.$A555] ; [.B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C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D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E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F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G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H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I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J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K$518] ;[.$B$2];[.$B$3];[.$B$4];[.$B$7]);[.$B$2];[.$B$8];[.$B$5])" office:value-type="float" office:value="0.453567439362026">
            <text:p>0,454</text:p>
          </table:table-cell>
          <table:table-cell table:style-name="ce9" table:formula="of:=GETLIFTCOEF([.$A555];SF([.$A555] ; [.L$518] ;[.$B$2];[.$B$3];[.$B$4];[.$B$7]);[.$B$2];[.$B$8];[.$B$5])" office:value-type="float" office:value="0.453567439362026">
            <text:p>0,454</text:p>
          </table:table-cell>
          <table:table-cell table:number-columns-repeated="244"/>
        </table:table-row>
        <table:table-row table:style-name="ro2">
          <table:table-cell office:value-type="float" office:value="7">
            <text:p>7</text:p>
          </table:table-cell>
          <table:table-cell table:style-name="ce9" table:formula="of:=GETLIFTCOEF([.$A556];SF([.$A556] ; [.B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C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D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E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F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G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H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I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J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K$518] ;[.$B$2];[.$B$3];[.$B$4];[.$B$7]);[.$B$2];[.$B$8];[.$B$5])" office:value-type="float" office:value="0.520762615563808">
            <text:p>0,521</text:p>
          </table:table-cell>
          <table:table-cell table:style-name="ce9" table:formula="of:=GETLIFTCOEF([.$A556];SF([.$A556] ; [.L$518] ;[.$B$2];[.$B$3];[.$B$4];[.$B$7]);[.$B$2];[.$B$8];[.$B$5])" office:value-type="float" office:value="0.520762615563808">
            <text:p>0,521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style-name="ce9" table:formula="of:=GETLIFTCOEF([.$A557];SF([.$A557] ; [.B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C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D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E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F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G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H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I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J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K$518] ;[.$B$2];[.$B$3];[.$B$4];[.$B$7]);[.$B$2];[.$B$8];[.$B$5])" office:value-type="float" office:value="0.58795779176559">
            <text:p>0,588</text:p>
          </table:table-cell>
          <table:table-cell table:style-name="ce9" table:formula="of:=GETLIFTCOEF([.$A557];SF([.$A557] ; [.L$518] ;[.$B$2];[.$B$3];[.$B$4];[.$B$7]);[.$B$2];[.$B$8];[.$B$5])" office:value-type="float" office:value="0.58795779176559">
            <text:p>0,588</text:p>
          </table:table-cell>
          <table:table-cell table:number-columns-repeated="244"/>
        </table:table-row>
        <table:table-row table:style-name="ro2">
          <table:table-cell office:value-type="float" office:value="9">
            <text:p>9</text:p>
          </table:table-cell>
          <table:table-cell table:style-name="ce9" table:formula="of:=GETLIFTCOEF([.$A558];SF([.$A558] ; [.B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C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D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E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F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G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H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I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J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K$518] ;[.$B$2];[.$B$3];[.$B$4];[.$B$7]);[.$B$2];[.$B$8];[.$B$5])" office:value-type="float" office:value="0.655152967967371">
            <text:p>0,655</text:p>
          </table:table-cell>
          <table:table-cell table:style-name="ce9" table:formula="of:=GETLIFTCOEF([.$A558];SF([.$A558] ; [.L$518] ;[.$B$2];[.$B$3];[.$B$4];[.$B$7]);[.$B$2];[.$B$8];[.$B$5])" office:value-type="float" office:value="0.655152967967371">
            <text:p>0,655</text:p>
          </table:table-cell>
          <table:table-cell table:number-columns-repeated="244"/>
        </table:table-row>
        <table:table-row table:style-name="ro2">
          <table:table-cell office:value-type="float" office:value="10">
            <text:p>10</text:p>
          </table:table-cell>
          <table:table-cell table:style-name="ce9" table:formula="of:=GETLIFTCOEF([.$A559];SF([.$A559] ; [.B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C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D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E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F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G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H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I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J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K$518] ;[.$B$2];[.$B$3];[.$B$4];[.$B$7]);[.$B$2];[.$B$8];[.$B$5])" office:value-type="float" office:value="0.722348144169153">
            <text:p>0,722</text:p>
          </table:table-cell>
          <table:table-cell table:style-name="ce9" table:formula="of:=GETLIFTCOEF([.$A559];SF([.$A559] ; [.L$518] ;[.$B$2];[.$B$3];[.$B$4];[.$B$7]);[.$B$2];[.$B$8];[.$B$5])" office:value-type="float" office:value="0.722348144169153">
            <text:p>0,722</text:p>
          </table:table-cell>
          <table:table-cell table:number-columns-repeated="244"/>
        </table:table-row>
        <table:table-row table:style-name="ro2">
          <table:table-cell office:value-type="float" office:value="11">
            <text:p>11</text:p>
          </table:table-cell>
          <table:table-cell table:style-name="ce9" table:formula="of:=GETLIFTCOEF([.$A560];SF([.$A560] ; [.B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C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D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E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F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G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H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I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J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K$518] ;[.$B$2];[.$B$3];[.$B$4];[.$B$7]);[.$B$2];[.$B$8];[.$B$5])" office:value-type="float" office:value="0.789543320370935">
            <text:p>0,790</text:p>
          </table:table-cell>
          <table:table-cell table:style-name="ce9" table:formula="of:=GETLIFTCOEF([.$A560];SF([.$A560] ; [.L$518] ;[.$B$2];[.$B$3];[.$B$4];[.$B$7]);[.$B$2];[.$B$8];[.$B$5])" office:value-type="float" office:value="0.789543320370935">
            <text:p>0,790</text:p>
          </table:table-cell>
          <table:table-cell table:number-columns-repeated="244"/>
        </table:table-row>
        <table:table-row table:style-name="ro2">
          <table:table-cell office:value-type="float" office:value="12">
            <text:p>12</text:p>
          </table:table-cell>
          <table:table-cell table:style-name="ce9" table:formula="of:=GETLIFTCOEF([.$A561];SF([.$A561] ; [.B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C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D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E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F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G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H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I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J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K$518] ;[.$B$2];[.$B$3];[.$B$4];[.$B$7]);[.$B$2];[.$B$8];[.$B$5])" office:value-type="float" office:value="0.856738496572716">
            <text:p>0,857</text:p>
          </table:table-cell>
          <table:table-cell table:style-name="ce9" table:formula="of:=GETLIFTCOEF([.$A561];SF([.$A561] ; [.L$518] ;[.$B$2];[.$B$3];[.$B$4];[.$B$7]);[.$B$2];[.$B$8];[.$B$5])" office:value-type="float" office:value="0.856738496572716">
            <text:p>0,857</text:p>
          </table:table-cell>
          <table:table-cell table:number-columns-repeated="244"/>
        </table:table-row>
        <table:table-row table:style-name="ro2">
          <table:table-cell office:value-type="float" office:value="13">
            <text:p>13</text:p>
          </table:table-cell>
          <table:table-cell table:style-name="ce9" table:formula="of:=GETLIFTCOEF([.$A562];SF([.$A562] ; [.B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C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D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E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F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G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H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I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J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K$518] ;[.$B$2];[.$B$3];[.$B$4];[.$B$7]);[.$B$2];[.$B$8];[.$B$5])" office:value-type="float" office:value="0.923933672774498">
            <text:p>0,924</text:p>
          </table:table-cell>
          <table:table-cell table:style-name="ce9" table:formula="of:=GETLIFTCOEF([.$A562];SF([.$A562] ; [.L$518] ;[.$B$2];[.$B$3];[.$B$4];[.$B$7]);[.$B$2];[.$B$8];[.$B$5])" office:value-type="float" office:value="0.923933672774498">
            <text:p>0,924</text:p>
          </table:table-cell>
          <table:table-cell table:number-columns-repeated="244"/>
        </table:table-row>
        <table:table-row table:style-name="ro2">
          <table:table-cell office:value-type="float" office:value="14">
            <text:p>14</text:p>
          </table:table-cell>
          <table:table-cell table:style-name="ce9" table:formula="of:=GETLIFTCOEF([.$A563];SF([.$A563] ; [.B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C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D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E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F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G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H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I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J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K$518] ;[.$B$2];[.$B$3];[.$B$4];[.$B$7]);[.$B$2];[.$B$8];[.$B$5])" office:value-type="float" office:value="0.99112884897628">
            <text:p>0,991</text:p>
          </table:table-cell>
          <table:table-cell table:style-name="ce9" table:formula="of:=GETLIFTCOEF([.$A563];SF([.$A563] ; [.L$518] ;[.$B$2];[.$B$3];[.$B$4];[.$B$7]);[.$B$2];[.$B$8];[.$B$5])" office:value-type="float" office:value="0.99112884897628">
            <text:p>0,991</text:p>
          </table:table-cell>
          <table:table-cell table:number-columns-repeated="244"/>
        </table:table-row>
        <table:table-row table:style-name="ro2">
          <table:table-cell office:value-type="float" office:value="15">
            <text:p>15</text:p>
          </table:table-cell>
          <table:table-cell table:style-name="ce9" table:formula="of:=GETLIFTCOEF([.$A564];SF([.$A564] ; [.B$518] ;[.$B$2];[.$B$3];[.$B$4];[.$B$7]);[.$B$2];[.$B$8];[.$B$5])" office:value-type="float" office:value="1.05832402517806">
            <text:p>1,058</text:p>
          </table:table-cell>
          <table:table-cell table:style-name="ce9" table:formula="of:=GETLIFTCOEF([.$A564];SF([.$A564] ; [.C$518] ;[.$B$2];[.$B$3];[.$B$4];[.$B$7]);[.$B$2];[.$B$8];[.$B$5])" office:value-type="float" office:value="1.05809386566737">
            <text:p>1,058</text:p>
          </table:table-cell>
          <table:table-cell table:style-name="ce9" table:formula="of:=GETLIFTCOEF([.$A564];SF([.$A564] ; [.D$518] ;[.$B$2];[.$B$3];[.$B$4];[.$B$7]);[.$B$2];[.$B$8];[.$B$5])" office:value-type="float" office:value="1.05740338713531">
            <text:p>1,057</text:p>
          </table:table-cell>
          <table:table-cell table:style-name="ce9" table:formula="of:=GETLIFTCOEF([.$A564];SF([.$A564] ; [.E$518] ;[.$B$2];[.$B$3];[.$B$4];[.$B$7]);[.$B$2];[.$B$8];[.$B$5])" office:value-type="float" office:value="1.05625258958187">
            <text:p>1,056</text:p>
          </table:table-cell>
          <table:table-cell table:style-name="ce9" table:formula="of:=GETLIFTCOEF([.$A564];SF([.$A564] ; [.F$518] ;[.$B$2];[.$B$3];[.$B$4];[.$B$7]);[.$B$2];[.$B$8];[.$B$5])" office:value-type="float" office:value="1.05464147300706">
            <text:p>1,055</text:p>
          </table:table-cell>
          <table:table-cell table:style-name="ce9" table:formula="of:=GETLIFTCOEF([.$A564];SF([.$A564] ; [.G$518] ;[.$B$2];[.$B$3];[.$B$4];[.$B$7]);[.$B$2];[.$B$8];[.$B$5])" office:value-type="float" office:value="1.05257003741087">
            <text:p>1,053</text:p>
          </table:table-cell>
          <table:table-cell table:style-name="ce9" table:formula="of:=GETLIFTCOEF([.$A564];SF([.$A564] ; [.H$518] ;[.$B$2];[.$B$3];[.$B$4];[.$B$7]);[.$B$2];[.$B$8];[.$B$5])" office:value-type="float" office:value="1.05003828279331">
            <text:p>1,050</text:p>
          </table:table-cell>
          <table:table-cell table:style-name="ce9" table:formula="of:=GETLIFTCOEF([.$A564];SF([.$A564] ; [.I$518] ;[.$B$2];[.$B$3];[.$B$4];[.$B$7]);[.$B$2];[.$B$8];[.$B$5])" office:value-type="float" office:value="1.04704620915437">
            <text:p>1,047</text:p>
          </table:table-cell>
          <table:table-cell table:style-name="ce9" table:formula="of:=GETLIFTCOEF([.$A564];SF([.$A564] ; [.J$518] ;[.$B$2];[.$B$3];[.$B$4];[.$B$7]);[.$B$2];[.$B$8];[.$B$5])" office:value-type="float" office:value="1.04359381649406">
            <text:p>1,044</text:p>
          </table:table-cell>
          <table:table-cell table:style-name="ce9" table:formula="of:=GETLIFTCOEF([.$A564];SF([.$A564] ; [.K$518] ;[.$B$2];[.$B$3];[.$B$4];[.$B$7]);[.$B$2];[.$B$8];[.$B$5])" office:value-type="float" office:value="1.03968110481237">
            <text:p>1,040</text:p>
          </table:table-cell>
          <table:table-cell table:style-name="ce9" table:formula="of:=GETLIFTCOEF([.$A564];SF([.$A564] ; [.L$518] ;[.$B$2];[.$B$3];[.$B$4];[.$B$7]);[.$B$2];[.$B$8];[.$B$5])" office:value-type="float" office:value="1.0353080741093">
            <text:p>1,035</text:p>
          </table:table-cell>
          <table:table-cell table:number-columns-repeated="244"/>
        </table:table-row>
        <table:table-row table:style-name="ro2">
          <table:table-cell office:value-type="float" office:value="16">
            <text:p>16</text:p>
          </table:table-cell>
          <table:table-cell table:style-name="ce9" table:formula="of:=GETLIFTCOEF([.$A565];SF([.$A565] ; [.B$518] ;[.$B$2];[.$B$3];[.$B$4];[.$B$7]);[.$B$2];[.$B$8];[.$B$5])" office:value-type="float" office:value="1.10095632962584">
            <text:p>1,101</text:p>
          </table:table-cell>
          <table:table-cell table:style-name="ce9" table:formula="of:=GETLIFTCOEF([.$A565];SF([.$A565] ; [.C$518] ;[.$B$2];[.$B$3];[.$B$4];[.$B$7]);[.$B$2];[.$B$8];[.$B$5])" office:value-type="float" office:value="1.0957981265575">
            <text:p>1,096</text:p>
          </table:table-cell>
          <table:table-cell table:style-name="ce9" table:formula="of:=GETLIFTCOEF([.$A565];SF([.$A565] ; [.D$518] ;[.$B$2];[.$B$3];[.$B$4];[.$B$7]);[.$B$2];[.$B$8];[.$B$5])" office:value-type="float" office:value="1.09014866605408">
            <text:p>1,090</text:p>
          </table:table-cell>
          <table:table-cell table:style-name="ce9" table:formula="of:=GETLIFTCOEF([.$A565];SF([.$A565] ; [.E$518] ;[.$B$2];[.$B$3];[.$B$4];[.$B$7]);[.$B$2];[.$B$8];[.$B$5])" office:value-type="float" office:value="1.08400794811558">
            <text:p>1,084</text:p>
          </table:table-cell>
          <table:table-cell table:style-name="ce9" table:formula="of:=GETLIFTCOEF([.$A565];SF([.$A565] ; [.F$518] ;[.$B$2];[.$B$3];[.$B$4];[.$B$7]);[.$B$2];[.$B$8];[.$B$5])" office:value-type="float" office:value="1.077375972742">
            <text:p>1,077</text:p>
          </table:table-cell>
          <table:table-cell table:style-name="ce9" table:formula="of:=GETLIFTCOEF([.$A565];SF([.$A565] ; [.G$518] ;[.$B$2];[.$B$3];[.$B$4];[.$B$7]);[.$B$2];[.$B$8];[.$B$5])" office:value-type="float" office:value="1.07025273993334">
            <text:p>1,070</text:p>
          </table:table-cell>
          <table:table-cell table:style-name="ce9" table:formula="of:=GETLIFTCOEF([.$A565];SF([.$A565] ; [.H$518] ;[.$B$2];[.$B$3];[.$B$4];[.$B$7]);[.$B$2];[.$B$8];[.$B$5])" office:value-type="float" office:value="1.0626382496896">
            <text:p>1,063</text:p>
          </table:table-cell>
          <table:table-cell table:style-name="ce9" table:formula="of:=GETLIFTCOEF([.$A565];SF([.$A565] ; [.I$518] ;[.$B$2];[.$B$3];[.$B$4];[.$B$7]);[.$B$2];[.$B$8];[.$B$5])" office:value-type="float" office:value="1.05453250201078">
            <text:p>1,055</text:p>
          </table:table-cell>
          <table:table-cell table:style-name="ce9" table:formula="of:=GETLIFTCOEF([.$A565];SF([.$A565] ; [.J$518] ;[.$B$2];[.$B$3];[.$B$4];[.$B$7]);[.$B$2];[.$B$8];[.$B$5])" office:value-type="float" office:value="1.04593549689687">
            <text:p>1,046</text:p>
          </table:table-cell>
          <table:table-cell table:style-name="ce9" table:formula="of:=GETLIFTCOEF([.$A565];SF([.$A565] ; [.K$518] ;[.$B$2];[.$B$3];[.$B$4];[.$B$7]);[.$B$2];[.$B$8];[.$B$5])" office:value-type="float" office:value="1.03684723434789">
            <text:p>1,037</text:p>
          </table:table-cell>
          <table:table-cell table:style-name="ce9" table:formula="of:=GETLIFTCOEF([.$A565];SF([.$A565] ; [.L$518] ;[.$B$2];[.$B$3];[.$B$4];[.$B$7]);[.$B$2];[.$B$8];[.$B$5])" office:value-type="float" office:value="1.02726771436383">
            <text:p>1,027</text:p>
          </table:table-cell>
          <table:table-cell table:number-columns-repeated="244"/>
        </table:table-row>
        <table:table-row table:style-name="ro2">
          <table:table-cell office:value-type="float" office:value="17">
            <text:p>17</text:p>
          </table:table-cell>
          <table:table-cell table:style-name="ce9" table:formula="of:=GETLIFTCOEF([.$A566];SF([.$A566] ; [.B$518] ;[.$B$2];[.$B$3];[.$B$4];[.$B$7]);[.$B$2];[.$B$8];[.$B$5])" office:value-type="float" office:value="1.08821358693383">
            <text:p>1,088</text:p>
          </table:table-cell>
          <table:table-cell table:style-name="ce9" table:formula="of:=GETLIFTCOEF([.$A566];SF([.$A566] ; [.C$518] ;[.$B$2];[.$B$3];[.$B$4];[.$B$7]);[.$B$2];[.$B$8];[.$B$5])" office:value-type="float" office:value="1.07750225589243">
            <text:p>1,078</text:p>
          </table:table-cell>
          <table:table-cell table:style-name="ce9" table:formula="of:=GETLIFTCOEF([.$A566];SF([.$A566] ; [.D$518] ;[.$B$2];[.$B$3];[.$B$4];[.$B$7]);[.$B$2];[.$B$8];[.$B$5])" office:value-type="float" office:value="1.06626842089779">
            <text:p>1,066</text:p>
          </table:table-cell>
          <table:table-cell table:style-name="ce9" table:formula="of:=GETLIFTCOEF([.$A566];SF([.$A566] ; [.E$518] ;[.$B$2];[.$B$3];[.$B$4];[.$B$7]);[.$B$2];[.$B$8];[.$B$5])" office:value-type="float" office:value="1.05451208194992">
            <text:p>1,055</text:p>
          </table:table-cell>
          <table:table-cell table:style-name="ce9" table:formula="of:=GETLIFTCOEF([.$A566];SF([.$A566] ; [.F$518] ;[.$B$2];[.$B$3];[.$B$4];[.$B$7]);[.$B$2];[.$B$8];[.$B$5])" office:value-type="float" office:value="1.0422332390488">
            <text:p>1,042</text:p>
          </table:table-cell>
          <table:table-cell table:style-name="ce9" table:formula="of:=GETLIFTCOEF([.$A566];SF([.$A566] ; [.G$518] ;[.$B$2];[.$B$3];[.$B$4];[.$B$7]);[.$B$2];[.$B$8];[.$B$5])" office:value-type="float" office:value="1.02943189219445">
            <text:p>1,029</text:p>
          </table:table-cell>
          <table:table-cell table:style-name="ce9" table:formula="of:=GETLIFTCOEF([.$A566];SF([.$A566] ; [.H$518] ;[.$B$2];[.$B$3];[.$B$4];[.$B$7]);[.$B$2];[.$B$8];[.$B$5])" office:value-type="float" office:value="1.01610804138685">
            <text:p>1,016</text:p>
          </table:table-cell>
          <table:table-cell table:style-name="ce9" table:formula="of:=GETLIFTCOEF([.$A566];SF([.$A566] ; [.I$518] ;[.$B$2];[.$B$3];[.$B$4];[.$B$7]);[.$B$2];[.$B$8];[.$B$5])" office:value-type="float" office:value="1.00226168662602">
            <text:p>1,002</text:p>
          </table:table-cell>
          <table:table-cell table:style-name="ce9" table:formula="of:=GETLIFTCOEF([.$A566];SF([.$A566] ; [.J$518] ;[.$B$2];[.$B$3];[.$B$4];[.$B$7]);[.$B$2];[.$B$8];[.$B$5])" office:value-type="float" office:value="0.987892827911948">
            <text:p>0,988</text:p>
          </table:table-cell>
          <table:table-cell table:style-name="ce9" table:formula="of:=GETLIFTCOEF([.$A566];SF([.$A566] ; [.K$518] ;[.$B$2];[.$B$3];[.$B$4];[.$B$7]);[.$B$2];[.$B$8];[.$B$5])" office:value-type="float" office:value="0.973001465244638">
            <text:p>0,973</text:p>
          </table:table-cell>
          <table:table-cell table:style-name="ce9" table:formula="of:=GETLIFTCOEF([.$A566];SF([.$A566] ; [.L$518] ;[.$B$2];[.$B$3];[.$B$4];[.$B$7]);[.$B$2];[.$B$8];[.$B$5])" office:value-type="float" office:value="0.957587598624088">
            <text:p>0,958</text:p>
          </table:table-cell>
          <table:table-cell table:number-columns-repeated="244"/>
        </table:table-row>
        <table:table-row table:style-name="ro2">
          <table:table-cell office:value-type="float" office:value="18">
            <text:p>18</text:p>
          </table:table-cell>
          <table:table-cell table:style-name="ce9" table:formula="of:=GETLIFTCOEF([.$A567];SF([.$A567] ; [.B$518] ;[.$B$2];[.$B$3];[.$B$4];[.$B$7]);[.$B$2];[.$B$8];[.$B$5])" office:value-type="float" office:value="1.0105759686157">
            <text:p>1,011</text:p>
          </table:table-cell>
          <table:table-cell table:style-name="ce9" table:formula="of:=GETLIFTCOEF([.$A567];SF([.$A567] ; [.C$518] ;[.$B$2];[.$B$3];[.$B$4];[.$B$7]);[.$B$2];[.$B$8];[.$B$5])" office:value-type="float" office:value="0.993676692287662">
            <text:p>0,994</text:p>
          </table:table-cell>
          <table:table-cell table:style-name="ce9" table:formula="of:=GETLIFTCOEF([.$A567];SF([.$A567] ; [.D$518] ;[.$B$2];[.$B$3];[.$B$4];[.$B$7]);[.$B$2];[.$B$8];[.$B$5])" office:value-type="float" office:value="0.976223341325922">
            <text:p>0,976</text:p>
          </table:table-cell>
          <table:table-cell table:style-name="ce9" table:formula="of:=GETLIFTCOEF([.$A567];SF([.$A567] ; [.E$518] ;[.$B$2];[.$B$3];[.$B$4];[.$B$7]);[.$B$2];[.$B$8];[.$B$5])" office:value-type="float" office:value="0.958215915730476">
            <text:p>0,958</text:p>
          </table:table-cell>
          <table:table-cell table:style-name="ce9" table:formula="of:=GETLIFTCOEF([.$A567];SF([.$A567] ; [.F$518] ;[.$B$2];[.$B$3];[.$B$4];[.$B$7]);[.$B$2];[.$B$8];[.$B$5])" office:value-type="float" office:value="0.939654415501324">
            <text:p>0,940</text:p>
          </table:table-cell>
          <table:table-cell table:style-name="ce9" table:formula="of:=GETLIFTCOEF([.$A567];SF([.$A567] ; [.G$518] ;[.$B$2];[.$B$3];[.$B$4];[.$B$7]);[.$B$2];[.$B$8];[.$B$5])" office:value-type="float" office:value="0.920538840638466">
            <text:p>0,921</text:p>
          </table:table-cell>
          <table:table-cell table:style-name="ce9" table:formula="of:=GETLIFTCOEF([.$A567];SF([.$A567] ; [.H$518] ;[.$B$2];[.$B$3];[.$B$4];[.$B$7]);[.$B$2];[.$B$8];[.$B$5])" office:value-type="float" office:value="0.900869191141902">
            <text:p>0,901</text:p>
          </table:table-cell>
          <table:table-cell table:style-name="ce9" table:formula="of:=GETLIFTCOEF([.$A567];SF([.$A567] ; [.I$518] ;[.$B$2];[.$B$3];[.$B$4];[.$B$7]);[.$B$2];[.$B$8];[.$B$5])" office:value-type="float" office:value="0.880645467011632">
            <text:p>0,881</text:p>
          </table:table-cell>
          <table:table-cell table:style-name="ce9" table:formula="of:=GETLIFTCOEF([.$A567];SF([.$A567] ; [.J$518] ;[.$B$2];[.$B$3];[.$B$4];[.$B$7]);[.$B$2];[.$B$8];[.$B$5])" office:value-type="float" office:value="0.859867668247656">
            <text:p>0,860</text:p>
          </table:table-cell>
          <table:table-cell table:style-name="ce9" table:formula="of:=GETLIFTCOEF([.$A567];SF([.$A567] ; [.K$518] ;[.$B$2];[.$B$3];[.$B$4];[.$B$7]);[.$B$2];[.$B$8];[.$B$5])" office:value-type="float" office:value="0.838535794849974">
            <text:p>0,839</text:p>
          </table:table-cell>
          <table:table-cell table:style-name="ce9" table:formula="of:=GETLIFTCOEF([.$A567];SF([.$A567] ; [.L$518] ;[.$B$2];[.$B$3];[.$B$4];[.$B$7]);[.$B$2];[.$B$8];[.$B$5])" office:value-type="float" office:value="0.816649846818586">
            <text:p>0,817</text:p>
          </table:table-cell>
          <table:table-cell table:number-columns-repeated="244"/>
        </table:table-row>
        <table:table-row table:style-name="ro2">
          <table:table-cell office:value-type="float" office:value="19">
            <text:p>19</text:p>
          </table:table-cell>
          <table:table-cell table:style-name="ce9" table:formula="of:=GETLIFTCOEF([.$A568];SF([.$A568] ; [.B$518] ;[.$B$2];[.$B$3];[.$B$4];[.$B$7]);[.$B$2];[.$B$8];[.$B$5])" office:value-type="float" office:value="0.858316618470373">
            <text:p>0,858</text:p>
          </table:table-cell>
          <table:table-cell table:style-name="ce9" table:formula="of:=GETLIFTCOEF([.$A568];SF([.$A568] ; [.C$518] ;[.$B$2];[.$B$3];[.$B$4];[.$B$7]);[.$B$2];[.$B$8];[.$B$5])" office:value-type="float" office:value="0.834584220324935">
            <text:p>0,835</text:p>
          </table:table-cell>
          <table:table-cell table:style-name="ce9" table:formula="of:=GETLIFTCOEF([.$A568];SF([.$A568] ; [.D$518] ;[.$B$2];[.$B$3];[.$B$4];[.$B$7]);[.$B$2];[.$B$8];[.$B$5])" office:value-type="float" office:value="0.810265837040104">
            <text:p>0,810</text:p>
          </table:table-cell>
          <table:table-cell table:style-name="ce9" table:formula="of:=GETLIFTCOEF([.$A568];SF([.$A568] ; [.E$518] ;[.$B$2];[.$B$3];[.$B$4];[.$B$7]);[.$B$2];[.$B$8];[.$B$5])" office:value-type="float" office:value="0.78536146861588">
            <text:p>0,785</text:p>
          </table:table-cell>
          <table:table-cell table:style-name="ce9" table:formula="of:=GETLIFTCOEF([.$A568];SF([.$A568] ; [.F$518] ;[.$B$2];[.$B$3];[.$B$4];[.$B$7]);[.$B$2];[.$B$8];[.$B$5])" office:value-type="float" office:value="0.759871115052262">
            <text:p>0,760</text:p>
          </table:table-cell>
          <table:table-cell table:style-name="ce9" table:formula="of:=GETLIFTCOEF([.$A568];SF([.$A568] ; [.G$518] ;[.$B$2];[.$B$3];[.$B$4];[.$B$7]);[.$B$2];[.$B$8];[.$B$5])" office:value-type="float" office:value="0.73379477634925">
            <text:p>0,734</text:p>
          </table:table-cell>
          <table:table-cell table:style-name="ce9" table:formula="of:=GETLIFTCOEF([.$A568];SF([.$A568] ; [.H$518] ;[.$B$2];[.$B$3];[.$B$4];[.$B$7]);[.$B$2];[.$B$8];[.$B$5])" office:value-type="float" office:value="0.707132452506845">
            <text:p>0,707</text:p>
          </table:table-cell>
          <table:table-cell table:style-name="ce9" table:formula="of:=GETLIFTCOEF([.$A568];SF([.$A568] ; [.I$518] ;[.$B$2];[.$B$3];[.$B$4];[.$B$7]);[.$B$2];[.$B$8];[.$B$5])" office:value-type="float" office:value="0.679884143525047">
            <text:p>0,680</text:p>
          </table:table-cell>
          <table:table-cell table:style-name="ce9" table:formula="of:=GETLIFTCOEF([.$A568];SF([.$A568] ; [.J$518] ;[.$B$2];[.$B$3];[.$B$4];[.$B$7]);[.$B$2];[.$B$8];[.$B$5])" office:value-type="float" office:value="0.652049849403854">
            <text:p>0,652</text:p>
          </table:table-cell>
          <table:table-cell table:style-name="ce9" table:formula="of:=GETLIFTCOEF([.$A568];SF([.$A568] ; [.K$518] ;[.$B$2];[.$B$3];[.$B$4];[.$B$7]);[.$B$2];[.$B$8];[.$B$5])" office:value-type="float" office:value="0.623629570143268">
            <text:p>0,624</text:p>
          </table:table-cell>
          <table:table-cell table:style-name="ce9" table:formula="of:=GETLIFTCOEF([.$A568];SF([.$A568] ; [.L$518] ;[.$B$2];[.$B$3];[.$B$4];[.$B$7]);[.$B$2];[.$B$8];[.$B$5])" office:value-type="float" office:value="0.594623305743289">
            <text:p>0,595</text:p>
          </table:table-cell>
          <table:table-cell table:number-columns-repeated="244"/>
        </table:table-row>
        <table:table-row table:style-name="ro2">
          <table:table-cell office:value-type="float" office:value="20">
            <text:p>20</text:p>
          </table:table-cell>
          <table:table-cell table:style-name="ce9" table:formula="of:=GETLIFTCOEF([.$A569];SF([.$A569] ; [.B$518] ;[.$B$2];[.$B$3];[.$B$4];[.$B$7]);[.$B$2];[.$B$8];[.$B$5])" office:value-type="float" office:value="0.621486507200636">
            <text:p>0,621</text:p>
          </table:table-cell>
          <table:table-cell table:style-name="ce9" table:formula="of:=GETLIFTCOEF([.$A569];SF([.$A569] ; [.C$518] ;[.$B$2];[.$B$3];[.$B$4];[.$B$7]);[.$B$2];[.$B$8];[.$B$5])" office:value-type="float" office:value="0.590264845881588">
            <text:p>0,590</text:p>
          </table:table-cell>
          <table:table-cell table:style-name="ce9" table:formula="of:=GETLIFTCOEF([.$A569];SF([.$A569] ; [.D$518] ;[.$B$2];[.$B$3];[.$B$4];[.$B$7]);[.$B$2];[.$B$8];[.$B$5])" office:value-type="float" office:value="0.558424933843352">
            <text:p>0,558</text:p>
          </table:table-cell>
          <table:table-cell table:style-name="ce9" table:formula="of:=GETLIFTCOEF([.$A569];SF([.$A569] ; [.E$518] ;[.$B$2];[.$B$3];[.$B$4];[.$B$7]);[.$B$2];[.$B$8];[.$B$5])" office:value-type="float" office:value="0.525966771085925">
            <text:p>0,526</text:p>
          </table:table-cell>
          <table:table-cell table:style-name="ce9" table:formula="of:=GETLIFTCOEF([.$A569];SF([.$A569] ; [.F$518] ;[.$B$2];[.$B$3];[.$B$4];[.$B$7]);[.$B$2];[.$B$8];[.$B$5])" office:value-type="float" office:value="0.49289035760931">
            <text:p>0,493</text:p>
          </table:table-cell>
          <table:table-cell table:style-name="ce9" table:formula="of:=GETLIFTCOEF([.$A569];SF([.$A569] ; [.G$518] ;[.$B$2];[.$B$3];[.$B$4];[.$B$7]);[.$B$2];[.$B$8];[.$B$5])" office:value-type="float" office:value="0.459195693413506">
            <text:p>0,459</text:p>
          </table:table-cell>
          <table:table-cell table:style-name="ce9" table:formula="of:=GETLIFTCOEF([.$A569];SF([.$A569] ; [.H$518] ;[.$B$2];[.$B$3];[.$B$4];[.$B$7]);[.$B$2];[.$B$8];[.$B$5])" office:value-type="float" office:value="0.459195693413506">
            <text:p>0,459</text:p>
          </table:table-cell>
          <table:table-cell table:style-name="ce9" table:formula="of:=GETLIFTCOEF([.$A569];SF([.$A569] ; [.I$518] ;[.$B$2];[.$B$3];[.$B$4];[.$B$7]);[.$B$2];[.$B$8];[.$B$5])" office:value-type="float" office:value="0.459195693413506">
            <text:p>0,459</text:p>
          </table:table-cell>
          <table:table-cell table:style-name="ce9" table:formula="of:=GETLIFTCOEF([.$A569];SF([.$A569] ; [.J$518] ;[.$B$2];[.$B$3];[.$B$4];[.$B$7]);[.$B$2];[.$B$8];[.$B$5])" office:value-type="float" office:value="0.459195693413506">
            <text:p>0,459</text:p>
          </table:table-cell>
          <table:table-cell table:style-name="ce9" table:formula="of:=GETLIFTCOEF([.$A569];SF([.$A569] ; [.K$518] ;[.$B$2];[.$B$3];[.$B$4];[.$B$7]);[.$B$2];[.$B$8];[.$B$5])" office:value-type="float" office:value="0.459195693413506">
            <text:p>0,459</text:p>
          </table:table-cell>
          <table:table-cell table:style-name="ce9" table:formula="of:=GETLIFTCOEF([.$A569];SF([.$A569] ; [.L$518] ;[.$B$2];[.$B$3];[.$B$4];[.$B$7]);[.$B$2];[.$B$8];[.$B$5])" office:value-type="float" office:value="0.459195693413506">
            <text:p>0,459</text:p>
          </table:table-cell>
          <table:table-cell table:number-columns-repeated="244"/>
        </table:table-row>
        <table:table-row table:style-name="ro2">
          <table:table-cell office:value-type="float" office:value="21">
            <text:p>21</text:p>
          </table:table-cell>
          <table:table-cell table:style-name="ce9" table:formula="of:=GETLIFTCOEF([.$A570];SF([.$A570] ; [.B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C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D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E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F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G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H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I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J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K$518] ;[.$B$2];[.$B$3];[.$B$4];[.$B$7]);[.$B$2];[.$B$8];[.$B$5])" office:value-type="float" office:value="0.477029720955771">
            <text:p>0,477</text:p>
          </table:table-cell>
          <table:table-cell table:style-name="ce9" table:formula="of:=GETLIFTCOEF([.$A570];SF([.$A570] ; [.L$518] ;[.$B$2];[.$B$3];[.$B$4];[.$B$7]);[.$B$2];[.$B$8];[.$B$5])" office:value-type="float" office:value="0.477029720955771">
            <text:p>0,477</text:p>
          </table:table-cell>
          <table:table-cell table:number-columns-repeated="244"/>
        </table:table-row>
        <table:table-row table:style-name="ro2">
          <table:table-cell office:value-type="float" office:value="22">
            <text:p>22</text:p>
          </table:table-cell>
          <table:table-cell table:style-name="ce9" table:formula="of:=GETLIFTCOEF([.$A571];SF([.$A571] ; [.B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C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D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E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F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G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H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I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J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K$518] ;[.$B$2];[.$B$3];[.$B$4];[.$B$7]);[.$B$2];[.$B$8];[.$B$5])" office:value-type="float" office:value="0.494282561263848">
            <text:p>0,494</text:p>
          </table:table-cell>
          <table:table-cell table:style-name="ce9" table:formula="of:=GETLIFTCOEF([.$A571];SF([.$A571] ; [.L$518] ;[.$B$2];[.$B$3];[.$B$4];[.$B$7]);[.$B$2];[.$B$8];[.$B$5])" office:value-type="float" office:value="0.494282561263848">
            <text:p>0,494</text:p>
          </table:table-cell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style-name="ce9" table:formula="of:=GETLIFTCOEF([.$A572];SF([.$A572] ; [.B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C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D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E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F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G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H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I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J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K$518] ;[.$B$2];[.$B$3];[.$B$4];[.$B$7]);[.$B$2];[.$B$8];[.$B$5])" office:value-type="float" office:value="0.510933194409416">
            <text:p>0,511</text:p>
          </table:table-cell>
          <table:table-cell table:style-name="ce9" table:formula="of:=GETLIFTCOEF([.$A572];SF([.$A572] ; [.L$518] ;[.$B$2];[.$B$3];[.$B$4];[.$B$7]);[.$B$2];[.$B$8];[.$B$5])" office:value-type="float" office:value="0.510933194409416">
            <text:p>0,511</text:p>
          </table:table-cell>
          <table:table-cell table:number-columns-repeated="244"/>
        </table:table-row>
        <table:table-row table:style-name="ro2">
          <table:table-cell office:value-type="float" office:value="24">
            <text:p>24</text:p>
          </table:table-cell>
          <table:table-cell table:style-name="ce9" table:formula="of:=GETLIFTCOEF([.$A573];SF([.$A573] ; [.B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C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D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E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F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G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H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I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J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K$518] ;[.$B$2];[.$B$3];[.$B$4];[.$B$7]);[.$B$2];[.$B$8];[.$B$5])" office:value-type="float" office:value="0.526961334160821">
            <text:p>0,527</text:p>
          </table:table-cell>
          <table:table-cell table:style-name="ce9" table:formula="of:=GETLIFTCOEF([.$A573];SF([.$A573] ; [.L$518] ;[.$B$2];[.$B$3];[.$B$4];[.$B$7]);[.$B$2];[.$B$8];[.$B$5])" office:value-type="float" office:value="0.526961334160821">
            <text:p>0,527</text:p>
          </table:table-cell>
          <table:table-cell table:number-columns-repeated="244"/>
        </table:table-row>
        <table:table-row table:style-name="ro2">
          <table:table-cell office:value-type="float" office:value="25">
            <text:p>25</text:p>
          </table:table-cell>
          <table:table-cell table:style-name="ce9" table:formula="of:=GETLIFTCOEF([.$A574];SF([.$A574] ; [.B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C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D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E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F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G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H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I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J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K$518] ;[.$B$2];[.$B$3];[.$B$4];[.$B$7]);[.$B$2];[.$B$8];[.$B$5])" office:value-type="float" office:value="0.542347452698723">
            <text:p>0,542</text:p>
          </table:table-cell>
          <table:table-cell table:style-name="ce9" table:formula="of:=GETLIFTCOEF([.$A574];SF([.$A574] ; [.L$518] ;[.$B$2];[.$B$3];[.$B$4];[.$B$7]);[.$B$2];[.$B$8];[.$B$5])" office:value-type="float" office:value="0.542347452698723">
            <text:p>0,542</text:p>
          </table:table-cell>
          <table:table-cell table:number-columns-repeated="244"/>
        </table:table-row>
        <table:table-row table:style-name="ro2">
          <table:table-cell office:value-type="float" office:value="26">
            <text:p>26</text:p>
          </table:table-cell>
          <table:table-cell table:style-name="ce9" table:formula="of:=GETLIFTCOEF([.$A575];SF([.$A575] ; [.B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C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D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E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F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G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H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I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J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K$518] ;[.$B$2];[.$B$3];[.$B$4];[.$B$7]);[.$B$2];[.$B$8];[.$B$5])" office:value-type="float" office:value="0.557072804407732">
            <text:p>0,557</text:p>
          </table:table-cell>
          <table:table-cell table:style-name="ce9" table:formula="of:=GETLIFTCOEF([.$A575];SF([.$A575] ; [.L$518] ;[.$B$2];[.$B$3];[.$B$4];[.$B$7]);[.$B$2];[.$B$8];[.$B$5])" office:value-type="float" office:value="0.557072804407732">
            <text:p>0,557</text:p>
          </table:table-cell>
          <table:table-cell table:number-columns-repeated="244"/>
        </table:table-row>
        <table:table-row table:style-name="ro2">
          <table:table-cell office:value-type="float" office:value="27">
            <text:p>27</text:p>
          </table:table-cell>
          <table:table-cell table:style-name="ce9" table:formula="of:=GETLIFTCOEF([.$A576];SF([.$A576] ; [.B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C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D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E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F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G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H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I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J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K$518] ;[.$B$2];[.$B$3];[.$B$4];[.$B$7]);[.$B$2];[.$B$8];[.$B$5])" office:value-type="float" office:value="0.571119448715057">
            <text:p>0,571</text:p>
          </table:table-cell>
          <table:table-cell table:style-name="ce9" table:formula="of:=GETLIFTCOEF([.$A576];SF([.$A576] ; [.L$518] ;[.$B$2];[.$B$3];[.$B$4];[.$B$7]);[.$B$2];[.$B$8];[.$B$5])" office:value-type="float" office:value="0.571119448715057">
            <text:p>0,571</text:p>
          </table:table-cell>
          <table:table-cell table:number-columns-repeated="244"/>
        </table:table-row>
        <table:table-row table:style-name="ro2">
          <table:table-cell office:value-type="float" office:value="28">
            <text:p>28</text:p>
          </table:table-cell>
          <table:table-cell table:style-name="ce9" table:formula="of:=GETLIFTCOEF([.$A577];SF([.$A577] ; [.B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C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D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E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F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G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H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I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J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K$518] ;[.$B$2];[.$B$3];[.$B$4];[.$B$7]);[.$B$2];[.$B$8];[.$B$5])" office:value-type="float" office:value="0.58447027194833">
            <text:p>0,584</text:p>
          </table:table-cell>
          <table:table-cell table:style-name="ce9" table:formula="of:=GETLIFTCOEF([.$A577];SF([.$A577] ; [.L$518] ;[.$B$2];[.$B$3];[.$B$4];[.$B$7]);[.$B$2];[.$B$8];[.$B$5])" office:value-type="float" office:value="0.58447027194833">
            <text:p>0,584</text:p>
          </table:table-cell>
          <table:table-cell table:number-columns-repeated="244"/>
        </table:table-row>
        <table:table-row table:style-name="ro2">
          <table:table-cell office:value-type="float" office:value="29">
            <text:p>29</text:p>
          </table:table-cell>
          <table:table-cell table:style-name="ce9" table:formula="of:=GETLIFTCOEF([.$A578];SF([.$A578] ; [.B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C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D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E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F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G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H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I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J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K$518] ;[.$B$2];[.$B$3];[.$B$4];[.$B$7]);[.$B$2];[.$B$8];[.$B$5])" office:value-type="float" office:value="0.597109008185977">
            <text:p>0,597</text:p>
          </table:table-cell>
          <table:table-cell table:style-name="ce9" table:formula="of:=GETLIFTCOEF([.$A578];SF([.$A578] ; [.L$518] ;[.$B$2];[.$B$3];[.$B$4];[.$B$7]);[.$B$2];[.$B$8];[.$B$5])" office:value-type="float" office:value="0.597109008185977">
            <text:p>0,597</text:p>
          </table:table-cell>
          <table:table-cell table:number-columns-repeated="244"/>
        </table:table-row>
        <table:table-row table:style-name="ro2">
          <table:table-cell office:value-type="float" office:value="30">
            <text:p>30</text:p>
          </table:table-cell>
          <table:table-cell table:style-name="ce9" table:formula="of:=GETLIFTCOEF([.$A579];SF([.$A579] ; [.B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C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D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E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F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G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H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I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J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K$518] ;[.$B$2];[.$B$3];[.$B$4];[.$B$7]);[.$B$2];[.$B$8];[.$B$5])" office:value-type="float" office:value="0.609020259074742">
            <text:p>0,609</text:p>
          </table:table-cell>
          <table:table-cell table:style-name="ce9" table:formula="of:=GETLIFTCOEF([.$A579];SF([.$A579] ; [.L$518] ;[.$B$2];[.$B$3];[.$B$4];[.$B$7]);[.$B$2];[.$B$8];[.$B$5])" office:value-type="float" office:value="0.609020259074742">
            <text:p>0,609</text:p>
          </table:table-cell>
          <table:table-cell table:number-columns-repeated="244"/>
        </table:table-row>
        <table:table-row table:style-name="ro2" table:number-rows-repeated="649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.06.2010</text:date>, <text:time>19:10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aik Justus</meta:initial-creator>
    <meta:creation-date>2006-09-07T10:09:49</meta:creation-date>
    <dc:creator>Heiko Schulz</dc:creator>
    <dc:date>2010-06-04T19:10:33.64</dc:date>
    <dc:language>de-DE</dc:language>
    <meta:editing-cycles>25</meta:editing-cycles>
    <meta:editing-duration>PT12H32M50S</meta:editing-duration>
    <meta:document-statistic meta:table-count="3" meta:cell-count="3970" meta:object-count="5"/>
    <meta:user-defined meta:name="Info 1"/>
    <meta:user-defined meta:name="Info 2"/>
    <meta:user-defined meta:name="Info 3"/>
    <meta:user-defined meta:name="Info 4"/>
  </office:meta>
</office:document-meta>
</file>

<file path=Basic/Standard/airfoil.xml><?xml version="1.0" encoding="utf-8"?>
<!DOCTYPE module  PUBLIC '-//OpenOffice.org//DTD OfficeDocument 1.0//EN'  'module.dtd'>
<script:module xmlns:script="http://openoffice.org/2000/script" script:name="airfoil" script:language="StarBasic">REM  *****  BASIC  *****



Function Sf (incidence as double, machspeed as double, airfoil_incidence_no_lift as double, incidence_stall_zero_speed as double, incidence_stall_half_sonic_speed as double, stall_change_over as double) as double

	dim stall_incidence as double
	stall_incidence=incidence_stall_zero_speed+(incidence_stall_half_sonic_speed _
        -incidence_stall_zero_speed)*machspeed*2.
    
    incidence = abs(incidence)
    if (incidence &gt; 90) then
        incidence = 180-incidence
    endif 
    dim stall as double
    stall = (incidence-stall_incidence)/stall_change_over
    if (stall &lt; 0) then stall =0
    if (stall &gt; 1) then stall =1

    Sf=stall*stall

End Function

Function getLiftCoef(incidence as double,stall as double,airfoil_incidence_no_lift as double,liftcoef as double,lift_factor_stall as double)


'    /* the next shold look like this, but this is the inner loop of
'           the rotor simulation. For small angles (and we hav only small
'           angles) the first order approximation works well
'    float c1=  Math::sin(incidence-_airfoil_incidence_no_lift)*_liftcoef;
'    for c2 we would need higher order, because in stall the angle can be large
'    */
    dim c1,c2,i2 as double
    if (incidence &gt; 90) then
        i2 = incidence-180
    elseif (incidence &lt;-90) then
    	i2 = (incidence+360-180)
    else 
    	i2 = incidence
    endif 
    c1=  PI(0)/180*(i2-airfoil_incidence_no_lift)*liftcoef
    c2=  sin(PI(0)/180*2*(incidence-airfoil_incidence_no_lift))*liftcoef*lift_factor_stall
    getLiftCoef= (1-stall)*c1 + stall *c2
End Function

Function getDragCoef(incidence as double,stall as double, airfoil_incidence_no_lift as double,dragcoef0 as double,dragcoef1 as double,drag_factor_stall as double)

    dim c1,c2 as double
    c1= (abs(sin(PI()/180*(incidence-airfoil_incidence_no_lift)))*dragcoef1+dragcoef0)
    c2= c1*drag_factor_stall
    getDragCoef= (1-stall)*c1 + stall *c2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irfoi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6000003814697pt" style:font-family-asian="'Lucida Sans Unicode'" style:font-pitch-asian="variable" style:font-size-asian="30.6000003814697pt" style:font-family-complex="Tahoma" style:font-pitch-complex="variable" style:font-size-complex="30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4" style:family="chart">
      <style:chart-properties chart:connect-bars="false" chart:treat-empty-cells="ignor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true" chart:logarithmic="false" chart:minimum="-180" chart:maximum="180" chart:interval-major="45" chart:interval-minor-divisor="3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16.5pt" style:font-family-asian="'Lucida Sans Unicode'" style:font-pitch-asian="variable" style:font-size-asian="16.5pt" style:font-family-complex="Tahoma" style:font-pitch-complex="variable" style:font-size-complex="16.5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000007629395pt" style:font-family-asian="'Lucida Sans Unicode'" style:font-pitch-asian="variable" style:font-size-asian="21.2000007629395pt" style:font-family-complex="Tahoma" style:font-pitch-complex="variable" style:font-size-complex="21.2000007629395pt"/>
    </style:style>
    <style:style style:name="ch7" style:family="chart" style:data-style-name="N111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16.5pt" style:font-family-asian="'Lucida Sans Unicode'" style:font-pitch-asian="variable" style:font-size-asian="16.5pt" style:font-family-complex="Tahoma" style:font-pitch-complex="variable" style:font-size-complex="16.5pt"/>
    </style:style>
    <style:style style:name="ch8" style:family="chart">
      <style:chart-properties chart:symbol-type="none"/>
      <style:graphic-properties svg:stroke-width="0.05cm" svg:stroke-color="#ccffff" draw:fill-color="#ccffff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9" style:family="chart">
      <style:chart-properties chart:symbol-type="none"/>
      <style:graphic-properties draw:stroke="solid" svg:stroke-width="0.05cm" svg:stroke-color="#ffffcc" draw:fill-color="#ffffcc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10" style:family="chart">
      <style:chart-properties chart:symbol-type="none"/>
      <style:graphic-properties draw:stroke="solid" svg:stroke-width="0.05cm" svg:stroke-color="#993366" draw:fill-color="#993366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32.172cm" svg:height="16.525cm" chart:class="chart:scatter" chart:style-name="ch1">
        <chart:title svg:x="11.877cm" svg:y="0.33cm" chart:style-name="ch2">
          <text:p>Airfoil coefficients</text:p>
        </chart:title>
        <chart:legend chart:legend-position="end" svg:x="28.326cm" svg:y="7.1cm" chart:style-name="ch3"/>
        <chart:plot-area chart:style-name="ch4" table:cell-range-address="Tabelle1.A49:Tabelle1.D410" chart:data-source-has-labels="row" svg:x="0.642cm" svg:y="2.197cm" svg:width="26.401cm" svg:height="13.998cm">
          <chart:axis chart:dimension="x" chart:name="primary-x" chart:style-name="ch5">
            <chart:title svg:x="11.666cm" svg:y="15.329cm" chart:style-name="ch6">
              <text:p>Angle of attack (deg)</text:p>
            </chart:title>
            <chart:grid chart:class="major"/>
          </chart:axis>
          <chart:axis chart:dimension="y" chart:name="primary-y" chart:style-name="ch7">
            <chart:grid chart:class="major"/>
          </chart:axis>
          <chart:series chart:style-name="ch8" chart:values-cell-range-address="Tabelle1.B50:Tabelle1.B410" chart:label-cell-address="Tabelle1.B49:Tabelle1.B49" chart:class="chart:scatter">
            <chart:domain table:cell-range-address="Tabelle1.A50:Tabelle1.A410"/>
            <chart:data-point chart:repeated="361"/>
          </chart:series>
          <chart:series chart:style-name="ch9" chart:values-cell-range-address="Tabelle1.C50:Tabelle1.C410" chart:label-cell-address="Tabelle1.C49:Tabelle1.C49" chart:class="chart:scatter">
            <chart:data-point chart:repeated="361"/>
          </chart:series>
          <chart:series chart:style-name="ch10" chart:values-cell-range-address="Tabelle1.D50:Tabelle1.D410" chart:label-cell-address="Tabelle1.D49:Tabelle1.D49" chart:class="chart:scatter">
            <chart:data-point chart:repeated="3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B49:Tabelle1.B49">Stallfactor</text:p>
              </table:table-cell>
              <table:table-cell office:value-type="string">
                <text:p text:id="Tabelle1.C49:Tabelle1.C49">Lift</text:p>
              </table:table-cell>
              <table:table-cell office:value-type="string">
                <text:p text:id="Tabelle1.D49:Tabelle1.D49">Dr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 text:id="Tabelle1.A50:Tabelle1.A410">-180</text:p>
              </table:table-cell>
              <table:table-cell office:value-type="float" office:value="0">
                <text:p text:id="Tabelle1.B50:Tabelle1.B410">0</text:p>
              </table:table-cell>
              <table:table-cell office:value-type="float" office:value="0.0503963821513363">
                <text:p text:id="Tabelle1.C50:Tabelle1.C410">0.0503963821513363</text:p>
              </table:table-cell>
              <table:table-cell office:value-type="float" office:value="0.0107723988928362">
                <text:p text:id="Tabelle1.D50:Tabelle1.D410">0.01077239889283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">
                <text:p>0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0151346283024557">
                <text:p>0.0151346283024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">
                <text:p>0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0194945321303361">
                <text:p>0.0194945321303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">
                <text:p>0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0238507823075358">
                <text:p>0.023850782307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">
                <text:p>0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028202051878051">
                <text:p>0.028202051878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">
                <text:p>0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0325470154030191">
                <text:p>0.0325470154030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">
                <text:p>0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0368843493644594">
                <text:p>0.036884349364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">
                <text:p>0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0412127325684308">
                <text:p>0.0412127325684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">
                <text:p>0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0455308465474792">
                <text:p>0.0455308465474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">
                <text:p>0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0498373759622562">
                <text:p>0.0498373759622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">
                <text:p>0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0541310090021837">
                <text:p>0.0541310090021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">
                <text:p>0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0584104377850444">
                <text:p>0.0584104377850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">
                <text:p>0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0626743587553753">
                <text:p>0.0626743587553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">
                <text:p>0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0669214730815432">
                <text:p>0.0669214730815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">
                <text:p>0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0711504870513819">
                <text:p>0.0711504870513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1.0580555671248">
                <text:p>1.0580555671248</text:p>
              </table:table-cell>
              <table:table-cell office:value-type="float" office:value="0.0753891703291382">
                <text:p>0.075389170329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1.09536424799084">
                <text:p>1.09536424799084</text:p>
              </table:table-cell>
              <table:table-cell office:value-type="float" office:value="0.0827774811105684">
                <text:p>0.0827774811105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1.07662277723834">
                <text:p>1.07662277723834</text:p>
              </table:table-cell>
              <table:table-cell office:value-type="float" office:value="0.0960137973229201">
                <text:p>0.0960137973229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0.992300814157243">
                <text:p>0.992300814157243</text:p>
              </table:table-cell>
              <table:table-cell office:value-type="float" office:value="0.115915958484205">
                <text:p>0.115915958484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0.832660313915278">
                <text:p>0.832660313915278</text:p>
              </table:table-cell>
              <table:table-cell office:value-type="float" office:value="0.143291897790145">
                <text:p>0.143291897790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0.587740404544995">
                <text:p>0.587740404544995</text:p>
              </table:table-cell>
              <table:table-cell office:value-type="float" office:value="0.178938814389079">
                <text:p>0.178938814389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1">
                <text:p>1</text:p>
              </table:table-cell>
              <table:table-cell office:value-type="float" office:value="0.477029720955772">
                <text:p>0.477029720955772</text:p>
              </table:table-cell>
              <table:table-cell office:value-type="float" office:value="0.200278718754918">
                <text:p>0.2002787187549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1">
                <text:p>1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20835548081841">
                <text:p>0.20835548081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1">
                <text:p>1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216373344929369">
                <text:p>0.216373344929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1">
                <text:p>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224329868768714">
                <text:p>0.224329868768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1">
                <text:p>1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232222628702209">
                <text:p>0.232222628702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1">
                <text:p>1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240049220518717">
                <text:p>0.240049220518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1">
                <text:p>1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247807260162556">
                <text:p>0.247807260162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1">
                <text:p>1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255494384459694">
                <text:p>0.255494384459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1">
                <text:p>1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263108251837604">
                <text:p>0.263108251837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1">
                <text:p>1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270646543038526">
                <text:p>0.270646543038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1">
                <text:p>1</text:p>
              </table:table-cell>
              <table:table-cell office:value-type="float" office:value="0.620189512590203">
                <text:p>0.620189512590203</text:p>
              </table:table-cell>
              <table:table-cell office:value-type="float" office:value="0.278106961825935">
                <text:p>0.278106961825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1">
                <text:p>1</text:p>
              </table:table-cell>
              <table:table-cell office:value-type="float" office:value="0.630603160717444">
                <text:p>0.630603160717444</text:p>
              </table:table-cell>
              <table:table-cell office:value-type="float" office:value="0.285487235683997">
                <text:p>0.285487235683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1">
                <text:p>1</text:p>
              </table:table-cell>
              <table:table-cell office:value-type="float" office:value="0.640248516030322">
                <text:p>0.640248516030322</text:p>
              </table:table-cell>
              <table:table-cell office:value-type="float" office:value="0.292785116509801">
                <text:p>0.292785116509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1">
                <text:p>1</text:p>
              </table:table-cell>
              <table:table-cell office:value-type="float" office:value="0.64911382714914">
                <text:p>0.64911382714914</text:p>
              </table:table-cell>
              <table:table-cell office:value-type="float" office:value="0.299998381298152">
                <text:p>0.299998381298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">
                <text:p>1</text:p>
              </table:table-cell>
              <table:table-cell office:value-type="float" office:value="0.657188293057896">
                <text:p>0.657188293057896</text:p>
              </table:table-cell>
              <table:table-cell office:value-type="float" office:value="0.307124832818717">
                <text:p>0.307124832818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">
                <text:p>1</text:p>
              </table:table-cell>
              <table:table-cell office:value-type="float" office:value="0.664462076263658">
                <text:p>0.664462076263658</text:p>
              </table:table-cell>
              <table:table-cell office:value-type="float" office:value="0.31416230028533">
                <text:p>0.31416230028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">
                <text:p>1</text:p>
              </table:table-cell>
              <table:table-cell office:value-type="float" office:value="0.670926314782029">
                <text:p>0.670926314782029</text:p>
              </table:table-cell>
              <table:table-cell office:value-type="float" office:value="0.321108640017225">
                <text:p>0.321108640017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">
                <text:p>1</text:p>
              </table:table-cell>
              <table:table-cell office:value-type="float" office:value="0.676573132934114">
                <text:p>0.676573132934114</text:p>
              </table:table-cell>
              <table:table-cell office:value-type="float" office:value="0.32796173609203">
                <text:p>0.32796173609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">
                <text:p>1</text:p>
              </table:table-cell>
              <table:table-cell office:value-type="float" office:value="0.68139565094182">
                <text:p>0.68139565094182</text:p>
              </table:table-cell>
              <table:table-cell office:value-type="float" office:value="0.334719500990292">
                <text:p>0.334719500990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">
                <text:p>1</text:p>
              </table:table-cell>
              <table:table-cell office:value-type="float" office:value="0.685387993309808">
                <text:p>0.685387993309808</text:p>
              </table:table-cell>
              <table:table-cell office:value-type="float" office:value="0.341379876231361">
                <text:p>0.341379876231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">
                <text:p>1</text:p>
              </table:table-cell>
              <table:table-cell office:value-type="float" office:value="0.688545295983875">
                <text:p>0.688545295983875</text:p>
              </table:table-cell>
              <table:table-cell office:value-type="float" office:value="0.347940833000417">
                <text:p>0.3479408330004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">
                <text:p>1</text:p>
              </table:table-cell>
              <table:table-cell office:value-type="float" office:value="0.690863712277058">
                <text:p>0.690863712277058</text:p>
              </table:table-cell>
              <table:table-cell office:value-type="float" office:value="0.354400372766471">
                <text:p>0.354400372766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">
                <text:p>1</text:p>
              </table:table-cell>
              <table:table-cell office:value-type="float" office:value="0.692340417556227">
                <text:p>0.692340417556227</text:p>
              </table:table-cell>
              <table:table-cell office:value-type="float" office:value="0.360756527891135">
                <text:p>0.36075652789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">
                <text:p>1</text:p>
              </table:table-cell>
              <table:table-cell office:value-type="float" office:value="0.692973612683471">
                <text:p>0.692973612683471</text:p>
              </table:table-cell>
              <table:table-cell office:value-type="float" office:value="0.367007362227984">
                <text:p>0.367007362227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">
                <text:p>1</text:p>
              </table:table-cell>
              <table:table-cell office:value-type="float" office:value="0.692762526208061">
                <text:p>0.692762526208061</text:p>
              </table:table-cell>
              <table:table-cell office:value-type="float" office:value="0.373150971712327">
                <text:p>0.373150971712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">
                <text:p>1</text:p>
              </table:table-cell>
              <table:table-cell office:value-type="float" office:value="0.691707415306354">
                <text:p>0.691707415306354</text:p>
              </table:table-cell>
              <table:table-cell office:value-type="float" office:value="0.3791854849412">
                <text:p>0.3791854849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">
                <text:p>1</text:p>
              </table:table-cell>
              <table:table-cell office:value-type="float" office:value="0.689809565468455">
                <text:p>0.689809565468455</text:p>
              </table:table-cell>
              <table:table-cell office:value-type="float" office:value="0.385109063743416">
                <text:p>0.385109063743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">
                <text:p>1</text:p>
              </table:table-cell>
              <table:table-cell office:value-type="float" office:value="0.687071288932051">
                <text:p>0.687071288932051</text:p>
              </table:table-cell>
              <table:table-cell office:value-type="float" office:value="0.390919903739489">
                <text:p>0.390919903739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">
                <text:p>1</text:p>
              </table:table-cell>
              <table:table-cell office:value-type="float" office:value="0.683495921865301">
                <text:p>0.683495921865301</text:p>
              </table:table-cell>
              <table:table-cell office:value-type="float" office:value="0.396616234891264">
                <text:p>0.396616234891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">
                <text:p>1</text:p>
              </table:table-cell>
              <table:table-cell office:value-type="float" office:value="0.679087820302235">
                <text:p>0.679087820302235</text:p>
              </table:table-cell>
              <table:table-cell office:value-type="float" office:value="0.402196322041093">
                <text:p>0.4021963220410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">
                <text:p>1</text:p>
              </table:table-cell>
              <table:table-cell office:value-type="float" office:value="0.67385235483559">
                <text:p>0.67385235483559</text:p>
              </table:table-cell>
              <table:table-cell office:value-type="float" office:value="0.407658465440372">
                <text:p>0.407658465440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0.667795904073576">
                <text:p>0.667795904073576</text:p>
              </table:table-cell>
              <table:table-cell office:value-type="float" office:value="0.413001001267311">
                <text:p>0.413001001267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">
                <text:p>1</text:p>
              </table:table-cell>
              <table:table-cell office:value-type="float" office:value="0.660925846868521">
                <text:p>0.660925846868521</text:p>
              </table:table-cell>
              <table:table-cell office:value-type="float" office:value="0.418222302133741">
                <text:p>0.4182223021337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">
                <text:p>1</text:p>
              </table:table-cell>
              <table:table-cell office:value-type="float" office:value="0.65325055332688">
                <text:p>0.65325055332688</text:p>
              </table:table-cell>
              <table:table-cell office:value-type="float" office:value="0.423320777580839">
                <text:p>0.423320777580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">
                <text:p>1</text:p>
              </table:table-cell>
              <table:table-cell office:value-type="float" office:value="0.644779374611543">
                <text:p>0.644779374611543</text:p>
              </table:table-cell>
              <table:table-cell office:value-type="float" office:value="0.428294874563594">
                <text:p>0.428294874563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">
                <text:p>1</text:p>
              </table:table-cell>
              <table:table-cell office:value-type="float" office:value="0.635522631548891">
                <text:p>0.635522631548891</text:p>
              </table:table-cell>
              <table:table-cell office:value-type="float" office:value="0.43314307792388">
                <text:p>0.43314307792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">
                <text:p>1</text:p>
              </table:table-cell>
              <table:table-cell office:value-type="float" office:value="0.625491602054453">
                <text:p>0.625491602054453</text:p>
              </table:table-cell>
              <table:table-cell office:value-type="float" office:value="0.437863910851987">
                <text:p>0.4378639108519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">
                <text:p>1</text:p>
              </table:table-cell>
              <table:table-cell office:value-type="float" office:value="0.614698507392508">
                <text:p>0.614698507392508</text:p>
              </table:table-cell>
              <table:table-cell office:value-type="float" office:value="0.442455935336473">
                <text:p>0.442455935336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">
                <text:p>1</text:p>
              </table:table-cell>
              <table:table-cell office:value-type="float" office:value="0.60315649728635">
                <text:p>0.60315649728635</text:p>
              </table:table-cell>
              <table:table-cell office:value-type="float" office:value="0.446917752602198">
                <text:p>0.446917752602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">
                <text:p>1</text:p>
              </table:table-cell>
              <table:table-cell office:value-type="float" office:value="0.590879633897386">
                <text:p>0.590879633897386</text:p>
              </table:table-cell>
              <table:table-cell office:value-type="float" office:value="0.451248003536399">
                <text:p>0.451248003536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1">
                <text:p>1</text:p>
              </table:table-cell>
              <table:table-cell office:value-type="float" office:value="0.577882874692548">
                <text:p>0.577882874692548</text:p>
              </table:table-cell>
              <table:table-cell office:value-type="float" office:value="0.455445369102693">
                <text:p>0.45544536910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1">
                <text:p>1</text:p>
              </table:table-cell>
              <table:table-cell office:value-type="float" office:value="0.564182054220929">
                <text:p>0.564182054220929</text:p>
              </table:table-cell>
              <table:table-cell office:value-type="float" office:value="0.459508570742868">
                <text:p>0.459508570742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1">
                <text:p>1</text:p>
              </table:table-cell>
              <table:table-cell office:value-type="float" office:value="0.549793864821826">
                <text:p>0.549793864821826</text:p>
              </table:table-cell>
              <table:table-cell office:value-type="float" office:value="0.463436370766344">
                <text:p>0.463436370766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1">
                <text:p>1</text:p>
              </table:table-cell>
              <table:table-cell office:value-type="float" office:value="0.53473583628769">
                <text:p>0.53473583628769</text:p>
              </table:table-cell>
              <table:table-cell office:value-type="float" office:value="0.467227572727184">
                <text:p>0.467227572727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1">
                <text:p>1</text:p>
              </table:table-cell>
              <table:table-cell office:value-type="float" office:value="0.519026314506778">
                <text:p>0.519026314506778</text:p>
              </table:table-cell>
              <table:table-cell office:value-type="float" office:value="0.470881021788544">
                <text:p>0.470881021788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1">
                <text:p>1</text:p>
              </table:table-cell>
              <table:table-cell office:value-type="float" office:value="0.502684439111515">
                <text:p>0.502684439111515</text:p>
              </table:table-cell>
              <table:table-cell office:value-type="float" office:value="0.474395605074449">
                <text:p>0.474395605074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1">
                <text:p>1</text:p>
              </table:table-cell>
              <table:table-cell office:value-type="float" office:value="0.485730120159797">
                <text:p>0.485730120159797</text:p>
              </table:table-cell>
              <table:table-cell office:value-type="float" office:value="0.477770252008783">
                <text:p>0.4777702520087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1">
                <text:p>1</text:p>
              </table:table-cell>
              <table:table-cell office:value-type="float" office:value="0.468184013877653">
                <text:p>0.468184013877653</text:p>
              </table:table-cell>
              <table:table-cell office:value-type="float" office:value="0.481003934641399">
                <text:p>0.481003934641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1">
                <text:p>1</text:p>
              </table:table-cell>
              <table:table-cell office:value-type="float" office:value="0.450067497492817">
                <text:p>0.450067497492817</text:p>
              </table:table-cell>
              <table:table-cell office:value-type="float" office:value="0.484095667961242">
                <text:p>0.484095667961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1">
                <text:p>1</text:p>
              </table:table-cell>
              <table:table-cell office:value-type="float" office:value="0.43140264318987">
                <text:p>0.43140264318987</text:p>
              </table:table-cell>
              <table:table-cell office:value-type="float" office:value="0.487044510196392">
                <text:p>0.487044510196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  <table:table-cell office:value-type="float" office:value="0.412212191218679">
                <text:p>0.412212191218679</text:p>
              </table:table-cell>
              <table:table-cell office:value-type="float" office:value="0.489849563100939">
                <text:p>0.4898495631009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1">
                <text:p>1</text:p>
              </table:table-cell>
              <table:table-cell office:value-type="float" office:value="0.392519522188909">
                <text:p>0.392519522188909</text:p>
              </table:table-cell>
              <table:table-cell office:value-type="float" office:value="0.492509972228593">
                <text:p>0.492509972228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1">
                <text:p>1</text:p>
              </table:table-cell>
              <table:table-cell office:value-type="float" office:value="0.372348628584349">
                <text:p>0.372348628584349</text:p>
              </table:table-cell>
              <table:table-cell office:value-type="float" office:value="0.495024927192964">
                <text:p>0.495024927192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1">
                <text:p>1</text:p>
              </table:table-cell>
              <table:table-cell office:value-type="float" office:value="0.351724085531768">
                <text:p>0.351724085531768</text:p>
              </table:table-cell>
              <table:table-cell office:value-type="float" office:value="0.497393661914406">
                <text:p>0.497393661914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1">
                <text:p>1</text:p>
              </table:table-cell>
              <table:table-cell office:value-type="float" office:value="0.330671020859909">
                <text:p>0.330671020859909</text:p>
              </table:table-cell>
              <table:table-cell office:value-type="float" office:value="0.499615454853377">
                <text:p>0.499615454853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1">
                <text:p>1</text:p>
              </table:table-cell>
              <table:table-cell office:value-type="float" office:value="0.309215084485097">
                <text:p>0.309215084485097</text:p>
              </table:table-cell>
              <table:table-cell office:value-type="float" office:value="0.501689629230224">
                <text:p>0.501689629230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1">
                <text:p>1</text:p>
              </table:table-cell>
              <table:table-cell office:value-type="float" office:value="0.287382417160774">
                <text:p>0.287382417160774</text:p>
              </table:table-cell>
              <table:table-cell office:value-type="float" office:value="0.503615553231339">
                <text:p>0.503615553231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1">
                <text:p>1</text:p>
              </table:table-cell>
              <table:table-cell office:value-type="float" office:value="0.265199618629007">
                <text:p>0.265199618629007</text:p>
              </table:table-cell>
              <table:table-cell office:value-type="float" office:value="0.505392640201615">
                <text:p>0.505392640201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1">
                <text:p>1</text:p>
              </table:table-cell>
              <table:table-cell office:value-type="float" office:value="0.242693715212811">
                <text:p>0.242693715212811</text:p>
              </table:table-cell>
              <table:table-cell office:value-type="float" office:value="0.507020348823145">
                <text:p>0.507020348823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1">
                <text:p>1</text:p>
              </table:table-cell>
              <table:table-cell office:value-type="float" office:value="0.219892126888729">
                <text:p>0.219892126888729</text:p>
              </table:table-cell>
              <table:table-cell office:value-type="float" office:value="0.508498183280116">
                <text:p>0.508498183280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1">
                <text:p>1</text:p>
              </table:table-cell>
              <table:table-cell office:value-type="float" office:value="0.196822633879818">
                <text:p>0.196822633879818</text:p>
              </table:table-cell>
              <table:table-cell office:value-type="float" office:value="0.509825693409835">
                <text:p>0.509825693409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1">
                <text:p>1</text:p>
              </table:table-cell>
              <table:table-cell office:value-type="float" office:value="0.173513342809728">
                <text:p>0.173513342809728</text:p>
              </table:table-cell>
              <table:table-cell office:value-type="float" office:value="0.511002474839857">
                <text:p>0.511002474839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1">
                <text:p>1</text:p>
              </table:table-cell>
              <table:table-cell office:value-type="float" office:value="0.149992652459105">
                <text:p>0.149992652459105</text:p>
              </table:table-cell>
              <table:table-cell office:value-type="float" office:value="0.51202816911116">
                <text:p>0.51202816911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1">
                <text:p>1</text:p>
              </table:table-cell>
              <table:table-cell office:value-type="float" office:value="0.126289219166058">
                <text:p>0.126289219166058</text:p>
              </table:table-cell>
              <table:table-cell office:value-type="float" office:value="0.512902463787331">
                <text:p>0.5129024637873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1">
                <text:p>1</text:p>
              </table:table-cell>
              <table:table-cell office:value-type="float" office:value="0.10243192191282">
                <text:p>0.10243192191282</text:p>
              </table:table-cell>
              <table:table-cell office:value-type="float" office:value="0.513625092549743">
                <text:p>0.5136250925497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1">
                <text:p>1</text:p>
              </table:table-cell>
              <table:table-cell office:value-type="float" office:value="0.0784498271411593">
                <text:p>0.0784498271411593</text:p>
              </table:table-cell>
              <table:table-cell office:value-type="float" office:value="0.514195835278674">
                <text:p>0.514195835278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1">
                <text:p>1</text:p>
              </table:table-cell>
              <table:table-cell office:value-type="float" office:value="0.0543721533393965">
                <text:p>0.0543721533393965</text:p>
              </table:table-cell>
              <table:table-cell office:value-type="float" office:value="0.514614518120361">
                <text:p>0.514614518120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1">
                <text:p>1</text:p>
              </table:table-cell>
              <table:table-cell office:value-type="float" office:value="0.0302282354441777">
                <text:p>0.0302282354441777</text:p>
              </table:table-cell>
              <table:table-cell office:value-type="float" office:value="0.514881013539955">
                <text:p>0.5148810135399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1">
                <text:p>1</text:p>
              </table:table-cell>
              <table:table-cell office:value-type="float" office:value="0.00604748910037298">
                <text:p>0.00604748910037298</text:p>
              </table:table-cell>
              <table:table-cell office:value-type="float" office:value="0.514995240360367">
                <text:p>0.514995240360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1">
                <text:p>1</text:p>
              </table:table-cell>
              <table:table-cell office:value-type="float" office:value="-0.0181406251773563">
                <text:p>-0.0181406251773563</text:p>
              </table:table-cell>
              <table:table-cell office:value-type="float" office:value="0.514957163787004">
                <text:p>0.514957163787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1">
                <text:p>1</text:p>
              </table:table-cell>
              <table:table-cell office:value-type="float" office:value="-0.0423066378976557">
                <text:p>-0.0423066378976557</text:p>
              </table:table-cell>
              <table:table-cell office:value-type="float" office:value="0.514766795418356">
                <text:p>0.514766795418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1">
                <text:p>1</text:p>
              </table:table-cell>
              <table:table-cell office:value-type="float" office:value="-0.0664211064965152">
                <text:p>-0.0664211064965152</text:p>
              </table:table-cell>
              <table:table-cell office:value-type="float" office:value="0.514424193242475">
                <text:p>0.5144241932424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1">
                <text:p>1</text:p>
              </table:table-cell>
              <table:table-cell office:value-type="float" office:value="-0.0904546512084957">
                <text:p>-0.0904546512084957</text:p>
              </table:table-cell>
              <table:table-cell office:value-type="float" office:value="0.513929461619302">
                <text:p>0.513929461619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1">
                <text:p>1</text:p>
              </table:table-cell>
              <table:table-cell office:value-type="float" office:value="-0.11437799086145">
                <text:p>-0.11437799086145</text:p>
              </table:table-cell>
              <table:table-cell office:value-type="float" office:value="0.513282751248881">
                <text:p>0.513282751248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1">
                <text:p>1</text:p>
              </table:table-cell>
              <table:table-cell office:value-type="float" office:value="-0.138161978551118">
                <text:p>-0.138161978551118</text:p>
              </table:table-cell>
              <table:table-cell office:value-type="float" office:value="0.512484259125456">
                <text:p>0.512484259125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1">
                <text:p>1</text:p>
              </table:table-cell>
              <table:table-cell office:value-type="float" office:value="-0.161777637152143">
                <text:p>-0.161777637152143</text:p>
              </table:table-cell>
              <table:table-cell office:value-type="float" office:value="0.511534228477463">
                <text:p>0.511534228477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1">
                <text:p>1</text:p>
              </table:table-cell>
              <table:table-cell office:value-type="float" office:value="-0.185196194622232">
                <text:p>-0.185196194622232</text:p>
              </table:table-cell>
              <table:table-cell office:value-type="float" office:value="0.510432948693441">
                <text:p>0.510432948693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1">
                <text:p>1</text:p>
              </table:table-cell>
              <table:table-cell office:value-type="float" office:value="-0.208389119056461">
                <text:p>-0.208389119056461</text:p>
              </table:table-cell>
              <table:table-cell office:value-type="float" office:value="0.50918075523388">
                <text:p>0.509180755233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1">
                <text:p>1</text:p>
              </table:table-cell>
              <table:table-cell office:value-type="float" office:value="-0.231328153449003">
                <text:p>-0.231328153449003</text:p>
              </table:table-cell>
              <table:table-cell office:value-type="float" office:value="0.507778029529039">
                <text:p>0.5077780295290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1">
                <text:p>1</text:p>
              </table:table-cell>
              <table:table-cell office:value-type="float" office:value="-0.253985350119938">
                <text:p>-0.253985350119938</text:p>
              </table:table-cell>
              <table:table-cell office:value-type="float" office:value="0.506225198862755">
                <text:p>0.506225198862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1">
                <text:p>1</text:p>
              </table:table-cell>
              <table:table-cell office:value-type="float" office:value="-0.276333104765196">
                <text:p>-0.276333104765196</text:p>
              </table:table-cell>
              <table:table-cell office:value-type="float" office:value="0.504522736242292">
                <text:p>0.504522736242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1">
                <text:p>1</text:p>
              </table:table-cell>
              <table:table-cell office:value-type="float" office:value="-0.298344190088148">
                <text:p>-0.298344190088148</text:p>
              </table:table-cell>
              <table:table-cell office:value-type="float" office:value="0.502671160254256">
                <text:p>0.502671160254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1">
                <text:p>1</text:p>
              </table:table-cell>
              <table:table-cell office:value-type="float" office:value="-0.319991788971878">
                <text:p>-0.319991788971878</text:p>
              </table:table-cell>
              <table:table-cell office:value-type="float" office:value="0.500671034906631">
                <text:p>0.500671034906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1">
                <text:p>1</text:p>
              </table:table-cell>
              <table:table-cell office:value-type="float" office:value="-0.341249527151703">
                <text:p>-0.341249527151703</text:p>
              </table:table-cell>
              <table:table-cell office:value-type="float" office:value="0.498522969456972">
                <text:p>0.4985229694569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1">
                <text:p>1</text:p>
              </table:table-cell>
              <table:table-cell office:value-type="float" office:value="-0.362091505348153">
                <text:p>-0.362091505348153</text:p>
              </table:table-cell>
              <table:table-cell office:value-type="float" office:value="0.496227618226824">
                <text:p>0.496227618226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1">
                <text:p>1</text:p>
              </table:table-cell>
              <table:table-cell office:value-type="float" office:value="-0.382492330821256">
                <text:p>-0.382492330821256</text:p>
              </table:table-cell>
              <table:table-cell office:value-type="float" office:value="0.493785680402407">
                <text:p>0.4937856804024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1">
                <text:p>1</text:p>
              </table:table-cell>
              <table:table-cell office:value-type="float" office:value="-0.402427148307681">
                <text:p>-0.402427148307681</text:p>
              </table:table-cell>
              <table:table-cell office:value-type="float" office:value="0.491197899821639">
                <text:p>0.4911978998216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1">
                <text:p>1</text:p>
              </table:table-cell>
              <table:table-cell office:value-type="float" office:value="-0.421871670303044">
                <text:p>-0.421871670303044</text:p>
              </table:table-cell>
              <table:table-cell office:value-type="float" office:value="0.488465064747553">
                <text:p>0.4884650647475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1">
                <text:p>1</text:p>
              </table:table-cell>
              <table:table-cell office:value-type="float" office:value="-0.44080220665249">
                <text:p>-0.44080220665249</text:p>
              </table:table-cell>
              <table:table-cell office:value-type="float" office:value="0.485588007628185">
                <text:p>0.4855880076281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1">
                <text:p>1</text:p>
              </table:table-cell>
              <table:table-cell office:value-type="float" office:value="-0.459195693413506">
                <text:p>-0.459195693413506</text:p>
              </table:table-cell>
              <table:table-cell office:value-type="float" office:value="0.482567604843006">
                <text:p>0.482567604843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1">
                <text:p>1</text:p>
              </table:table-cell>
              <table:table-cell office:value-type="float" office:value="-0.477029720955771">
                <text:p>-0.477029720955771</text:p>
              </table:table-cell>
              <table:table-cell office:value-type="float" office:value="0.479404776435962">
                <text:p>0.479404776435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1">
                <text:p>1</text:p>
              </table:table-cell>
              <table:table-cell office:value-type="float" office:value="-0.494282561263848">
                <text:p>-0.494282561263848</text:p>
              </table:table-cell>
              <table:table-cell office:value-type="float" office:value="0.476100485835226">
                <text:p>0.476100485835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1">
                <text:p>1</text:p>
              </table:table-cell>
              <table:table-cell office:value-type="float" office:value="-0.510933194409416">
                <text:p>-0.510933194409416</text:p>
              </table:table-cell>
              <table:table-cell office:value-type="float" office:value="0.472655739559724">
                <text:p>0.4726557395597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1">
                <text:p>1</text:p>
              </table:table-cell>
              <table:table-cell office:value-type="float" office:value="-0.526961334160821">
                <text:p>-0.526961334160821</text:p>
              </table:table-cell>
              <table:table-cell office:value-type="float" office:value="0.469071586912541">
                <text:p>0.469071586912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1">
                <text:p>1</text:p>
              </table:table-cell>
              <table:table-cell office:value-type="float" office:value="-0.542347452698723">
                <text:p>-0.542347452698723</text:p>
              </table:table-cell>
              <table:table-cell office:value-type="float" office:value="0.465349119661294">
                <text:p>0.465349119661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1">
                <text:p>1</text:p>
              </table:table-cell>
              <table:table-cell office:value-type="float" office:value="-0.557072804407732">
                <text:p>-0.557072804407732</text:p>
              </table:table-cell>
              <table:table-cell office:value-type="float" office:value="0.461489471705568">
                <text:p>0.4614894717055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1">
                <text:p>1</text:p>
              </table:table-cell>
              <table:table-cell office:value-type="float" office:value="-0.571119448715057">
                <text:p>-0.571119448715057</text:p>
              </table:table-cell>
              <table:table-cell office:value-type="float" office:value="0.457493818731521">
                <text:p>0.4574938187315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1">
                <text:p>1</text:p>
              </table:table-cell>
              <table:table-cell office:value-type="float" office:value="-0.58447027194833">
                <text:p>-0.58447027194833</text:p>
              </table:table-cell>
              <table:table-cell office:value-type="float" office:value="0.453363377853754">
                <text:p>0.4533633778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1">
                <text:p>1</text:p>
              </table:table-cell>
              <table:table-cell office:value-type="float" office:value="-0.597109008185977">
                <text:p>-0.597109008185977</text:p>
              </table:table-cell>
              <table:table-cell office:value-type="float" office:value="0.449099407244571">
                <text:p>0.4490994072445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1">
                <text:p>1</text:p>
              </table:table-cell>
              <table:table-cell office:value-type="float" office:value="-0.609020259074742">
                <text:p>-0.609020259074742</text:p>
              </table:table-cell>
              <table:table-cell office:value-type="float" office:value="0.444703205750726">
                <text:p>0.4447032057507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1">
                <text:p>1</text:p>
              </table:table-cell>
              <table:table-cell office:value-type="float" office:value="-0.620189512590203">
                <text:p>-0.620189512590203</text:p>
              </table:table-cell>
              <table:table-cell office:value-type="float" office:value="0.440176112497781">
                <text:p>0.4401761124977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1">
                <text:p>1</text:p>
              </table:table-cell>
              <table:table-cell office:value-type="float" office:value="-0.630603160717444">
                <text:p>-0.630603160717444</text:p>
              </table:table-cell>
              <table:table-cell office:value-type="float" office:value="0.435519506482196">
                <text:p>0.435519506482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1">
                <text:p>1</text:p>
              </table:table-cell>
              <table:table-cell office:value-type="float" office:value="-0.640248516030322">
                <text:p>-0.640248516030322</text:p>
              </table:table-cell>
              <table:table-cell office:value-type="float" office:value="0.430734806151273">
                <text:p>0.430734806151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1">
                <text:p>1</text:p>
              </table:table-cell>
              <table:table-cell office:value-type="float" office:value="-0.64911382714914">
                <text:p>-0.64911382714914</text:p>
              </table:table-cell>
              <table:table-cell office:value-type="float" office:value="0.425823468971082">
                <text:p>0.4258234689710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1">
                <text:p>1</text:p>
              </table:table-cell>
              <table:table-cell office:value-type="float" office:value="-0.657188293057896">
                <text:p>-0.657188293057896</text:p>
              </table:table-cell>
              <table:table-cell office:value-type="float" office:value="0.420786990982506">
                <text:p>0.420786990982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1">
                <text:p>1</text:p>
              </table:table-cell>
              <table:table-cell office:value-type="float" office:value="-0.664462076263658">
                <text:p>-0.664462076263658</text:p>
              </table:table-cell>
              <table:table-cell office:value-type="float" office:value="0.41562690634553">
                <text:p>0.41562690634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1">
                <text:p>1</text:p>
              </table:table-cell>
              <table:table-cell office:value-type="float" office:value="-0.670926314782029">
                <text:p>-0.670926314782029</text:p>
              </table:table-cell>
              <table:table-cell office:value-type="float" office:value="0.410344786871922">
                <text:p>0.4103447868719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1">
                <text:p>1</text:p>
              </table:table-cell>
              <table:table-cell office:value-type="float" office:value="-0.676573132934114">
                <text:p>-0.676573132934114</text:p>
              </table:table-cell>
              <table:table-cell office:value-type="float" office:value="0.404942241546441">
                <text:p>0.404942241546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1">
                <text:p>1</text:p>
              </table:table-cell>
              <table:table-cell office:value-type="float" office:value="-0.68139565094182">
                <text:p>-0.68139565094182</text:p>
              </table:table-cell>
              <table:table-cell office:value-type="float" office:value="0.39942091603673">
                <text:p>0.399420916036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1">
                <text:p>1</text:p>
              </table:table-cell>
              <table:table-cell office:value-type="float" office:value="-0.685387993309808">
                <text:p>-0.685387993309808</text:p>
              </table:table-cell>
              <table:table-cell office:value-type="float" office:value="0.393782492192025">
                <text:p>0.393782492192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1">
                <text:p>1</text:p>
              </table:table-cell>
              <table:table-cell office:value-type="float" office:value="-0.688545295983875">
                <text:p>-0.688545295983875</text:p>
              </table:table-cell>
              <table:table-cell office:value-type="float" office:value="0.38802868753085">
                <text:p>0.38802868753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1">
                <text:p>1</text:p>
              </table:table-cell>
              <table:table-cell office:value-type="float" office:value="-0.690863712277058">
                <text:p>-0.690863712277058</text:p>
              </table:table-cell>
              <table:table-cell office:value-type="float" office:value="0.382161254717843">
                <text:p>0.3821612547178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1">
                <text:p>1</text:p>
              </table:table-cell>
              <table:table-cell office:value-type="float" office:value="-0.692340417556227">
                <text:p>-0.692340417556227</text:p>
              </table:table-cell>
              <table:table-cell office:value-type="float" office:value="0.376181981029878">
                <text:p>0.3761819810298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1">
                <text:p>1</text:p>
              </table:table-cell>
              <table:table-cell office:value-type="float" office:value="-0.692973612683471">
                <text:p>-0.692973612683471</text:p>
              </table:table-cell>
              <table:table-cell office:value-type="float" office:value="0.370092687811643">
                <text:p>0.370092687811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1">
                <text:p>1</text:p>
              </table:table-cell>
              <table:table-cell office:value-type="float" office:value="-0.692762526208061">
                <text:p>-0.692762526208061</text:p>
              </table:table-cell>
              <table:table-cell office:value-type="float" office:value="0.36389522992084">
                <text:p>0.363895229920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1">
                <text:p>1</text:p>
              </table:table-cell>
              <table:table-cell office:value-type="float" office:value="-0.691707415306354">
                <text:p>-0.691707415306354</text:p>
              </table:table-cell>
              <table:table-cell office:value-type="float" office:value="0.35759149516318">
                <text:p>0.35759149516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1">
                <text:p>1</text:p>
              </table:table-cell>
              <table:table-cell office:value-type="float" office:value="-0.689809565468455">
                <text:p>-0.689809565468455</text:p>
              </table:table-cell>
              <table:table-cell office:value-type="float" office:value="0.351183403717334">
                <text:p>0.351183403717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1">
                <text:p>1</text:p>
              </table:table-cell>
              <table:table-cell office:value-type="float" office:value="-0.687071288932051">
                <text:p>-0.687071288932051</text:p>
              </table:table-cell>
              <table:table-cell office:value-type="float" office:value="0.344672907550034">
                <text:p>0.3446729075500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1">
                <text:p>1</text:p>
              </table:table-cell>
              <table:table-cell office:value-type="float" office:value="-0.683495921865301">
                <text:p>-0.683495921865301</text:p>
              </table:table-cell>
              <table:table-cell office:value-type="float" office:value="0.338061989821482">
                <text:p>0.338061989821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1">
                <text:p>1</text:p>
              </table:table-cell>
              <table:table-cell office:value-type="float" office:value="-0.679087820302235">
                <text:p>-0.679087820302235</text:p>
              </table:table-cell>
              <table:table-cell office:value-type="float" office:value="0.331352664281258">
                <text:p>0.3313526642812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1">
                <text:p>1</text:p>
              </table:table-cell>
              <table:table-cell office:value-type="float" office:value="-0.67385235483559">
                <text:p>-0.67385235483559</text:p>
              </table:table-cell>
              <table:table-cell office:value-type="float" office:value="0.324546974654917">
                <text:p>0.324546974654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1">
                <text:p>1</text:p>
              </table:table-cell>
              <table:table-cell office:value-type="float" office:value="-0.667795904073576">
                <text:p>-0.667795904073576</text:p>
              </table:table-cell>
              <table:table-cell office:value-type="float" office:value="0.317646994021447">
                <text:p>0.3176469940214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1">
                <text:p>1</text:p>
              </table:table-cell>
              <table:table-cell office:value-type="float" office:value="-0.660925846868521">
                <text:p>-0.660925846868521</text:p>
              </table:table-cell>
              <table:table-cell office:value-type="float" office:value="0.310654824181791">
                <text:p>0.310654824181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1">
                <text:p>1</text:p>
              </table:table-cell>
              <table:table-cell office:value-type="float" office:value="-0.65325055332688">
                <text:p>-0.65325055332688</text:p>
              </table:table-cell>
              <table:table-cell office:value-type="float" office:value="0.303572595018617">
                <text:p>0.3035725950186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1">
                <text:p>1</text:p>
              </table:table-cell>
              <table:table-cell office:value-type="float" office:value="-0.644779374611543">
                <text:p>-0.644779374611543</text:p>
              </table:table-cell>
              <table:table-cell office:value-type="float" office:value="0.296402463847534">
                <text:p>0.2964024638475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0.635522631548891">
                <text:p>-0.635522631548891</text:p>
              </table:table-cell>
              <table:table-cell office:value-type="float" office:value="0.289146614759957">
                <text:p>0.2891466147599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0.625491602054453">
                <text:p>-0.625491602054453</text:p>
              </table:table-cell>
              <table:table-cell office:value-type="float" office:value="0.281807257957806">
                <text:p>0.281807257957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0.614698507392508">
                <text:p>-0.614698507392508</text:p>
              </table:table-cell>
              <table:table-cell office:value-type="float" office:value="0.274386629080261">
                <text:p>0.2743866290802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-0.60315649728635">
                <text:p>-0.60315649728635</text:p>
              </table:table-cell>
              <table:table-cell office:value-type="float" office:value="0.266886988522763">
                <text:p>0.2668869885227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0.590879633897386">
                <text:p>-0.590879633897386</text:p>
              </table:table-cell>
              <table:table-cell office:value-type="float" office:value="0.259310620748477">
                <text:p>0.2593106207484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0.251659833592422">
                <text:p>0.2516598335924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0.243936957558478">
                <text:p>0.243936957558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0.236144345109501">
                <text:p>0.2361443451095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0.228284369950729">
                <text:p>0.2282843699507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1">
                <text:p>1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0.220359426306739">
                <text:p>0.2203594263067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1">
                <text:p>1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0.212371928192134">
                <text:p>0.212371928192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1">
                <text:p>1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0.204324308676216">
                <text:p>0.2043243086762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1">
                <text:p>1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0.196219019141851">
                <text:p>0.196219019141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1">
                <text:p>1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0.188058528538747">
                <text:p>0.188058528538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-0.549912400964514">
                <text:p>-0.549912400964514</text:p>
              </table:table-cell>
              <table:table-cell office:value-type="float" office:value="0.167484045283795">
                <text:p>0.167484045283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-0.772147527456814">
                <text:p>-0.772147527456814</text:p>
              </table:table-cell>
              <table:table-cell office:value-type="float" office:value="0.133651423481936">
                <text:p>0.133651423481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-0.914321020047437">
                <text:p>-0.914321020047437</text:p>
              </table:table-cell>
              <table:table-cell office:value-type="float" office:value="0.107703839167817">
                <text:p>0.1077038391678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7">
                <text:p>-17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-0.986217792867053">
                <text:p>-0.986217792867053</text:p>
              </table:table-cell>
              <table:table-cell office:value-type="float" office:value="0.088835567853244">
                <text:p>0.0888355678532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">
                <text:p>-16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-0.997413354138075">
                <text:p>-0.997413354138075</text:p>
              </table:table-cell>
              <table:table-cell office:value-type="float" office:value="0.0762308934728932">
                <text:p>0.0762308934728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">
                <text:p>-1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-0.9572895518559">
                <text:p>-0.9572895518559</text:p>
              </table:table-cell>
              <table:table-cell office:value-type="float" office:value="0.0690649435217928">
                <text:p>0.06906494352179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0.0648000977306035">
                <text:p>0.06480009773060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0.0605444180391116">
                <text:p>0.06054441803911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0.0562725805040321">
                <text:p>0.05627258050403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0.0519858863684604">
                <text:p>0.0519858863684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0.0476856414009565">
                <text:p>0.04768564140095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0.0433731554977948">
                <text:p>0.04337315549779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0.0390497422839574">
                <text:p>0.03904974228395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0.0347167187129911">
                <text:p>0.0347167187129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0.0303754046658506">
                <text:p>0.03037540466585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0.0260271225488498">
                <text:p>0.0260271225488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0.0216731968908444">
                <text:p>0.0216731968908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0.0173149539397672">
                <text:p>0.0173149539397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0.0129537212586403">
                <text:p>0.0129537212586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0.00859082732118664">
                <text:p>0.008590827321186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0151346283024557">
                <text:p>0.01513462830245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019494532130336">
                <text:p>0.019494532130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0238507823075358">
                <text:p>0.02385078230753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0282020518780511">
                <text:p>0.02820205187805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0325470154030191">
                <text:p>0.0325470154030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0368843493644594">
                <text:p>0.0368843493644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0412127325684308">
                <text:p>0.04121273256843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0455308465474792">
                <text:p>0.0455308465474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0498373759622561">
                <text:p>0.04983737596225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0541310090021837">
                <text:p>0.05413100900218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0584104377850444">
                <text:p>0.0584104377850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0626743587553753">
                <text:p>0.0626743587553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0669214730815433">
                <text:p>0.06692147308154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0711504870513819">
                <text:p>0.07115048705138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1.0580555671248">
                <text:p>1.0580555671248</text:p>
              </table:table-cell>
              <table:table-cell office:value-type="float" office:value="0.0753891703291382">
                <text:p>0.0753891703291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1.09536424799084">
                <text:p>1.09536424799084</text:p>
              </table:table-cell>
              <table:table-cell office:value-type="float" office:value="0.0827774811105684">
                <text:p>0.0827774811105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1.07662277723834">
                <text:p>1.07662277723834</text:p>
              </table:table-cell>
              <table:table-cell office:value-type="float" office:value="0.0960137973229201">
                <text:p>0.09601379732292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0.992300814157243">
                <text:p>0.992300814157243</text:p>
              </table:table-cell>
              <table:table-cell office:value-type="float" office:value="0.115915958484205">
                <text:p>0.115915958484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0.832660313915278">
                <text:p>0.832660313915278</text:p>
              </table:table-cell>
              <table:table-cell office:value-type="float" office:value="0.143291897790145">
                <text:p>0.1432918977901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0.587740404544995">
                <text:p>0.587740404544995</text:p>
              </table:table-cell>
              <table:table-cell office:value-type="float" office:value="0.178938814389079">
                <text:p>0.1789388143890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200278718754918">
                <text:p>0.2002787187549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20835548081841">
                <text:p>0.20835548081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216373344929369">
                <text:p>0.2163733449293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224329868768714">
                <text:p>0.2243298687687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232222628702209">
                <text:p>0.2322226287022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240049220518717">
                <text:p>0.2400492205187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247807260162556">
                <text:p>0.247807260162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255494384459694">
                <text:p>0.255494384459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263108251837604">
                <text:p>0.2631082518376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270646543038526">
                <text:p>0.2706465430385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620189512590203">
                <text:p>0.620189512590203</text:p>
              </table:table-cell>
              <table:table-cell office:value-type="float" office:value="0.278106961825935">
                <text:p>0.2781069618259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630603160717444">
                <text:p>0.630603160717444</text:p>
              </table:table-cell>
              <table:table-cell office:value-type="float" office:value="0.285487235683997">
                <text:p>0.2854872356839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640248516030322">
                <text:p>0.640248516030322</text:p>
              </table:table-cell>
              <table:table-cell office:value-type="float" office:value="0.292785116509801">
                <text:p>0.2927851165098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64911382714914">
                <text:p>0.64911382714914</text:p>
              </table:table-cell>
              <table:table-cell office:value-type="float" office:value="0.299998381298152">
                <text:p>0.2999983812981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657188293057896">
                <text:p>0.657188293057896</text:p>
              </table:table-cell>
              <table:table-cell office:value-type="float" office:value="0.307124832818717">
                <text:p>0.3071248328187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664462076263658">
                <text:p>0.664462076263658</text:p>
              </table:table-cell>
              <table:table-cell office:value-type="float" office:value="0.314162300285329">
                <text:p>0.314162300285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670926314782029">
                <text:p>0.670926314782029</text:p>
              </table:table-cell>
              <table:table-cell office:value-type="float" office:value="0.321108640017225">
                <text:p>0.3211086400172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676573132934114">
                <text:p>0.676573132934114</text:p>
              </table:table-cell>
              <table:table-cell office:value-type="float" office:value="0.32796173609203">
                <text:p>0.327961736092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68139565094182">
                <text:p>0.68139565094182</text:p>
              </table:table-cell>
              <table:table-cell office:value-type="float" office:value="0.334719500990292">
                <text:p>0.334719500990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685387993309808">
                <text:p>0.685387993309808</text:p>
              </table:table-cell>
              <table:table-cell office:value-type="float" office:value="0.341379876231361">
                <text:p>0.3413798762313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688545295983875">
                <text:p>0.688545295983875</text:p>
              </table:table-cell>
              <table:table-cell office:value-type="float" office:value="0.347940833000417">
                <text:p>0.3479408330004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690863712277058">
                <text:p>0.690863712277058</text:p>
              </table:table-cell>
              <table:table-cell office:value-type="float" office:value="0.354400372766471">
                <text:p>0.3544003727664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692340417556227">
                <text:p>0.692340417556227</text:p>
              </table:table-cell>
              <table:table-cell office:value-type="float" office:value="0.360756527891135">
                <text:p>0.360756527891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692973612683471">
                <text:p>0.692973612683471</text:p>
              </table:table-cell>
              <table:table-cell office:value-type="float" office:value="0.367007362227984">
                <text:p>0.367007362227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692762526208061">
                <text:p>0.692762526208061</text:p>
              </table:table-cell>
              <table:table-cell office:value-type="float" office:value="0.373150971712327">
                <text:p>0.3731509717123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691707415306354">
                <text:p>0.691707415306354</text:p>
              </table:table-cell>
              <table:table-cell office:value-type="float" office:value="0.3791854849412">
                <text:p>0.37918548494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689809565468455">
                <text:p>0.689809565468455</text:p>
              </table:table-cell>
              <table:table-cell office:value-type="float" office:value="0.385109063743416">
                <text:p>0.3851090637434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687071288932051">
                <text:p>0.687071288932051</text:p>
              </table:table-cell>
              <table:table-cell office:value-type="float" office:value="0.390919903739489">
                <text:p>0.3909199037394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683495921865301">
                <text:p>0.683495921865301</text:p>
              </table:table-cell>
              <table:table-cell office:value-type="float" office:value="0.396616234891264">
                <text:p>0.3966162348912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679087820302235">
                <text:p>0.679087820302235</text:p>
              </table:table-cell>
              <table:table-cell office:value-type="float" office:value="0.402196322041093">
                <text:p>0.4021963220410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67385235483559">
                <text:p>0.67385235483559</text:p>
              </table:table-cell>
              <table:table-cell office:value-type="float" office:value="0.407658465440372">
                <text:p>0.4076584654403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667795904073576">
                <text:p>0.667795904073576</text:p>
              </table:table-cell>
              <table:table-cell office:value-type="float" office:value="0.413001001267311">
                <text:p>0.4130010012673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660925846868521">
                <text:p>0.660925846868521</text:p>
              </table:table-cell>
              <table:table-cell office:value-type="float" office:value="0.418222302133741">
                <text:p>0.4182223021337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65325055332688">
                <text:p>0.65325055332688</text:p>
              </table:table-cell>
              <table:table-cell office:value-type="float" office:value="0.423320777580839">
                <text:p>0.4233207775808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644779374611543">
                <text:p>0.644779374611543</text:p>
              </table:table-cell>
              <table:table-cell office:value-type="float" office:value="0.428294874563594">
                <text:p>0.428294874563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635522631548891">
                <text:p>0.635522631548891</text:p>
              </table:table-cell>
              <table:table-cell office:value-type="float" office:value="0.43314307792388">
                <text:p>0.433143077923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625491602054453">
                <text:p>0.625491602054453</text:p>
              </table:table-cell>
              <table:table-cell office:value-type="float" office:value="0.437863910851987">
                <text:p>0.4378639108519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614698507392508">
                <text:p>0.614698507392508</text:p>
              </table:table-cell>
              <table:table-cell office:value-type="float" office:value="0.442455935336473">
                <text:p>0.4424559353364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60315649728635">
                <text:p>0.60315649728635</text:p>
              </table:table-cell>
              <table:table-cell office:value-type="float" office:value="0.446917752602198">
                <text:p>0.446917752602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590879633897386">
                <text:p>0.590879633897386</text:p>
              </table:table-cell>
              <table:table-cell office:value-type="float" office:value="0.451248003536399">
                <text:p>0.4512480035363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577882874692548">
                <text:p>0.577882874692548</text:p>
              </table:table-cell>
              <table:table-cell office:value-type="float" office:value="0.455445369102693">
                <text:p>0.4554453691026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564182054220929">
                <text:p>0.564182054220929</text:p>
              </table:table-cell>
              <table:table-cell office:value-type="float" office:value="0.459508570742868">
                <text:p>0.4595085707428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549793864821826">
                <text:p>0.549793864821826</text:p>
              </table:table-cell>
              <table:table-cell office:value-type="float" office:value="0.463436370766344">
                <text:p>0.4634363707663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53473583628769">
                <text:p>0.53473583628769</text:p>
              </table:table-cell>
              <table:table-cell office:value-type="float" office:value="0.467227572727184">
                <text:p>0.4672275727271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519026314506778">
                <text:p>0.519026314506778</text:p>
              </table:table-cell>
              <table:table-cell office:value-type="float" office:value="0.470881021788544">
                <text:p>0.4708810217885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502684439111516">
                <text:p>0.502684439111516</text:p>
              </table:table-cell>
              <table:table-cell office:value-type="float" office:value="0.474395605074449">
                <text:p>0.4743956050744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485730120159797">
                <text:p>0.485730120159797</text:p>
              </table:table-cell>
              <table:table-cell office:value-type="float" office:value="0.477770252008783">
                <text:p>0.4777702520087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468184013877653">
                <text:p>0.468184013877653</text:p>
              </table:table-cell>
              <table:table-cell office:value-type="float" office:value="0.481003934641399">
                <text:p>0.4810039346413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450067497492817">
                <text:p>0.450067497492817</text:p>
              </table:table-cell>
              <table:table-cell office:value-type="float" office:value="0.484095667961242">
                <text:p>0.4840956679612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43140264318987">
                <text:p>0.43140264318987</text:p>
              </table:table-cell>
              <table:table-cell office:value-type="float" office:value="0.487044510196392">
                <text:p>0.4870445101963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41221219121868">
                <text:p>0.41221219121868</text:p>
              </table:table-cell>
              <table:table-cell office:value-type="float" office:value="0.489849563100939">
                <text:p>0.4898495631009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392519522188909">
                <text:p>0.392519522188909</text:p>
              </table:table-cell>
              <table:table-cell office:value-type="float" office:value="0.492509972228593">
                <text:p>0.4925099722285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372348628584349">
                <text:p>0.372348628584349</text:p>
              </table:table-cell>
              <table:table-cell office:value-type="float" office:value="0.495024927192964">
                <text:p>0.4950249271929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351724085531768">
                <text:p>0.351724085531768</text:p>
              </table:table-cell>
              <table:table-cell office:value-type="float" office:value="0.497393661914407">
                <text:p>0.4973936619144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330671020859909">
                <text:p>0.330671020859909</text:p>
              </table:table-cell>
              <table:table-cell office:value-type="float" office:value="0.499615454853377">
                <text:p>0.4996154548533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309215084485098">
                <text:p>0.309215084485098</text:p>
              </table:table-cell>
              <table:table-cell office:value-type="float" office:value="0.501689629230224">
                <text:p>0.5016896292302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287382417160774">
                <text:p>0.287382417160774</text:p>
              </table:table-cell>
              <table:table-cell office:value-type="float" office:value="0.503615553231339">
                <text:p>0.5036155532313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265199618629007">
                <text:p>0.265199618629007</text:p>
              </table:table-cell>
              <table:table-cell office:value-type="float" office:value="0.505392640201615">
                <text:p>0.505392640201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242693715212811">
                <text:p>0.242693715212811</text:p>
              </table:table-cell>
              <table:table-cell office:value-type="float" office:value="0.507020348823145">
                <text:p>0.5070203488231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219892126888729">
                <text:p>0.219892126888729</text:p>
              </table:table-cell>
              <table:table-cell office:value-type="float" office:value="0.508498183280116">
                <text:p>0.5084981832801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196822633879818">
                <text:p>0.196822633879818</text:p>
              </table:table-cell>
              <table:table-cell office:value-type="float" office:value="0.509825693409835">
                <text:p>0.5098256934098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173513342809728">
                <text:p>0.173513342809728</text:p>
              </table:table-cell>
              <table:table-cell office:value-type="float" office:value="0.511002474839857">
                <text:p>0.5110024748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149992652459105">
                <text:p>0.149992652459105</text:p>
              </table:table-cell>
              <table:table-cell office:value-type="float" office:value="0.51202816911116">
                <text:p>0.512028169111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126289219166058">
                <text:p>0.126289219166058</text:p>
              </table:table-cell>
              <table:table-cell office:value-type="float" office:value="0.512902463787331">
                <text:p>0.5129024637873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10243192191282">
                <text:p>0.10243192191282</text:p>
              </table:table-cell>
              <table:table-cell office:value-type="float" office:value="0.513625092549743">
                <text:p>0.513625092549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784498271411595">
                <text:p>0.0784498271411595</text:p>
              </table:table-cell>
              <table:table-cell office:value-type="float" office:value="0.514195835278674">
                <text:p>0.5141958352786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0543721533393966">
                <text:p>0.0543721533393966</text:p>
              </table:table-cell>
              <table:table-cell office:value-type="float" office:value="0.514614518120361">
                <text:p>0.5146145181203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302282354441779">
                <text:p>0.0302282354441779</text:p>
              </table:table-cell>
              <table:table-cell office:value-type="float" office:value="0.514881013539955">
                <text:p>0.5148810135399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0604748910037315">
                <text:p>0.00604748910037315</text:p>
              </table:table-cell>
              <table:table-cell office:value-type="float" office:value="0.514995240360367">
                <text:p>0.5149952403603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0.0181406251773561">
                <text:p>-0.0181406251773561</text:p>
              </table:table-cell>
              <table:table-cell office:value-type="float" office:value="0.514957163787004">
                <text:p>0.514957163787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0.0423066378976559">
                <text:p>-0.0423066378976559</text:p>
              </table:table-cell>
              <table:table-cell office:value-type="float" office:value="0.514766795418356">
                <text:p>0.5147667954183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-0.0664211064965153">
                <text:p>-0.0664211064965153</text:p>
              </table:table-cell>
              <table:table-cell office:value-type="float" office:value="0.514424193242475">
                <text:p>0.5144241932424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-0.0904546512084956">
                <text:p>-0.0904546512084956</text:p>
              </table:table-cell>
              <table:table-cell office:value-type="float" office:value="0.513929461619302">
                <text:p>0.5139294616193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-0.114377990861449">
                <text:p>-0.114377990861449</text:p>
              </table:table-cell>
              <table:table-cell office:value-type="float" office:value="0.513282751248881">
                <text:p>0.513282751248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-0.138161978551118">
                <text:p>-0.138161978551118</text:p>
              </table:table-cell>
              <table:table-cell office:value-type="float" office:value="0.512484259125456">
                <text:p>0.512484259125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-0.161777637152142">
                <text:p>-0.161777637152142</text:p>
              </table:table-cell>
              <table:table-cell office:value-type="float" office:value="0.511534228477463">
                <text:p>0.511534228477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-0.185196194622232">
                <text:p>-0.185196194622232</text:p>
              </table:table-cell>
              <table:table-cell office:value-type="float" office:value="0.510432948693441">
                <text:p>0.5104329486934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-0.208389119056461">
                <text:p>-0.208389119056461</text:p>
              </table:table-cell>
              <table:table-cell office:value-type="float" office:value="0.50918075523388">
                <text:p>0.509180755233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-0.231328153449003">
                <text:p>-0.231328153449003</text:p>
              </table:table-cell>
              <table:table-cell office:value-type="float" office:value="0.507778029529039">
                <text:p>0.507778029529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-0.253985350119938">
                <text:p>-0.253985350119938</text:p>
              </table:table-cell>
              <table:table-cell office:value-type="float" office:value="0.506225198862755">
                <text:p>0.5062251988627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0.276333104765196">
                <text:p>-0.276333104765196</text:p>
              </table:table-cell>
              <table:table-cell office:value-type="float" office:value="0.504522736242292">
                <text:p>0.5045227362422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-0.298344190088149">
                <text:p>-0.298344190088149</text:p>
              </table:table-cell>
              <table:table-cell office:value-type="float" office:value="0.502671160254256">
                <text:p>0.5026711602542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-0.319991788971878">
                <text:p>-0.319991788971878</text:p>
              </table:table-cell>
              <table:table-cell office:value-type="float" office:value="0.500671034906631">
                <text:p>0.5006710349066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-0.341249527151703">
                <text:p>-0.341249527151703</text:p>
              </table:table-cell>
              <table:table-cell office:value-type="float" office:value="0.498522969456972">
                <text:p>0.4985229694569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-0.362091505348152">
                <text:p>-0.362091505348152</text:p>
              </table:table-cell>
              <table:table-cell office:value-type="float" office:value="0.496227618226824">
                <text:p>0.4962276182268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-0.382492330821256">
                <text:p>-0.382492330821256</text:p>
              </table:table-cell>
              <table:table-cell office:value-type="float" office:value="0.493785680402407">
                <text:p>0.4937856804024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-0.402427148307681">
                <text:p>-0.402427148307681</text:p>
              </table:table-cell>
              <table:table-cell office:value-type="float" office:value="0.491197899821639">
                <text:p>0.4911978998216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-0.421871670303043">
                <text:p>-0.421871670303043</text:p>
              </table:table-cell>
              <table:table-cell office:value-type="float" office:value="0.488465064747553">
                <text:p>0.4884650647475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-0.44080220665249">
                <text:p>-0.44080220665249</text:p>
              </table:table-cell>
              <table:table-cell office:value-type="float" office:value="0.485588007628185">
                <text:p>0.4855880076281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-0.459195693413506">
                <text:p>-0.459195693413506</text:p>
              </table:table-cell>
              <table:table-cell office:value-type="float" office:value="0.482567604843006">
                <text:p>0.4825676048430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-0.477029720955772">
                <text:p>-0.477029720955772</text:p>
              </table:table-cell>
              <table:table-cell office:value-type="float" office:value="0.479404776435962">
                <text:p>0.479404776435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-0.494282561263848">
                <text:p>-0.494282561263848</text:p>
              </table:table-cell>
              <table:table-cell office:value-type="float" office:value="0.476100485835226">
                <text:p>0.4761004858352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-0.510933194409416">
                <text:p>-0.510933194409416</text:p>
              </table:table-cell>
              <table:table-cell office:value-type="float" office:value="0.472655739559724">
                <text:p>0.472655739559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-0.526961334160822">
                <text:p>-0.526961334160822</text:p>
              </table:table-cell>
              <table:table-cell office:value-type="float" office:value="0.469071586912541">
                <text:p>0.4690715869125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-0.542347452698723">
                <text:p>-0.542347452698723</text:p>
              </table:table-cell>
              <table:table-cell office:value-type="float" office:value="0.465349119661294">
                <text:p>0.4653491196612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-0.557072804407731">
                <text:p>-0.557072804407731</text:p>
              </table:table-cell>
              <table:table-cell office:value-type="float" office:value="0.461489471705569">
                <text:p>0.4614894717055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-0.571119448715057">
                <text:p>-0.571119448715057</text:p>
              </table:table-cell>
              <table:table-cell office:value-type="float" office:value="0.457493818731521">
                <text:p>0.457493818731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-0.58447027194833">
                <text:p>-0.58447027194833</text:p>
              </table:table-cell>
              <table:table-cell office:value-type="float" office:value="0.453363377853754">
                <text:p>0.4533633778537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-0.597109008185977">
                <text:p>-0.597109008185977</text:p>
              </table:table-cell>
              <table:table-cell office:value-type="float" office:value="0.449099407244571">
                <text:p>0.4490994072445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-0.609020259074742">
                <text:p>-0.609020259074742</text:p>
              </table:table-cell>
              <table:table-cell office:value-type="float" office:value="0.444703205750726">
                <text:p>0.4447032057507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-0.620189512590203">
                <text:p>-0.620189512590203</text:p>
              </table:table-cell>
              <table:table-cell office:value-type="float" office:value="0.440176112497781">
                <text:p>0.4401761124977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-0.630603160717444">
                <text:p>-0.630603160717444</text:p>
              </table:table-cell>
              <table:table-cell office:value-type="float" office:value="0.435519506482196">
                <text:p>0.4355195064821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-0.640248516030322">
                <text:p>-0.640248516030322</text:p>
              </table:table-cell>
              <table:table-cell office:value-type="float" office:value="0.430734806151273">
                <text:p>0.4307348061512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-0.64911382714914">
                <text:p>-0.64911382714914</text:p>
              </table:table-cell>
              <table:table-cell office:value-type="float" office:value="0.425823468971082">
                <text:p>0.4258234689710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-0.657188293057896">
                <text:p>-0.657188293057896</text:p>
              </table:table-cell>
              <table:table-cell office:value-type="float" office:value="0.420786990982506">
                <text:p>0.4207869909825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-0.664462076263658">
                <text:p>-0.664462076263658</text:p>
              </table:table-cell>
              <table:table-cell office:value-type="float" office:value="0.41562690634553">
                <text:p>0.415626906345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-0.670926314782029">
                <text:p>-0.670926314782029</text:p>
              </table:table-cell>
              <table:table-cell office:value-type="float" office:value="0.410344786871922">
                <text:p>0.4103447868719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-0.676573132934114">
                <text:p>-0.676573132934114</text:p>
              </table:table-cell>
              <table:table-cell office:value-type="float" office:value="0.404942241546441">
                <text:p>0.4049422415464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-0.68139565094182">
                <text:p>-0.68139565094182</text:p>
              </table:table-cell>
              <table:table-cell office:value-type="float" office:value="0.39942091603673">
                <text:p>0.399420916036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-0.685387993309808">
                <text:p>-0.685387993309808</text:p>
              </table:table-cell>
              <table:table-cell office:value-type="float" office:value="0.393782492192025">
                <text:p>0.3937824921920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-0.688545295983875">
                <text:p>-0.688545295983875</text:p>
              </table:table-cell>
              <table:table-cell office:value-type="float" office:value="0.38802868753085">
                <text:p>0.388028687530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-0.690863712277058">
                <text:p>-0.690863712277058</text:p>
              </table:table-cell>
              <table:table-cell office:value-type="float" office:value="0.382161254717843">
                <text:p>0.3821612547178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-0.692340417556227">
                <text:p>-0.692340417556227</text:p>
              </table:table-cell>
              <table:table-cell office:value-type="float" office:value="0.376181981029878">
                <text:p>0.3761819810298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-0.692973612683471">
                <text:p>-0.692973612683471</text:p>
              </table:table-cell>
              <table:table-cell office:value-type="float" office:value="0.370092687811643">
                <text:p>0.3700926878116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-0.692762526208061">
                <text:p>-0.692762526208061</text:p>
              </table:table-cell>
              <table:table-cell office:value-type="float" office:value="0.36389522992084">
                <text:p>0.363895229920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-0.691707415306354">
                <text:p>-0.691707415306354</text:p>
              </table:table-cell>
              <table:table-cell office:value-type="float" office:value="0.35759149516318">
                <text:p>0.357591495163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-0.689809565468455">
                <text:p>-0.689809565468455</text:p>
              </table:table-cell>
              <table:table-cell office:value-type="float" office:value="0.351183403717334">
                <text:p>0.351183403717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-0.687071288932051">
                <text:p>-0.687071288932051</text:p>
              </table:table-cell>
              <table:table-cell office:value-type="float" office:value="0.344672907550034">
                <text:p>0.3446729075500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-0.683495921865301">
                <text:p>-0.683495921865301</text:p>
              </table:table-cell>
              <table:table-cell office:value-type="float" office:value="0.338061989821482">
                <text:p>0.3380619898214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-0.679087820302235">
                <text:p>-0.679087820302235</text:p>
              </table:table-cell>
              <table:table-cell office:value-type="float" office:value="0.331352664281258">
                <text:p>0.3313526642812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-0.67385235483559">
                <text:p>-0.67385235483559</text:p>
              </table:table-cell>
              <table:table-cell office:value-type="float" office:value="0.324546974654917">
                <text:p>0.3245469746549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-0.667795904073576">
                <text:p>-0.667795904073576</text:p>
              </table:table-cell>
              <table:table-cell office:value-type="float" office:value="0.317646994021447">
                <text:p>0.3176469940214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-0.660925846868521">
                <text:p>-0.660925846868521</text:p>
              </table:table-cell>
              <table:table-cell office:value-type="float" office:value="0.310654824181791">
                <text:p>0.3106548241817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-0.65325055332688">
                <text:p>-0.65325055332688</text:p>
              </table:table-cell>
              <table:table-cell office:value-type="float" office:value="0.303572595018617">
                <text:p>0.3035725950186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-0.644779374611543">
                <text:p>-0.644779374611543</text:p>
              </table:table-cell>
              <table:table-cell office:value-type="float" office:value="0.296402463847534">
                <text:p>0.2964024638475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-0.635522631548891">
                <text:p>-0.635522631548891</text:p>
              </table:table-cell>
              <table:table-cell office:value-type="float" office:value="0.289146614759957">
                <text:p>0.2891466147599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-0.625491602054453">
                <text:p>-0.625491602054453</text:p>
              </table:table-cell>
              <table:table-cell office:value-type="float" office:value="0.281807257957806">
                <text:p>0.2818072579578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-0.614698507392508">
                <text:p>-0.614698507392508</text:p>
              </table:table-cell>
              <table:table-cell office:value-type="float" office:value="0.274386629080261">
                <text:p>0.2743866290802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-0.603156497286351">
                <text:p>-0.603156497286351</text:p>
              </table:table-cell>
              <table:table-cell office:value-type="float" office:value="0.266886988522763">
                <text:p>0.2668869885227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-0.590879633897386">
                <text:p>-0.590879633897386</text:p>
              </table:table-cell>
              <table:table-cell office:value-type="float" office:value="0.259310620748477">
                <text:p>0.259310620748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0.251659833592422">
                <text:p>0.2516598335924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0.243936957558478">
                <text:p>0.2439369575584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0.236144345109501">
                <text:p>0.2361443451095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0.228284369950729">
                <text:p>0.2282843699507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0.220359426306739">
                <text:p>0.2203594263067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-0.502684439111516">
                <text:p>-0.502684439111516</text:p>
              </table:table-cell>
              <table:table-cell office:value-type="float" office:value="0.212371928192134">
                <text:p>0.2123719281921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0.204324308676216">
                <text:p>0.2043243086762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0.196219019141851">
                <text:p>0.1962190191418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0.188058528538746">
                <text:p>0.188058528538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0">
                <text:p>16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-0.549912400964514">
                <text:p>-0.549912400964514</text:p>
              </table:table-cell>
              <table:table-cell office:value-type="float" office:value="0.167484045283795">
                <text:p>0.1674840452837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1">
                <text:p>161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-0.772147527456814">
                <text:p>-0.772147527456814</text:p>
              </table:table-cell>
              <table:table-cell office:value-type="float" office:value="0.133651423481936">
                <text:p>0.1336514234819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">
                <text:p>162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-0.914321020047437">
                <text:p>-0.914321020047437</text:p>
              </table:table-cell>
              <table:table-cell office:value-type="float" office:value="0.107703839167817">
                <text:p>0.1077038391678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">
                <text:p>163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-0.986217792867053">
                <text:p>-0.986217792867053</text:p>
              </table:table-cell>
              <table:table-cell office:value-type="float" office:value="0.0888355678532441">
                <text:p>0.08883556785324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">
                <text:p>164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-0.997413354138075">
                <text:p>-0.997413354138075</text:p>
              </table:table-cell>
              <table:table-cell office:value-type="float" office:value="0.0762308934728932">
                <text:p>0.0762308934728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">
                <text:p>16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-0.9572895518559">
                <text:p>-0.9572895518559</text:p>
              </table:table-cell>
              <table:table-cell office:value-type="float" office:value="0.0690649435217928">
                <text:p>0.06906494352179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0.0648000977306035">
                <text:p>0.06480009773060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0.0605444180391116">
                <text:p>0.06054441803911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0.056272580504032">
                <text:p>0.0562725805040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0.0519858863684605">
                <text:p>0.05198588636846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0.0476856414009565">
                <text:p>0.04768564140095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0.0433731554977948">
                <text:p>0.04337315549779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0.0390497422839575">
                <text:p>0.03904974228395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0.0347167187129911">
                <text:p>0.0347167187129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0.0303754046658506">
                <text:p>0.03037540466585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0.0260271225488498">
                <text:p>0.02602712254884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0.0216731968908444">
                <text:p>0.02167319689084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0.0173149539397671">
                <text:p>0.01731495393976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0.0129537212586403">
                <text:p>0.01295372125864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0.00859082732118661">
                <text:p>0.008590827321186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107723988928361">
                <text:p>0.0107723988928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6000003814697pt" style:font-family-asian="'Lucida Sans Unicode'" style:font-pitch-asian="variable" style:font-size-asian="30.6000003814697pt" style:font-family-complex="Tahoma" style:font-pitch-complex="variable" style:font-size-complex="30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4" style:family="chart">
      <style:chart-properties chart:connect-bars="false" chart:treat-empty-cells="ignor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true" chart:logarithmic="false" chart:minimum="0" chart:maximum="180" chart:interval-major="15" chart:interval-minor-divisor="3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16.5pt" style:font-family-asian="'Lucida Sans Unicode'" style:font-pitch-asian="variable" style:font-size-asian="16.5pt" style:font-family-complex="Tahoma" style:font-pitch-complex="variable" style:font-size-complex="16.5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000007629395pt" style:font-family-asian="'Lucida Sans Unicode'" style:font-pitch-asian="variable" style:font-size-asian="21.2000007629395pt" style:font-family-complex="Tahoma" style:font-pitch-complex="variable" style:font-size-complex="21.2000007629395pt"/>
    </style:style>
    <style:style style:name="ch7" style:family="chart" style:data-style-name="N111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16.5pt" style:font-family-asian="'Lucida Sans Unicode'" style:font-pitch-asian="variable" style:font-size-asian="16.5pt" style:font-family-complex="Tahoma" style:font-pitch-complex="variable" style:font-size-complex="16.5pt"/>
    </style:style>
    <style:style style:name="ch8" style:family="chart">
      <style:chart-properties chart:symbol-type="none"/>
      <style:graphic-properties svg:stroke-width="0.05cm" svg:stroke-color="#ccffff" draw:fill-color="#ccffff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9" style:family="chart">
      <style:chart-properties chart:symbol-type="none"/>
      <style:graphic-properties draw:stroke="solid" svg:stroke-width="0.05cm" svg:stroke-color="#ffffcc" draw:fill-color="#ffffcc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10" style:family="chart">
      <style:chart-properties chart:symbol-type="none"/>
      <style:graphic-properties draw:stroke="solid" svg:stroke-width="0.05cm" svg:stroke-color="#993366" draw:fill-color="#993366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32.172cm" svg:height="16.525cm" chart:class="chart:scatter" chart:style-name="ch1">
        <chart:title svg:x="11.877cm" svg:y="0.33cm" chart:style-name="ch2">
          <text:p>Airfoil coefficients</text:p>
        </chart:title>
        <chart:legend chart:legend-position="end" svg:x="28.326cm" svg:y="7.1cm" chart:style-name="ch3"/>
        <chart:plot-area chart:style-name="ch4" table:cell-range-address="Tabelle1.A49:Tabelle1.D410" chart:data-source-has-labels="row" svg:x="0.642cm" svg:y="2.197cm" svg:width="26.401cm" svg:height="13.998cm">
          <chart:axis chart:dimension="x" chart:name="primary-x" chart:style-name="ch5">
            <chart:title svg:x="11.666cm" svg:y="15.32cm" chart:style-name="ch6">
              <text:p>Angle of attack (deg)</text:p>
            </chart:title>
            <chart:grid chart:class="major"/>
          </chart:axis>
          <chart:axis chart:dimension="y" chart:name="primary-y" chart:style-name="ch7">
            <chart:grid chart:class="major"/>
          </chart:axis>
          <chart:series chart:style-name="ch8" chart:values-cell-range-address="Tabelle1.B50:Tabelle1.B410" chart:label-cell-address="Tabelle1.B49:Tabelle1.B49" chart:class="chart:scatter">
            <chart:domain table:cell-range-address="Tabelle1.A50:Tabelle1.A410"/>
            <chart:data-point chart:repeated="361"/>
          </chart:series>
          <chart:series chart:style-name="ch9" chart:values-cell-range-address="Tabelle1.C50:Tabelle1.C410" chart:label-cell-address="Tabelle1.C49:Tabelle1.C49" chart:class="chart:scatter">
            <chart:data-point chart:repeated="361"/>
          </chart:series>
          <chart:series chart:style-name="ch10" chart:values-cell-range-address="Tabelle1.D50:Tabelle1.D410" chart:label-cell-address="Tabelle1.D49:Tabelle1.D49" chart:class="chart:scatter">
            <chart:data-point chart:repeated="3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B49:Tabelle1.B49">Stallfactor</text:p>
              </table:table-cell>
              <table:table-cell office:value-type="string">
                <text:p text:id="Tabelle1.C49:Tabelle1.C49">Lift</text:p>
              </table:table-cell>
              <table:table-cell office:value-type="string">
                <text:p text:id="Tabelle1.D49:Tabelle1.D49">Dr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 text:id="Tabelle1.A50:Tabelle1.A410">-180</text:p>
              </table:table-cell>
              <table:table-cell office:value-type="float" office:value="0">
                <text:p text:id="Tabelle1.B50:Tabelle1.B410">0</text:p>
              </table:table-cell>
              <table:table-cell office:value-type="float" office:value="0.0503963821513363">
                <text:p text:id="Tabelle1.C50:Tabelle1.C410">0.0503963821513363</text:p>
              </table:table-cell>
              <table:table-cell office:value-type="float" office:value="0.0107723988928362">
                <text:p text:id="Tabelle1.D50:Tabelle1.D410">0.01077239889283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">
                <text:p>0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0151346283024557">
                <text:p>0.0151346283024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">
                <text:p>0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0194945321303361">
                <text:p>0.0194945321303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">
                <text:p>0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0238507823075358">
                <text:p>0.023850782307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">
                <text:p>0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028202051878051">
                <text:p>0.028202051878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">
                <text:p>0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0325470154030191">
                <text:p>0.0325470154030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">
                <text:p>0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0368843493644594">
                <text:p>0.036884349364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">
                <text:p>0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0412127325684308">
                <text:p>0.0412127325684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">
                <text:p>0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0455308465474792">
                <text:p>0.0455308465474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">
                <text:p>0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0498373759622562">
                <text:p>0.0498373759622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">
                <text:p>0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0541310090021837">
                <text:p>0.0541310090021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">
                <text:p>0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0584104377850444">
                <text:p>0.0584104377850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">
                <text:p>0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0626743587553753">
                <text:p>0.0626743587553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">
                <text:p>0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0669214730815432">
                <text:p>0.0669214730815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">
                <text:p>0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0711504870513819">
                <text:p>0.0711504870513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1.0580555671248">
                <text:p>1.0580555671248</text:p>
              </table:table-cell>
              <table:table-cell office:value-type="float" office:value="0.0753891703291382">
                <text:p>0.075389170329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1.09536424799084">
                <text:p>1.09536424799084</text:p>
              </table:table-cell>
              <table:table-cell office:value-type="float" office:value="0.0827774811105684">
                <text:p>0.0827774811105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1.07662277723834">
                <text:p>1.07662277723834</text:p>
              </table:table-cell>
              <table:table-cell office:value-type="float" office:value="0.0960137973229201">
                <text:p>0.0960137973229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0.992300814157243">
                <text:p>0.992300814157243</text:p>
              </table:table-cell>
              <table:table-cell office:value-type="float" office:value="0.115915958484205">
                <text:p>0.115915958484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0.832660313915278">
                <text:p>0.832660313915278</text:p>
              </table:table-cell>
              <table:table-cell office:value-type="float" office:value="0.143291897790145">
                <text:p>0.143291897790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0.587740404544995">
                <text:p>0.587740404544995</text:p>
              </table:table-cell>
              <table:table-cell office:value-type="float" office:value="0.178938814389079">
                <text:p>0.178938814389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1">
                <text:p>1</text:p>
              </table:table-cell>
              <table:table-cell office:value-type="float" office:value="0.477029720955772">
                <text:p>0.477029720955772</text:p>
              </table:table-cell>
              <table:table-cell office:value-type="float" office:value="0.200278718754918">
                <text:p>0.2002787187549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1">
                <text:p>1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20835548081841">
                <text:p>0.20835548081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1">
                <text:p>1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216373344929369">
                <text:p>0.216373344929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1">
                <text:p>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224329868768714">
                <text:p>0.224329868768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1">
                <text:p>1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232222628702209">
                <text:p>0.232222628702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1">
                <text:p>1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240049220518717">
                <text:p>0.240049220518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1">
                <text:p>1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247807260162556">
                <text:p>0.247807260162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1">
                <text:p>1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255494384459694">
                <text:p>0.255494384459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1">
                <text:p>1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263108251837604">
                <text:p>0.263108251837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1">
                <text:p>1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270646543038526">
                <text:p>0.270646543038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1">
                <text:p>1</text:p>
              </table:table-cell>
              <table:table-cell office:value-type="float" office:value="0.620189512590203">
                <text:p>0.620189512590203</text:p>
              </table:table-cell>
              <table:table-cell office:value-type="float" office:value="0.278106961825935">
                <text:p>0.278106961825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1">
                <text:p>1</text:p>
              </table:table-cell>
              <table:table-cell office:value-type="float" office:value="0.630603160717444">
                <text:p>0.630603160717444</text:p>
              </table:table-cell>
              <table:table-cell office:value-type="float" office:value="0.285487235683997">
                <text:p>0.285487235683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1">
                <text:p>1</text:p>
              </table:table-cell>
              <table:table-cell office:value-type="float" office:value="0.640248516030322">
                <text:p>0.640248516030322</text:p>
              </table:table-cell>
              <table:table-cell office:value-type="float" office:value="0.292785116509801">
                <text:p>0.292785116509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1">
                <text:p>1</text:p>
              </table:table-cell>
              <table:table-cell office:value-type="float" office:value="0.64911382714914">
                <text:p>0.64911382714914</text:p>
              </table:table-cell>
              <table:table-cell office:value-type="float" office:value="0.299998381298152">
                <text:p>0.299998381298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">
                <text:p>1</text:p>
              </table:table-cell>
              <table:table-cell office:value-type="float" office:value="0.657188293057896">
                <text:p>0.657188293057896</text:p>
              </table:table-cell>
              <table:table-cell office:value-type="float" office:value="0.307124832818717">
                <text:p>0.307124832818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">
                <text:p>1</text:p>
              </table:table-cell>
              <table:table-cell office:value-type="float" office:value="0.664462076263658">
                <text:p>0.664462076263658</text:p>
              </table:table-cell>
              <table:table-cell office:value-type="float" office:value="0.31416230028533">
                <text:p>0.31416230028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">
                <text:p>1</text:p>
              </table:table-cell>
              <table:table-cell office:value-type="float" office:value="0.670926314782029">
                <text:p>0.670926314782029</text:p>
              </table:table-cell>
              <table:table-cell office:value-type="float" office:value="0.321108640017225">
                <text:p>0.321108640017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">
                <text:p>1</text:p>
              </table:table-cell>
              <table:table-cell office:value-type="float" office:value="0.676573132934114">
                <text:p>0.676573132934114</text:p>
              </table:table-cell>
              <table:table-cell office:value-type="float" office:value="0.32796173609203">
                <text:p>0.32796173609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">
                <text:p>1</text:p>
              </table:table-cell>
              <table:table-cell office:value-type="float" office:value="0.68139565094182">
                <text:p>0.68139565094182</text:p>
              </table:table-cell>
              <table:table-cell office:value-type="float" office:value="0.334719500990292">
                <text:p>0.334719500990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">
                <text:p>1</text:p>
              </table:table-cell>
              <table:table-cell office:value-type="float" office:value="0.685387993309808">
                <text:p>0.685387993309808</text:p>
              </table:table-cell>
              <table:table-cell office:value-type="float" office:value="0.341379876231361">
                <text:p>0.341379876231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">
                <text:p>1</text:p>
              </table:table-cell>
              <table:table-cell office:value-type="float" office:value="0.688545295983875">
                <text:p>0.688545295983875</text:p>
              </table:table-cell>
              <table:table-cell office:value-type="float" office:value="0.347940833000417">
                <text:p>0.3479408330004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">
                <text:p>1</text:p>
              </table:table-cell>
              <table:table-cell office:value-type="float" office:value="0.690863712277058">
                <text:p>0.690863712277058</text:p>
              </table:table-cell>
              <table:table-cell office:value-type="float" office:value="0.354400372766471">
                <text:p>0.354400372766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">
                <text:p>1</text:p>
              </table:table-cell>
              <table:table-cell office:value-type="float" office:value="0.692340417556227">
                <text:p>0.692340417556227</text:p>
              </table:table-cell>
              <table:table-cell office:value-type="float" office:value="0.360756527891135">
                <text:p>0.36075652789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">
                <text:p>1</text:p>
              </table:table-cell>
              <table:table-cell office:value-type="float" office:value="0.692973612683471">
                <text:p>0.692973612683471</text:p>
              </table:table-cell>
              <table:table-cell office:value-type="float" office:value="0.367007362227984">
                <text:p>0.367007362227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">
                <text:p>1</text:p>
              </table:table-cell>
              <table:table-cell office:value-type="float" office:value="0.692762526208061">
                <text:p>0.692762526208061</text:p>
              </table:table-cell>
              <table:table-cell office:value-type="float" office:value="0.373150971712327">
                <text:p>0.373150971712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">
                <text:p>1</text:p>
              </table:table-cell>
              <table:table-cell office:value-type="float" office:value="0.691707415306354">
                <text:p>0.691707415306354</text:p>
              </table:table-cell>
              <table:table-cell office:value-type="float" office:value="0.3791854849412">
                <text:p>0.3791854849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">
                <text:p>1</text:p>
              </table:table-cell>
              <table:table-cell office:value-type="float" office:value="0.689809565468455">
                <text:p>0.689809565468455</text:p>
              </table:table-cell>
              <table:table-cell office:value-type="float" office:value="0.385109063743416">
                <text:p>0.385109063743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">
                <text:p>1</text:p>
              </table:table-cell>
              <table:table-cell office:value-type="float" office:value="0.687071288932051">
                <text:p>0.687071288932051</text:p>
              </table:table-cell>
              <table:table-cell office:value-type="float" office:value="0.390919903739489">
                <text:p>0.390919903739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">
                <text:p>1</text:p>
              </table:table-cell>
              <table:table-cell office:value-type="float" office:value="0.683495921865301">
                <text:p>0.683495921865301</text:p>
              </table:table-cell>
              <table:table-cell office:value-type="float" office:value="0.396616234891264">
                <text:p>0.396616234891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">
                <text:p>1</text:p>
              </table:table-cell>
              <table:table-cell office:value-type="float" office:value="0.679087820302235">
                <text:p>0.679087820302235</text:p>
              </table:table-cell>
              <table:table-cell office:value-type="float" office:value="0.402196322041093">
                <text:p>0.4021963220410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">
                <text:p>1</text:p>
              </table:table-cell>
              <table:table-cell office:value-type="float" office:value="0.67385235483559">
                <text:p>0.67385235483559</text:p>
              </table:table-cell>
              <table:table-cell office:value-type="float" office:value="0.407658465440372">
                <text:p>0.407658465440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0.667795904073576">
                <text:p>0.667795904073576</text:p>
              </table:table-cell>
              <table:table-cell office:value-type="float" office:value="0.413001001267311">
                <text:p>0.413001001267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">
                <text:p>1</text:p>
              </table:table-cell>
              <table:table-cell office:value-type="float" office:value="0.660925846868521">
                <text:p>0.660925846868521</text:p>
              </table:table-cell>
              <table:table-cell office:value-type="float" office:value="0.418222302133741">
                <text:p>0.4182223021337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">
                <text:p>1</text:p>
              </table:table-cell>
              <table:table-cell office:value-type="float" office:value="0.65325055332688">
                <text:p>0.65325055332688</text:p>
              </table:table-cell>
              <table:table-cell office:value-type="float" office:value="0.423320777580839">
                <text:p>0.423320777580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">
                <text:p>1</text:p>
              </table:table-cell>
              <table:table-cell office:value-type="float" office:value="0.644779374611543">
                <text:p>0.644779374611543</text:p>
              </table:table-cell>
              <table:table-cell office:value-type="float" office:value="0.428294874563594">
                <text:p>0.428294874563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">
                <text:p>1</text:p>
              </table:table-cell>
              <table:table-cell office:value-type="float" office:value="0.635522631548891">
                <text:p>0.635522631548891</text:p>
              </table:table-cell>
              <table:table-cell office:value-type="float" office:value="0.43314307792388">
                <text:p>0.43314307792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">
                <text:p>1</text:p>
              </table:table-cell>
              <table:table-cell office:value-type="float" office:value="0.625491602054453">
                <text:p>0.625491602054453</text:p>
              </table:table-cell>
              <table:table-cell office:value-type="float" office:value="0.437863910851987">
                <text:p>0.4378639108519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">
                <text:p>1</text:p>
              </table:table-cell>
              <table:table-cell office:value-type="float" office:value="0.614698507392508">
                <text:p>0.614698507392508</text:p>
              </table:table-cell>
              <table:table-cell office:value-type="float" office:value="0.442455935336473">
                <text:p>0.442455935336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">
                <text:p>1</text:p>
              </table:table-cell>
              <table:table-cell office:value-type="float" office:value="0.60315649728635">
                <text:p>0.60315649728635</text:p>
              </table:table-cell>
              <table:table-cell office:value-type="float" office:value="0.446917752602198">
                <text:p>0.446917752602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">
                <text:p>1</text:p>
              </table:table-cell>
              <table:table-cell office:value-type="float" office:value="0.590879633897386">
                <text:p>0.590879633897386</text:p>
              </table:table-cell>
              <table:table-cell office:value-type="float" office:value="0.451248003536399">
                <text:p>0.451248003536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1">
                <text:p>1</text:p>
              </table:table-cell>
              <table:table-cell office:value-type="float" office:value="0.577882874692548">
                <text:p>0.577882874692548</text:p>
              </table:table-cell>
              <table:table-cell office:value-type="float" office:value="0.455445369102693">
                <text:p>0.45544536910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1">
                <text:p>1</text:p>
              </table:table-cell>
              <table:table-cell office:value-type="float" office:value="0.564182054220929">
                <text:p>0.564182054220929</text:p>
              </table:table-cell>
              <table:table-cell office:value-type="float" office:value="0.459508570742868">
                <text:p>0.459508570742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1">
                <text:p>1</text:p>
              </table:table-cell>
              <table:table-cell office:value-type="float" office:value="0.549793864821826">
                <text:p>0.549793864821826</text:p>
              </table:table-cell>
              <table:table-cell office:value-type="float" office:value="0.463436370766344">
                <text:p>0.463436370766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1">
                <text:p>1</text:p>
              </table:table-cell>
              <table:table-cell office:value-type="float" office:value="0.53473583628769">
                <text:p>0.53473583628769</text:p>
              </table:table-cell>
              <table:table-cell office:value-type="float" office:value="0.467227572727184">
                <text:p>0.467227572727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1">
                <text:p>1</text:p>
              </table:table-cell>
              <table:table-cell office:value-type="float" office:value="0.519026314506778">
                <text:p>0.519026314506778</text:p>
              </table:table-cell>
              <table:table-cell office:value-type="float" office:value="0.470881021788544">
                <text:p>0.470881021788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1">
                <text:p>1</text:p>
              </table:table-cell>
              <table:table-cell office:value-type="float" office:value="0.502684439111515">
                <text:p>0.502684439111515</text:p>
              </table:table-cell>
              <table:table-cell office:value-type="float" office:value="0.474395605074449">
                <text:p>0.474395605074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1">
                <text:p>1</text:p>
              </table:table-cell>
              <table:table-cell office:value-type="float" office:value="0.485730120159797">
                <text:p>0.485730120159797</text:p>
              </table:table-cell>
              <table:table-cell office:value-type="float" office:value="0.477770252008783">
                <text:p>0.4777702520087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1">
                <text:p>1</text:p>
              </table:table-cell>
              <table:table-cell office:value-type="float" office:value="0.468184013877653">
                <text:p>0.468184013877653</text:p>
              </table:table-cell>
              <table:table-cell office:value-type="float" office:value="0.481003934641399">
                <text:p>0.481003934641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1">
                <text:p>1</text:p>
              </table:table-cell>
              <table:table-cell office:value-type="float" office:value="0.450067497492817">
                <text:p>0.450067497492817</text:p>
              </table:table-cell>
              <table:table-cell office:value-type="float" office:value="0.484095667961242">
                <text:p>0.484095667961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1">
                <text:p>1</text:p>
              </table:table-cell>
              <table:table-cell office:value-type="float" office:value="0.43140264318987">
                <text:p>0.43140264318987</text:p>
              </table:table-cell>
              <table:table-cell office:value-type="float" office:value="0.487044510196392">
                <text:p>0.487044510196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  <table:table-cell office:value-type="float" office:value="0.412212191218679">
                <text:p>0.412212191218679</text:p>
              </table:table-cell>
              <table:table-cell office:value-type="float" office:value="0.489849563100939">
                <text:p>0.4898495631009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1">
                <text:p>1</text:p>
              </table:table-cell>
              <table:table-cell office:value-type="float" office:value="0.392519522188909">
                <text:p>0.392519522188909</text:p>
              </table:table-cell>
              <table:table-cell office:value-type="float" office:value="0.492509972228593">
                <text:p>0.492509972228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1">
                <text:p>1</text:p>
              </table:table-cell>
              <table:table-cell office:value-type="float" office:value="0.372348628584349">
                <text:p>0.372348628584349</text:p>
              </table:table-cell>
              <table:table-cell office:value-type="float" office:value="0.495024927192964">
                <text:p>0.495024927192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1">
                <text:p>1</text:p>
              </table:table-cell>
              <table:table-cell office:value-type="float" office:value="0.351724085531768">
                <text:p>0.351724085531768</text:p>
              </table:table-cell>
              <table:table-cell office:value-type="float" office:value="0.497393661914406">
                <text:p>0.497393661914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1">
                <text:p>1</text:p>
              </table:table-cell>
              <table:table-cell office:value-type="float" office:value="0.330671020859909">
                <text:p>0.330671020859909</text:p>
              </table:table-cell>
              <table:table-cell office:value-type="float" office:value="0.499615454853377">
                <text:p>0.499615454853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1">
                <text:p>1</text:p>
              </table:table-cell>
              <table:table-cell office:value-type="float" office:value="0.309215084485097">
                <text:p>0.309215084485097</text:p>
              </table:table-cell>
              <table:table-cell office:value-type="float" office:value="0.501689629230224">
                <text:p>0.501689629230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1">
                <text:p>1</text:p>
              </table:table-cell>
              <table:table-cell office:value-type="float" office:value="0.287382417160774">
                <text:p>0.287382417160774</text:p>
              </table:table-cell>
              <table:table-cell office:value-type="float" office:value="0.503615553231339">
                <text:p>0.503615553231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1">
                <text:p>1</text:p>
              </table:table-cell>
              <table:table-cell office:value-type="float" office:value="0.265199618629007">
                <text:p>0.265199618629007</text:p>
              </table:table-cell>
              <table:table-cell office:value-type="float" office:value="0.505392640201615">
                <text:p>0.505392640201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1">
                <text:p>1</text:p>
              </table:table-cell>
              <table:table-cell office:value-type="float" office:value="0.242693715212811">
                <text:p>0.242693715212811</text:p>
              </table:table-cell>
              <table:table-cell office:value-type="float" office:value="0.507020348823145">
                <text:p>0.507020348823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1">
                <text:p>1</text:p>
              </table:table-cell>
              <table:table-cell office:value-type="float" office:value="0.219892126888729">
                <text:p>0.219892126888729</text:p>
              </table:table-cell>
              <table:table-cell office:value-type="float" office:value="0.508498183280116">
                <text:p>0.508498183280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1">
                <text:p>1</text:p>
              </table:table-cell>
              <table:table-cell office:value-type="float" office:value="0.196822633879818">
                <text:p>0.196822633879818</text:p>
              </table:table-cell>
              <table:table-cell office:value-type="float" office:value="0.509825693409835">
                <text:p>0.509825693409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1">
                <text:p>1</text:p>
              </table:table-cell>
              <table:table-cell office:value-type="float" office:value="0.173513342809728">
                <text:p>0.173513342809728</text:p>
              </table:table-cell>
              <table:table-cell office:value-type="float" office:value="0.511002474839857">
                <text:p>0.511002474839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1">
                <text:p>1</text:p>
              </table:table-cell>
              <table:table-cell office:value-type="float" office:value="0.149992652459105">
                <text:p>0.149992652459105</text:p>
              </table:table-cell>
              <table:table-cell office:value-type="float" office:value="0.51202816911116">
                <text:p>0.51202816911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1">
                <text:p>1</text:p>
              </table:table-cell>
              <table:table-cell office:value-type="float" office:value="0.126289219166058">
                <text:p>0.126289219166058</text:p>
              </table:table-cell>
              <table:table-cell office:value-type="float" office:value="0.512902463787331">
                <text:p>0.5129024637873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1">
                <text:p>1</text:p>
              </table:table-cell>
              <table:table-cell office:value-type="float" office:value="0.10243192191282">
                <text:p>0.10243192191282</text:p>
              </table:table-cell>
              <table:table-cell office:value-type="float" office:value="0.513625092549743">
                <text:p>0.5136250925497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1">
                <text:p>1</text:p>
              </table:table-cell>
              <table:table-cell office:value-type="float" office:value="0.0784498271411593">
                <text:p>0.0784498271411593</text:p>
              </table:table-cell>
              <table:table-cell office:value-type="float" office:value="0.514195835278674">
                <text:p>0.514195835278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1">
                <text:p>1</text:p>
              </table:table-cell>
              <table:table-cell office:value-type="float" office:value="0.0543721533393965">
                <text:p>0.0543721533393965</text:p>
              </table:table-cell>
              <table:table-cell office:value-type="float" office:value="0.514614518120361">
                <text:p>0.514614518120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1">
                <text:p>1</text:p>
              </table:table-cell>
              <table:table-cell office:value-type="float" office:value="0.0302282354441777">
                <text:p>0.0302282354441777</text:p>
              </table:table-cell>
              <table:table-cell office:value-type="float" office:value="0.514881013539955">
                <text:p>0.5148810135399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1">
                <text:p>1</text:p>
              </table:table-cell>
              <table:table-cell office:value-type="float" office:value="0.00604748910037298">
                <text:p>0.00604748910037298</text:p>
              </table:table-cell>
              <table:table-cell office:value-type="float" office:value="0.514995240360367">
                <text:p>0.514995240360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1">
                <text:p>1</text:p>
              </table:table-cell>
              <table:table-cell office:value-type="float" office:value="-0.0181406251773563">
                <text:p>-0.0181406251773563</text:p>
              </table:table-cell>
              <table:table-cell office:value-type="float" office:value="0.514957163787004">
                <text:p>0.514957163787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1">
                <text:p>1</text:p>
              </table:table-cell>
              <table:table-cell office:value-type="float" office:value="-0.0423066378976557">
                <text:p>-0.0423066378976557</text:p>
              </table:table-cell>
              <table:table-cell office:value-type="float" office:value="0.514766795418356">
                <text:p>0.514766795418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1">
                <text:p>1</text:p>
              </table:table-cell>
              <table:table-cell office:value-type="float" office:value="-0.0664211064965152">
                <text:p>-0.0664211064965152</text:p>
              </table:table-cell>
              <table:table-cell office:value-type="float" office:value="0.514424193242475">
                <text:p>0.5144241932424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1">
                <text:p>1</text:p>
              </table:table-cell>
              <table:table-cell office:value-type="float" office:value="-0.0904546512084957">
                <text:p>-0.0904546512084957</text:p>
              </table:table-cell>
              <table:table-cell office:value-type="float" office:value="0.513929461619302">
                <text:p>0.513929461619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1">
                <text:p>1</text:p>
              </table:table-cell>
              <table:table-cell office:value-type="float" office:value="-0.11437799086145">
                <text:p>-0.11437799086145</text:p>
              </table:table-cell>
              <table:table-cell office:value-type="float" office:value="0.513282751248881">
                <text:p>0.513282751248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1">
                <text:p>1</text:p>
              </table:table-cell>
              <table:table-cell office:value-type="float" office:value="-0.138161978551118">
                <text:p>-0.138161978551118</text:p>
              </table:table-cell>
              <table:table-cell office:value-type="float" office:value="0.512484259125456">
                <text:p>0.512484259125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1">
                <text:p>1</text:p>
              </table:table-cell>
              <table:table-cell office:value-type="float" office:value="-0.161777637152143">
                <text:p>-0.161777637152143</text:p>
              </table:table-cell>
              <table:table-cell office:value-type="float" office:value="0.511534228477463">
                <text:p>0.511534228477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1">
                <text:p>1</text:p>
              </table:table-cell>
              <table:table-cell office:value-type="float" office:value="-0.185196194622232">
                <text:p>-0.185196194622232</text:p>
              </table:table-cell>
              <table:table-cell office:value-type="float" office:value="0.510432948693441">
                <text:p>0.510432948693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1">
                <text:p>1</text:p>
              </table:table-cell>
              <table:table-cell office:value-type="float" office:value="-0.208389119056461">
                <text:p>-0.208389119056461</text:p>
              </table:table-cell>
              <table:table-cell office:value-type="float" office:value="0.50918075523388">
                <text:p>0.509180755233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1">
                <text:p>1</text:p>
              </table:table-cell>
              <table:table-cell office:value-type="float" office:value="-0.231328153449003">
                <text:p>-0.231328153449003</text:p>
              </table:table-cell>
              <table:table-cell office:value-type="float" office:value="0.507778029529039">
                <text:p>0.5077780295290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1">
                <text:p>1</text:p>
              </table:table-cell>
              <table:table-cell office:value-type="float" office:value="-0.253985350119938">
                <text:p>-0.253985350119938</text:p>
              </table:table-cell>
              <table:table-cell office:value-type="float" office:value="0.506225198862755">
                <text:p>0.506225198862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1">
                <text:p>1</text:p>
              </table:table-cell>
              <table:table-cell office:value-type="float" office:value="-0.276333104765196">
                <text:p>-0.276333104765196</text:p>
              </table:table-cell>
              <table:table-cell office:value-type="float" office:value="0.504522736242292">
                <text:p>0.504522736242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1">
                <text:p>1</text:p>
              </table:table-cell>
              <table:table-cell office:value-type="float" office:value="-0.298344190088148">
                <text:p>-0.298344190088148</text:p>
              </table:table-cell>
              <table:table-cell office:value-type="float" office:value="0.502671160254256">
                <text:p>0.502671160254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1">
                <text:p>1</text:p>
              </table:table-cell>
              <table:table-cell office:value-type="float" office:value="-0.319991788971878">
                <text:p>-0.319991788971878</text:p>
              </table:table-cell>
              <table:table-cell office:value-type="float" office:value="0.500671034906631">
                <text:p>0.500671034906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1">
                <text:p>1</text:p>
              </table:table-cell>
              <table:table-cell office:value-type="float" office:value="-0.341249527151703">
                <text:p>-0.341249527151703</text:p>
              </table:table-cell>
              <table:table-cell office:value-type="float" office:value="0.498522969456972">
                <text:p>0.4985229694569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1">
                <text:p>1</text:p>
              </table:table-cell>
              <table:table-cell office:value-type="float" office:value="-0.362091505348153">
                <text:p>-0.362091505348153</text:p>
              </table:table-cell>
              <table:table-cell office:value-type="float" office:value="0.496227618226824">
                <text:p>0.496227618226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1">
                <text:p>1</text:p>
              </table:table-cell>
              <table:table-cell office:value-type="float" office:value="-0.382492330821256">
                <text:p>-0.382492330821256</text:p>
              </table:table-cell>
              <table:table-cell office:value-type="float" office:value="0.493785680402407">
                <text:p>0.4937856804024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1">
                <text:p>1</text:p>
              </table:table-cell>
              <table:table-cell office:value-type="float" office:value="-0.402427148307681">
                <text:p>-0.402427148307681</text:p>
              </table:table-cell>
              <table:table-cell office:value-type="float" office:value="0.491197899821639">
                <text:p>0.4911978998216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1">
                <text:p>1</text:p>
              </table:table-cell>
              <table:table-cell office:value-type="float" office:value="-0.421871670303044">
                <text:p>-0.421871670303044</text:p>
              </table:table-cell>
              <table:table-cell office:value-type="float" office:value="0.488465064747553">
                <text:p>0.4884650647475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1">
                <text:p>1</text:p>
              </table:table-cell>
              <table:table-cell office:value-type="float" office:value="-0.44080220665249">
                <text:p>-0.44080220665249</text:p>
              </table:table-cell>
              <table:table-cell office:value-type="float" office:value="0.485588007628185">
                <text:p>0.4855880076281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1">
                <text:p>1</text:p>
              </table:table-cell>
              <table:table-cell office:value-type="float" office:value="-0.459195693413506">
                <text:p>-0.459195693413506</text:p>
              </table:table-cell>
              <table:table-cell office:value-type="float" office:value="0.482567604843006">
                <text:p>0.482567604843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1">
                <text:p>1</text:p>
              </table:table-cell>
              <table:table-cell office:value-type="float" office:value="-0.477029720955771">
                <text:p>-0.477029720955771</text:p>
              </table:table-cell>
              <table:table-cell office:value-type="float" office:value="0.479404776435962">
                <text:p>0.479404776435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1">
                <text:p>1</text:p>
              </table:table-cell>
              <table:table-cell office:value-type="float" office:value="-0.494282561263848">
                <text:p>-0.494282561263848</text:p>
              </table:table-cell>
              <table:table-cell office:value-type="float" office:value="0.476100485835226">
                <text:p>0.476100485835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1">
                <text:p>1</text:p>
              </table:table-cell>
              <table:table-cell office:value-type="float" office:value="-0.510933194409416">
                <text:p>-0.510933194409416</text:p>
              </table:table-cell>
              <table:table-cell office:value-type="float" office:value="0.472655739559724">
                <text:p>0.4726557395597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1">
                <text:p>1</text:p>
              </table:table-cell>
              <table:table-cell office:value-type="float" office:value="-0.526961334160821">
                <text:p>-0.526961334160821</text:p>
              </table:table-cell>
              <table:table-cell office:value-type="float" office:value="0.469071586912541">
                <text:p>0.469071586912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1">
                <text:p>1</text:p>
              </table:table-cell>
              <table:table-cell office:value-type="float" office:value="-0.542347452698723">
                <text:p>-0.542347452698723</text:p>
              </table:table-cell>
              <table:table-cell office:value-type="float" office:value="0.465349119661294">
                <text:p>0.465349119661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1">
                <text:p>1</text:p>
              </table:table-cell>
              <table:table-cell office:value-type="float" office:value="-0.557072804407732">
                <text:p>-0.557072804407732</text:p>
              </table:table-cell>
              <table:table-cell office:value-type="float" office:value="0.461489471705568">
                <text:p>0.4614894717055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1">
                <text:p>1</text:p>
              </table:table-cell>
              <table:table-cell office:value-type="float" office:value="-0.571119448715057">
                <text:p>-0.571119448715057</text:p>
              </table:table-cell>
              <table:table-cell office:value-type="float" office:value="0.457493818731521">
                <text:p>0.4574938187315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1">
                <text:p>1</text:p>
              </table:table-cell>
              <table:table-cell office:value-type="float" office:value="-0.58447027194833">
                <text:p>-0.58447027194833</text:p>
              </table:table-cell>
              <table:table-cell office:value-type="float" office:value="0.453363377853754">
                <text:p>0.4533633778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1">
                <text:p>1</text:p>
              </table:table-cell>
              <table:table-cell office:value-type="float" office:value="-0.597109008185977">
                <text:p>-0.597109008185977</text:p>
              </table:table-cell>
              <table:table-cell office:value-type="float" office:value="0.449099407244571">
                <text:p>0.4490994072445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1">
                <text:p>1</text:p>
              </table:table-cell>
              <table:table-cell office:value-type="float" office:value="-0.609020259074742">
                <text:p>-0.609020259074742</text:p>
              </table:table-cell>
              <table:table-cell office:value-type="float" office:value="0.444703205750726">
                <text:p>0.4447032057507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1">
                <text:p>1</text:p>
              </table:table-cell>
              <table:table-cell office:value-type="float" office:value="-0.620189512590203">
                <text:p>-0.620189512590203</text:p>
              </table:table-cell>
              <table:table-cell office:value-type="float" office:value="0.440176112497781">
                <text:p>0.4401761124977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1">
                <text:p>1</text:p>
              </table:table-cell>
              <table:table-cell office:value-type="float" office:value="-0.630603160717444">
                <text:p>-0.630603160717444</text:p>
              </table:table-cell>
              <table:table-cell office:value-type="float" office:value="0.435519506482196">
                <text:p>0.435519506482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1">
                <text:p>1</text:p>
              </table:table-cell>
              <table:table-cell office:value-type="float" office:value="-0.640248516030322">
                <text:p>-0.640248516030322</text:p>
              </table:table-cell>
              <table:table-cell office:value-type="float" office:value="0.430734806151273">
                <text:p>0.430734806151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1">
                <text:p>1</text:p>
              </table:table-cell>
              <table:table-cell office:value-type="float" office:value="-0.64911382714914">
                <text:p>-0.64911382714914</text:p>
              </table:table-cell>
              <table:table-cell office:value-type="float" office:value="0.425823468971082">
                <text:p>0.4258234689710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1">
                <text:p>1</text:p>
              </table:table-cell>
              <table:table-cell office:value-type="float" office:value="-0.657188293057896">
                <text:p>-0.657188293057896</text:p>
              </table:table-cell>
              <table:table-cell office:value-type="float" office:value="0.420786990982506">
                <text:p>0.420786990982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1">
                <text:p>1</text:p>
              </table:table-cell>
              <table:table-cell office:value-type="float" office:value="-0.664462076263658">
                <text:p>-0.664462076263658</text:p>
              </table:table-cell>
              <table:table-cell office:value-type="float" office:value="0.41562690634553">
                <text:p>0.41562690634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1">
                <text:p>1</text:p>
              </table:table-cell>
              <table:table-cell office:value-type="float" office:value="-0.670926314782029">
                <text:p>-0.670926314782029</text:p>
              </table:table-cell>
              <table:table-cell office:value-type="float" office:value="0.410344786871922">
                <text:p>0.4103447868719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1">
                <text:p>1</text:p>
              </table:table-cell>
              <table:table-cell office:value-type="float" office:value="-0.676573132934114">
                <text:p>-0.676573132934114</text:p>
              </table:table-cell>
              <table:table-cell office:value-type="float" office:value="0.404942241546441">
                <text:p>0.404942241546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1">
                <text:p>1</text:p>
              </table:table-cell>
              <table:table-cell office:value-type="float" office:value="-0.68139565094182">
                <text:p>-0.68139565094182</text:p>
              </table:table-cell>
              <table:table-cell office:value-type="float" office:value="0.39942091603673">
                <text:p>0.399420916036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1">
                <text:p>1</text:p>
              </table:table-cell>
              <table:table-cell office:value-type="float" office:value="-0.685387993309808">
                <text:p>-0.685387993309808</text:p>
              </table:table-cell>
              <table:table-cell office:value-type="float" office:value="0.393782492192025">
                <text:p>0.393782492192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1">
                <text:p>1</text:p>
              </table:table-cell>
              <table:table-cell office:value-type="float" office:value="-0.688545295983875">
                <text:p>-0.688545295983875</text:p>
              </table:table-cell>
              <table:table-cell office:value-type="float" office:value="0.38802868753085">
                <text:p>0.38802868753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1">
                <text:p>1</text:p>
              </table:table-cell>
              <table:table-cell office:value-type="float" office:value="-0.690863712277058">
                <text:p>-0.690863712277058</text:p>
              </table:table-cell>
              <table:table-cell office:value-type="float" office:value="0.382161254717843">
                <text:p>0.3821612547178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1">
                <text:p>1</text:p>
              </table:table-cell>
              <table:table-cell office:value-type="float" office:value="-0.692340417556227">
                <text:p>-0.692340417556227</text:p>
              </table:table-cell>
              <table:table-cell office:value-type="float" office:value="0.376181981029878">
                <text:p>0.3761819810298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1">
                <text:p>1</text:p>
              </table:table-cell>
              <table:table-cell office:value-type="float" office:value="-0.692973612683471">
                <text:p>-0.692973612683471</text:p>
              </table:table-cell>
              <table:table-cell office:value-type="float" office:value="0.370092687811643">
                <text:p>0.370092687811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1">
                <text:p>1</text:p>
              </table:table-cell>
              <table:table-cell office:value-type="float" office:value="-0.692762526208061">
                <text:p>-0.692762526208061</text:p>
              </table:table-cell>
              <table:table-cell office:value-type="float" office:value="0.36389522992084">
                <text:p>0.363895229920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1">
                <text:p>1</text:p>
              </table:table-cell>
              <table:table-cell office:value-type="float" office:value="-0.691707415306354">
                <text:p>-0.691707415306354</text:p>
              </table:table-cell>
              <table:table-cell office:value-type="float" office:value="0.35759149516318">
                <text:p>0.35759149516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1">
                <text:p>1</text:p>
              </table:table-cell>
              <table:table-cell office:value-type="float" office:value="-0.689809565468455">
                <text:p>-0.689809565468455</text:p>
              </table:table-cell>
              <table:table-cell office:value-type="float" office:value="0.351183403717334">
                <text:p>0.351183403717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1">
                <text:p>1</text:p>
              </table:table-cell>
              <table:table-cell office:value-type="float" office:value="-0.687071288932051">
                <text:p>-0.687071288932051</text:p>
              </table:table-cell>
              <table:table-cell office:value-type="float" office:value="0.344672907550034">
                <text:p>0.3446729075500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1">
                <text:p>1</text:p>
              </table:table-cell>
              <table:table-cell office:value-type="float" office:value="-0.683495921865301">
                <text:p>-0.683495921865301</text:p>
              </table:table-cell>
              <table:table-cell office:value-type="float" office:value="0.338061989821482">
                <text:p>0.338061989821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1">
                <text:p>1</text:p>
              </table:table-cell>
              <table:table-cell office:value-type="float" office:value="-0.679087820302235">
                <text:p>-0.679087820302235</text:p>
              </table:table-cell>
              <table:table-cell office:value-type="float" office:value="0.331352664281258">
                <text:p>0.3313526642812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1">
                <text:p>1</text:p>
              </table:table-cell>
              <table:table-cell office:value-type="float" office:value="-0.67385235483559">
                <text:p>-0.67385235483559</text:p>
              </table:table-cell>
              <table:table-cell office:value-type="float" office:value="0.324546974654917">
                <text:p>0.324546974654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1">
                <text:p>1</text:p>
              </table:table-cell>
              <table:table-cell office:value-type="float" office:value="-0.667795904073576">
                <text:p>-0.667795904073576</text:p>
              </table:table-cell>
              <table:table-cell office:value-type="float" office:value="0.317646994021447">
                <text:p>0.3176469940214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1">
                <text:p>1</text:p>
              </table:table-cell>
              <table:table-cell office:value-type="float" office:value="-0.660925846868521">
                <text:p>-0.660925846868521</text:p>
              </table:table-cell>
              <table:table-cell office:value-type="float" office:value="0.310654824181791">
                <text:p>0.310654824181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1">
                <text:p>1</text:p>
              </table:table-cell>
              <table:table-cell office:value-type="float" office:value="-0.65325055332688">
                <text:p>-0.65325055332688</text:p>
              </table:table-cell>
              <table:table-cell office:value-type="float" office:value="0.303572595018617">
                <text:p>0.3035725950186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1">
                <text:p>1</text:p>
              </table:table-cell>
              <table:table-cell office:value-type="float" office:value="-0.644779374611543">
                <text:p>-0.644779374611543</text:p>
              </table:table-cell>
              <table:table-cell office:value-type="float" office:value="0.296402463847534">
                <text:p>0.2964024638475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0.635522631548891">
                <text:p>-0.635522631548891</text:p>
              </table:table-cell>
              <table:table-cell office:value-type="float" office:value="0.289146614759957">
                <text:p>0.2891466147599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0.625491602054453">
                <text:p>-0.625491602054453</text:p>
              </table:table-cell>
              <table:table-cell office:value-type="float" office:value="0.281807257957806">
                <text:p>0.281807257957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0.614698507392508">
                <text:p>-0.614698507392508</text:p>
              </table:table-cell>
              <table:table-cell office:value-type="float" office:value="0.274386629080261">
                <text:p>0.2743866290802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-0.60315649728635">
                <text:p>-0.60315649728635</text:p>
              </table:table-cell>
              <table:table-cell office:value-type="float" office:value="0.266886988522763">
                <text:p>0.2668869885227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0.590879633897386">
                <text:p>-0.590879633897386</text:p>
              </table:table-cell>
              <table:table-cell office:value-type="float" office:value="0.259310620748477">
                <text:p>0.2593106207484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0.251659833592422">
                <text:p>0.2516598335924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0.243936957558478">
                <text:p>0.243936957558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0.236144345109501">
                <text:p>0.2361443451095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0.228284369950729">
                <text:p>0.2282843699507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1">
                <text:p>1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0.220359426306739">
                <text:p>0.2203594263067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1">
                <text:p>1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0.212371928192134">
                <text:p>0.212371928192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1">
                <text:p>1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0.204324308676216">
                <text:p>0.2043243086762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1">
                <text:p>1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0.196219019141851">
                <text:p>0.196219019141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1">
                <text:p>1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0.188058528538747">
                <text:p>0.188058528538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-0.549912400964514">
                <text:p>-0.549912400964514</text:p>
              </table:table-cell>
              <table:table-cell office:value-type="float" office:value="0.167484045283795">
                <text:p>0.167484045283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-0.772147527456814">
                <text:p>-0.772147527456814</text:p>
              </table:table-cell>
              <table:table-cell office:value-type="float" office:value="0.133651423481936">
                <text:p>0.133651423481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-0.914321020047437">
                <text:p>-0.914321020047437</text:p>
              </table:table-cell>
              <table:table-cell office:value-type="float" office:value="0.107703839167817">
                <text:p>0.1077038391678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7">
                <text:p>-17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-0.986217792867053">
                <text:p>-0.986217792867053</text:p>
              </table:table-cell>
              <table:table-cell office:value-type="float" office:value="0.088835567853244">
                <text:p>0.0888355678532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">
                <text:p>-16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-0.997413354138075">
                <text:p>-0.997413354138075</text:p>
              </table:table-cell>
              <table:table-cell office:value-type="float" office:value="0.0762308934728932">
                <text:p>0.0762308934728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">
                <text:p>-1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-0.9572895518559">
                <text:p>-0.9572895518559</text:p>
              </table:table-cell>
              <table:table-cell office:value-type="float" office:value="0.0690649435217928">
                <text:p>0.06906494352179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0.0648000977306035">
                <text:p>0.06480009773060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0.0605444180391116">
                <text:p>0.06054441803911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0.0562725805040321">
                <text:p>0.05627258050403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0.0519858863684604">
                <text:p>0.0519858863684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0.0476856414009565">
                <text:p>0.04768564140095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0.0433731554977948">
                <text:p>0.04337315549779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0.0390497422839574">
                <text:p>0.03904974228395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0.0347167187129911">
                <text:p>0.0347167187129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0.0303754046658506">
                <text:p>0.03037540466585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0.0260271225488498">
                <text:p>0.0260271225488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0.0216731968908444">
                <text:p>0.0216731968908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0.0173149539397672">
                <text:p>0.0173149539397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0.0129537212586403">
                <text:p>0.0129537212586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0.00859082732118664">
                <text:p>0.008590827321186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0151346283024557">
                <text:p>0.01513462830245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019494532130336">
                <text:p>0.019494532130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0238507823075358">
                <text:p>0.02385078230753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0282020518780511">
                <text:p>0.02820205187805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0325470154030191">
                <text:p>0.0325470154030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0368843493644594">
                <text:p>0.0368843493644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0412127325684308">
                <text:p>0.04121273256843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0455308465474792">
                <text:p>0.0455308465474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0498373759622561">
                <text:p>0.04983737596225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0541310090021837">
                <text:p>0.05413100900218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0584104377850444">
                <text:p>0.0584104377850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0626743587553753">
                <text:p>0.0626743587553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0669214730815433">
                <text:p>0.06692147308154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0711504870513819">
                <text:p>0.07115048705138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1.0580555671248">
                <text:p>1.0580555671248</text:p>
              </table:table-cell>
              <table:table-cell office:value-type="float" office:value="0.0753891703291382">
                <text:p>0.0753891703291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1.09536424799084">
                <text:p>1.09536424799084</text:p>
              </table:table-cell>
              <table:table-cell office:value-type="float" office:value="0.0827774811105684">
                <text:p>0.0827774811105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1.07662277723834">
                <text:p>1.07662277723834</text:p>
              </table:table-cell>
              <table:table-cell office:value-type="float" office:value="0.0960137973229201">
                <text:p>0.09601379732292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0.992300814157243">
                <text:p>0.992300814157243</text:p>
              </table:table-cell>
              <table:table-cell office:value-type="float" office:value="0.115915958484205">
                <text:p>0.115915958484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0.832660313915278">
                <text:p>0.832660313915278</text:p>
              </table:table-cell>
              <table:table-cell office:value-type="float" office:value="0.143291897790145">
                <text:p>0.1432918977901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0.587740404544995">
                <text:p>0.587740404544995</text:p>
              </table:table-cell>
              <table:table-cell office:value-type="float" office:value="0.178938814389079">
                <text:p>0.1789388143890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200278718754918">
                <text:p>0.2002787187549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20835548081841">
                <text:p>0.20835548081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216373344929369">
                <text:p>0.2163733449293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224329868768714">
                <text:p>0.2243298687687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232222628702209">
                <text:p>0.2322226287022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240049220518717">
                <text:p>0.2400492205187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247807260162556">
                <text:p>0.247807260162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255494384459694">
                <text:p>0.255494384459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263108251837604">
                <text:p>0.2631082518376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270646543038526">
                <text:p>0.2706465430385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620189512590203">
                <text:p>0.620189512590203</text:p>
              </table:table-cell>
              <table:table-cell office:value-type="float" office:value="0.278106961825935">
                <text:p>0.2781069618259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630603160717444">
                <text:p>0.630603160717444</text:p>
              </table:table-cell>
              <table:table-cell office:value-type="float" office:value="0.285487235683997">
                <text:p>0.2854872356839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640248516030322">
                <text:p>0.640248516030322</text:p>
              </table:table-cell>
              <table:table-cell office:value-type="float" office:value="0.292785116509801">
                <text:p>0.2927851165098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64911382714914">
                <text:p>0.64911382714914</text:p>
              </table:table-cell>
              <table:table-cell office:value-type="float" office:value="0.299998381298152">
                <text:p>0.2999983812981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657188293057896">
                <text:p>0.657188293057896</text:p>
              </table:table-cell>
              <table:table-cell office:value-type="float" office:value="0.307124832818717">
                <text:p>0.3071248328187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664462076263658">
                <text:p>0.664462076263658</text:p>
              </table:table-cell>
              <table:table-cell office:value-type="float" office:value="0.314162300285329">
                <text:p>0.314162300285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670926314782029">
                <text:p>0.670926314782029</text:p>
              </table:table-cell>
              <table:table-cell office:value-type="float" office:value="0.321108640017225">
                <text:p>0.3211086400172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676573132934114">
                <text:p>0.676573132934114</text:p>
              </table:table-cell>
              <table:table-cell office:value-type="float" office:value="0.32796173609203">
                <text:p>0.327961736092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68139565094182">
                <text:p>0.68139565094182</text:p>
              </table:table-cell>
              <table:table-cell office:value-type="float" office:value="0.334719500990292">
                <text:p>0.334719500990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685387993309808">
                <text:p>0.685387993309808</text:p>
              </table:table-cell>
              <table:table-cell office:value-type="float" office:value="0.341379876231361">
                <text:p>0.3413798762313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688545295983875">
                <text:p>0.688545295983875</text:p>
              </table:table-cell>
              <table:table-cell office:value-type="float" office:value="0.347940833000417">
                <text:p>0.3479408330004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690863712277058">
                <text:p>0.690863712277058</text:p>
              </table:table-cell>
              <table:table-cell office:value-type="float" office:value="0.354400372766471">
                <text:p>0.3544003727664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692340417556227">
                <text:p>0.692340417556227</text:p>
              </table:table-cell>
              <table:table-cell office:value-type="float" office:value="0.360756527891135">
                <text:p>0.360756527891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692973612683471">
                <text:p>0.692973612683471</text:p>
              </table:table-cell>
              <table:table-cell office:value-type="float" office:value="0.367007362227984">
                <text:p>0.367007362227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692762526208061">
                <text:p>0.692762526208061</text:p>
              </table:table-cell>
              <table:table-cell office:value-type="float" office:value="0.373150971712327">
                <text:p>0.3731509717123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691707415306354">
                <text:p>0.691707415306354</text:p>
              </table:table-cell>
              <table:table-cell office:value-type="float" office:value="0.3791854849412">
                <text:p>0.37918548494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689809565468455">
                <text:p>0.689809565468455</text:p>
              </table:table-cell>
              <table:table-cell office:value-type="float" office:value="0.385109063743416">
                <text:p>0.3851090637434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687071288932051">
                <text:p>0.687071288932051</text:p>
              </table:table-cell>
              <table:table-cell office:value-type="float" office:value="0.390919903739489">
                <text:p>0.3909199037394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683495921865301">
                <text:p>0.683495921865301</text:p>
              </table:table-cell>
              <table:table-cell office:value-type="float" office:value="0.396616234891264">
                <text:p>0.3966162348912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679087820302235">
                <text:p>0.679087820302235</text:p>
              </table:table-cell>
              <table:table-cell office:value-type="float" office:value="0.402196322041093">
                <text:p>0.4021963220410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67385235483559">
                <text:p>0.67385235483559</text:p>
              </table:table-cell>
              <table:table-cell office:value-type="float" office:value="0.407658465440372">
                <text:p>0.4076584654403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667795904073576">
                <text:p>0.667795904073576</text:p>
              </table:table-cell>
              <table:table-cell office:value-type="float" office:value="0.413001001267311">
                <text:p>0.4130010012673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660925846868521">
                <text:p>0.660925846868521</text:p>
              </table:table-cell>
              <table:table-cell office:value-type="float" office:value="0.418222302133741">
                <text:p>0.4182223021337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65325055332688">
                <text:p>0.65325055332688</text:p>
              </table:table-cell>
              <table:table-cell office:value-type="float" office:value="0.423320777580839">
                <text:p>0.4233207775808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644779374611543">
                <text:p>0.644779374611543</text:p>
              </table:table-cell>
              <table:table-cell office:value-type="float" office:value="0.428294874563594">
                <text:p>0.428294874563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635522631548891">
                <text:p>0.635522631548891</text:p>
              </table:table-cell>
              <table:table-cell office:value-type="float" office:value="0.43314307792388">
                <text:p>0.433143077923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625491602054453">
                <text:p>0.625491602054453</text:p>
              </table:table-cell>
              <table:table-cell office:value-type="float" office:value="0.437863910851987">
                <text:p>0.4378639108519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614698507392508">
                <text:p>0.614698507392508</text:p>
              </table:table-cell>
              <table:table-cell office:value-type="float" office:value="0.442455935336473">
                <text:p>0.4424559353364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60315649728635">
                <text:p>0.60315649728635</text:p>
              </table:table-cell>
              <table:table-cell office:value-type="float" office:value="0.446917752602198">
                <text:p>0.446917752602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590879633897386">
                <text:p>0.590879633897386</text:p>
              </table:table-cell>
              <table:table-cell office:value-type="float" office:value="0.451248003536399">
                <text:p>0.4512480035363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577882874692548">
                <text:p>0.577882874692548</text:p>
              </table:table-cell>
              <table:table-cell office:value-type="float" office:value="0.455445369102693">
                <text:p>0.4554453691026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564182054220929">
                <text:p>0.564182054220929</text:p>
              </table:table-cell>
              <table:table-cell office:value-type="float" office:value="0.459508570742868">
                <text:p>0.4595085707428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549793864821826">
                <text:p>0.549793864821826</text:p>
              </table:table-cell>
              <table:table-cell office:value-type="float" office:value="0.463436370766344">
                <text:p>0.4634363707663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53473583628769">
                <text:p>0.53473583628769</text:p>
              </table:table-cell>
              <table:table-cell office:value-type="float" office:value="0.467227572727184">
                <text:p>0.4672275727271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519026314506778">
                <text:p>0.519026314506778</text:p>
              </table:table-cell>
              <table:table-cell office:value-type="float" office:value="0.470881021788544">
                <text:p>0.4708810217885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502684439111516">
                <text:p>0.502684439111516</text:p>
              </table:table-cell>
              <table:table-cell office:value-type="float" office:value="0.474395605074449">
                <text:p>0.4743956050744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485730120159797">
                <text:p>0.485730120159797</text:p>
              </table:table-cell>
              <table:table-cell office:value-type="float" office:value="0.477770252008783">
                <text:p>0.4777702520087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468184013877653">
                <text:p>0.468184013877653</text:p>
              </table:table-cell>
              <table:table-cell office:value-type="float" office:value="0.481003934641399">
                <text:p>0.4810039346413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450067497492817">
                <text:p>0.450067497492817</text:p>
              </table:table-cell>
              <table:table-cell office:value-type="float" office:value="0.484095667961242">
                <text:p>0.4840956679612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43140264318987">
                <text:p>0.43140264318987</text:p>
              </table:table-cell>
              <table:table-cell office:value-type="float" office:value="0.487044510196392">
                <text:p>0.4870445101963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41221219121868">
                <text:p>0.41221219121868</text:p>
              </table:table-cell>
              <table:table-cell office:value-type="float" office:value="0.489849563100939">
                <text:p>0.4898495631009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392519522188909">
                <text:p>0.392519522188909</text:p>
              </table:table-cell>
              <table:table-cell office:value-type="float" office:value="0.492509972228593">
                <text:p>0.4925099722285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372348628584349">
                <text:p>0.372348628584349</text:p>
              </table:table-cell>
              <table:table-cell office:value-type="float" office:value="0.495024927192964">
                <text:p>0.4950249271929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351724085531768">
                <text:p>0.351724085531768</text:p>
              </table:table-cell>
              <table:table-cell office:value-type="float" office:value="0.497393661914407">
                <text:p>0.4973936619144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330671020859909">
                <text:p>0.330671020859909</text:p>
              </table:table-cell>
              <table:table-cell office:value-type="float" office:value="0.499615454853377">
                <text:p>0.4996154548533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309215084485098">
                <text:p>0.309215084485098</text:p>
              </table:table-cell>
              <table:table-cell office:value-type="float" office:value="0.501689629230224">
                <text:p>0.5016896292302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287382417160774">
                <text:p>0.287382417160774</text:p>
              </table:table-cell>
              <table:table-cell office:value-type="float" office:value="0.503615553231339">
                <text:p>0.5036155532313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265199618629007">
                <text:p>0.265199618629007</text:p>
              </table:table-cell>
              <table:table-cell office:value-type="float" office:value="0.505392640201615">
                <text:p>0.505392640201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242693715212811">
                <text:p>0.242693715212811</text:p>
              </table:table-cell>
              <table:table-cell office:value-type="float" office:value="0.507020348823145">
                <text:p>0.5070203488231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219892126888729">
                <text:p>0.219892126888729</text:p>
              </table:table-cell>
              <table:table-cell office:value-type="float" office:value="0.508498183280116">
                <text:p>0.5084981832801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196822633879818">
                <text:p>0.196822633879818</text:p>
              </table:table-cell>
              <table:table-cell office:value-type="float" office:value="0.509825693409835">
                <text:p>0.5098256934098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173513342809728">
                <text:p>0.173513342809728</text:p>
              </table:table-cell>
              <table:table-cell office:value-type="float" office:value="0.511002474839857">
                <text:p>0.5110024748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149992652459105">
                <text:p>0.149992652459105</text:p>
              </table:table-cell>
              <table:table-cell office:value-type="float" office:value="0.51202816911116">
                <text:p>0.512028169111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126289219166058">
                <text:p>0.126289219166058</text:p>
              </table:table-cell>
              <table:table-cell office:value-type="float" office:value="0.512902463787331">
                <text:p>0.5129024637873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10243192191282">
                <text:p>0.10243192191282</text:p>
              </table:table-cell>
              <table:table-cell office:value-type="float" office:value="0.513625092549743">
                <text:p>0.513625092549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784498271411595">
                <text:p>0.0784498271411595</text:p>
              </table:table-cell>
              <table:table-cell office:value-type="float" office:value="0.514195835278674">
                <text:p>0.5141958352786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0543721533393966">
                <text:p>0.0543721533393966</text:p>
              </table:table-cell>
              <table:table-cell office:value-type="float" office:value="0.514614518120361">
                <text:p>0.5146145181203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302282354441779">
                <text:p>0.0302282354441779</text:p>
              </table:table-cell>
              <table:table-cell office:value-type="float" office:value="0.514881013539955">
                <text:p>0.5148810135399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0604748910037315">
                <text:p>0.00604748910037315</text:p>
              </table:table-cell>
              <table:table-cell office:value-type="float" office:value="0.514995240360367">
                <text:p>0.5149952403603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0.0181406251773561">
                <text:p>-0.0181406251773561</text:p>
              </table:table-cell>
              <table:table-cell office:value-type="float" office:value="0.514957163787004">
                <text:p>0.514957163787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0.0423066378976559">
                <text:p>-0.0423066378976559</text:p>
              </table:table-cell>
              <table:table-cell office:value-type="float" office:value="0.514766795418356">
                <text:p>0.5147667954183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-0.0664211064965153">
                <text:p>-0.0664211064965153</text:p>
              </table:table-cell>
              <table:table-cell office:value-type="float" office:value="0.514424193242475">
                <text:p>0.5144241932424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-0.0904546512084956">
                <text:p>-0.0904546512084956</text:p>
              </table:table-cell>
              <table:table-cell office:value-type="float" office:value="0.513929461619302">
                <text:p>0.5139294616193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-0.114377990861449">
                <text:p>-0.114377990861449</text:p>
              </table:table-cell>
              <table:table-cell office:value-type="float" office:value="0.513282751248881">
                <text:p>0.513282751248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-0.138161978551118">
                <text:p>-0.138161978551118</text:p>
              </table:table-cell>
              <table:table-cell office:value-type="float" office:value="0.512484259125456">
                <text:p>0.512484259125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-0.161777637152142">
                <text:p>-0.161777637152142</text:p>
              </table:table-cell>
              <table:table-cell office:value-type="float" office:value="0.511534228477463">
                <text:p>0.511534228477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-0.185196194622232">
                <text:p>-0.185196194622232</text:p>
              </table:table-cell>
              <table:table-cell office:value-type="float" office:value="0.510432948693441">
                <text:p>0.5104329486934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-0.208389119056461">
                <text:p>-0.208389119056461</text:p>
              </table:table-cell>
              <table:table-cell office:value-type="float" office:value="0.50918075523388">
                <text:p>0.509180755233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-0.231328153449003">
                <text:p>-0.231328153449003</text:p>
              </table:table-cell>
              <table:table-cell office:value-type="float" office:value="0.507778029529039">
                <text:p>0.507778029529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-0.253985350119938">
                <text:p>-0.253985350119938</text:p>
              </table:table-cell>
              <table:table-cell office:value-type="float" office:value="0.506225198862755">
                <text:p>0.5062251988627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0.276333104765196">
                <text:p>-0.276333104765196</text:p>
              </table:table-cell>
              <table:table-cell office:value-type="float" office:value="0.504522736242292">
                <text:p>0.5045227362422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-0.298344190088149">
                <text:p>-0.298344190088149</text:p>
              </table:table-cell>
              <table:table-cell office:value-type="float" office:value="0.502671160254256">
                <text:p>0.5026711602542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-0.319991788971878">
                <text:p>-0.319991788971878</text:p>
              </table:table-cell>
              <table:table-cell office:value-type="float" office:value="0.500671034906631">
                <text:p>0.5006710349066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-0.341249527151703">
                <text:p>-0.341249527151703</text:p>
              </table:table-cell>
              <table:table-cell office:value-type="float" office:value="0.498522969456972">
                <text:p>0.4985229694569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-0.362091505348152">
                <text:p>-0.362091505348152</text:p>
              </table:table-cell>
              <table:table-cell office:value-type="float" office:value="0.496227618226824">
                <text:p>0.4962276182268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-0.382492330821256">
                <text:p>-0.382492330821256</text:p>
              </table:table-cell>
              <table:table-cell office:value-type="float" office:value="0.493785680402407">
                <text:p>0.4937856804024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-0.402427148307681">
                <text:p>-0.402427148307681</text:p>
              </table:table-cell>
              <table:table-cell office:value-type="float" office:value="0.491197899821639">
                <text:p>0.4911978998216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-0.421871670303043">
                <text:p>-0.421871670303043</text:p>
              </table:table-cell>
              <table:table-cell office:value-type="float" office:value="0.488465064747553">
                <text:p>0.4884650647475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-0.44080220665249">
                <text:p>-0.44080220665249</text:p>
              </table:table-cell>
              <table:table-cell office:value-type="float" office:value="0.485588007628185">
                <text:p>0.4855880076281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-0.459195693413506">
                <text:p>-0.459195693413506</text:p>
              </table:table-cell>
              <table:table-cell office:value-type="float" office:value="0.482567604843006">
                <text:p>0.4825676048430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-0.477029720955772">
                <text:p>-0.477029720955772</text:p>
              </table:table-cell>
              <table:table-cell office:value-type="float" office:value="0.479404776435962">
                <text:p>0.479404776435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-0.494282561263848">
                <text:p>-0.494282561263848</text:p>
              </table:table-cell>
              <table:table-cell office:value-type="float" office:value="0.476100485835226">
                <text:p>0.4761004858352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-0.510933194409416">
                <text:p>-0.510933194409416</text:p>
              </table:table-cell>
              <table:table-cell office:value-type="float" office:value="0.472655739559724">
                <text:p>0.472655739559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-0.526961334160822">
                <text:p>-0.526961334160822</text:p>
              </table:table-cell>
              <table:table-cell office:value-type="float" office:value="0.469071586912541">
                <text:p>0.4690715869125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-0.542347452698723">
                <text:p>-0.542347452698723</text:p>
              </table:table-cell>
              <table:table-cell office:value-type="float" office:value="0.465349119661294">
                <text:p>0.4653491196612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-0.557072804407731">
                <text:p>-0.557072804407731</text:p>
              </table:table-cell>
              <table:table-cell office:value-type="float" office:value="0.461489471705569">
                <text:p>0.4614894717055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-0.571119448715057">
                <text:p>-0.571119448715057</text:p>
              </table:table-cell>
              <table:table-cell office:value-type="float" office:value="0.457493818731521">
                <text:p>0.457493818731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-0.58447027194833">
                <text:p>-0.58447027194833</text:p>
              </table:table-cell>
              <table:table-cell office:value-type="float" office:value="0.453363377853754">
                <text:p>0.4533633778537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-0.597109008185977">
                <text:p>-0.597109008185977</text:p>
              </table:table-cell>
              <table:table-cell office:value-type="float" office:value="0.449099407244571">
                <text:p>0.4490994072445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-0.609020259074742">
                <text:p>-0.609020259074742</text:p>
              </table:table-cell>
              <table:table-cell office:value-type="float" office:value="0.444703205750726">
                <text:p>0.4447032057507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-0.620189512590203">
                <text:p>-0.620189512590203</text:p>
              </table:table-cell>
              <table:table-cell office:value-type="float" office:value="0.440176112497781">
                <text:p>0.4401761124977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-0.630603160717444">
                <text:p>-0.630603160717444</text:p>
              </table:table-cell>
              <table:table-cell office:value-type="float" office:value="0.435519506482196">
                <text:p>0.4355195064821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-0.640248516030322">
                <text:p>-0.640248516030322</text:p>
              </table:table-cell>
              <table:table-cell office:value-type="float" office:value="0.430734806151273">
                <text:p>0.4307348061512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-0.64911382714914">
                <text:p>-0.64911382714914</text:p>
              </table:table-cell>
              <table:table-cell office:value-type="float" office:value="0.425823468971082">
                <text:p>0.4258234689710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-0.657188293057896">
                <text:p>-0.657188293057896</text:p>
              </table:table-cell>
              <table:table-cell office:value-type="float" office:value="0.420786990982506">
                <text:p>0.4207869909825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-0.664462076263658">
                <text:p>-0.664462076263658</text:p>
              </table:table-cell>
              <table:table-cell office:value-type="float" office:value="0.41562690634553">
                <text:p>0.415626906345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-0.670926314782029">
                <text:p>-0.670926314782029</text:p>
              </table:table-cell>
              <table:table-cell office:value-type="float" office:value="0.410344786871922">
                <text:p>0.4103447868719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-0.676573132934114">
                <text:p>-0.676573132934114</text:p>
              </table:table-cell>
              <table:table-cell office:value-type="float" office:value="0.404942241546441">
                <text:p>0.4049422415464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-0.68139565094182">
                <text:p>-0.68139565094182</text:p>
              </table:table-cell>
              <table:table-cell office:value-type="float" office:value="0.39942091603673">
                <text:p>0.399420916036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-0.685387993309808">
                <text:p>-0.685387993309808</text:p>
              </table:table-cell>
              <table:table-cell office:value-type="float" office:value="0.393782492192025">
                <text:p>0.3937824921920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-0.688545295983875">
                <text:p>-0.688545295983875</text:p>
              </table:table-cell>
              <table:table-cell office:value-type="float" office:value="0.38802868753085">
                <text:p>0.388028687530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-0.690863712277058">
                <text:p>-0.690863712277058</text:p>
              </table:table-cell>
              <table:table-cell office:value-type="float" office:value="0.382161254717843">
                <text:p>0.3821612547178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-0.692340417556227">
                <text:p>-0.692340417556227</text:p>
              </table:table-cell>
              <table:table-cell office:value-type="float" office:value="0.376181981029878">
                <text:p>0.3761819810298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-0.692973612683471">
                <text:p>-0.692973612683471</text:p>
              </table:table-cell>
              <table:table-cell office:value-type="float" office:value="0.370092687811643">
                <text:p>0.3700926878116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-0.692762526208061">
                <text:p>-0.692762526208061</text:p>
              </table:table-cell>
              <table:table-cell office:value-type="float" office:value="0.36389522992084">
                <text:p>0.363895229920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-0.691707415306354">
                <text:p>-0.691707415306354</text:p>
              </table:table-cell>
              <table:table-cell office:value-type="float" office:value="0.35759149516318">
                <text:p>0.357591495163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-0.689809565468455">
                <text:p>-0.689809565468455</text:p>
              </table:table-cell>
              <table:table-cell office:value-type="float" office:value="0.351183403717334">
                <text:p>0.351183403717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-0.687071288932051">
                <text:p>-0.687071288932051</text:p>
              </table:table-cell>
              <table:table-cell office:value-type="float" office:value="0.344672907550034">
                <text:p>0.3446729075500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-0.683495921865301">
                <text:p>-0.683495921865301</text:p>
              </table:table-cell>
              <table:table-cell office:value-type="float" office:value="0.338061989821482">
                <text:p>0.3380619898214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-0.679087820302235">
                <text:p>-0.679087820302235</text:p>
              </table:table-cell>
              <table:table-cell office:value-type="float" office:value="0.331352664281258">
                <text:p>0.3313526642812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-0.67385235483559">
                <text:p>-0.67385235483559</text:p>
              </table:table-cell>
              <table:table-cell office:value-type="float" office:value="0.324546974654917">
                <text:p>0.3245469746549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-0.667795904073576">
                <text:p>-0.667795904073576</text:p>
              </table:table-cell>
              <table:table-cell office:value-type="float" office:value="0.317646994021447">
                <text:p>0.3176469940214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-0.660925846868521">
                <text:p>-0.660925846868521</text:p>
              </table:table-cell>
              <table:table-cell office:value-type="float" office:value="0.310654824181791">
                <text:p>0.3106548241817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-0.65325055332688">
                <text:p>-0.65325055332688</text:p>
              </table:table-cell>
              <table:table-cell office:value-type="float" office:value="0.303572595018617">
                <text:p>0.3035725950186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-0.644779374611543">
                <text:p>-0.644779374611543</text:p>
              </table:table-cell>
              <table:table-cell office:value-type="float" office:value="0.296402463847534">
                <text:p>0.2964024638475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-0.635522631548891">
                <text:p>-0.635522631548891</text:p>
              </table:table-cell>
              <table:table-cell office:value-type="float" office:value="0.289146614759957">
                <text:p>0.2891466147599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-0.625491602054453">
                <text:p>-0.625491602054453</text:p>
              </table:table-cell>
              <table:table-cell office:value-type="float" office:value="0.281807257957806">
                <text:p>0.2818072579578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-0.614698507392508">
                <text:p>-0.614698507392508</text:p>
              </table:table-cell>
              <table:table-cell office:value-type="float" office:value="0.274386629080261">
                <text:p>0.2743866290802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-0.603156497286351">
                <text:p>-0.603156497286351</text:p>
              </table:table-cell>
              <table:table-cell office:value-type="float" office:value="0.266886988522763">
                <text:p>0.2668869885227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-0.590879633897386">
                <text:p>-0.590879633897386</text:p>
              </table:table-cell>
              <table:table-cell office:value-type="float" office:value="0.259310620748477">
                <text:p>0.259310620748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0.251659833592422">
                <text:p>0.2516598335924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0.243936957558478">
                <text:p>0.2439369575584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0.236144345109501">
                <text:p>0.2361443451095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0.228284369950729">
                <text:p>0.2282843699507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0.220359426306739">
                <text:p>0.2203594263067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-0.502684439111516">
                <text:p>-0.502684439111516</text:p>
              </table:table-cell>
              <table:table-cell office:value-type="float" office:value="0.212371928192134">
                <text:p>0.2123719281921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0.204324308676216">
                <text:p>0.2043243086762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0.196219019141851">
                <text:p>0.1962190191418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0.188058528538746">
                <text:p>0.188058528538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0">
                <text:p>16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-0.549912400964514">
                <text:p>-0.549912400964514</text:p>
              </table:table-cell>
              <table:table-cell office:value-type="float" office:value="0.167484045283795">
                <text:p>0.1674840452837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1">
                <text:p>161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-0.772147527456814">
                <text:p>-0.772147527456814</text:p>
              </table:table-cell>
              <table:table-cell office:value-type="float" office:value="0.133651423481936">
                <text:p>0.1336514234819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">
                <text:p>162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-0.914321020047437">
                <text:p>-0.914321020047437</text:p>
              </table:table-cell>
              <table:table-cell office:value-type="float" office:value="0.107703839167817">
                <text:p>0.1077038391678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">
                <text:p>163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-0.986217792867053">
                <text:p>-0.986217792867053</text:p>
              </table:table-cell>
              <table:table-cell office:value-type="float" office:value="0.0888355678532441">
                <text:p>0.08883556785324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">
                <text:p>164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-0.997413354138075">
                <text:p>-0.997413354138075</text:p>
              </table:table-cell>
              <table:table-cell office:value-type="float" office:value="0.0762308934728932">
                <text:p>0.0762308934728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">
                <text:p>16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-0.9572895518559">
                <text:p>-0.9572895518559</text:p>
              </table:table-cell>
              <table:table-cell office:value-type="float" office:value="0.0690649435217928">
                <text:p>0.06906494352179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0.0648000977306035">
                <text:p>0.06480009773060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0.0605444180391116">
                <text:p>0.06054441803911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0.056272580504032">
                <text:p>0.0562725805040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0.0519858863684605">
                <text:p>0.05198588636846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0.0476856414009565">
                <text:p>0.04768564140095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0.0433731554977948">
                <text:p>0.04337315549779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0.0390497422839575">
                <text:p>0.03904974228395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0.0347167187129911">
                <text:p>0.0347167187129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0.0303754046658506">
                <text:p>0.03037540466585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0.0260271225488498">
                <text:p>0.02602712254884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0.0216731968908444">
                <text:p>0.02167319689084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0.0173149539397671">
                <text:p>0.01731495393976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0.0129537212586403">
                <text:p>0.01295372125864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0.00859082732118661">
                <text:p>0.008590827321186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107723988928361">
                <text:p>0.01077239889283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6000003814697pt" style:font-family-asian="'Lucida Sans Unicode'" style:font-pitch-asian="variable" style:font-size-asian="30.6000003814697pt" style:font-family-complex="Tahoma" style:font-pitch-complex="variable" style:font-size-complex="30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4" style:family="chart">
      <style:chart-properties chart:connect-bars="false" chart:treat-empty-cells="ignor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true" chart:logarithmic="false" chart:minimum="-4" chart:maximum="32" chart:interval-major="4" chart:interval-minor-divisor="4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16.5pt" style:font-family-asian="'Lucida Sans Unicode'" style:font-pitch-asian="variable" style:font-size-asian="16.5pt" style:font-family-complex="Tahoma" style:font-pitch-complex="variable" style:font-size-complex="16.5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000007629395pt" style:font-family-asian="'Lucida Sans Unicode'" style:font-pitch-asian="variable" style:font-size-asian="21.2000007629395pt" style:font-family-complex="Tahoma" style:font-pitch-complex="variable" style:font-size-complex="21.2000007629395pt"/>
    </style:style>
    <style:style style:name="ch7" style:family="chart" style:data-style-name="N111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16.5pt" style:font-family-asian="'Lucida Sans Unicode'" style:font-pitch-asian="variable" style:font-size-asian="16.5pt" style:font-family-complex="Tahoma" style:font-pitch-complex="variable" style:font-size-complex="16.5pt"/>
    </style:style>
    <style:style style:name="ch8" style:family="chart">
      <style:chart-properties chart:symbol-type="none"/>
      <style:graphic-properties svg:stroke-width="0.05cm" svg:stroke-color="#ccffff" draw:fill-color="#ccffff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9" style:family="chart">
      <style:chart-properties chart:symbol-type="none"/>
      <style:graphic-properties draw:stroke="solid" svg:stroke-width="0.05cm" svg:stroke-color="#ffffcc" draw:fill-color="#ffffcc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10" style:family="chart">
      <style:chart-properties chart:symbol-type="none"/>
      <style:graphic-properties draw:stroke="solid" svg:stroke-width="0.05cm" svg:stroke-color="#993366" draw:fill-color="#993366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32.172cm" svg:height="16.525cm" chart:class="chart:scatter" chart:style-name="ch1">
        <chart:title svg:x="11.877cm" svg:y="0.33cm" chart:style-name="ch2">
          <text:p>Airfoil coefficients</text:p>
        </chart:title>
        <chart:legend chart:legend-position="end" svg:x="28.326cm" svg:y="7.1cm" chart:style-name="ch3"/>
        <chart:plot-area chart:style-name="ch4" table:cell-range-address="Tabelle1.A49:Tabelle1.D410" chart:data-source-has-labels="row" svg:x="0.642cm" svg:y="2.197cm" svg:width="26.401cm" svg:height="13.998cm">
          <chart:axis chart:dimension="x" chart:name="primary-x" chart:style-name="ch5">
            <chart:title svg:x="11.666cm" svg:y="15.318cm" chart:style-name="ch6">
              <text:p>Angle of attack (deg)</text:p>
            </chart:title>
            <chart:grid chart:class="major"/>
          </chart:axis>
          <chart:axis chart:dimension="y" chart:name="primary-y" chart:style-name="ch7">
            <chart:grid chart:class="major"/>
          </chart:axis>
          <chart:series chart:style-name="ch8" chart:values-cell-range-address="Tabelle1.B50:Tabelle1.B410" chart:label-cell-address="Tabelle1.B49:Tabelle1.B49" chart:class="chart:scatter">
            <chart:domain table:cell-range-address="Tabelle1.A50:Tabelle1.A410"/>
            <chart:data-point chart:repeated="361"/>
          </chart:series>
          <chart:series chart:style-name="ch9" chart:values-cell-range-address="Tabelle1.C50:Tabelle1.C410" chart:label-cell-address="Tabelle1.C49:Tabelle1.C49" chart:class="chart:scatter">
            <chart:data-point chart:repeated="361"/>
          </chart:series>
          <chart:series chart:style-name="ch10" chart:values-cell-range-address="Tabelle1.D50:Tabelle1.D410" chart:label-cell-address="Tabelle1.D49:Tabelle1.D49" chart:class="chart:scatter">
            <chart:data-point chart:repeated="3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B49:Tabelle1.B49">Stallfactor</text:p>
              </table:table-cell>
              <table:table-cell office:value-type="string">
                <text:p text:id="Tabelle1.C49:Tabelle1.C49">Lift</text:p>
              </table:table-cell>
              <table:table-cell office:value-type="string">
                <text:p text:id="Tabelle1.D49:Tabelle1.D49">Dr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 text:id="Tabelle1.A50:Tabelle1.A410">-180</text:p>
              </table:table-cell>
              <table:table-cell office:value-type="float" office:value="0">
                <text:p text:id="Tabelle1.B50:Tabelle1.B410">0</text:p>
              </table:table-cell>
              <table:table-cell office:value-type="float" office:value="0.0503963821513363">
                <text:p text:id="Tabelle1.C50:Tabelle1.C410">0.0503963821513363</text:p>
              </table:table-cell>
              <table:table-cell office:value-type="float" office:value="0.0107723988928362">
                <text:p text:id="Tabelle1.D50:Tabelle1.D410">0.01077239889283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">
                <text:p>0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0151346283024557">
                <text:p>0.0151346283024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">
                <text:p>0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0194945321303361">
                <text:p>0.0194945321303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">
                <text:p>0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0238507823075358">
                <text:p>0.023850782307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">
                <text:p>0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028202051878051">
                <text:p>0.028202051878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">
                <text:p>0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0325470154030191">
                <text:p>0.0325470154030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">
                <text:p>0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0368843493644594">
                <text:p>0.036884349364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">
                <text:p>0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0412127325684308">
                <text:p>0.0412127325684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">
                <text:p>0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0455308465474792">
                <text:p>0.0455308465474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">
                <text:p>0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0498373759622562">
                <text:p>0.0498373759622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">
                <text:p>0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0541310090021837">
                <text:p>0.0541310090021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">
                <text:p>0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0584104377850444">
                <text:p>0.0584104377850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">
                <text:p>0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0626743587553753">
                <text:p>0.0626743587553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">
                <text:p>0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0669214730815432">
                <text:p>0.0669214730815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">
                <text:p>0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0711504870513819">
                <text:p>0.0711504870513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1.0580555671248">
                <text:p>1.0580555671248</text:p>
              </table:table-cell>
              <table:table-cell office:value-type="float" office:value="0.0753891703291382">
                <text:p>0.075389170329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1.09536424799084">
                <text:p>1.09536424799084</text:p>
              </table:table-cell>
              <table:table-cell office:value-type="float" office:value="0.0827774811105684">
                <text:p>0.0827774811105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1.07662277723834">
                <text:p>1.07662277723834</text:p>
              </table:table-cell>
              <table:table-cell office:value-type="float" office:value="0.0960137973229201">
                <text:p>0.0960137973229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0.992300814157243">
                <text:p>0.992300814157243</text:p>
              </table:table-cell>
              <table:table-cell office:value-type="float" office:value="0.115915958484205">
                <text:p>0.115915958484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0.832660313915278">
                <text:p>0.832660313915278</text:p>
              </table:table-cell>
              <table:table-cell office:value-type="float" office:value="0.143291897790145">
                <text:p>0.143291897790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0.587740404544995">
                <text:p>0.587740404544995</text:p>
              </table:table-cell>
              <table:table-cell office:value-type="float" office:value="0.178938814389079">
                <text:p>0.178938814389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1">
                <text:p>1</text:p>
              </table:table-cell>
              <table:table-cell office:value-type="float" office:value="0.477029720955772">
                <text:p>0.477029720955772</text:p>
              </table:table-cell>
              <table:table-cell office:value-type="float" office:value="0.200278718754918">
                <text:p>0.2002787187549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1">
                <text:p>1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20835548081841">
                <text:p>0.20835548081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1">
                <text:p>1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216373344929369">
                <text:p>0.216373344929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1">
                <text:p>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224329868768714">
                <text:p>0.224329868768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1">
                <text:p>1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232222628702209">
                <text:p>0.232222628702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1">
                <text:p>1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240049220518717">
                <text:p>0.240049220518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1">
                <text:p>1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247807260162556">
                <text:p>0.247807260162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1">
                <text:p>1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255494384459694">
                <text:p>0.255494384459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1">
                <text:p>1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263108251837604">
                <text:p>0.263108251837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1">
                <text:p>1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270646543038526">
                <text:p>0.270646543038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1">
                <text:p>1</text:p>
              </table:table-cell>
              <table:table-cell office:value-type="float" office:value="0.620189512590203">
                <text:p>0.620189512590203</text:p>
              </table:table-cell>
              <table:table-cell office:value-type="float" office:value="0.278106961825935">
                <text:p>0.278106961825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1">
                <text:p>1</text:p>
              </table:table-cell>
              <table:table-cell office:value-type="float" office:value="0.630603160717444">
                <text:p>0.630603160717444</text:p>
              </table:table-cell>
              <table:table-cell office:value-type="float" office:value="0.285487235683997">
                <text:p>0.285487235683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1">
                <text:p>1</text:p>
              </table:table-cell>
              <table:table-cell office:value-type="float" office:value="0.640248516030322">
                <text:p>0.640248516030322</text:p>
              </table:table-cell>
              <table:table-cell office:value-type="float" office:value="0.292785116509801">
                <text:p>0.292785116509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1">
                <text:p>1</text:p>
              </table:table-cell>
              <table:table-cell office:value-type="float" office:value="0.64911382714914">
                <text:p>0.64911382714914</text:p>
              </table:table-cell>
              <table:table-cell office:value-type="float" office:value="0.299998381298152">
                <text:p>0.299998381298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">
                <text:p>1</text:p>
              </table:table-cell>
              <table:table-cell office:value-type="float" office:value="0.657188293057896">
                <text:p>0.657188293057896</text:p>
              </table:table-cell>
              <table:table-cell office:value-type="float" office:value="0.307124832818717">
                <text:p>0.307124832818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">
                <text:p>1</text:p>
              </table:table-cell>
              <table:table-cell office:value-type="float" office:value="0.664462076263658">
                <text:p>0.664462076263658</text:p>
              </table:table-cell>
              <table:table-cell office:value-type="float" office:value="0.31416230028533">
                <text:p>0.31416230028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">
                <text:p>1</text:p>
              </table:table-cell>
              <table:table-cell office:value-type="float" office:value="0.670926314782029">
                <text:p>0.670926314782029</text:p>
              </table:table-cell>
              <table:table-cell office:value-type="float" office:value="0.321108640017225">
                <text:p>0.321108640017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">
                <text:p>1</text:p>
              </table:table-cell>
              <table:table-cell office:value-type="float" office:value="0.676573132934114">
                <text:p>0.676573132934114</text:p>
              </table:table-cell>
              <table:table-cell office:value-type="float" office:value="0.32796173609203">
                <text:p>0.32796173609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">
                <text:p>1</text:p>
              </table:table-cell>
              <table:table-cell office:value-type="float" office:value="0.68139565094182">
                <text:p>0.68139565094182</text:p>
              </table:table-cell>
              <table:table-cell office:value-type="float" office:value="0.334719500990292">
                <text:p>0.334719500990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">
                <text:p>1</text:p>
              </table:table-cell>
              <table:table-cell office:value-type="float" office:value="0.685387993309808">
                <text:p>0.685387993309808</text:p>
              </table:table-cell>
              <table:table-cell office:value-type="float" office:value="0.341379876231361">
                <text:p>0.341379876231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">
                <text:p>1</text:p>
              </table:table-cell>
              <table:table-cell office:value-type="float" office:value="0.688545295983875">
                <text:p>0.688545295983875</text:p>
              </table:table-cell>
              <table:table-cell office:value-type="float" office:value="0.347940833000417">
                <text:p>0.3479408330004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">
                <text:p>1</text:p>
              </table:table-cell>
              <table:table-cell office:value-type="float" office:value="0.690863712277058">
                <text:p>0.690863712277058</text:p>
              </table:table-cell>
              <table:table-cell office:value-type="float" office:value="0.354400372766471">
                <text:p>0.354400372766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">
                <text:p>1</text:p>
              </table:table-cell>
              <table:table-cell office:value-type="float" office:value="0.692340417556227">
                <text:p>0.692340417556227</text:p>
              </table:table-cell>
              <table:table-cell office:value-type="float" office:value="0.360756527891135">
                <text:p>0.36075652789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">
                <text:p>1</text:p>
              </table:table-cell>
              <table:table-cell office:value-type="float" office:value="0.692973612683471">
                <text:p>0.692973612683471</text:p>
              </table:table-cell>
              <table:table-cell office:value-type="float" office:value="0.367007362227984">
                <text:p>0.367007362227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">
                <text:p>1</text:p>
              </table:table-cell>
              <table:table-cell office:value-type="float" office:value="0.692762526208061">
                <text:p>0.692762526208061</text:p>
              </table:table-cell>
              <table:table-cell office:value-type="float" office:value="0.373150971712327">
                <text:p>0.373150971712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">
                <text:p>1</text:p>
              </table:table-cell>
              <table:table-cell office:value-type="float" office:value="0.691707415306354">
                <text:p>0.691707415306354</text:p>
              </table:table-cell>
              <table:table-cell office:value-type="float" office:value="0.3791854849412">
                <text:p>0.3791854849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">
                <text:p>1</text:p>
              </table:table-cell>
              <table:table-cell office:value-type="float" office:value="0.689809565468455">
                <text:p>0.689809565468455</text:p>
              </table:table-cell>
              <table:table-cell office:value-type="float" office:value="0.385109063743416">
                <text:p>0.385109063743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">
                <text:p>1</text:p>
              </table:table-cell>
              <table:table-cell office:value-type="float" office:value="0.687071288932051">
                <text:p>0.687071288932051</text:p>
              </table:table-cell>
              <table:table-cell office:value-type="float" office:value="0.390919903739489">
                <text:p>0.390919903739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">
                <text:p>1</text:p>
              </table:table-cell>
              <table:table-cell office:value-type="float" office:value="0.683495921865301">
                <text:p>0.683495921865301</text:p>
              </table:table-cell>
              <table:table-cell office:value-type="float" office:value="0.396616234891264">
                <text:p>0.396616234891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">
                <text:p>1</text:p>
              </table:table-cell>
              <table:table-cell office:value-type="float" office:value="0.679087820302235">
                <text:p>0.679087820302235</text:p>
              </table:table-cell>
              <table:table-cell office:value-type="float" office:value="0.402196322041093">
                <text:p>0.4021963220410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">
                <text:p>1</text:p>
              </table:table-cell>
              <table:table-cell office:value-type="float" office:value="0.67385235483559">
                <text:p>0.67385235483559</text:p>
              </table:table-cell>
              <table:table-cell office:value-type="float" office:value="0.407658465440372">
                <text:p>0.407658465440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0.667795904073576">
                <text:p>0.667795904073576</text:p>
              </table:table-cell>
              <table:table-cell office:value-type="float" office:value="0.413001001267311">
                <text:p>0.413001001267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">
                <text:p>1</text:p>
              </table:table-cell>
              <table:table-cell office:value-type="float" office:value="0.660925846868521">
                <text:p>0.660925846868521</text:p>
              </table:table-cell>
              <table:table-cell office:value-type="float" office:value="0.418222302133741">
                <text:p>0.4182223021337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">
                <text:p>1</text:p>
              </table:table-cell>
              <table:table-cell office:value-type="float" office:value="0.65325055332688">
                <text:p>0.65325055332688</text:p>
              </table:table-cell>
              <table:table-cell office:value-type="float" office:value="0.423320777580839">
                <text:p>0.423320777580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">
                <text:p>1</text:p>
              </table:table-cell>
              <table:table-cell office:value-type="float" office:value="0.644779374611543">
                <text:p>0.644779374611543</text:p>
              </table:table-cell>
              <table:table-cell office:value-type="float" office:value="0.428294874563594">
                <text:p>0.428294874563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">
                <text:p>1</text:p>
              </table:table-cell>
              <table:table-cell office:value-type="float" office:value="0.635522631548891">
                <text:p>0.635522631548891</text:p>
              </table:table-cell>
              <table:table-cell office:value-type="float" office:value="0.43314307792388">
                <text:p>0.43314307792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">
                <text:p>1</text:p>
              </table:table-cell>
              <table:table-cell office:value-type="float" office:value="0.625491602054453">
                <text:p>0.625491602054453</text:p>
              </table:table-cell>
              <table:table-cell office:value-type="float" office:value="0.437863910851987">
                <text:p>0.4378639108519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">
                <text:p>1</text:p>
              </table:table-cell>
              <table:table-cell office:value-type="float" office:value="0.614698507392508">
                <text:p>0.614698507392508</text:p>
              </table:table-cell>
              <table:table-cell office:value-type="float" office:value="0.442455935336473">
                <text:p>0.442455935336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">
                <text:p>1</text:p>
              </table:table-cell>
              <table:table-cell office:value-type="float" office:value="0.60315649728635">
                <text:p>0.60315649728635</text:p>
              </table:table-cell>
              <table:table-cell office:value-type="float" office:value="0.446917752602198">
                <text:p>0.446917752602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">
                <text:p>1</text:p>
              </table:table-cell>
              <table:table-cell office:value-type="float" office:value="0.590879633897386">
                <text:p>0.590879633897386</text:p>
              </table:table-cell>
              <table:table-cell office:value-type="float" office:value="0.451248003536399">
                <text:p>0.451248003536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1">
                <text:p>1</text:p>
              </table:table-cell>
              <table:table-cell office:value-type="float" office:value="0.577882874692548">
                <text:p>0.577882874692548</text:p>
              </table:table-cell>
              <table:table-cell office:value-type="float" office:value="0.455445369102693">
                <text:p>0.45544536910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1">
                <text:p>1</text:p>
              </table:table-cell>
              <table:table-cell office:value-type="float" office:value="0.564182054220929">
                <text:p>0.564182054220929</text:p>
              </table:table-cell>
              <table:table-cell office:value-type="float" office:value="0.459508570742868">
                <text:p>0.459508570742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1">
                <text:p>1</text:p>
              </table:table-cell>
              <table:table-cell office:value-type="float" office:value="0.549793864821826">
                <text:p>0.549793864821826</text:p>
              </table:table-cell>
              <table:table-cell office:value-type="float" office:value="0.463436370766344">
                <text:p>0.463436370766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1">
                <text:p>1</text:p>
              </table:table-cell>
              <table:table-cell office:value-type="float" office:value="0.53473583628769">
                <text:p>0.53473583628769</text:p>
              </table:table-cell>
              <table:table-cell office:value-type="float" office:value="0.467227572727184">
                <text:p>0.467227572727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1">
                <text:p>1</text:p>
              </table:table-cell>
              <table:table-cell office:value-type="float" office:value="0.519026314506778">
                <text:p>0.519026314506778</text:p>
              </table:table-cell>
              <table:table-cell office:value-type="float" office:value="0.470881021788544">
                <text:p>0.470881021788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1">
                <text:p>1</text:p>
              </table:table-cell>
              <table:table-cell office:value-type="float" office:value="0.502684439111515">
                <text:p>0.502684439111515</text:p>
              </table:table-cell>
              <table:table-cell office:value-type="float" office:value="0.474395605074449">
                <text:p>0.474395605074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1">
                <text:p>1</text:p>
              </table:table-cell>
              <table:table-cell office:value-type="float" office:value="0.485730120159797">
                <text:p>0.485730120159797</text:p>
              </table:table-cell>
              <table:table-cell office:value-type="float" office:value="0.477770252008783">
                <text:p>0.4777702520087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1">
                <text:p>1</text:p>
              </table:table-cell>
              <table:table-cell office:value-type="float" office:value="0.468184013877653">
                <text:p>0.468184013877653</text:p>
              </table:table-cell>
              <table:table-cell office:value-type="float" office:value="0.481003934641399">
                <text:p>0.481003934641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1">
                <text:p>1</text:p>
              </table:table-cell>
              <table:table-cell office:value-type="float" office:value="0.450067497492817">
                <text:p>0.450067497492817</text:p>
              </table:table-cell>
              <table:table-cell office:value-type="float" office:value="0.484095667961242">
                <text:p>0.484095667961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1">
                <text:p>1</text:p>
              </table:table-cell>
              <table:table-cell office:value-type="float" office:value="0.43140264318987">
                <text:p>0.43140264318987</text:p>
              </table:table-cell>
              <table:table-cell office:value-type="float" office:value="0.487044510196392">
                <text:p>0.487044510196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1">
                <text:p>1</text:p>
              </table:table-cell>
              <table:table-cell office:value-type="float" office:value="0.412212191218679">
                <text:p>0.412212191218679</text:p>
              </table:table-cell>
              <table:table-cell office:value-type="float" office:value="0.489849563100939">
                <text:p>0.4898495631009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1">
                <text:p>1</text:p>
              </table:table-cell>
              <table:table-cell office:value-type="float" office:value="0.392519522188909">
                <text:p>0.392519522188909</text:p>
              </table:table-cell>
              <table:table-cell office:value-type="float" office:value="0.492509972228593">
                <text:p>0.492509972228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1">
                <text:p>1</text:p>
              </table:table-cell>
              <table:table-cell office:value-type="float" office:value="0.372348628584349">
                <text:p>0.372348628584349</text:p>
              </table:table-cell>
              <table:table-cell office:value-type="float" office:value="0.495024927192964">
                <text:p>0.495024927192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1">
                <text:p>1</text:p>
              </table:table-cell>
              <table:table-cell office:value-type="float" office:value="0.351724085531768">
                <text:p>0.351724085531768</text:p>
              </table:table-cell>
              <table:table-cell office:value-type="float" office:value="0.497393661914406">
                <text:p>0.497393661914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1">
                <text:p>1</text:p>
              </table:table-cell>
              <table:table-cell office:value-type="float" office:value="0.330671020859909">
                <text:p>0.330671020859909</text:p>
              </table:table-cell>
              <table:table-cell office:value-type="float" office:value="0.499615454853377">
                <text:p>0.499615454853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1">
                <text:p>1</text:p>
              </table:table-cell>
              <table:table-cell office:value-type="float" office:value="0.309215084485097">
                <text:p>0.309215084485097</text:p>
              </table:table-cell>
              <table:table-cell office:value-type="float" office:value="0.501689629230224">
                <text:p>0.501689629230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1">
                <text:p>1</text:p>
              </table:table-cell>
              <table:table-cell office:value-type="float" office:value="0.287382417160774">
                <text:p>0.287382417160774</text:p>
              </table:table-cell>
              <table:table-cell office:value-type="float" office:value="0.503615553231339">
                <text:p>0.503615553231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1">
                <text:p>1</text:p>
              </table:table-cell>
              <table:table-cell office:value-type="float" office:value="0.265199618629007">
                <text:p>0.265199618629007</text:p>
              </table:table-cell>
              <table:table-cell office:value-type="float" office:value="0.505392640201615">
                <text:p>0.505392640201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1">
                <text:p>1</text:p>
              </table:table-cell>
              <table:table-cell office:value-type="float" office:value="0.242693715212811">
                <text:p>0.242693715212811</text:p>
              </table:table-cell>
              <table:table-cell office:value-type="float" office:value="0.507020348823145">
                <text:p>0.507020348823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1">
                <text:p>1</text:p>
              </table:table-cell>
              <table:table-cell office:value-type="float" office:value="0.219892126888729">
                <text:p>0.219892126888729</text:p>
              </table:table-cell>
              <table:table-cell office:value-type="float" office:value="0.508498183280116">
                <text:p>0.508498183280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1">
                <text:p>1</text:p>
              </table:table-cell>
              <table:table-cell office:value-type="float" office:value="0.196822633879818">
                <text:p>0.196822633879818</text:p>
              </table:table-cell>
              <table:table-cell office:value-type="float" office:value="0.509825693409835">
                <text:p>0.509825693409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1">
                <text:p>1</text:p>
              </table:table-cell>
              <table:table-cell office:value-type="float" office:value="0.173513342809728">
                <text:p>0.173513342809728</text:p>
              </table:table-cell>
              <table:table-cell office:value-type="float" office:value="0.511002474839857">
                <text:p>0.511002474839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1">
                <text:p>1</text:p>
              </table:table-cell>
              <table:table-cell office:value-type="float" office:value="0.149992652459105">
                <text:p>0.149992652459105</text:p>
              </table:table-cell>
              <table:table-cell office:value-type="float" office:value="0.51202816911116">
                <text:p>0.51202816911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1">
                <text:p>1</text:p>
              </table:table-cell>
              <table:table-cell office:value-type="float" office:value="0.126289219166058">
                <text:p>0.126289219166058</text:p>
              </table:table-cell>
              <table:table-cell office:value-type="float" office:value="0.512902463787331">
                <text:p>0.5129024637873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1">
                <text:p>1</text:p>
              </table:table-cell>
              <table:table-cell office:value-type="float" office:value="0.10243192191282">
                <text:p>0.10243192191282</text:p>
              </table:table-cell>
              <table:table-cell office:value-type="float" office:value="0.513625092549743">
                <text:p>0.5136250925497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1">
                <text:p>1</text:p>
              </table:table-cell>
              <table:table-cell office:value-type="float" office:value="0.0784498271411593">
                <text:p>0.0784498271411593</text:p>
              </table:table-cell>
              <table:table-cell office:value-type="float" office:value="0.514195835278674">
                <text:p>0.514195835278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1">
                <text:p>1</text:p>
              </table:table-cell>
              <table:table-cell office:value-type="float" office:value="0.0543721533393965">
                <text:p>0.0543721533393965</text:p>
              </table:table-cell>
              <table:table-cell office:value-type="float" office:value="0.514614518120361">
                <text:p>0.514614518120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1">
                <text:p>1</text:p>
              </table:table-cell>
              <table:table-cell office:value-type="float" office:value="0.0302282354441777">
                <text:p>0.0302282354441777</text:p>
              </table:table-cell>
              <table:table-cell office:value-type="float" office:value="0.514881013539955">
                <text:p>0.5148810135399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1">
                <text:p>1</text:p>
              </table:table-cell>
              <table:table-cell office:value-type="float" office:value="0.00604748910037298">
                <text:p>0.00604748910037298</text:p>
              </table:table-cell>
              <table:table-cell office:value-type="float" office:value="0.514995240360367">
                <text:p>0.514995240360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1">
                <text:p>1</text:p>
              </table:table-cell>
              <table:table-cell office:value-type="float" office:value="-0.0181406251773563">
                <text:p>-0.0181406251773563</text:p>
              </table:table-cell>
              <table:table-cell office:value-type="float" office:value="0.514957163787004">
                <text:p>0.514957163787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1">
                <text:p>1</text:p>
              </table:table-cell>
              <table:table-cell office:value-type="float" office:value="-0.0423066378976557">
                <text:p>-0.0423066378976557</text:p>
              </table:table-cell>
              <table:table-cell office:value-type="float" office:value="0.514766795418356">
                <text:p>0.514766795418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1">
                <text:p>1</text:p>
              </table:table-cell>
              <table:table-cell office:value-type="float" office:value="-0.0664211064965152">
                <text:p>-0.0664211064965152</text:p>
              </table:table-cell>
              <table:table-cell office:value-type="float" office:value="0.514424193242475">
                <text:p>0.5144241932424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1">
                <text:p>1</text:p>
              </table:table-cell>
              <table:table-cell office:value-type="float" office:value="-0.0904546512084957">
                <text:p>-0.0904546512084957</text:p>
              </table:table-cell>
              <table:table-cell office:value-type="float" office:value="0.513929461619302">
                <text:p>0.513929461619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1">
                <text:p>1</text:p>
              </table:table-cell>
              <table:table-cell office:value-type="float" office:value="-0.11437799086145">
                <text:p>-0.11437799086145</text:p>
              </table:table-cell>
              <table:table-cell office:value-type="float" office:value="0.513282751248881">
                <text:p>0.513282751248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1">
                <text:p>1</text:p>
              </table:table-cell>
              <table:table-cell office:value-type="float" office:value="-0.138161978551118">
                <text:p>-0.138161978551118</text:p>
              </table:table-cell>
              <table:table-cell office:value-type="float" office:value="0.512484259125456">
                <text:p>0.512484259125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1">
                <text:p>1</text:p>
              </table:table-cell>
              <table:table-cell office:value-type="float" office:value="-0.161777637152143">
                <text:p>-0.161777637152143</text:p>
              </table:table-cell>
              <table:table-cell office:value-type="float" office:value="0.511534228477463">
                <text:p>0.511534228477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1">
                <text:p>1</text:p>
              </table:table-cell>
              <table:table-cell office:value-type="float" office:value="-0.185196194622232">
                <text:p>-0.185196194622232</text:p>
              </table:table-cell>
              <table:table-cell office:value-type="float" office:value="0.510432948693441">
                <text:p>0.510432948693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1">
                <text:p>1</text:p>
              </table:table-cell>
              <table:table-cell office:value-type="float" office:value="-0.208389119056461">
                <text:p>-0.208389119056461</text:p>
              </table:table-cell>
              <table:table-cell office:value-type="float" office:value="0.50918075523388">
                <text:p>0.509180755233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1">
                <text:p>1</text:p>
              </table:table-cell>
              <table:table-cell office:value-type="float" office:value="-0.231328153449003">
                <text:p>-0.231328153449003</text:p>
              </table:table-cell>
              <table:table-cell office:value-type="float" office:value="0.507778029529039">
                <text:p>0.5077780295290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1">
                <text:p>1</text:p>
              </table:table-cell>
              <table:table-cell office:value-type="float" office:value="-0.253985350119938">
                <text:p>-0.253985350119938</text:p>
              </table:table-cell>
              <table:table-cell office:value-type="float" office:value="0.506225198862755">
                <text:p>0.506225198862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1">
                <text:p>1</text:p>
              </table:table-cell>
              <table:table-cell office:value-type="float" office:value="-0.276333104765196">
                <text:p>-0.276333104765196</text:p>
              </table:table-cell>
              <table:table-cell office:value-type="float" office:value="0.504522736242292">
                <text:p>0.504522736242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1">
                <text:p>1</text:p>
              </table:table-cell>
              <table:table-cell office:value-type="float" office:value="-0.298344190088148">
                <text:p>-0.298344190088148</text:p>
              </table:table-cell>
              <table:table-cell office:value-type="float" office:value="0.502671160254256">
                <text:p>0.502671160254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1">
                <text:p>1</text:p>
              </table:table-cell>
              <table:table-cell office:value-type="float" office:value="-0.319991788971878">
                <text:p>-0.319991788971878</text:p>
              </table:table-cell>
              <table:table-cell office:value-type="float" office:value="0.500671034906631">
                <text:p>0.500671034906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1">
                <text:p>1</text:p>
              </table:table-cell>
              <table:table-cell office:value-type="float" office:value="-0.341249527151703">
                <text:p>-0.341249527151703</text:p>
              </table:table-cell>
              <table:table-cell office:value-type="float" office:value="0.498522969456972">
                <text:p>0.4985229694569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1">
                <text:p>1</text:p>
              </table:table-cell>
              <table:table-cell office:value-type="float" office:value="-0.362091505348153">
                <text:p>-0.362091505348153</text:p>
              </table:table-cell>
              <table:table-cell office:value-type="float" office:value="0.496227618226824">
                <text:p>0.496227618226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1">
                <text:p>1</text:p>
              </table:table-cell>
              <table:table-cell office:value-type="float" office:value="-0.382492330821256">
                <text:p>-0.382492330821256</text:p>
              </table:table-cell>
              <table:table-cell office:value-type="float" office:value="0.493785680402407">
                <text:p>0.4937856804024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1">
                <text:p>1</text:p>
              </table:table-cell>
              <table:table-cell office:value-type="float" office:value="-0.402427148307681">
                <text:p>-0.402427148307681</text:p>
              </table:table-cell>
              <table:table-cell office:value-type="float" office:value="0.491197899821639">
                <text:p>0.4911978998216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1">
                <text:p>1</text:p>
              </table:table-cell>
              <table:table-cell office:value-type="float" office:value="-0.421871670303044">
                <text:p>-0.421871670303044</text:p>
              </table:table-cell>
              <table:table-cell office:value-type="float" office:value="0.488465064747553">
                <text:p>0.4884650647475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1">
                <text:p>1</text:p>
              </table:table-cell>
              <table:table-cell office:value-type="float" office:value="-0.44080220665249">
                <text:p>-0.44080220665249</text:p>
              </table:table-cell>
              <table:table-cell office:value-type="float" office:value="0.485588007628185">
                <text:p>0.4855880076281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1">
                <text:p>1</text:p>
              </table:table-cell>
              <table:table-cell office:value-type="float" office:value="-0.459195693413506">
                <text:p>-0.459195693413506</text:p>
              </table:table-cell>
              <table:table-cell office:value-type="float" office:value="0.482567604843006">
                <text:p>0.482567604843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1">
                <text:p>1</text:p>
              </table:table-cell>
              <table:table-cell office:value-type="float" office:value="-0.477029720955771">
                <text:p>-0.477029720955771</text:p>
              </table:table-cell>
              <table:table-cell office:value-type="float" office:value="0.479404776435962">
                <text:p>0.479404776435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1">
                <text:p>1</text:p>
              </table:table-cell>
              <table:table-cell office:value-type="float" office:value="-0.494282561263848">
                <text:p>-0.494282561263848</text:p>
              </table:table-cell>
              <table:table-cell office:value-type="float" office:value="0.476100485835226">
                <text:p>0.476100485835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1">
                <text:p>1</text:p>
              </table:table-cell>
              <table:table-cell office:value-type="float" office:value="-0.510933194409416">
                <text:p>-0.510933194409416</text:p>
              </table:table-cell>
              <table:table-cell office:value-type="float" office:value="0.472655739559724">
                <text:p>0.4726557395597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1">
                <text:p>1</text:p>
              </table:table-cell>
              <table:table-cell office:value-type="float" office:value="-0.526961334160821">
                <text:p>-0.526961334160821</text:p>
              </table:table-cell>
              <table:table-cell office:value-type="float" office:value="0.469071586912541">
                <text:p>0.469071586912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1">
                <text:p>1</text:p>
              </table:table-cell>
              <table:table-cell office:value-type="float" office:value="-0.542347452698723">
                <text:p>-0.542347452698723</text:p>
              </table:table-cell>
              <table:table-cell office:value-type="float" office:value="0.465349119661294">
                <text:p>0.465349119661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1">
                <text:p>1</text:p>
              </table:table-cell>
              <table:table-cell office:value-type="float" office:value="-0.557072804407732">
                <text:p>-0.557072804407732</text:p>
              </table:table-cell>
              <table:table-cell office:value-type="float" office:value="0.461489471705568">
                <text:p>0.4614894717055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1">
                <text:p>1</text:p>
              </table:table-cell>
              <table:table-cell office:value-type="float" office:value="-0.571119448715057">
                <text:p>-0.571119448715057</text:p>
              </table:table-cell>
              <table:table-cell office:value-type="float" office:value="0.457493818731521">
                <text:p>0.4574938187315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1">
                <text:p>1</text:p>
              </table:table-cell>
              <table:table-cell office:value-type="float" office:value="-0.58447027194833">
                <text:p>-0.58447027194833</text:p>
              </table:table-cell>
              <table:table-cell office:value-type="float" office:value="0.453363377853754">
                <text:p>0.4533633778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1">
                <text:p>1</text:p>
              </table:table-cell>
              <table:table-cell office:value-type="float" office:value="-0.597109008185977">
                <text:p>-0.597109008185977</text:p>
              </table:table-cell>
              <table:table-cell office:value-type="float" office:value="0.449099407244571">
                <text:p>0.4490994072445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1">
                <text:p>1</text:p>
              </table:table-cell>
              <table:table-cell office:value-type="float" office:value="-0.609020259074742">
                <text:p>-0.609020259074742</text:p>
              </table:table-cell>
              <table:table-cell office:value-type="float" office:value="0.444703205750726">
                <text:p>0.4447032057507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1">
                <text:p>1</text:p>
              </table:table-cell>
              <table:table-cell office:value-type="float" office:value="-0.620189512590203">
                <text:p>-0.620189512590203</text:p>
              </table:table-cell>
              <table:table-cell office:value-type="float" office:value="0.440176112497781">
                <text:p>0.4401761124977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1">
                <text:p>1</text:p>
              </table:table-cell>
              <table:table-cell office:value-type="float" office:value="-0.630603160717444">
                <text:p>-0.630603160717444</text:p>
              </table:table-cell>
              <table:table-cell office:value-type="float" office:value="0.435519506482196">
                <text:p>0.435519506482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1">
                <text:p>1</text:p>
              </table:table-cell>
              <table:table-cell office:value-type="float" office:value="-0.640248516030322">
                <text:p>-0.640248516030322</text:p>
              </table:table-cell>
              <table:table-cell office:value-type="float" office:value="0.430734806151273">
                <text:p>0.430734806151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1">
                <text:p>1</text:p>
              </table:table-cell>
              <table:table-cell office:value-type="float" office:value="-0.64911382714914">
                <text:p>-0.64911382714914</text:p>
              </table:table-cell>
              <table:table-cell office:value-type="float" office:value="0.425823468971082">
                <text:p>0.4258234689710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1">
                <text:p>1</text:p>
              </table:table-cell>
              <table:table-cell office:value-type="float" office:value="-0.657188293057896">
                <text:p>-0.657188293057896</text:p>
              </table:table-cell>
              <table:table-cell office:value-type="float" office:value="0.420786990982506">
                <text:p>0.420786990982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1">
                <text:p>1</text:p>
              </table:table-cell>
              <table:table-cell office:value-type="float" office:value="-0.664462076263658">
                <text:p>-0.664462076263658</text:p>
              </table:table-cell>
              <table:table-cell office:value-type="float" office:value="0.41562690634553">
                <text:p>0.41562690634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1">
                <text:p>1</text:p>
              </table:table-cell>
              <table:table-cell office:value-type="float" office:value="-0.670926314782029">
                <text:p>-0.670926314782029</text:p>
              </table:table-cell>
              <table:table-cell office:value-type="float" office:value="0.410344786871922">
                <text:p>0.4103447868719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1">
                <text:p>1</text:p>
              </table:table-cell>
              <table:table-cell office:value-type="float" office:value="-0.676573132934114">
                <text:p>-0.676573132934114</text:p>
              </table:table-cell>
              <table:table-cell office:value-type="float" office:value="0.404942241546441">
                <text:p>0.404942241546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1">
                <text:p>1</text:p>
              </table:table-cell>
              <table:table-cell office:value-type="float" office:value="-0.68139565094182">
                <text:p>-0.68139565094182</text:p>
              </table:table-cell>
              <table:table-cell office:value-type="float" office:value="0.39942091603673">
                <text:p>0.399420916036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1">
                <text:p>1</text:p>
              </table:table-cell>
              <table:table-cell office:value-type="float" office:value="-0.685387993309808">
                <text:p>-0.685387993309808</text:p>
              </table:table-cell>
              <table:table-cell office:value-type="float" office:value="0.393782492192025">
                <text:p>0.393782492192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1">
                <text:p>1</text:p>
              </table:table-cell>
              <table:table-cell office:value-type="float" office:value="-0.688545295983875">
                <text:p>-0.688545295983875</text:p>
              </table:table-cell>
              <table:table-cell office:value-type="float" office:value="0.38802868753085">
                <text:p>0.38802868753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1">
                <text:p>1</text:p>
              </table:table-cell>
              <table:table-cell office:value-type="float" office:value="-0.690863712277058">
                <text:p>-0.690863712277058</text:p>
              </table:table-cell>
              <table:table-cell office:value-type="float" office:value="0.382161254717843">
                <text:p>0.3821612547178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1">
                <text:p>1</text:p>
              </table:table-cell>
              <table:table-cell office:value-type="float" office:value="-0.692340417556227">
                <text:p>-0.692340417556227</text:p>
              </table:table-cell>
              <table:table-cell office:value-type="float" office:value="0.376181981029878">
                <text:p>0.3761819810298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1">
                <text:p>1</text:p>
              </table:table-cell>
              <table:table-cell office:value-type="float" office:value="-0.692973612683471">
                <text:p>-0.692973612683471</text:p>
              </table:table-cell>
              <table:table-cell office:value-type="float" office:value="0.370092687811643">
                <text:p>0.370092687811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1">
                <text:p>1</text:p>
              </table:table-cell>
              <table:table-cell office:value-type="float" office:value="-0.692762526208061">
                <text:p>-0.692762526208061</text:p>
              </table:table-cell>
              <table:table-cell office:value-type="float" office:value="0.36389522992084">
                <text:p>0.363895229920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1">
                <text:p>1</text:p>
              </table:table-cell>
              <table:table-cell office:value-type="float" office:value="-0.691707415306354">
                <text:p>-0.691707415306354</text:p>
              </table:table-cell>
              <table:table-cell office:value-type="float" office:value="0.35759149516318">
                <text:p>0.35759149516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1">
                <text:p>1</text:p>
              </table:table-cell>
              <table:table-cell office:value-type="float" office:value="-0.689809565468455">
                <text:p>-0.689809565468455</text:p>
              </table:table-cell>
              <table:table-cell office:value-type="float" office:value="0.351183403717334">
                <text:p>0.351183403717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1">
                <text:p>1</text:p>
              </table:table-cell>
              <table:table-cell office:value-type="float" office:value="-0.687071288932051">
                <text:p>-0.687071288932051</text:p>
              </table:table-cell>
              <table:table-cell office:value-type="float" office:value="0.344672907550034">
                <text:p>0.3446729075500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1">
                <text:p>1</text:p>
              </table:table-cell>
              <table:table-cell office:value-type="float" office:value="-0.683495921865301">
                <text:p>-0.683495921865301</text:p>
              </table:table-cell>
              <table:table-cell office:value-type="float" office:value="0.338061989821482">
                <text:p>0.338061989821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1">
                <text:p>1</text:p>
              </table:table-cell>
              <table:table-cell office:value-type="float" office:value="-0.679087820302235">
                <text:p>-0.679087820302235</text:p>
              </table:table-cell>
              <table:table-cell office:value-type="float" office:value="0.331352664281258">
                <text:p>0.3313526642812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1">
                <text:p>1</text:p>
              </table:table-cell>
              <table:table-cell office:value-type="float" office:value="-0.67385235483559">
                <text:p>-0.67385235483559</text:p>
              </table:table-cell>
              <table:table-cell office:value-type="float" office:value="0.324546974654917">
                <text:p>0.324546974654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1">
                <text:p>1</text:p>
              </table:table-cell>
              <table:table-cell office:value-type="float" office:value="-0.667795904073576">
                <text:p>-0.667795904073576</text:p>
              </table:table-cell>
              <table:table-cell office:value-type="float" office:value="0.317646994021447">
                <text:p>0.3176469940214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1">
                <text:p>1</text:p>
              </table:table-cell>
              <table:table-cell office:value-type="float" office:value="-0.660925846868521">
                <text:p>-0.660925846868521</text:p>
              </table:table-cell>
              <table:table-cell office:value-type="float" office:value="0.310654824181791">
                <text:p>0.310654824181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1">
                <text:p>1</text:p>
              </table:table-cell>
              <table:table-cell office:value-type="float" office:value="-0.65325055332688">
                <text:p>-0.65325055332688</text:p>
              </table:table-cell>
              <table:table-cell office:value-type="float" office:value="0.303572595018617">
                <text:p>0.3035725950186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1">
                <text:p>1</text:p>
              </table:table-cell>
              <table:table-cell office:value-type="float" office:value="-0.644779374611543">
                <text:p>-0.644779374611543</text:p>
              </table:table-cell>
              <table:table-cell office:value-type="float" office:value="0.296402463847534">
                <text:p>0.2964024638475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0.635522631548891">
                <text:p>-0.635522631548891</text:p>
              </table:table-cell>
              <table:table-cell office:value-type="float" office:value="0.289146614759957">
                <text:p>0.2891466147599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0.625491602054453">
                <text:p>-0.625491602054453</text:p>
              </table:table-cell>
              <table:table-cell office:value-type="float" office:value="0.281807257957806">
                <text:p>0.281807257957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0.614698507392508">
                <text:p>-0.614698507392508</text:p>
              </table:table-cell>
              <table:table-cell office:value-type="float" office:value="0.274386629080261">
                <text:p>0.2743866290802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-0.60315649728635">
                <text:p>-0.60315649728635</text:p>
              </table:table-cell>
              <table:table-cell office:value-type="float" office:value="0.266886988522763">
                <text:p>0.2668869885227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0.590879633897386">
                <text:p>-0.590879633897386</text:p>
              </table:table-cell>
              <table:table-cell office:value-type="float" office:value="0.259310620748477">
                <text:p>0.2593106207484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0.251659833592422">
                <text:p>0.2516598335924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0.243936957558478">
                <text:p>0.243936957558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0.236144345109501">
                <text:p>0.2361443451095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0.228284369950729">
                <text:p>0.2282843699507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1">
                <text:p>1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0.220359426306739">
                <text:p>0.2203594263067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1">
                <text:p>1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0.212371928192134">
                <text:p>0.212371928192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1">
                <text:p>1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0.204324308676216">
                <text:p>0.2043243086762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1">
                <text:p>1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0.196219019141851">
                <text:p>0.196219019141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1">
                <text:p>1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0.188058528538747">
                <text:p>0.188058528538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-0.549912400964514">
                <text:p>-0.549912400964514</text:p>
              </table:table-cell>
              <table:table-cell office:value-type="float" office:value="0.167484045283795">
                <text:p>0.167484045283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-0.772147527456814">
                <text:p>-0.772147527456814</text:p>
              </table:table-cell>
              <table:table-cell office:value-type="float" office:value="0.133651423481936">
                <text:p>0.133651423481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-0.914321020047437">
                <text:p>-0.914321020047437</text:p>
              </table:table-cell>
              <table:table-cell office:value-type="float" office:value="0.107703839167817">
                <text:p>0.1077038391678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7">
                <text:p>-17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-0.986217792867053">
                <text:p>-0.986217792867053</text:p>
              </table:table-cell>
              <table:table-cell office:value-type="float" office:value="0.088835567853244">
                <text:p>0.0888355678532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">
                <text:p>-16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-0.997413354138075">
                <text:p>-0.997413354138075</text:p>
              </table:table-cell>
              <table:table-cell office:value-type="float" office:value="0.0762308934728932">
                <text:p>0.0762308934728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">
                <text:p>-1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-0.9572895518559">
                <text:p>-0.9572895518559</text:p>
              </table:table-cell>
              <table:table-cell office:value-type="float" office:value="0.0690649435217928">
                <text:p>0.06906494352179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0.0648000977306035">
                <text:p>0.06480009773060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0.0605444180391116">
                <text:p>0.06054441803911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0.0562725805040321">
                <text:p>0.05627258050403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0.0519858863684604">
                <text:p>0.0519858863684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0.0476856414009565">
                <text:p>0.04768564140095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0.0433731554977948">
                <text:p>0.04337315549779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0.0390497422839574">
                <text:p>0.03904974228395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0.0347167187129911">
                <text:p>0.0347167187129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0.0303754046658506">
                <text:p>0.03037540466585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0.0260271225488498">
                <text:p>0.0260271225488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0.0216731968908444">
                <text:p>0.0216731968908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0.0173149539397672">
                <text:p>0.0173149539397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0.0129537212586403">
                <text:p>0.0129537212586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0.00859082732118664">
                <text:p>0.008590827321186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0151346283024557">
                <text:p>0.01513462830245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019494532130336">
                <text:p>0.019494532130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0238507823075358">
                <text:p>0.02385078230753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0282020518780511">
                <text:p>0.02820205187805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0325470154030191">
                <text:p>0.0325470154030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0368843493644594">
                <text:p>0.0368843493644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0412127325684308">
                <text:p>0.04121273256843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0455308465474792">
                <text:p>0.0455308465474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0498373759622561">
                <text:p>0.04983737596225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0541310090021837">
                <text:p>0.05413100900218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0584104377850444">
                <text:p>0.0584104377850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0626743587553753">
                <text:p>0.0626743587553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0669214730815433">
                <text:p>0.06692147308154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0711504870513819">
                <text:p>0.07115048705138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1.0580555671248">
                <text:p>1.0580555671248</text:p>
              </table:table-cell>
              <table:table-cell office:value-type="float" office:value="0.0753891703291382">
                <text:p>0.0753891703291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1.09536424799084">
                <text:p>1.09536424799084</text:p>
              </table:table-cell>
              <table:table-cell office:value-type="float" office:value="0.0827774811105684">
                <text:p>0.0827774811105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1.07662277723834">
                <text:p>1.07662277723834</text:p>
              </table:table-cell>
              <table:table-cell office:value-type="float" office:value="0.0960137973229201">
                <text:p>0.09601379732292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0.992300814157243">
                <text:p>0.992300814157243</text:p>
              </table:table-cell>
              <table:table-cell office:value-type="float" office:value="0.115915958484205">
                <text:p>0.115915958484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0.832660313915278">
                <text:p>0.832660313915278</text:p>
              </table:table-cell>
              <table:table-cell office:value-type="float" office:value="0.143291897790145">
                <text:p>0.1432918977901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0.587740404544995">
                <text:p>0.587740404544995</text:p>
              </table:table-cell>
              <table:table-cell office:value-type="float" office:value="0.178938814389079">
                <text:p>0.1789388143890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200278718754918">
                <text:p>0.2002787187549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20835548081841">
                <text:p>0.20835548081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216373344929369">
                <text:p>0.2163733449293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224329868768714">
                <text:p>0.2243298687687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232222628702209">
                <text:p>0.2322226287022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240049220518717">
                <text:p>0.2400492205187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247807260162556">
                <text:p>0.247807260162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255494384459694">
                <text:p>0.255494384459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263108251837604">
                <text:p>0.2631082518376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270646543038526">
                <text:p>0.2706465430385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620189512590203">
                <text:p>0.620189512590203</text:p>
              </table:table-cell>
              <table:table-cell office:value-type="float" office:value="0.278106961825935">
                <text:p>0.2781069618259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630603160717444">
                <text:p>0.630603160717444</text:p>
              </table:table-cell>
              <table:table-cell office:value-type="float" office:value="0.285487235683997">
                <text:p>0.2854872356839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640248516030322">
                <text:p>0.640248516030322</text:p>
              </table:table-cell>
              <table:table-cell office:value-type="float" office:value="0.292785116509801">
                <text:p>0.2927851165098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64911382714914">
                <text:p>0.64911382714914</text:p>
              </table:table-cell>
              <table:table-cell office:value-type="float" office:value="0.299998381298152">
                <text:p>0.2999983812981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657188293057896">
                <text:p>0.657188293057896</text:p>
              </table:table-cell>
              <table:table-cell office:value-type="float" office:value="0.307124832818717">
                <text:p>0.3071248328187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664462076263658">
                <text:p>0.664462076263658</text:p>
              </table:table-cell>
              <table:table-cell office:value-type="float" office:value="0.314162300285329">
                <text:p>0.314162300285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670926314782029">
                <text:p>0.670926314782029</text:p>
              </table:table-cell>
              <table:table-cell office:value-type="float" office:value="0.321108640017225">
                <text:p>0.3211086400172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676573132934114">
                <text:p>0.676573132934114</text:p>
              </table:table-cell>
              <table:table-cell office:value-type="float" office:value="0.32796173609203">
                <text:p>0.327961736092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68139565094182">
                <text:p>0.68139565094182</text:p>
              </table:table-cell>
              <table:table-cell office:value-type="float" office:value="0.334719500990292">
                <text:p>0.334719500990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685387993309808">
                <text:p>0.685387993309808</text:p>
              </table:table-cell>
              <table:table-cell office:value-type="float" office:value="0.341379876231361">
                <text:p>0.3413798762313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688545295983875">
                <text:p>0.688545295983875</text:p>
              </table:table-cell>
              <table:table-cell office:value-type="float" office:value="0.347940833000417">
                <text:p>0.3479408330004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690863712277058">
                <text:p>0.690863712277058</text:p>
              </table:table-cell>
              <table:table-cell office:value-type="float" office:value="0.354400372766471">
                <text:p>0.3544003727664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692340417556227">
                <text:p>0.692340417556227</text:p>
              </table:table-cell>
              <table:table-cell office:value-type="float" office:value="0.360756527891135">
                <text:p>0.360756527891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692973612683471">
                <text:p>0.692973612683471</text:p>
              </table:table-cell>
              <table:table-cell office:value-type="float" office:value="0.367007362227984">
                <text:p>0.367007362227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692762526208061">
                <text:p>0.692762526208061</text:p>
              </table:table-cell>
              <table:table-cell office:value-type="float" office:value="0.373150971712327">
                <text:p>0.3731509717123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691707415306354">
                <text:p>0.691707415306354</text:p>
              </table:table-cell>
              <table:table-cell office:value-type="float" office:value="0.3791854849412">
                <text:p>0.37918548494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689809565468455">
                <text:p>0.689809565468455</text:p>
              </table:table-cell>
              <table:table-cell office:value-type="float" office:value="0.385109063743416">
                <text:p>0.3851090637434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687071288932051">
                <text:p>0.687071288932051</text:p>
              </table:table-cell>
              <table:table-cell office:value-type="float" office:value="0.390919903739489">
                <text:p>0.3909199037394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683495921865301">
                <text:p>0.683495921865301</text:p>
              </table:table-cell>
              <table:table-cell office:value-type="float" office:value="0.396616234891264">
                <text:p>0.3966162348912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679087820302235">
                <text:p>0.679087820302235</text:p>
              </table:table-cell>
              <table:table-cell office:value-type="float" office:value="0.402196322041093">
                <text:p>0.4021963220410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67385235483559">
                <text:p>0.67385235483559</text:p>
              </table:table-cell>
              <table:table-cell office:value-type="float" office:value="0.407658465440372">
                <text:p>0.4076584654403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667795904073576">
                <text:p>0.667795904073576</text:p>
              </table:table-cell>
              <table:table-cell office:value-type="float" office:value="0.413001001267311">
                <text:p>0.4130010012673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660925846868521">
                <text:p>0.660925846868521</text:p>
              </table:table-cell>
              <table:table-cell office:value-type="float" office:value="0.418222302133741">
                <text:p>0.4182223021337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65325055332688">
                <text:p>0.65325055332688</text:p>
              </table:table-cell>
              <table:table-cell office:value-type="float" office:value="0.423320777580839">
                <text:p>0.4233207775808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644779374611543">
                <text:p>0.644779374611543</text:p>
              </table:table-cell>
              <table:table-cell office:value-type="float" office:value="0.428294874563594">
                <text:p>0.428294874563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635522631548891">
                <text:p>0.635522631548891</text:p>
              </table:table-cell>
              <table:table-cell office:value-type="float" office:value="0.43314307792388">
                <text:p>0.433143077923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625491602054453">
                <text:p>0.625491602054453</text:p>
              </table:table-cell>
              <table:table-cell office:value-type="float" office:value="0.437863910851987">
                <text:p>0.4378639108519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614698507392508">
                <text:p>0.614698507392508</text:p>
              </table:table-cell>
              <table:table-cell office:value-type="float" office:value="0.442455935336473">
                <text:p>0.4424559353364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60315649728635">
                <text:p>0.60315649728635</text:p>
              </table:table-cell>
              <table:table-cell office:value-type="float" office:value="0.446917752602198">
                <text:p>0.446917752602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590879633897386">
                <text:p>0.590879633897386</text:p>
              </table:table-cell>
              <table:table-cell office:value-type="float" office:value="0.451248003536399">
                <text:p>0.4512480035363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577882874692548">
                <text:p>0.577882874692548</text:p>
              </table:table-cell>
              <table:table-cell office:value-type="float" office:value="0.455445369102693">
                <text:p>0.4554453691026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564182054220929">
                <text:p>0.564182054220929</text:p>
              </table:table-cell>
              <table:table-cell office:value-type="float" office:value="0.459508570742868">
                <text:p>0.4595085707428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549793864821826">
                <text:p>0.549793864821826</text:p>
              </table:table-cell>
              <table:table-cell office:value-type="float" office:value="0.463436370766344">
                <text:p>0.4634363707663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53473583628769">
                <text:p>0.53473583628769</text:p>
              </table:table-cell>
              <table:table-cell office:value-type="float" office:value="0.467227572727184">
                <text:p>0.4672275727271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519026314506778">
                <text:p>0.519026314506778</text:p>
              </table:table-cell>
              <table:table-cell office:value-type="float" office:value="0.470881021788544">
                <text:p>0.4708810217885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502684439111516">
                <text:p>0.502684439111516</text:p>
              </table:table-cell>
              <table:table-cell office:value-type="float" office:value="0.474395605074449">
                <text:p>0.4743956050744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485730120159797">
                <text:p>0.485730120159797</text:p>
              </table:table-cell>
              <table:table-cell office:value-type="float" office:value="0.477770252008783">
                <text:p>0.4777702520087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468184013877653">
                <text:p>0.468184013877653</text:p>
              </table:table-cell>
              <table:table-cell office:value-type="float" office:value="0.481003934641399">
                <text:p>0.4810039346413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450067497492817">
                <text:p>0.450067497492817</text:p>
              </table:table-cell>
              <table:table-cell office:value-type="float" office:value="0.484095667961242">
                <text:p>0.4840956679612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43140264318987">
                <text:p>0.43140264318987</text:p>
              </table:table-cell>
              <table:table-cell office:value-type="float" office:value="0.487044510196392">
                <text:p>0.4870445101963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41221219121868">
                <text:p>0.41221219121868</text:p>
              </table:table-cell>
              <table:table-cell office:value-type="float" office:value="0.489849563100939">
                <text:p>0.4898495631009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392519522188909">
                <text:p>0.392519522188909</text:p>
              </table:table-cell>
              <table:table-cell office:value-type="float" office:value="0.492509972228593">
                <text:p>0.4925099722285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372348628584349">
                <text:p>0.372348628584349</text:p>
              </table:table-cell>
              <table:table-cell office:value-type="float" office:value="0.495024927192964">
                <text:p>0.4950249271929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351724085531768">
                <text:p>0.351724085531768</text:p>
              </table:table-cell>
              <table:table-cell office:value-type="float" office:value="0.497393661914407">
                <text:p>0.4973936619144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330671020859909">
                <text:p>0.330671020859909</text:p>
              </table:table-cell>
              <table:table-cell office:value-type="float" office:value="0.499615454853377">
                <text:p>0.4996154548533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309215084485098">
                <text:p>0.309215084485098</text:p>
              </table:table-cell>
              <table:table-cell office:value-type="float" office:value="0.501689629230224">
                <text:p>0.5016896292302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287382417160774">
                <text:p>0.287382417160774</text:p>
              </table:table-cell>
              <table:table-cell office:value-type="float" office:value="0.503615553231339">
                <text:p>0.5036155532313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265199618629007">
                <text:p>0.265199618629007</text:p>
              </table:table-cell>
              <table:table-cell office:value-type="float" office:value="0.505392640201615">
                <text:p>0.505392640201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242693715212811">
                <text:p>0.242693715212811</text:p>
              </table:table-cell>
              <table:table-cell office:value-type="float" office:value="0.507020348823145">
                <text:p>0.5070203488231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219892126888729">
                <text:p>0.219892126888729</text:p>
              </table:table-cell>
              <table:table-cell office:value-type="float" office:value="0.508498183280116">
                <text:p>0.5084981832801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196822633879818">
                <text:p>0.196822633879818</text:p>
              </table:table-cell>
              <table:table-cell office:value-type="float" office:value="0.509825693409835">
                <text:p>0.5098256934098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173513342809728">
                <text:p>0.173513342809728</text:p>
              </table:table-cell>
              <table:table-cell office:value-type="float" office:value="0.511002474839857">
                <text:p>0.5110024748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149992652459105">
                <text:p>0.149992652459105</text:p>
              </table:table-cell>
              <table:table-cell office:value-type="float" office:value="0.51202816911116">
                <text:p>0.512028169111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126289219166058">
                <text:p>0.126289219166058</text:p>
              </table:table-cell>
              <table:table-cell office:value-type="float" office:value="0.512902463787331">
                <text:p>0.5129024637873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10243192191282">
                <text:p>0.10243192191282</text:p>
              </table:table-cell>
              <table:table-cell office:value-type="float" office:value="0.513625092549743">
                <text:p>0.513625092549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784498271411595">
                <text:p>0.0784498271411595</text:p>
              </table:table-cell>
              <table:table-cell office:value-type="float" office:value="0.514195835278674">
                <text:p>0.5141958352786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0543721533393966">
                <text:p>0.0543721533393966</text:p>
              </table:table-cell>
              <table:table-cell office:value-type="float" office:value="0.514614518120361">
                <text:p>0.5146145181203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302282354441779">
                <text:p>0.0302282354441779</text:p>
              </table:table-cell>
              <table:table-cell office:value-type="float" office:value="0.514881013539955">
                <text:p>0.5148810135399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0604748910037315">
                <text:p>0.00604748910037315</text:p>
              </table:table-cell>
              <table:table-cell office:value-type="float" office:value="0.514995240360367">
                <text:p>0.5149952403603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0.0181406251773561">
                <text:p>-0.0181406251773561</text:p>
              </table:table-cell>
              <table:table-cell office:value-type="float" office:value="0.514957163787004">
                <text:p>0.514957163787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0.0423066378976559">
                <text:p>-0.0423066378976559</text:p>
              </table:table-cell>
              <table:table-cell office:value-type="float" office:value="0.514766795418356">
                <text:p>0.5147667954183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-0.0664211064965153">
                <text:p>-0.0664211064965153</text:p>
              </table:table-cell>
              <table:table-cell office:value-type="float" office:value="0.514424193242475">
                <text:p>0.5144241932424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-0.0904546512084956">
                <text:p>-0.0904546512084956</text:p>
              </table:table-cell>
              <table:table-cell office:value-type="float" office:value="0.513929461619302">
                <text:p>0.5139294616193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-0.114377990861449">
                <text:p>-0.114377990861449</text:p>
              </table:table-cell>
              <table:table-cell office:value-type="float" office:value="0.513282751248881">
                <text:p>0.513282751248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-0.138161978551118">
                <text:p>-0.138161978551118</text:p>
              </table:table-cell>
              <table:table-cell office:value-type="float" office:value="0.512484259125456">
                <text:p>0.512484259125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-0.161777637152142">
                <text:p>-0.161777637152142</text:p>
              </table:table-cell>
              <table:table-cell office:value-type="float" office:value="0.511534228477463">
                <text:p>0.511534228477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-0.185196194622232">
                <text:p>-0.185196194622232</text:p>
              </table:table-cell>
              <table:table-cell office:value-type="float" office:value="0.510432948693441">
                <text:p>0.5104329486934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-0.208389119056461">
                <text:p>-0.208389119056461</text:p>
              </table:table-cell>
              <table:table-cell office:value-type="float" office:value="0.50918075523388">
                <text:p>0.509180755233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-0.231328153449003">
                <text:p>-0.231328153449003</text:p>
              </table:table-cell>
              <table:table-cell office:value-type="float" office:value="0.507778029529039">
                <text:p>0.507778029529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-0.253985350119938">
                <text:p>-0.253985350119938</text:p>
              </table:table-cell>
              <table:table-cell office:value-type="float" office:value="0.506225198862755">
                <text:p>0.5062251988627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0.276333104765196">
                <text:p>-0.276333104765196</text:p>
              </table:table-cell>
              <table:table-cell office:value-type="float" office:value="0.504522736242292">
                <text:p>0.5045227362422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-0.298344190088149">
                <text:p>-0.298344190088149</text:p>
              </table:table-cell>
              <table:table-cell office:value-type="float" office:value="0.502671160254256">
                <text:p>0.5026711602542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-0.319991788971878">
                <text:p>-0.319991788971878</text:p>
              </table:table-cell>
              <table:table-cell office:value-type="float" office:value="0.500671034906631">
                <text:p>0.5006710349066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-0.341249527151703">
                <text:p>-0.341249527151703</text:p>
              </table:table-cell>
              <table:table-cell office:value-type="float" office:value="0.498522969456972">
                <text:p>0.4985229694569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-0.362091505348152">
                <text:p>-0.362091505348152</text:p>
              </table:table-cell>
              <table:table-cell office:value-type="float" office:value="0.496227618226824">
                <text:p>0.4962276182268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-0.382492330821256">
                <text:p>-0.382492330821256</text:p>
              </table:table-cell>
              <table:table-cell office:value-type="float" office:value="0.493785680402407">
                <text:p>0.4937856804024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-0.402427148307681">
                <text:p>-0.402427148307681</text:p>
              </table:table-cell>
              <table:table-cell office:value-type="float" office:value="0.491197899821639">
                <text:p>0.4911978998216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-0.421871670303043">
                <text:p>-0.421871670303043</text:p>
              </table:table-cell>
              <table:table-cell office:value-type="float" office:value="0.488465064747553">
                <text:p>0.4884650647475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-0.44080220665249">
                <text:p>-0.44080220665249</text:p>
              </table:table-cell>
              <table:table-cell office:value-type="float" office:value="0.485588007628185">
                <text:p>0.4855880076281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-0.459195693413506">
                <text:p>-0.459195693413506</text:p>
              </table:table-cell>
              <table:table-cell office:value-type="float" office:value="0.482567604843006">
                <text:p>0.4825676048430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-0.477029720955772">
                <text:p>-0.477029720955772</text:p>
              </table:table-cell>
              <table:table-cell office:value-type="float" office:value="0.479404776435962">
                <text:p>0.479404776435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-0.494282561263848">
                <text:p>-0.494282561263848</text:p>
              </table:table-cell>
              <table:table-cell office:value-type="float" office:value="0.476100485835226">
                <text:p>0.4761004858352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-0.510933194409416">
                <text:p>-0.510933194409416</text:p>
              </table:table-cell>
              <table:table-cell office:value-type="float" office:value="0.472655739559724">
                <text:p>0.472655739559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-0.526961334160822">
                <text:p>-0.526961334160822</text:p>
              </table:table-cell>
              <table:table-cell office:value-type="float" office:value="0.469071586912541">
                <text:p>0.4690715869125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-0.542347452698723">
                <text:p>-0.542347452698723</text:p>
              </table:table-cell>
              <table:table-cell office:value-type="float" office:value="0.465349119661294">
                <text:p>0.4653491196612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-0.557072804407731">
                <text:p>-0.557072804407731</text:p>
              </table:table-cell>
              <table:table-cell office:value-type="float" office:value="0.461489471705569">
                <text:p>0.4614894717055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-0.571119448715057">
                <text:p>-0.571119448715057</text:p>
              </table:table-cell>
              <table:table-cell office:value-type="float" office:value="0.457493818731521">
                <text:p>0.457493818731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-0.58447027194833">
                <text:p>-0.58447027194833</text:p>
              </table:table-cell>
              <table:table-cell office:value-type="float" office:value="0.453363377853754">
                <text:p>0.4533633778537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-0.597109008185977">
                <text:p>-0.597109008185977</text:p>
              </table:table-cell>
              <table:table-cell office:value-type="float" office:value="0.449099407244571">
                <text:p>0.4490994072445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-0.609020259074742">
                <text:p>-0.609020259074742</text:p>
              </table:table-cell>
              <table:table-cell office:value-type="float" office:value="0.444703205750726">
                <text:p>0.4447032057507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-0.620189512590203">
                <text:p>-0.620189512590203</text:p>
              </table:table-cell>
              <table:table-cell office:value-type="float" office:value="0.440176112497781">
                <text:p>0.4401761124977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-0.630603160717444">
                <text:p>-0.630603160717444</text:p>
              </table:table-cell>
              <table:table-cell office:value-type="float" office:value="0.435519506482196">
                <text:p>0.4355195064821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-0.640248516030322">
                <text:p>-0.640248516030322</text:p>
              </table:table-cell>
              <table:table-cell office:value-type="float" office:value="0.430734806151273">
                <text:p>0.4307348061512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-0.64911382714914">
                <text:p>-0.64911382714914</text:p>
              </table:table-cell>
              <table:table-cell office:value-type="float" office:value="0.425823468971082">
                <text:p>0.4258234689710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-0.657188293057896">
                <text:p>-0.657188293057896</text:p>
              </table:table-cell>
              <table:table-cell office:value-type="float" office:value="0.420786990982506">
                <text:p>0.4207869909825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-0.664462076263658">
                <text:p>-0.664462076263658</text:p>
              </table:table-cell>
              <table:table-cell office:value-type="float" office:value="0.41562690634553">
                <text:p>0.415626906345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-0.670926314782029">
                <text:p>-0.670926314782029</text:p>
              </table:table-cell>
              <table:table-cell office:value-type="float" office:value="0.410344786871922">
                <text:p>0.4103447868719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-0.676573132934114">
                <text:p>-0.676573132934114</text:p>
              </table:table-cell>
              <table:table-cell office:value-type="float" office:value="0.404942241546441">
                <text:p>0.4049422415464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-0.68139565094182">
                <text:p>-0.68139565094182</text:p>
              </table:table-cell>
              <table:table-cell office:value-type="float" office:value="0.39942091603673">
                <text:p>0.399420916036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-0.685387993309808">
                <text:p>-0.685387993309808</text:p>
              </table:table-cell>
              <table:table-cell office:value-type="float" office:value="0.393782492192025">
                <text:p>0.3937824921920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-0.688545295983875">
                <text:p>-0.688545295983875</text:p>
              </table:table-cell>
              <table:table-cell office:value-type="float" office:value="0.38802868753085">
                <text:p>0.388028687530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-0.690863712277058">
                <text:p>-0.690863712277058</text:p>
              </table:table-cell>
              <table:table-cell office:value-type="float" office:value="0.382161254717843">
                <text:p>0.3821612547178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-0.692340417556227">
                <text:p>-0.692340417556227</text:p>
              </table:table-cell>
              <table:table-cell office:value-type="float" office:value="0.376181981029878">
                <text:p>0.3761819810298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-0.692973612683471">
                <text:p>-0.692973612683471</text:p>
              </table:table-cell>
              <table:table-cell office:value-type="float" office:value="0.370092687811643">
                <text:p>0.3700926878116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-0.692762526208061">
                <text:p>-0.692762526208061</text:p>
              </table:table-cell>
              <table:table-cell office:value-type="float" office:value="0.36389522992084">
                <text:p>0.363895229920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-0.691707415306354">
                <text:p>-0.691707415306354</text:p>
              </table:table-cell>
              <table:table-cell office:value-type="float" office:value="0.35759149516318">
                <text:p>0.357591495163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-0.689809565468455">
                <text:p>-0.689809565468455</text:p>
              </table:table-cell>
              <table:table-cell office:value-type="float" office:value="0.351183403717334">
                <text:p>0.351183403717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-0.687071288932051">
                <text:p>-0.687071288932051</text:p>
              </table:table-cell>
              <table:table-cell office:value-type="float" office:value="0.344672907550034">
                <text:p>0.3446729075500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-0.683495921865301">
                <text:p>-0.683495921865301</text:p>
              </table:table-cell>
              <table:table-cell office:value-type="float" office:value="0.338061989821482">
                <text:p>0.3380619898214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-0.679087820302235">
                <text:p>-0.679087820302235</text:p>
              </table:table-cell>
              <table:table-cell office:value-type="float" office:value="0.331352664281258">
                <text:p>0.3313526642812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-0.67385235483559">
                <text:p>-0.67385235483559</text:p>
              </table:table-cell>
              <table:table-cell office:value-type="float" office:value="0.324546974654917">
                <text:p>0.3245469746549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-0.667795904073576">
                <text:p>-0.667795904073576</text:p>
              </table:table-cell>
              <table:table-cell office:value-type="float" office:value="0.317646994021447">
                <text:p>0.3176469940214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-0.660925846868521">
                <text:p>-0.660925846868521</text:p>
              </table:table-cell>
              <table:table-cell office:value-type="float" office:value="0.310654824181791">
                <text:p>0.3106548241817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-0.65325055332688">
                <text:p>-0.65325055332688</text:p>
              </table:table-cell>
              <table:table-cell office:value-type="float" office:value="0.303572595018617">
                <text:p>0.3035725950186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-0.644779374611543">
                <text:p>-0.644779374611543</text:p>
              </table:table-cell>
              <table:table-cell office:value-type="float" office:value="0.296402463847534">
                <text:p>0.2964024638475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-0.635522631548891">
                <text:p>-0.635522631548891</text:p>
              </table:table-cell>
              <table:table-cell office:value-type="float" office:value="0.289146614759957">
                <text:p>0.2891466147599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-0.625491602054453">
                <text:p>-0.625491602054453</text:p>
              </table:table-cell>
              <table:table-cell office:value-type="float" office:value="0.281807257957806">
                <text:p>0.2818072579578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-0.614698507392508">
                <text:p>-0.614698507392508</text:p>
              </table:table-cell>
              <table:table-cell office:value-type="float" office:value="0.274386629080261">
                <text:p>0.2743866290802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-0.603156497286351">
                <text:p>-0.603156497286351</text:p>
              </table:table-cell>
              <table:table-cell office:value-type="float" office:value="0.266886988522763">
                <text:p>0.2668869885227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-0.590879633897386">
                <text:p>-0.590879633897386</text:p>
              </table:table-cell>
              <table:table-cell office:value-type="float" office:value="0.259310620748477">
                <text:p>0.259310620748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0.251659833592422">
                <text:p>0.2516598335924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0.243936957558478">
                <text:p>0.2439369575584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0.236144345109501">
                <text:p>0.2361443451095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0.228284369950729">
                <text:p>0.2282843699507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0.220359426306739">
                <text:p>0.2203594263067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-0.502684439111516">
                <text:p>-0.502684439111516</text:p>
              </table:table-cell>
              <table:table-cell office:value-type="float" office:value="0.212371928192134">
                <text:p>0.2123719281921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0.204324308676216">
                <text:p>0.2043243086762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0.196219019141851">
                <text:p>0.1962190191418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0.188058528538746">
                <text:p>0.188058528538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0">
                <text:p>160</text:p>
              </table:table-cell>
              <table:table-cell office:value-type="float" office:value="0.862534347107438">
                <text:p>0.862534347107438</text:p>
              </table:table-cell>
              <table:table-cell office:value-type="float" office:value="-0.549912400964514">
                <text:p>-0.549912400964514</text:p>
              </table:table-cell>
              <table:table-cell office:value-type="float" office:value="0.167484045283795">
                <text:p>0.1674840452837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1">
                <text:p>161</text:p>
              </table:table-cell>
              <table:table-cell office:value-type="float" office:value="0.557873190082645">
                <text:p>0.557873190082645</text:p>
              </table:table-cell>
              <table:table-cell office:value-type="float" office:value="-0.772147527456814">
                <text:p>-0.772147527456814</text:p>
              </table:table-cell>
              <table:table-cell office:value-type="float" office:value="0.133651423481936">
                <text:p>0.1336514234819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">
                <text:p>162</text:p>
              </table:table-cell>
              <table:table-cell office:value-type="float" office:value="0.31932773553719">
                <text:p>0.31932773553719</text:p>
              </table:table-cell>
              <table:table-cell office:value-type="float" office:value="-0.914321020047437">
                <text:p>-0.914321020047437</text:p>
              </table:table-cell>
              <table:table-cell office:value-type="float" office:value="0.107703839167817">
                <text:p>0.1077038391678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">
                <text:p>163</text:p>
              </table:table-cell>
              <table:table-cell office:value-type="float" office:value="0.146897983471074">
                <text:p>0.146897983471074</text:p>
              </table:table-cell>
              <table:table-cell office:value-type="float" office:value="-0.986217792867053">
                <text:p>-0.986217792867053</text:p>
              </table:table-cell>
              <table:table-cell office:value-type="float" office:value="0.0888355678532441">
                <text:p>0.08883556785324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">
                <text:p>164</text:p>
              </table:table-cell>
              <table:table-cell office:value-type="float" office:value="0.0405839338842976">
                <text:p>0.0405839338842976</text:p>
              </table:table-cell>
              <table:table-cell office:value-type="float" office:value="-0.997413354138075">
                <text:p>-0.997413354138075</text:p>
              </table:table-cell>
              <table:table-cell office:value-type="float" office:value="0.0762308934728932">
                <text:p>0.0762308934728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">
                <text:p>165</text:p>
              </table:table-cell>
              <table:table-cell office:value-type="float" office:value="0.000385586776859508">
                <text:p>0.000385586776859508</text:p>
              </table:table-cell>
              <table:table-cell office:value-type="float" office:value="-0.9572895518559">
                <text:p>-0.9572895518559</text:p>
              </table:table-cell>
              <table:table-cell office:value-type="float" office:value="0.0690649435217928">
                <text:p>0.06906494352179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0.0648000977306035">
                <text:p>0.06480009773060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0.0605444180391116">
                <text:p>0.06054441803911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0.056272580504032">
                <text:p>0.0562725805040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0.0519858863684605">
                <text:p>0.05198588636846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0.0476856414009565">
                <text:p>0.04768564140095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0.0433731554977948">
                <text:p>0.04337315549779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0.0390497422839575">
                <text:p>0.03904974228395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0.0347167187129911">
                <text:p>0.0347167187129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0.0303754046658506">
                <text:p>0.03037540466585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0.0260271225488498">
                <text:p>0.02602712254884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0.0216731968908444">
                <text:p>0.02167319689084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0.0173149539397671">
                <text:p>0.01731495393976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0.0129537212586403">
                <text:p>0.01295372125864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0.00859082732118661">
                <text:p>0.008590827321186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107723988928361">
                <text:p>0.0107723988928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36.2999992370605pt" style:font-family-asian="'Lucida Sans Unicode'" style:font-pitch-asian="variable" style:font-size-asian="36.2999992370605pt" style:font-family-complex="Tahoma" style:font-pitch-complex="variable" style:font-size-complex="36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4" style:family="chart">
      <style:chart-properties chart:connect-bars="false" chart:treat-empty-cells="ignor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19.5pt" style:font-family-asian="'Lucida Sans Unicode'" style:font-pitch-asian="variable" style:font-size-asian="19.5pt" style:font-family-complex="Tahoma" style:font-pitch-complex="variable" style:font-size-complex="19.5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25.2000007629395pt" style:font-family-asian="'Lucida Sans Unicode'" style:font-pitch-asian="variable" style:font-size-asian="25.2000007629395pt" style:font-family-complex="Tahoma" style:font-pitch-complex="variable" style:font-size-complex="25.2000007629395pt"/>
    </style:style>
    <style:style style:name="ch7" style:family="chart" style:data-style-name="N111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19.5pt" style:font-family-asian="'Lucida Sans Unicode'" style:font-pitch-asian="variable" style:font-size-asian="19.5pt" style:font-family-complex="Tahoma" style:font-pitch-complex="variable" style:font-size-complex="19.5pt"/>
    </style:style>
    <style:style style:name="ch8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25.2000007629395pt" style:font-family-asian="'Lucida Sans Unicode'" style:font-pitch-asian="variable" style:font-size-asian="25.2000007629395pt" style:font-family-complex="Tahoma" style:font-pitch-complex="variable" style:font-size-complex="25.2000007629395pt"/>
    </style:style>
    <style:style style:name="ch9" style:family="chart">
      <style:chart-properties chart:symbol-type="none"/>
      <style:graphic-properties svg:stroke-color="#993366" draw:fill-color="#993366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0" style:family="chart">
      <style:chart-properties chart:symbol-type="none"/>
      <style:graphic-properties svg:stroke-color="#ffffcc" draw:fill-color="#ffffcc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1" style:family="chart">
      <style:chart-properties chart:symbol-type="none"/>
      <style:graphic-properties svg:stroke-color="#ccffff" draw:fill-color="#ccffff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2" style:family="chart">
      <style:chart-properties chart:symbol-type="none"/>
      <style:graphic-properties svg:stroke-color="#660066" draw:fill-color="#660066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3" style:family="chart">
      <style:chart-properties chart:symbol-type="none"/>
      <style:graphic-properties svg:stroke-color="#ff8080" draw:fill-color="#ff8080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4" style:family="chart">
      <style:chart-properties chart:symbol-type="none"/>
      <style:graphic-properties svg:stroke-color="#0066cc" draw:fill-color="#0066cc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5" style:family="chart">
      <style:chart-properties chart:symbol-type="none"/>
      <style:graphic-properties svg:stroke-color="#ccccff" draw:fill-color="#ccccff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6" style:family="chart">
      <style:chart-properties chart:symbol-type="none"/>
      <style:graphic-properties svg:stroke-color="#000080" draw:fill-color="#000080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7" style:family="chart">
      <style:chart-properties chart:symbol-type="none"/>
      <style:graphic-properties svg:stroke-color="#ff00ff" draw:fill-color="#ff00ff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8" style:family="chart">
      <style:chart-properties chart:symbol-type="none"/>
      <style:graphic-properties svg:stroke-color="#00ffff" draw:fill-color="#00ffff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19" style:family="chart">
      <style:chart-properties chart:symbol-type="none"/>
      <style:graphic-properties svg:stroke-color="#ffff00" draw:fill-color="#ffff00"/>
      <style:text-properties fo:font-family="Arial" style:font-family-generic="swiss" style:font-pitch="variable" fo:font-size="16.7999992370605pt" style:font-family-asian="'Lucida Sans Unicode'" style:font-pitch-asian="variable" style:font-size-asian="16.7999992370605pt" style:font-family-complex="Tahoma" style:font-pitch-complex="variable" style:font-size-complex="16.7999992370605pt"/>
    </style:style>
    <style:style style:name="ch20" style:family="chart">
      <style:graphic-properties draw:stroke="none" draw:fill="solid" draw:fill-color="#d9d9d9"/>
    </style:style>
    <style:style style:name="ch21" style:family="chart">
      <style:graphic-properties draw:stroke="none" draw:fill-color="#999999"/>
    </style:style>
  </office:automatic-styles>
  <office:body>
    <office:chart>
      <chart:chart svg:width="31.441cm" svg:height="19.559cm" chart:class="chart:scatter" chart:style-name="ch1">
        <chart:title svg:x="3.81cm" svg:y="0.39cm" chart:style-name="ch2">
          <text:p>Airfoil coefficient, grouped by mach-speed</text:p>
        </chart:title>
        <chart:legend chart:legend-position="end" svg:x="28.802cm" svg:y="4.967cm" chart:style-name="ch3"/>
        <chart:plot-area chart:style-name="ch4" table:cell-range-address="Tabelle1.A518:Tabelle1.L579" chart:data-source-has-labels="row" svg:x="0.628cm" svg:y="2.597cm" svg:width="26.919cm" svg:height="16.572cm">
          <chart:axis chart:dimension="x" chart:name="primary-x" chart:style-name="ch5">
            <chart:title svg:x="13.264cm" svg:y="18.175cm" chart:style-name="ch6">
              <text:p>angle of attac</text:p>
            </chart:title>
          </chart:axis>
          <chart:axis chart:dimension="y" chart:name="primary-y" chart:style-name="ch7">
            <chart:title svg:x="0.628cm" svg:y="12.349cm" chart:style-name="ch8">
              <text:p>lift coefficient</text:p>
            </chart:title>
            <chart:grid chart:class="major"/>
          </chart:axis>
          <chart:series chart:style-name="ch9" chart:values-cell-range-address="Tabelle1.B519:Tabelle1.B579" chart:label-cell-address="Tabelle1.B518:Tabelle1.B518" chart:class="chart:scatter">
            <chart:domain table:cell-range-address="Tabelle1.A519:Tabelle1.A579"/>
            <chart:data-point chart:repeated="61"/>
          </chart:series>
          <chart:series chart:style-name="ch10" chart:values-cell-range-address="Tabelle1.C519:Tabelle1.C579" chart:label-cell-address="Tabelle1.C518:Tabelle1.C518" chart:class="chart:scatter">
            <chart:data-point chart:repeated="61"/>
          </chart:series>
          <chart:series chart:style-name="ch11" chart:values-cell-range-address="Tabelle1.D519:Tabelle1.D579" chart:label-cell-address="Tabelle1.D518:Tabelle1.D518" chart:class="chart:scatter">
            <chart:data-point chart:repeated="61"/>
          </chart:series>
          <chart:series chart:style-name="ch12" chart:values-cell-range-address="Tabelle1.E519:Tabelle1.E579" chart:label-cell-address="Tabelle1.E518:Tabelle1.E518" chart:class="chart:scatter">
            <chart:data-point chart:repeated="61"/>
          </chart:series>
          <chart:series chart:style-name="ch13" chart:values-cell-range-address="Tabelle1.F519:Tabelle1.F579" chart:label-cell-address="Tabelle1.F518:Tabelle1.F518" chart:class="chart:scatter">
            <chart:data-point chart:repeated="61"/>
          </chart:series>
          <chart:series chart:style-name="ch14" chart:values-cell-range-address="Tabelle1.G519:Tabelle1.G579" chart:label-cell-address="Tabelle1.G518:Tabelle1.G518" chart:class="chart:scatter">
            <chart:data-point chart:repeated="61"/>
          </chart:series>
          <chart:series chart:style-name="ch15" chart:values-cell-range-address="Tabelle1.H519:Tabelle1.H579" chart:label-cell-address="Tabelle1.H518:Tabelle1.H518" chart:class="chart:scatter">
            <chart:data-point chart:repeated="61"/>
          </chart:series>
          <chart:series chart:style-name="ch16" chart:values-cell-range-address="Tabelle1.I519:Tabelle1.I579" chart:label-cell-address="Tabelle1.I518:Tabelle1.I518" chart:class="chart:scatter">
            <chart:data-point chart:repeated="61"/>
          </chart:series>
          <chart:series chart:style-name="ch17" chart:values-cell-range-address="Tabelle1.J519:Tabelle1.J579" chart:label-cell-address="Tabelle1.J518:Tabelle1.J518" chart:class="chart:scatter">
            <chart:data-point chart:repeated="61"/>
          </chart:series>
          <chart:series chart:style-name="ch18" chart:values-cell-range-address="Tabelle1.K519:Tabelle1.K579" chart:label-cell-address="Tabelle1.K518:Tabelle1.K518" chart:class="chart:scatter">
            <chart:data-point chart:repeated="61"/>
          </chart:series>
          <chart:series chart:style-name="ch19" chart:values-cell-range-address="Tabelle1.L519:Tabelle1.L579" chart:label-cell-address="Tabelle1.L518:Tabelle1.L518" chart:class="chart:scatter">
            <chart:data-point chart:repeated="6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B518:Tabelle1.B518">0</text:p>
              </table:table-cell>
              <table:table-cell office:value-type="string">
                <text:p text:id="Tabelle1.C518:Tabelle1.C518">0,1</text:p>
              </table:table-cell>
              <table:table-cell office:value-type="string">
                <text:p text:id="Tabelle1.D518:Tabelle1.D518">0,2</text:p>
              </table:table-cell>
              <table:table-cell office:value-type="string">
                <text:p text:id="Tabelle1.E518:Tabelle1.E518">0,3</text:p>
              </table:table-cell>
              <table:table-cell office:value-type="string">
                <text:p text:id="Tabelle1.F518:Tabelle1.F518">0,4</text:p>
              </table:table-cell>
              <table:table-cell office:value-type="string">
                <text:p text:id="Tabelle1.G518:Tabelle1.G518">0,5</text:p>
              </table:table-cell>
              <table:table-cell office:value-type="string">
                <text:p text:id="Tabelle1.H518:Tabelle1.H518">0,6</text:p>
              </table:table-cell>
              <table:table-cell office:value-type="string">
                <text:p text:id="Tabelle1.I518:Tabelle1.I518">0,7</text:p>
              </table:table-cell>
              <table:table-cell office:value-type="string">
                <text:p text:id="Tabelle1.J518:Tabelle1.J518">0,8</text:p>
              </table:table-cell>
              <table:table-cell office:value-type="string">
                <text:p text:id="Tabelle1.K518:Tabelle1.K518">0,9</text:p>
              </table:table-cell>
              <table:table-cell office:value-type="string">
                <text:p text:id="Tabelle1.L518:Tabelle1.L518"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 text:id="Tabelle1.A519:Tabelle1.A579">-30</text:p>
              </table:table-cell>
              <table:table-cell office:value-type="float" office:value="-0.590879633897386">
                <text:p text:id="Tabelle1.B519:Tabelle1.B579">-0.590879633897386</text:p>
              </table:table-cell>
              <table:table-cell office:value-type="float" office:value="-0.590879633897386">
                <text:p text:id="Tabelle1.C519:Tabelle1.C579">-0.590879633897386</text:p>
              </table:table-cell>
              <table:table-cell office:value-type="float" office:value="-0.590879633897386">
                <text:p text:id="Tabelle1.D519:Tabelle1.D579">-0.590879633897386</text:p>
              </table:table-cell>
              <table:table-cell office:value-type="float" office:value="-0.590879633897386">
                <text:p text:id="Tabelle1.E519:Tabelle1.E579">-0.590879633897386</text:p>
              </table:table-cell>
              <table:table-cell office:value-type="float" office:value="-0.590879633897386">
                <text:p text:id="Tabelle1.F519:Tabelle1.F579">-0.590879633897386</text:p>
              </table:table-cell>
              <table:table-cell office:value-type="float" office:value="-0.590879633897386">
                <text:p text:id="Tabelle1.G519:Tabelle1.G579">-0.590879633897386</text:p>
              </table:table-cell>
              <table:table-cell office:value-type="float" office:value="-0.590879633897386">
                <text:p text:id="Tabelle1.H519:Tabelle1.H579">-0.590879633897386</text:p>
              </table:table-cell>
              <table:table-cell office:value-type="float" office:value="-0.590879633897386">
                <text:p text:id="Tabelle1.I519:Tabelle1.I579">-0.590879633897386</text:p>
              </table:table-cell>
              <table:table-cell office:value-type="float" office:value="-0.590879633897386">
                <text:p text:id="Tabelle1.J519:Tabelle1.J579">-0.590879633897386</text:p>
              </table:table-cell>
              <table:table-cell office:value-type="float" office:value="-0.590879633897386">
                <text:p text:id="Tabelle1.K519:Tabelle1.K579">-0.590879633897386</text:p>
              </table:table-cell>
              <table:table-cell office:value-type="float" office:value="-0.590879633897386">
                <text:p text:id="Tabelle1.L519:Tabelle1.L579">-0.5908796338973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">
                <text:p>-29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  <table:table-cell office:value-type="float" office:value="-0.577882874692548">
                <text:p>-0.577882874692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">
                <text:p>-28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  <table:table-cell office:value-type="float" office:value="-0.564182054220929">
                <text:p>-0.564182054220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7">
                <text:p>-27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  <table:table-cell office:value-type="float" office:value="-0.549793864821826">
                <text:p>-0.54979386482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  <table:table-cell office:value-type="float" office:value="-0.53473583628769">
                <text:p>-0.53473583628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  <table:table-cell office:value-type="float" office:value="-0.519026314506778">
                <text:p>-0.519026314506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">
                <text:p>-24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  <table:table-cell office:value-type="float" office:value="-0.502684439111515">
                <text:p>-0.502684439111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3">
                <text:p>-23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  <table:table-cell office:value-type="float" office:value="-0.485730120159797">
                <text:p>-0.485730120159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">
                <text:p>-22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  <table:table-cell office:value-type="float" office:value="-0.468184013877653">
                <text:p>-0.468184013877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">
                <text:p>-21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  <table:table-cell office:value-type="float" office:value="-0.450067497492817">
                <text:p>-0.450067497492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-0.581024085112044">
                <text:p>-0.581024085112044</text:p>
              </table:table-cell>
              <table:table-cell office:value-type="float" office:value="-0.552239769618445">
                <text:p>-0.552239769618445</text:p>
              </table:table-cell>
              <table:table-cell office:value-type="float" office:value="-0.522885467679428">
                <text:p>-0.522885467679428</text:p>
              </table:table-cell>
              <table:table-cell office:value-type="float" office:value="-0.492961179294993">
                <text:p>-0.492961179294993</text:p>
              </table:table-cell>
              <table:table-cell office:value-type="float" office:value="-0.46246690446514">
                <text:p>-0.46246690446514</text:p>
              </table:table-cell>
              <table:table-cell office:value-type="float" office:value="-0.43140264318987">
                <text:p>-0.43140264318987</text:p>
              </table:table-cell>
              <table:table-cell office:value-type="float" office:value="-0.43140264318987">
                <text:p>-0.43140264318987</text:p>
              </table:table-cell>
              <table:table-cell office:value-type="float" office:value="-0.43140264318987">
                <text:p>-0.43140264318987</text:p>
              </table:table-cell>
              <table:table-cell office:value-type="float" office:value="-0.43140264318987">
                <text:p>-0.43140264318987</text:p>
              </table:table-cell>
              <table:table-cell office:value-type="float" office:value="-0.43140264318987">
                <text:p>-0.43140264318987</text:p>
              </table:table-cell>
              <table:table-cell office:value-type="float" office:value="-0.43140264318987">
                <text:p>-0.43140264318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">
                <text:p>-19</text:p>
              </table:table-cell>
              <table:table-cell office:value-type="float" office:value="-0.795713737866933">
                <text:p>-0.795713737866933</text:p>
              </table:table-cell>
              <table:table-cell office:value-type="float" office:value="-0.773914702583769">
                <text:p>-0.773914702583769</text:p>
              </table:table-cell>
              <table:table-cell office:value-type="float" office:value="-0.751577419515836">
                <text:p>-0.751577419515836</text:p>
              </table:table-cell>
              <table:table-cell office:value-type="float" office:value="-0.728701888663133">
                <text:p>-0.728701888663133</text:p>
              </table:table-cell>
              <table:table-cell office:value-type="float" office:value="-0.705288110025661">
                <text:p>-0.705288110025661</text:p>
              </table:table-cell>
              <table:table-cell office:value-type="float" office:value="-0.681336083603419">
                <text:p>-0.681336083603419</text:p>
              </table:table-cell>
              <table:table-cell office:value-type="float" office:value="-0.656845809396408">
                <text:p>-0.656845809396408</text:p>
              </table:table-cell>
              <table:table-cell office:value-type="float" office:value="-0.631817287404627">
                <text:p>-0.631817287404627</text:p>
              </table:table-cell>
              <table:table-cell office:value-type="float" office:value="-0.606250517628076">
                <text:p>-0.606250517628076</text:p>
              </table:table-cell>
              <table:table-cell office:value-type="float" office:value="-0.580145500066757">
                <text:p>-0.580145500066757</text:p>
              </table:table-cell>
              <table:table-cell office:value-type="float" office:value="-0.553502234720668">
                <text:p>-0.553502234720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-0.931038263674902">
                <text:p>-0.931038263674902</text:p>
              </table:table-cell>
              <table:table-cell office:value-type="float" office:value="-0.915579608036951">
                <text:p>-0.915579608036951</text:p>
              </table:table-cell>
              <table:table-cell office:value-type="float" office:value="-0.899614111230543">
                <text:p>-0.899614111230543</text:p>
              </table:table-cell>
              <table:table-cell office:value-type="float" office:value="-0.883141773255677">
                <text:p>-0.883141773255677</text:p>
              </table:table-cell>
              <table:table-cell office:value-type="float" office:value="-0.866162594112354">
                <text:p>-0.866162594112354</text:p>
              </table:table-cell>
              <table:table-cell office:value-type="float" office:value="-0.848676573800574">
                <text:p>-0.848676573800574</text:p>
              </table:table-cell>
              <table:table-cell office:value-type="float" office:value="-0.830683712320336">
                <text:p>-0.830683712320336</text:p>
              </table:table-cell>
              <table:table-cell office:value-type="float" office:value="-0.81218400967164">
                <text:p>-0.81218400967164</text:p>
              </table:table-cell>
              <table:table-cell office:value-type="float" office:value="-0.793177465854488">
                <text:p>-0.793177465854488</text:p>
              </table:table-cell>
              <table:table-cell office:value-type="float" office:value="-0.773664080868878">
                <text:p>-0.773664080868878</text:p>
              </table:table-cell>
              <table:table-cell office:value-type="float" office:value="-0.75364385471481">
                <text:p>-0.7536438547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7">
                <text:p>-17</text:p>
              </table:table-cell>
              <table:table-cell office:value-type="float" office:value="-0.996771466542476">
                <text:p>-0.996771466542476</text:p>
              </table:table-cell>
              <table:table-cell office:value-type="float" office:value="-0.987018576501987">
                <text:p>-0.987018576501987</text:p>
              </table:table-cell>
              <table:table-cell office:value-type="float" office:value="-0.976789935727816">
                <text:p>-0.976789935727816</text:p>
              </table:table-cell>
              <table:table-cell office:value-type="float" office:value="-0.966085544219962">
                <text:p>-0.966085544219962</text:p>
              </table:table-cell>
              <table:table-cell office:value-type="float" office:value="-0.954905401978426">
                <text:p>-0.954905401978426</text:p>
              </table:table-cell>
              <table:table-cell office:value-type="float" office:value="-0.943249509003208">
                <text:p>-0.943249509003208</text:p>
              </table:table-cell>
              <table:table-cell office:value-type="float" office:value="-0.931117865294307">
                <text:p>-0.931117865294307</text:p>
              </table:table-cell>
              <table:table-cell office:value-type="float" office:value="-0.918510470851724">
                <text:p>-0.918510470851724</text:p>
              </table:table-cell>
              <table:table-cell office:value-type="float" office:value="-0.905427325675458">
                <text:p>-0.905427325675458</text:p>
              </table:table-cell>
              <table:table-cell office:value-type="float" office:value="-0.891868429765511">
                <text:p>-0.891868429765511</text:p>
              </table:table-cell>
              <table:table-cell office:value-type="float" office:value="-0.87783378312188">
                <text:p>-0.87783378312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">
                <text:p>-16</text:p>
              </table:table-cell>
              <table:table-cell office:value-type="float" office:value="-1.00247842545584">
                <text:p>-1.00247842545584</text:p>
              </table:table-cell>
              <table:table-cell office:value-type="float" office:value="-0.997806343015355">
                <text:p>-0.997806343015355</text:p>
              </table:table-cell>
              <table:table-cell office:value-type="float" office:value="-0.992689300342447">
                <text:p>-0.992689300342447</text:p>
              </table:table-cell>
              <table:table-cell office:value-type="float" office:value="-0.987127297437113">
                <text:p>-0.987127297437113</text:p>
              </table:table-cell>
              <table:table-cell office:value-type="float" office:value="-0.981120334299353">
                <text:p>-0.981120334299353</text:p>
              </table:table-cell>
              <table:table-cell office:value-type="float" office:value="-0.974668410929166">
                <text:p>-0.974668410929166</text:p>
              </table:table-cell>
              <table:table-cell office:value-type="float" office:value="-0.967771527326551">
                <text:p>-0.967771527326551</text:p>
              </table:table-cell>
              <table:table-cell office:value-type="float" office:value="-0.960429683491511">
                <text:p>-0.960429683491511</text:p>
              </table:table-cell>
              <table:table-cell office:value-type="float" office:value="-0.952642879424043">
                <text:p>-0.952642879424043</text:p>
              </table:table-cell>
              <table:table-cell office:value-type="float" office:value="-0.944411115124149">
                <text:p>-0.944411115124149</text:p>
              </table:table-cell>
              <table:table-cell office:value-type="float" office:value="-0.935734390591828">
                <text:p>-0.935734390591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-0.957531260875389">
                <text:p>-0.957531260875389</text:p>
              </table:table-cell>
              <table:table-cell office:value-type="float" office:value="-0.957324034349764">
                <text:p>-0.957324034349764</text:p>
              </table:table-cell>
              <table:table-cell office:value-type="float" office:value="-0.956702354772889">
                <text:p>-0.956702354772889</text:p>
              </table:table-cell>
              <table:table-cell office:value-type="float" office:value="-0.955666222144764">
                <text:p>-0.955666222144764</text:p>
              </table:table-cell>
              <table:table-cell office:value-type="float" office:value="-0.95421563646539">
                <text:p>-0.95421563646539</text:p>
              </table:table-cell>
              <table:table-cell office:value-type="float" office:value="-0.952350597734765">
                <text:p>-0.952350597734765</text:p>
              </table:table-cell>
              <table:table-cell office:value-type="float" office:value="-0.950071105952891">
                <text:p>-0.950071105952891</text:p>
              </table:table-cell>
              <table:table-cell office:value-type="float" office:value="-0.947377161119766">
                <text:p>-0.947377161119766</text:p>
              </table:table-cell>
              <table:table-cell office:value-type="float" office:value="-0.944268763235392">
                <text:p>-0.944268763235392</text:p>
              </table:table-cell>
              <table:table-cell office:value-type="float" office:value="-0.940745912299768">
                <text:p>-0.940745912299768</text:p>
              </table:table-cell>
              <table:table-cell office:value-type="float" office:value="-0.936808608312894">
                <text:p>-0.936808608312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">
                <text:p>-14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  <table:table-cell office:value-type="float" office:value="-0.890336084673607">
                <text:p>-0.890336084673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">
                <text:p>-13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  <table:table-cell office:value-type="float" office:value="-0.823140908471826">
                <text:p>-0.823140908471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">
                <text:p>-12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  <table:table-cell office:value-type="float" office:value="-0.755945732270044">
                <text:p>-0.755945732270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">
                <text:p>-11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  <table:table-cell office:value-type="float" office:value="-0.688750556068262">
                <text:p>-0.688750556068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">
                <text:p>-10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  <table:table-cell office:value-type="float" office:value="-0.621555379866481">
                <text:p>-0.621555379866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">
                <text:p>-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  <table:table-cell office:value-type="float" office:value="-0.554360203664699">
                <text:p>-0.554360203664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">
                <text:p>-8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  <table:table-cell office:value-type="float" office:value="-0.487165027462917">
                <text:p>-0.487165027462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">
                <text:p>-7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  <table:table-cell office:value-type="float" office:value="-0.419969851261136">
                <text:p>-0.419969851261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  <table:table-cell office:value-type="float" office:value="-0.352774675059354">
                <text:p>-0.352774675059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  <table:table-cell office:value-type="float" office:value="-0.285579498857572">
                <text:p>-0.285579498857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">
                <text:p>-4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  <table:table-cell office:value-type="float" office:value="-0.21838432265579">
                <text:p>-0.21838432265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">
                <text:p>-3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  <table:table-cell office:value-type="float" office:value="-0.151189146454009">
                <text:p>-0.151189146454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  <table:table-cell office:value-type="float" office:value="-0.0839939702522271">
                <text:p>-0.0839939702522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  <table:table-cell office:value-type="float" office:value="-0.0167987940504454">
                <text:p>-0.0167987940504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  <table:table-cell office:value-type="float" office:value="0.0503963821513363">
                <text:p>0.0503963821513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  <table:table-cell office:value-type="float" office:value="0.117591558353118">
                <text:p>0.117591558353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  <table:table-cell office:value-type="float" office:value="0.1847867345549">
                <text:p>0.18478673455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  <table:table-cell office:value-type="float" office:value="0.251981910756681">
                <text:p>0.251981910756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  <table:table-cell office:value-type="float" office:value="0.319177086958463">
                <text:p>0.319177086958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  <table:table-cell office:value-type="float" office:value="0.386372263160245">
                <text:p>0.386372263160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  <table:table-cell office:value-type="float" office:value="0.453567439362026">
                <text:p>0.4535674393620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  <table:table-cell office:value-type="float" office:value="0.520762615563808">
                <text:p>0.520762615563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  <table:table-cell office:value-type="float" office:value="0.58795779176559">
                <text:p>0.58795779176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  <table:table-cell office:value-type="float" office:value="0.655152967967371">
                <text:p>0.655152967967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  <table:table-cell office:value-type="float" office:value="0.722348144169153">
                <text:p>0.722348144169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  <table:table-cell office:value-type="float" office:value="0.789543320370935">
                <text:p>0.7895433203709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  <table:table-cell office:value-type="float" office:value="0.856738496572716">
                <text:p>0.856738496572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  <table:table-cell office:value-type="float" office:value="0.923933672774498">
                <text:p>0.923933672774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  <table:table-cell office:value-type="float" office:value="0.99112884897628">
                <text:p>0.99112884897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.05832402517806">
                <text:p>1.05832402517806</text:p>
              </table:table-cell>
              <table:table-cell office:value-type="float" office:value="1.05809386566737">
                <text:p>1.05809386566737</text:p>
              </table:table-cell>
              <table:table-cell office:value-type="float" office:value="1.05740338713531">
                <text:p>1.05740338713531</text:p>
              </table:table-cell>
              <table:table-cell office:value-type="float" office:value="1.05625258958187">
                <text:p>1.05625258958187</text:p>
              </table:table-cell>
              <table:table-cell office:value-type="float" office:value="1.05464147300706">
                <text:p>1.05464147300706</text:p>
              </table:table-cell>
              <table:table-cell office:value-type="float" office:value="1.05257003741087">
                <text:p>1.05257003741087</text:p>
              </table:table-cell>
              <table:table-cell office:value-type="float" office:value="1.05003828279331">
                <text:p>1.05003828279331</text:p>
              </table:table-cell>
              <table:table-cell office:value-type="float" office:value="1.04704620915437">
                <text:p>1.04704620915437</text:p>
              </table:table-cell>
              <table:table-cell office:value-type="float" office:value="1.04359381649406">
                <text:p>1.04359381649406</text:p>
              </table:table-cell>
              <table:table-cell office:value-type="float" office:value="1.03968110481237">
                <text:p>1.03968110481237</text:p>
              </table:table-cell>
              <table:table-cell office:value-type="float" office:value="1.0353080741093">
                <text:p>1.0353080741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.10095632962584">
                <text:p>1.10095632962584</text:p>
              </table:table-cell>
              <table:table-cell office:value-type="float" office:value="1.0957981265575">
                <text:p>1.0957981265575</text:p>
              </table:table-cell>
              <table:table-cell office:value-type="float" office:value="1.09014866605408">
                <text:p>1.09014866605408</text:p>
              </table:table-cell>
              <table:table-cell office:value-type="float" office:value="1.08400794811558">
                <text:p>1.08400794811558</text:p>
              </table:table-cell>
              <table:table-cell office:value-type="float" office:value="1.077375972742">
                <text:p>1.077375972742</text:p>
              </table:table-cell>
              <table:table-cell office:value-type="float" office:value="1.07025273993334">
                <text:p>1.07025273993334</text:p>
              </table:table-cell>
              <table:table-cell office:value-type="float" office:value="1.0626382496896">
                <text:p>1.0626382496896</text:p>
              </table:table-cell>
              <table:table-cell office:value-type="float" office:value="1.05453250201078">
                <text:p>1.05453250201078</text:p>
              </table:table-cell>
              <table:table-cell office:value-type="float" office:value="1.04593549689687">
                <text:p>1.04593549689687</text:p>
              </table:table-cell>
              <table:table-cell office:value-type="float" office:value="1.03684723434789">
                <text:p>1.03684723434789</text:p>
              </table:table-cell>
              <table:table-cell office:value-type="float" office:value="1.02726771436383">
                <text:p>1.02726771436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.08821358693383">
                <text:p>1.08821358693383</text:p>
              </table:table-cell>
              <table:table-cell office:value-type="float" office:value="1.07750225589243">
                <text:p>1.07750225589243</text:p>
              </table:table-cell>
              <table:table-cell office:value-type="float" office:value="1.06626842089779">
                <text:p>1.06626842089779</text:p>
              </table:table-cell>
              <table:table-cell office:value-type="float" office:value="1.05451208194992">
                <text:p>1.05451208194992</text:p>
              </table:table-cell>
              <table:table-cell office:value-type="float" office:value="1.0422332390488">
                <text:p>1.0422332390488</text:p>
              </table:table-cell>
              <table:table-cell office:value-type="float" office:value="1.02943189219445">
                <text:p>1.02943189219445</text:p>
              </table:table-cell>
              <table:table-cell office:value-type="float" office:value="1.01610804138685">
                <text:p>1.01610804138685</text:p>
              </table:table-cell>
              <table:table-cell office:value-type="float" office:value="1.00226168662602">
                <text:p>1.00226168662602</text:p>
              </table:table-cell>
              <table:table-cell office:value-type="float" office:value="0.987892827911948">
                <text:p>0.987892827911948</text:p>
              </table:table-cell>
              <table:table-cell office:value-type="float" office:value="0.973001465244638">
                <text:p>0.973001465244638</text:p>
              </table:table-cell>
              <table:table-cell office:value-type="float" office:value="0.957587598624088">
                <text:p>0.9575875986240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1.0105759686157">
                <text:p>1.0105759686157</text:p>
              </table:table-cell>
              <table:table-cell office:value-type="float" office:value="0.993676692287662">
                <text:p>0.993676692287662</text:p>
              </table:table-cell>
              <table:table-cell office:value-type="float" office:value="0.976223341325922">
                <text:p>0.976223341325922</text:p>
              </table:table-cell>
              <table:table-cell office:value-type="float" office:value="0.958215915730476">
                <text:p>0.958215915730476</text:p>
              </table:table-cell>
              <table:table-cell office:value-type="float" office:value="0.939654415501324">
                <text:p>0.939654415501324</text:p>
              </table:table-cell>
              <table:table-cell office:value-type="float" office:value="0.920538840638466">
                <text:p>0.920538840638466</text:p>
              </table:table-cell>
              <table:table-cell office:value-type="float" office:value="0.900869191141902">
                <text:p>0.900869191141902</text:p>
              </table:table-cell>
              <table:table-cell office:value-type="float" office:value="0.880645467011632">
                <text:p>0.880645467011632</text:p>
              </table:table-cell>
              <table:table-cell office:value-type="float" office:value="0.859867668247656">
                <text:p>0.859867668247656</text:p>
              </table:table-cell>
              <table:table-cell office:value-type="float" office:value="0.838535794849974">
                <text:p>0.838535794849974</text:p>
              </table:table-cell>
              <table:table-cell office:value-type="float" office:value="0.816649846818586">
                <text:p>0.816649846818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0.858316618470373">
                <text:p>0.858316618470373</text:p>
              </table:table-cell>
              <table:table-cell office:value-type="float" office:value="0.834584220324935">
                <text:p>0.834584220324935</text:p>
              </table:table-cell>
              <table:table-cell office:value-type="float" office:value="0.810265837040104">
                <text:p>0.810265837040104</text:p>
              </table:table-cell>
              <table:table-cell office:value-type="float" office:value="0.78536146861588">
                <text:p>0.78536146861588</text:p>
              </table:table-cell>
              <table:table-cell office:value-type="float" office:value="0.759871115052262">
                <text:p>0.759871115052262</text:p>
              </table:table-cell>
              <table:table-cell office:value-type="float" office:value="0.73379477634925">
                <text:p>0.73379477634925</text:p>
              </table:table-cell>
              <table:table-cell office:value-type="float" office:value="0.707132452506845">
                <text:p>0.707132452506845</text:p>
              </table:table-cell>
              <table:table-cell office:value-type="float" office:value="0.679884143525047">
                <text:p>0.679884143525047</text:p>
              </table:table-cell>
              <table:table-cell office:value-type="float" office:value="0.652049849403854">
                <text:p>0.652049849403854</text:p>
              </table:table-cell>
              <table:table-cell office:value-type="float" office:value="0.623629570143268">
                <text:p>0.623629570143268</text:p>
              </table:table-cell>
              <table:table-cell office:value-type="float" office:value="0.594623305743289">
                <text:p>0.5946233057432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621486507200636">
                <text:p>0.621486507200636</text:p>
              </table:table-cell>
              <table:table-cell office:value-type="float" office:value="0.590264845881588">
                <text:p>0.590264845881588</text:p>
              </table:table-cell>
              <table:table-cell office:value-type="float" office:value="0.558424933843352">
                <text:p>0.558424933843352</text:p>
              </table:table-cell>
              <table:table-cell office:value-type="float" office:value="0.525966771085925">
                <text:p>0.525966771085925</text:p>
              </table:table-cell>
              <table:table-cell office:value-type="float" office:value="0.49289035760931">
                <text:p>0.49289035760931</text:p>
              </table:table-cell>
              <table:table-cell office:value-type="float" office:value="0.459195693413506">
                <text:p>0.459195693413506</text:p>
              </table:table-cell>
              <table:table-cell office:value-type="float" office:value="0.459195693413506">
                <text:p>0.459195693413506</text:p>
              </table:table-cell>
              <table:table-cell office:value-type="float" office:value="0.459195693413506">
                <text:p>0.459195693413506</text:p>
              </table:table-cell>
              <table:table-cell office:value-type="float" office:value="0.459195693413506">
                <text:p>0.459195693413506</text:p>
              </table:table-cell>
              <table:table-cell office:value-type="float" office:value="0.459195693413506">
                <text:p>0.459195693413506</text:p>
              </table:table-cell>
              <table:table-cell office:value-type="float" office:value="0.459195693413506">
                <text:p>0.459195693413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  <table:table-cell office:value-type="float" office:value="0.477029720955771">
                <text:p>0.477029720955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  <table:table-cell office:value-type="float" office:value="0.494282561263848">
                <text:p>0.494282561263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  <table:table-cell office:value-type="float" office:value="0.510933194409416">
                <text:p>0.510933194409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  <table:table-cell office:value-type="float" office:value="0.526961334160821">
                <text:p>0.5269613341608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  <table:table-cell office:value-type="float" office:value="0.542347452698723">
                <text:p>0.542347452698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  <table:table-cell office:value-type="float" office:value="0.557072804407732">
                <text:p>0.557072804407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  <table:table-cell office:value-type="float" office:value="0.571119448715057">
                <text:p>0.571119448715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">
                <text:p>28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  <table:table-cell office:value-type="float" office:value="0.58447027194833">
                <text:p>0.58447027194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  <table:table-cell office:value-type="float" office:value="0.597109008185977">
                <text:p>0.597109008185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  <table:table-cell office:value-type="float" office:value="0.609020259074742">
                <text:p>0.6090202590747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34.7000007629395pt" style:font-family-asian="'Lucida Sans Unicode'" style:font-pitch-asian="variable" style:font-size-asian="34.7000007629395pt" style:font-family-complex="Tahoma" style:font-pitch-complex="variable" style:font-size-complex="34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8.7000007629395pt" style:font-family-asian="'Lucida Sans Unicode'" style:font-pitch-asian="variable" style:font-size-asian="18.7000007629395pt" style:font-family-complex="Tahoma" style:font-pitch-complex="variable" style:font-size-complex="18.7000007629395pt"/>
    </style:style>
    <style:style style:name="ch6" style:family="chart" style:data-style-name="N108">
      <style:chart-properties chart:display-label="true" chart:tick-marks-major-inner="false" chart:tick-marks-major-outer="true" chart:tick-marks-minor-inner="false" chart:tick-marks-minor-outer="false" chart:logarithmic="false" chart:maximum="0.13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8.7000007629395pt" style:font-family-asian="'Lucida Sans Unicode'" style:font-pitch-asian="variable" style:font-size-asian="18.7000007629395pt" style:font-family-complex="Tahoma" style:font-pitch-complex="variable" style:font-size-complex="18.7000007629395pt"/>
    </style:style>
    <style:style style:name="ch7" style:family="chart">
      <style:chart-properties style:direction="ltr"/>
      <style:graphic-properties draw:stroke="none" draw:fill="none"/>
      <style:text-properties fo:font-family="Arial" style:font-family-generic="swiss" style:font-pitch="variable" fo:font-size="24.1000003814697pt" style:font-family-asian="'Lucida Sans Unicode'" style:font-pitch-asian="variable" style:font-size-asian="24.1000003814697pt" style:font-family-complex="Tahoma" style:font-pitch-complex="variable" style:font-size-complex="24.1000003814697pt"/>
    </style:style>
    <style:style style:name="ch8" style:family="chart">
      <style:graphic-properties svg:stroke-width="0.05cm" svg:stroke-color="#993366" draw:marker-start-width="0.28cm" draw:marker-end-width="0.28cm" draw:fill-color="#993366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9" style:family="chart">
      <style:graphic-properties svg:stroke-width="0.05cm" svg:stroke-color="#ffffcc" draw:marker-start-width="0.28cm" draw:marker-end-width="0.28cm" draw:fill-color="#ffffcc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0" style:family="chart">
      <style:graphic-properties svg:stroke-width="0.05cm" svg:stroke-color="#ccffff" draw:marker-start-width="0.28cm" draw:marker-end-width="0.28cm" draw:fill-color="#ccffff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1" style:family="chart">
      <style:graphic-properties svg:stroke-width="0.05cm" svg:stroke-color="#660066" draw:marker-start-width="0.28cm" draw:marker-end-width="0.28cm" draw:fill-color="#660066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2" style:family="chart">
      <style:graphic-properties svg:stroke-width="0.05cm" svg:stroke-color="#ff8080" draw:marker-start-width="0.28cm" draw:marker-end-width="0.28cm" draw:fill-color="#ff8080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3" style:family="chart">
      <style:graphic-properties svg:stroke-width="0.05cm" svg:stroke-color="#0066cc" draw:marker-start-width="0.28cm" draw:marker-end-width="0.28cm" draw:fill-color="#0066cc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4" style:family="chart">
      <style:graphic-properties svg:stroke-width="0.05cm" svg:stroke-color="#ccccff" draw:marker-start-width="0.28cm" draw:marker-end-width="0.28cm" draw:fill-color="#ccccff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5" style:family="chart">
      <style:graphic-properties svg:stroke-width="0.05cm" svg:stroke-color="#000080" draw:marker-start-width="0.28cm" draw:marker-end-width="0.28cm" draw:fill-color="#000080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6" style:family="chart">
      <style:graphic-properties svg:stroke-width="0.05cm" svg:stroke-color="#ff00ff" draw:marker-start-width="0.08cm" draw:marker-end-width="0.08cm" draw:fill-color="#ff00ff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7" style:family="chart">
      <style:graphic-properties svg:stroke-width="0.05cm" svg:stroke-color="#00ffff" draw:marker-start-width="0.08cm" draw:marker-end-width="0.08cm" draw:fill-color="#00ffff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8" style:family="chart">
      <style:graphic-properties svg:stroke-width="0.05cm" svg:stroke-color="#ffff00" draw:marker-start-width="0.28cm" draw:marker-end-width="0.28cm" draw:fill-color="#ffff00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19" style:family="chart">
      <style:graphic-properties svg:stroke-width="0.05cm" svg:stroke-color="#9999ff" draw:marker-start-width="0.28cm" draw:marker-end-width="0.28cm" draw:fill-color="#9999ff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20" style:family="chart">
      <style:graphic-properties svg:stroke-width="0.05cm" svg:stroke-color="#ffffcc" draw:marker-start-width="0.08cm" draw:marker-end-width="0.08cm" draw:fill-color="#ffffcc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21" style:family="chart">
      <style:graphic-properties svg:stroke-width="0.05cm" svg:stroke-color="#660066" draw:marker-start-width="0.08cm" draw:marker-end-width="0.08cm" draw:fill-color="#660066"/>
      <style:text-properties fo:font-family="Arial" style:font-family-generic="swiss" style:font-pitch="variable" fo:font-size="16pt" style:font-family-asian="'Lucida Sans Unicode'" style:font-pitch-asian="variable" style:font-size-asian="16pt" style:font-family-complex="Tahoma" style:font-pitch-complex="variable" style:font-size-complex="16pt"/>
    </style:style>
    <style:style style:name="ch22" style:family="chart">
      <style:graphic-properties draw:stroke="none" draw:fill="solid" draw:fill-color="#d9d9d9"/>
    </style:style>
    <style:style style:name="ch23" style:family="chart">
      <style:graphic-properties draw:stroke="none" draw:fill-color="#999999"/>
    </style:style>
  </office:automatic-styles>
  <office:body>
    <office:chart>
      <chart:chart svg:width="32.061cm" svg:height="18.703cm" chart:class="chart:scatter" chart:style-name="ch1">
        <chart:title svg:x="2.745cm" svg:y="0.374cm" chart:style-name="ch2">
          <text:p>drag coefficient/speed, grouped by angle of attac</text:p>
        </chart:title>
        <chart:legend chart:legend-position="end" svg:x="29.664cm" svg:y="2.705cm" chart:style-name="ch3"/>
        <chart:plot-area chart:style-name="ch4" table:cell-range-address="Tabelle1.$A$413:.$Q$514" chart:data-source-has-labels="row" chart:table-number-list="0" svg:x="0.64cm" svg:y="2.489cm" svg:width="27.745cm" svg:height="15.84cm">
          <chart:axis chart:dimension="x" chart:name="primary-x" chart:style-name="ch5">
            <chart:categories table:cell-range-address="local-table.A2:.A102"/>
            <chart:grid chart:class="major"/>
          </chart:axis>
          <chart:axis chart:dimension="y" chart:name="primary-y" chart:style-name="ch6">
            <chart:title svg:x="0.64cm" svg:y="12.809cm" chart:style-name="ch7">
              <text:p>drag coefficient</text:p>
            </chart:title>
            <chart:grid chart:class="major"/>
          </chart:axis>
          <chart:series chart:style-name="ch8">
            <chart:domain/>
            <chart:data-point chart:repeated="101"/>
          </chart:series>
          <chart:series chart:style-name="ch9">
            <chart:data-point chart:repeated="101"/>
          </chart:series>
          <chart:series chart:style-name="ch10">
            <chart:data-point chart:repeated="101"/>
          </chart:series>
          <chart:series chart:style-name="ch11">
            <chart:data-point chart:repeated="101"/>
          </chart:series>
          <chart:series chart:style-name="ch12">
            <chart:data-point chart:repeated="101"/>
          </chart:series>
          <chart:series chart:style-name="ch13">
            <chart:data-point chart:repeated="101"/>
          </chart:series>
          <chart:series chart:style-name="ch14">
            <chart:data-point chart:repeated="101"/>
          </chart:series>
          <chart:series chart:style-name="ch15">
            <chart:data-point chart:repeated="101"/>
          </chart:series>
          <chart:series chart:style-name="ch16">
            <chart:data-point chart:repeated="101"/>
          </chart:series>
          <chart:series chart:style-name="ch17">
            <chart:data-point chart:repeated="101"/>
          </chart:series>
          <chart:series chart:style-name="ch18">
            <chart:data-point chart:repeated="101"/>
          </chart:series>
          <chart:series chart:style-name="ch19">
            <chart:data-point chart:repeated="101"/>
          </chart:series>
          <chart:series chart:style-name="ch8">
            <chart:data-point chart:repeated="101"/>
          </chart:series>
          <chart:series chart:style-name="ch20">
            <chart:data-point chart:repeated="101"/>
          </chart:series>
          <chart:series chart:style-name="ch10">
            <chart:data-point chart:repeated="101"/>
          </chart:series>
          <chart:series chart:style-name="ch21">
            <chart:data-point chart:repeated="10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 number</text:p>
              </table:table-cell>
              <table:table-cell office:value-type="string">
                <text:p>15</text:p>
              </table:table-cell>
              <table:table-cell office:value-type="string">
                <text:p>14</text:p>
              </table:table-cell>
              <table:table-cell office:value-type="string">
                <text:p>13</text:p>
              </table:table-cell>
              <table:table-cell office:value-type="string">
                <text:p>12</text:p>
              </table:table-cell>
              <table:table-cell office:value-type="string">
                <text:p>11</text:p>
              </table:table-cell>
              <table:table-cell office:value-type="string">
                <text:p>10</text:p>
              </table:table-cell>
              <table:table-cell office:value-type="string">
                <text:p>9</text:p>
              </table:table-cell>
              <table:table-cell office:value-type="string">
                <text:p>8</text:p>
              </table:table-cell>
              <table:table-cell office:value-type="string">
                <text:p>7</text:p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  <table:table-cell office:value-type="string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Zeile 414</text:p>
              </table:table-cell>
              <table:table-cell office:value-type="float" office:value="0">
                <text:p>0</text:p>
              </table:table-cell>
              <table:table-cell office:value-type="float" office:value="0.0753601124662686">
                <text:p>0.075360112466268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15</text:p>
              </table:table-cell>
              <table:table-cell office:value-type="float" office:value="0.01">
                <text:p>0.01</text:p>
              </table:table-cell>
              <table:table-cell office:value-type="float" office:value="0.0753603615906073">
                <text:p>0.0753603615906073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16</text:p>
              </table:table-cell>
              <table:table-cell office:value-type="float" office:value="0.02">
                <text:p>0.02</text:p>
              </table:table-cell>
              <table:table-cell office:value-type="float" office:value="0.0753611089636235">
                <text:p>0.075361108963623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17</text:p>
              </table:table-cell>
              <table:table-cell office:value-type="float" office:value="0.03">
                <text:p>0.03</text:p>
              </table:table-cell>
              <table:table-cell office:value-type="float" office:value="0.0753623545853172">
                <text:p>0.075362354585317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18</text:p>
              </table:table-cell>
              <table:table-cell office:value-type="float" office:value="0.04">
                <text:p>0.04</text:p>
              </table:table-cell>
              <table:table-cell office:value-type="float" office:value="0.0753640984556883">
                <text:p>0.0753640984556883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19</text:p>
              </table:table-cell>
              <table:table-cell office:value-type="float" office:value="0.05">
                <text:p>0.05</text:p>
              </table:table-cell>
              <table:table-cell office:value-type="float" office:value="0.0753663405747369">
                <text:p>0.075366340574736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0</text:p>
              </table:table-cell>
              <table:table-cell office:value-type="float" office:value="0.06">
                <text:p>0.06</text:p>
              </table:table-cell>
              <table:table-cell office:value-type="float" office:value="0.0753690809424629">
                <text:p>0.075369080942462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1</text:p>
              </table:table-cell>
              <table:table-cell office:value-type="float" office:value="0.07">
                <text:p>0.07</text:p>
              </table:table-cell>
              <table:table-cell office:value-type="float" office:value="0.0753723195588664">
                <text:p>0.0753723195588664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2</text:p>
              </table:table-cell>
              <table:table-cell office:value-type="float" office:value="0.08">
                <text:p>0.08</text:p>
              </table:table-cell>
              <table:table-cell office:value-type="float" office:value="0.0753760564239474">
                <text:p>0.0753760564239474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3</text:p>
              </table:table-cell>
              <table:table-cell office:value-type="float" office:value="0.09">
                <text:p>0.09</text:p>
              </table:table-cell>
              <table:table-cell office:value-type="float" office:value="0.0753802915377058">
                <text:p>0.075380291537705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4</text:p>
              </table:table-cell>
              <table:table-cell office:value-type="float" office:value="0.1">
                <text:p>0.1</text:p>
              </table:table-cell>
              <table:table-cell office:value-type="float" office:value="0.0753850249001417">
                <text:p>0.075385024900141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5</text:p>
              </table:table-cell>
              <table:table-cell office:value-type="float" office:value="0.11">
                <text:p>0.11</text:p>
              </table:table-cell>
              <table:table-cell office:value-type="float" office:value="0.0753902565112551">
                <text:p>0.075390256511255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6</text:p>
              </table:table-cell>
              <table:table-cell office:value-type="float" office:value="0.12">
                <text:p>0.12</text:p>
              </table:table-cell>
              <table:table-cell office:value-type="float" office:value="0.0753959863710459">
                <text:p>0.075395986371045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7</text:p>
              </table:table-cell>
              <table:table-cell office:value-type="float" office:value="0.13">
                <text:p>0.13</text:p>
              </table:table-cell>
              <table:table-cell office:value-type="float" office:value="0.0754022144795142">
                <text:p>0.075402214479514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8</text:p>
              </table:table-cell>
              <table:table-cell office:value-type="float" office:value="0.14">
                <text:p>0.14</text:p>
              </table:table-cell>
              <table:table-cell office:value-type="float" office:value="0.0754089408366599">
                <text:p>0.075408940836659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29</text:p>
              </table:table-cell>
              <table:table-cell office:value-type="float" office:value="0.15">
                <text:p>0.15</text:p>
              </table:table-cell>
              <table:table-cell office:value-type="float" office:value="0.0754161654424832">
                <text:p>0.075416165442483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0</text:p>
              </table:table-cell>
              <table:table-cell office:value-type="float" office:value="0.16">
                <text:p>0.16</text:p>
              </table:table-cell>
              <table:table-cell office:value-type="float" office:value="0.0754238882969838">
                <text:p>0.075423888296983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1</text:p>
              </table:table-cell>
              <table:table-cell office:value-type="float" office:value="0.17">
                <text:p>0.17</text:p>
              </table:table-cell>
              <table:table-cell office:value-type="float" office:value="0.075432109400162">
                <text:p>0.07543210940016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2</text:p>
              </table:table-cell>
              <table:table-cell office:value-type="float" office:value="0.18">
                <text:p>0.18</text:p>
              </table:table-cell>
              <table:table-cell office:value-type="float" office:value="0.0754408287520176">
                <text:p>0.075440828752017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3</text:p>
              </table:table-cell>
              <table:table-cell office:value-type="float" office:value="0.19">
                <text:p>0.19</text:p>
              </table:table-cell>
              <table:table-cell office:value-type="float" office:value="0.0754500463525506">
                <text:p>0.075450046352550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4</text:p>
              </table:table-cell>
              <table:table-cell office:value-type="float" office:value="0.2">
                <text:p>0.2</text:p>
              </table:table-cell>
              <table:table-cell office:value-type="float" office:value="0.0754597622017612">
                <text:p>0.075459762201761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5</text:p>
              </table:table-cell>
              <table:table-cell office:value-type="float" office:value="0.21">
                <text:p>0.21</text:p>
              </table:table-cell>
              <table:table-cell office:value-type="float" office:value="0.0754699762996491">
                <text:p>0.075469976299649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6</text:p>
              </table:table-cell>
              <table:table-cell office:value-type="float" office:value="0.22">
                <text:p>0.22</text:p>
              </table:table-cell>
              <table:table-cell office:value-type="float" office:value="0.0754806886462146">
                <text:p>0.075480688646214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7</text:p>
              </table:table-cell>
              <table:table-cell office:value-type="float" office:value="0.23">
                <text:p>0.23</text:p>
              </table:table-cell>
              <table:table-cell office:value-type="float" office:value="0.0754918992414575">
                <text:p>0.075491899241457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8</text:p>
              </table:table-cell>
              <table:table-cell office:value-type="float" office:value="0.24">
                <text:p>0.24</text:p>
              </table:table-cell>
              <table:table-cell office:value-type="float" office:value="0.0755036080853779">
                <text:p>0.075503608085377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39</text:p>
              </table:table-cell>
              <table:table-cell office:value-type="float" office:value="0.25">
                <text:p>0.25</text:p>
              </table:table-cell>
              <table:table-cell office:value-type="float" office:value="0.0755158151779757">
                <text:p>0.075515815177975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0</text:p>
              </table:table-cell>
              <table:table-cell office:value-type="float" office:value="0.26">
                <text:p>0.26</text:p>
              </table:table-cell>
              <table:table-cell office:value-type="float" office:value="0.0755285205192511">
                <text:p>0.075528520519251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1</text:p>
              </table:table-cell>
              <table:table-cell office:value-type="float" office:value="0.27">
                <text:p>0.27</text:p>
              </table:table-cell>
              <table:table-cell office:value-type="float" office:value="0.0755417241092038">
                <text:p>0.075541724109203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2</text:p>
              </table:table-cell>
              <table:table-cell office:value-type="float" office:value="0.28">
                <text:p>0.28</text:p>
              </table:table-cell>
              <table:table-cell office:value-type="float" office:value="0.075555425947834">
                <text:p>0.075555425947834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3</text:p>
              </table:table-cell>
              <table:table-cell office:value-type="float" office:value="0.29">
                <text:p>0.29</text:p>
              </table:table-cell>
              <table:table-cell office:value-type="float" office:value="0.0755696260351417">
                <text:p>0.075569626035141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4</text:p>
              </table:table-cell>
              <table:table-cell office:value-type="float" office:value="0.3">
                <text:p>0.3</text:p>
              </table:table-cell>
              <table:table-cell office:value-type="float" office:value="0.0755843243711269">
                <text:p>0.075584324371126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5</text:p>
              </table:table-cell>
              <table:table-cell office:value-type="float" office:value="0.31">
                <text:p>0.31</text:p>
              </table:table-cell>
              <table:table-cell office:value-type="float" office:value="0.0755995209557895">
                <text:p>0.075599520955789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6</text:p>
              </table:table-cell>
              <table:table-cell office:value-type="float" office:value="0.32">
                <text:p>0.32</text:p>
              </table:table-cell>
              <table:table-cell office:value-type="float" office:value="0.0756152157891296">
                <text:p>0.075615215789129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7</text:p>
              </table:table-cell>
              <table:table-cell office:value-type="float" office:value="0.33">
                <text:p>0.33</text:p>
              </table:table-cell>
              <table:table-cell office:value-type="float" office:value="0.0756314088711471">
                <text:p>0.075631408871147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8</text:p>
              </table:table-cell>
              <table:table-cell office:value-type="float" office:value="0.34">
                <text:p>0.34</text:p>
              </table:table-cell>
              <table:table-cell office:value-type="float" office:value="0.0756481002018422">
                <text:p>0.075648100201842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49</text:p>
              </table:table-cell>
              <table:table-cell office:value-type="float" office:value="0.35">
                <text:p>0.35</text:p>
              </table:table-cell>
              <table:table-cell office:value-type="float" office:value="0.0756652897812146">
                <text:p>0.075665289781214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0</text:p>
              </table:table-cell>
              <table:table-cell office:value-type="float" office:value="0.36">
                <text:p>0.36</text:p>
              </table:table-cell>
              <table:table-cell office:value-type="float" office:value="0.0756829776092646">
                <text:p>0.075682977609264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1</text:p>
              </table:table-cell>
              <table:table-cell office:value-type="float" office:value="0.37">
                <text:p>0.37</text:p>
              </table:table-cell>
              <table:table-cell office:value-type="float" office:value="0.0757011636859919">
                <text:p>0.075701163685991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2</text:p>
              </table:table-cell>
              <table:table-cell office:value-type="float" office:value="0.38">
                <text:p>0.38</text:p>
              </table:table-cell>
              <table:table-cell office:value-type="float" office:value="0.0757198480113968">
                <text:p>0.075719848011396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3</text:p>
              </table:table-cell>
              <table:table-cell office:value-type="float" office:value="0.39">
                <text:p>0.39</text:p>
              </table:table-cell>
              <table:table-cell office:value-type="float" office:value="0.0757390305854791">
                <text:p>0.075739030585479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4</text:p>
              </table:table-cell>
              <table:table-cell office:value-type="float" office:value="0.4">
                <text:p>0.4</text:p>
              </table:table-cell>
              <table:table-cell office:value-type="float" office:value="0.0757587114082389">
                <text:p>0.075758711408238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5</text:p>
              </table:table-cell>
              <table:table-cell office:value-type="float" office:value="0.41">
                <text:p>0.41</text:p>
              </table:table-cell>
              <table:table-cell office:value-type="float" office:value="0.0757788904796762">
                <text:p>0.075778890479676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6</text:p>
              </table:table-cell>
              <table:table-cell office:value-type="float" office:value="0.42">
                <text:p>0.42</text:p>
              </table:table-cell>
              <table:table-cell office:value-type="float" office:value="0.0757995677997909">
                <text:p>0.075799567799790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7</text:p>
              </table:table-cell>
              <table:table-cell office:value-type="float" office:value="0.43">
                <text:p>0.43</text:p>
              </table:table-cell>
              <table:table-cell office:value-type="float" office:value="0.0758207433685831">
                <text:p>0.075820743368583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8</text:p>
              </table:table-cell>
              <table:table-cell office:value-type="float" office:value="0.44">
                <text:p>0.44</text:p>
              </table:table-cell>
              <table:table-cell office:value-type="float" office:value="0.0758424171860527">
                <text:p>0.075842417186052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59</text:p>
              </table:table-cell>
              <table:table-cell office:value-type="float" office:value="0.45">
                <text:p>0.45</text:p>
              </table:table-cell>
              <table:table-cell office:value-type="float" office:value="0.0758645892521998">
                <text:p>0.075864589252199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0</text:p>
              </table:table-cell>
              <table:table-cell office:value-type="float" office:value="0.46">
                <text:p>0.46</text:p>
              </table:table-cell>
              <table:table-cell office:value-type="float" office:value="0.0758872595670244">
                <text:p>0.0758872595670244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1</text:p>
              </table:table-cell>
              <table:table-cell office:value-type="float" office:value="0.47">
                <text:p>0.47</text:p>
              </table:table-cell>
              <table:table-cell office:value-type="float" office:value="0.0759104281305264">
                <text:p>0.0759104281305264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2</text:p>
              </table:table-cell>
              <table:table-cell office:value-type="float" office:value="0.48">
                <text:p>0.48</text:p>
              </table:table-cell>
              <table:table-cell office:value-type="float" office:value="0.0759340949427059">
                <text:p>0.075934094942705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3</text:p>
              </table:table-cell>
              <table:table-cell office:value-type="float" office:value="0.49">
                <text:p>0.49</text:p>
              </table:table-cell>
              <table:table-cell office:value-type="float" office:value="0.0759582600035628">
                <text:p>0.075958260003562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4</text:p>
              </table:table-cell>
              <table:table-cell office:value-type="float" office:value="0.5">
                <text:p>0.5</text:p>
              </table:table-cell>
              <table:table-cell office:value-type="float" office:value="0.0759829233130972">
                <text:p>0.075982923313097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5</text:p>
              </table:table-cell>
              <table:table-cell office:value-type="float" office:value="0.51">
                <text:p>0.51</text:p>
              </table:table-cell>
              <table:table-cell office:value-type="float" office:value="0.0760080848713091">
                <text:p>0.076008084871309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6</text:p>
              </table:table-cell>
              <table:table-cell office:value-type="float" office:value="0.52">
                <text:p>0.52</text:p>
              </table:table-cell>
              <table:table-cell office:value-type="float" office:value="0.0760337446781985">
                <text:p>0.076033744678198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7</text:p>
              </table:table-cell>
              <table:table-cell office:value-type="float" office:value="0.53">
                <text:p>0.53</text:p>
              </table:table-cell>
              <table:table-cell office:value-type="float" office:value="0.0760599027337653">
                <text:p>0.0760599027337653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8</text:p>
              </table:table-cell>
              <table:table-cell office:value-type="float" office:value="0.54">
                <text:p>0.54</text:p>
              </table:table-cell>
              <table:table-cell office:value-type="float" office:value="0.0760865590380095">
                <text:p>0.076086559038009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69</text:p>
              </table:table-cell>
              <table:table-cell office:value-type="float" office:value="0.55">
                <text:p>0.55</text:p>
              </table:table-cell>
              <table:table-cell office:value-type="float" office:value="0.0761137135909313">
                <text:p>0.0761137135909313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0</text:p>
              </table:table-cell>
              <table:table-cell office:value-type="float" office:value="0.56">
                <text:p>0.56</text:p>
              </table:table-cell>
              <table:table-cell office:value-type="float" office:value="0.0761413663925305">
                <text:p>0.076141366392530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1</text:p>
              </table:table-cell>
              <table:table-cell office:value-type="float" office:value="0.57">
                <text:p>0.57</text:p>
              </table:table-cell>
              <table:table-cell office:value-type="float" office:value="0.0761695174428071">
                <text:p>0.076169517442807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2</text:p>
              </table:table-cell>
              <table:table-cell office:value-type="float" office:value="0.58">
                <text:p>0.58</text:p>
              </table:table-cell>
              <table:table-cell office:value-type="float" office:value="0.0761981667417612">
                <text:p>0.076198166741761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3</text:p>
              </table:table-cell>
              <table:table-cell office:value-type="float" office:value="0.59">
                <text:p>0.59</text:p>
              </table:table-cell>
              <table:table-cell office:value-type="float" office:value="0.0762273142893928">
                <text:p>0.076227314289392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4</text:p>
              </table:table-cell>
              <table:table-cell office:value-type="float" office:value="0.6">
                <text:p>0.6</text:p>
              </table:table-cell>
              <table:table-cell office:value-type="float" office:value="0.0762569600857018">
                <text:p>0.076256960085701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5</text:p>
              </table:table-cell>
              <table:table-cell office:value-type="float" office:value="0.61">
                <text:p>0.61</text:p>
              </table:table-cell>
              <table:table-cell office:value-type="float" office:value="0.0762871041306884">
                <text:p>0.0762871041306884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6</text:p>
              </table:table-cell>
              <table:table-cell office:value-type="float" office:value="0.62">
                <text:p>0.62</text:p>
              </table:table-cell>
              <table:table-cell office:value-type="float" office:value="0.0763177464243523">
                <text:p>0.0763177464243523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7</text:p>
              </table:table-cell>
              <table:table-cell office:value-type="float" office:value="0.63">
                <text:p>0.63</text:p>
              </table:table-cell>
              <table:table-cell office:value-type="float" office:value="0.0763488869666938">
                <text:p>0.076348886966693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8</text:p>
              </table:table-cell>
              <table:table-cell office:value-type="float" office:value="0.64">
                <text:p>0.64</text:p>
              </table:table-cell>
              <table:table-cell office:value-type="float" office:value="0.0763805257577127">
                <text:p>0.076380525757712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79</text:p>
              </table:table-cell>
              <table:table-cell office:value-type="float" office:value="0.65">
                <text:p>0.65</text:p>
              </table:table-cell>
              <table:table-cell office:value-type="float" office:value="0.076412662797409">
                <text:p>0.07641266279740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0</text:p>
              </table:table-cell>
              <table:table-cell office:value-type="float" office:value="0.66">
                <text:p>0.66</text:p>
              </table:table-cell>
              <table:table-cell office:value-type="float" office:value="0.0764452980857829">
                <text:p>0.076445298085782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1</text:p>
              </table:table-cell>
              <table:table-cell office:value-type="float" office:value="0.67">
                <text:p>0.67</text:p>
              </table:table-cell>
              <table:table-cell office:value-type="float" office:value="0.0764784316228341">
                <text:p>0.076478431622834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2</text:p>
              </table:table-cell>
              <table:table-cell office:value-type="float" office:value="0.68">
                <text:p>0.68</text:p>
              </table:table-cell>
              <table:table-cell office:value-type="float" office:value="0.0765120634085629">
                <text:p>0.076512063408562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3</text:p>
              </table:table-cell>
              <table:table-cell office:value-type="float" office:value="0.69">
                <text:p>0.69</text:p>
              </table:table-cell>
              <table:table-cell office:value-type="float" office:value="0.0765461934429691">
                <text:p>0.076546193442969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4</text:p>
              </table:table-cell>
              <table:table-cell office:value-type="float" office:value="0.7">
                <text:p>0.7</text:p>
              </table:table-cell>
              <table:table-cell office:value-type="float" office:value="0.0765808217260528">
                <text:p>0.076580821726052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5</text:p>
              </table:table-cell>
              <table:table-cell office:value-type="float" office:value="0.71">
                <text:p>0.71</text:p>
              </table:table-cell>
              <table:table-cell office:value-type="float" office:value="0.0766159482578139">
                <text:p>0.076615948257813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6</text:p>
              </table:table-cell>
              <table:table-cell office:value-type="float" office:value="0.72">
                <text:p>0.72</text:p>
              </table:table-cell>
              <table:table-cell office:value-type="float" office:value="0.0766515730382525">
                <text:p>0.076651573038252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7</text:p>
              </table:table-cell>
              <table:table-cell office:value-type="float" office:value="0.73">
                <text:p>0.73</text:p>
              </table:table-cell>
              <table:table-cell office:value-type="float" office:value="0.0766876960673686">
                <text:p>0.076687696067368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8</text:p>
              </table:table-cell>
              <table:table-cell office:value-type="float" office:value="0.74">
                <text:p>0.74</text:p>
              </table:table-cell>
              <table:table-cell office:value-type="float" office:value="0.0767243173451621">
                <text:p>0.076724317345162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89</text:p>
              </table:table-cell>
              <table:table-cell office:value-type="float" office:value="0.75">
                <text:p>0.75</text:p>
              </table:table-cell>
              <table:table-cell office:value-type="float" office:value="0.0767614368716331">
                <text:p>0.076761436871633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0</text:p>
              </table:table-cell>
              <table:table-cell office:value-type="float" office:value="0.76">
                <text:p>0.76</text:p>
              </table:table-cell>
              <table:table-cell office:value-type="float" office:value="0.0767990546467815">
                <text:p>0.076799054646781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1</text:p>
              </table:table-cell>
              <table:table-cell office:value-type="float" office:value="0.77">
                <text:p>0.77</text:p>
              </table:table-cell>
              <table:table-cell office:value-type="float" office:value="0.0768371706706074">
                <text:p>0.0768371706706074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2</text:p>
              </table:table-cell>
              <table:table-cell office:value-type="float" office:value="0.78">
                <text:p>0.78</text:p>
              </table:table-cell>
              <table:table-cell office:value-type="float" office:value="0.0768757849431108">
                <text:p>0.076875784943110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3</text:p>
              </table:table-cell>
              <table:table-cell office:value-type="float" office:value="0.79">
                <text:p>0.79</text:p>
              </table:table-cell>
              <table:table-cell office:value-type="float" office:value="0.0769148974642916">
                <text:p>0.076914897464291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4</text:p>
              </table:table-cell>
              <table:table-cell office:value-type="float" office:value="0.8">
                <text:p>0.8</text:p>
              </table:table-cell>
              <table:table-cell office:value-type="float" office:value="0.07695450823415">
                <text:p>0.0769545082341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5</text:p>
              </table:table-cell>
              <table:table-cell office:value-type="float" office:value="0.81">
                <text:p>0.81</text:p>
              </table:table-cell>
              <table:table-cell office:value-type="float" office:value="0.0769946172526857">
                <text:p>0.076994617252685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6</text:p>
              </table:table-cell>
              <table:table-cell office:value-type="float" office:value="0.82">
                <text:p>0.82</text:p>
              </table:table-cell>
              <table:table-cell office:value-type="float" office:value="0.0770352245198989">
                <text:p>0.077035224519898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7</text:p>
              </table:table-cell>
              <table:table-cell office:value-type="float" office:value="0.83">
                <text:p>0.83</text:p>
              </table:table-cell>
              <table:table-cell office:value-type="float" office:value="0.0770763300357896">
                <text:p>0.077076330035789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8</text:p>
              </table:table-cell>
              <table:table-cell office:value-type="float" office:value="0.84">
                <text:p>0.84</text:p>
              </table:table-cell>
              <table:table-cell office:value-type="float" office:value="0.0771179338003578">
                <text:p>0.077117933800357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499</text:p>
              </table:table-cell>
              <table:table-cell office:value-type="float" office:value="0.85">
                <text:p>0.85</text:p>
              </table:table-cell>
              <table:table-cell office:value-type="float" office:value="0.0771600358136034">
                <text:p>0.0771600358136034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0</text:p>
              </table:table-cell>
              <table:table-cell office:value-type="float" office:value="0.86">
                <text:p>0.86</text:p>
              </table:table-cell>
              <table:table-cell office:value-type="float" office:value="0.0772026360755265">
                <text:p>0.077202636075526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1</text:p>
              </table:table-cell>
              <table:table-cell office:value-type="float" office:value="0.87">
                <text:p>0.87</text:p>
              </table:table-cell>
              <table:table-cell office:value-type="float" office:value="0.077245734586127">
                <text:p>0.07724573458612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2</text:p>
              </table:table-cell>
              <table:table-cell office:value-type="float" office:value="0.88">
                <text:p>0.88</text:p>
              </table:table-cell>
              <table:table-cell office:value-type="float" office:value="0.0772893313454051">
                <text:p>0.077289331345405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3</text:p>
              </table:table-cell>
              <table:table-cell office:value-type="float" office:value="0.89">
                <text:p>0.89</text:p>
              </table:table-cell>
              <table:table-cell office:value-type="float" office:value="0.0773334263533605">
                <text:p>0.077333426353360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4</text:p>
              </table:table-cell>
              <table:table-cell office:value-type="float" office:value="0.9">
                <text:p>0.9</text:p>
              </table:table-cell>
              <table:table-cell office:value-type="float" office:value="0.0773780196099935">
                <text:p>0.0773780196099935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5</text:p>
              </table:table-cell>
              <table:table-cell office:value-type="float" office:value="0.91">
                <text:p>0.91</text:p>
              </table:table-cell>
              <table:table-cell office:value-type="float" office:value="0.0774231111153039">
                <text:p>0.077423111115303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6</text:p>
              </table:table-cell>
              <table:table-cell office:value-type="float" office:value="0.92">
                <text:p>0.92</text:p>
              </table:table-cell>
              <table:table-cell office:value-type="float" office:value="0.0774687008692917">
                <text:p>0.077468700869291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7</text:p>
              </table:table-cell>
              <table:table-cell office:value-type="float" office:value="0.93">
                <text:p>0.93</text:p>
              </table:table-cell>
              <table:table-cell office:value-type="float" office:value="0.077514788871957">
                <text:p>0.07751478887195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8</text:p>
              </table:table-cell>
              <table:table-cell office:value-type="float" office:value="0.94">
                <text:p>0.94</text:p>
              </table:table-cell>
              <table:table-cell office:value-type="float" office:value="0.0775613751232998">
                <text:p>0.077561375123299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09</text:p>
              </table:table-cell>
              <table:table-cell office:value-type="float" office:value="0.95">
                <text:p>0.95</text:p>
              </table:table-cell>
              <table:table-cell office:value-type="float" office:value="0.0776084596233201">
                <text:p>0.0776084596233201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10</text:p>
              </table:table-cell>
              <table:table-cell office:value-type="float" office:value="0.96">
                <text:p>0.96</text:p>
              </table:table-cell>
              <table:table-cell office:value-type="float" office:value="0.0776560423720178">
                <text:p>0.0776560423720178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11</text:p>
              </table:table-cell>
              <table:table-cell office:value-type="float" office:value="0.97">
                <text:p>0.97</text:p>
              </table:table-cell>
              <table:table-cell office:value-type="float" office:value="0.0777041233693929">
                <text:p>0.0777041233693929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12</text:p>
              </table:table-cell>
              <table:table-cell office:value-type="float" office:value="0.98">
                <text:p>0.98</text:p>
              </table:table-cell>
              <table:table-cell office:value-type="float" office:value="0.0777527026154456">
                <text:p>0.0777527026154456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13</text:p>
              </table:table-cell>
              <table:table-cell office:value-type="float" office:value="0.99">
                <text:p>0.99</text:p>
              </table:table-cell>
              <table:table-cell office:value-type="float" office:value="0.0778017801101757">
                <text:p>0.0778017801101757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  <table:table-row>
              <table:table-cell office:value-type="string">
                <text:p>Zeile 514</text:p>
              </table:table-cell>
              <table:table-cell office:value-type="float" office:value="1">
                <text:p>1</text:p>
              </table:table-cell>
              <table:table-cell office:value-type="float" office:value="0.0778513558535832">
                <text:p>0.0778513558535832</text:p>
              </table:table-cell>
              <table:table-cell office:value-type="float" office:value="0.0711504870513819">
                <text:p>0.0711504870513819</text:p>
              </table:table-cell>
              <table:table-cell office:value-type="float" office:value="0.0669214730815433">
                <text:p>0.0669214730815433</text:p>
              </table:table-cell>
              <table:table-cell office:value-type="float" office:value="0.0626743587553753">
                <text:p>0.0626743587553753</text:p>
              </table:table-cell>
              <table:table-cell office:value-type="float" office:value="0.0584104377850444">
                <text:p>0.0584104377850444</text:p>
              </table:table-cell>
              <table:table-cell office:value-type="float" office:value="0.0541310090021837">
                <text:p>0.0541310090021837</text:p>
              </table:table-cell>
              <table:table-cell office:value-type="float" office:value="0.0498373759622561">
                <text:p>0.0498373759622561</text:p>
              </table:table-cell>
              <table:table-cell office:value-type="float" office:value="0.0455308465474792">
                <text:p>0.0455308465474792</text:p>
              </table:table-cell>
              <table:table-cell office:value-type="float" office:value="0.0412127325684308">
                <text:p>0.0412127325684308</text:p>
              </table:table-cell>
              <table:table-cell office:value-type="float" office:value="0.0368843493644594">
                <text:p>0.0368843493644594</text:p>
              </table:table-cell>
              <table:table-cell office:value-type="float" office:value="0.0325470154030191">
                <text:p>0.0325470154030191</text:p>
              </table:table-cell>
              <table:table-cell office:value-type="float" office:value="0.0282020518780511">
                <text:p>0.0282020518780511</text:p>
              </table:table-cell>
              <table:table-cell office:value-type="float" office:value="0.0238507823075358">
                <text:p>0.0238507823075358</text:p>
              </table:table-cell>
              <table:table-cell office:value-type="float" office:value="0.019494532130336">
                <text:p>0.019494532130336</text:p>
              </table:table-cell>
              <table:table-cell office:value-type="float" office:value="0.0151346283024557">
                <text:p>0.0151346283024557</text:p>
              </table:table-cell>
              <table:table-cell office:value-type="float" office:value="0.0107723988928361">
                <text:p>0.0107723988928361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